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5.03mm"/>
    </style:style>
    <style:style style:name="co2" style:family="table-column">
      <style:table-column-properties fo:break-before="auto" style:column-width="160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3.2mm"/>
    </style:style>
    <style:style style:name="co5" style:family="table-column">
      <style:table-column-properties fo:break-before="auto" style:column-width="14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9.14mm" fo:break-before="auto" style:use-optimal-row-height="true"/>
    </style:style>
    <style:style style:name="ro7" style:family="table-row">
      <style:table-row-properties style:row-height="8.82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46mm" fo:break-before="auto" style:use-optimal-row-height="true"/>
    </style:style>
    <style:style style:name="ro10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DejaVu Sans Mono"/>
    </style:style>
    <style:style style:name="ce4" style:family="table-cell" style:parent-style-name="Default">
      <style:table-cell-properties fo:background-color="transparent" fo:wrap-option="wrap"/>
      <style:text-properties style:font-name="DejaVu Sans Mono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transparent" fo:wrap-option="wrap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Texto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#...</text:p>
          </table:table-cell>
          <table:table-cell/>
        </table:table-row>
        <table:table-row table:style-name="ro1">
          <table:table-cell table:style-name="ce2" office:value-type="string" calcext:value-type="string">
            <text:p>#...just in casSSssSSEEEEEeee$%·/$&amp;82743@76@46#@76@32@34@34@34@92</text:p>
          </table:table-cell>
          <table:table-cell/>
        </table:table-row>
        <table:table-row table:style-name="ro1">
          <table:table-cell table:style-name="ce2" office:value-type="string" calcext:value-type="string">
            <text:p>#A box full of onions. Juicy and tasty onions.</text:p>
          </table:table-cell>
          <table:table-cell/>
        </table:table-row>
        <table:table-row table:style-name="ro1">
          <table:table-cell table:style-name="ce2" office:value-type="string" calcext:value-type="string">
            <text:p>#A box full of small potatoes. This year they seem smaller than usual.</text:p>
          </table:table-cell>
          <table:table-cell/>
        </table:table-row>
        <table:table-row table:style-name="ro2">
          <table:table-cell table:style-name="ce2" office:value-type="string" calcext:value-type="string">
            <text:p>#A can full of tuna fish meat. I wonder how they managed to put the fish in the can...</text:p>
          </table:table-cell>
          <table:table-cell/>
        </table:table-row>
        <table:table-row table:style-name="ro1">
          <table:table-cell table:style-name="ce2" office:value-type="string" calcext:value-type="string">
            <text:p>#A copper soup spoon.</text:p>
          </table:table-cell>
          <table:table-cell/>
        </table:table-row>
        <table:table-row table:style-name="ro1">
          <table:table-cell table:style-name="ce2" office:value-type="string" calcext:value-type="string">
            <text:p>#A decorative cauldron.</text:p>
          </table:table-cell>
          <table:table-cell/>
        </table:table-row>
        <table:table-row table:style-name="ro1">
          <table:table-cell table:style-name="ce2" office:value-type="string" calcext:value-type="string">
            <text:p>#A drawer. Nothing special.</text:p>
          </table:table-cell>
          <table:table-cell/>
        </table:table-row>
        <table:table-row table:style-name="ro2">
          <table:table-cell table:style-name="ce2" office:value-type="string" calcext:value-type="string">
            <text:p>#A frying pan. One of the most powerful weapons, used in many cases of poisoning.</text:p>
          </table:table-cell>
          <table:table-cell/>
        </table:table-row>
        <table:table-row table:style-name="ro1">
          <table:table-cell table:style-name="ce2" office:value-type="string" calcext:value-type="string">
            <text:p>#A garlic string that Ceren keeps in the larder.</text:p>
          </table:table-cell>
          <table:table-cell/>
        </table:table-row>
        <table:table-row table:style-name="ro1">
          <table:table-cell table:style-name="ce2" office:value-type="string" calcext:value-type="string">
            <text:p>#A grinder to prepare the spices.</text:p>
          </table:table-cell>
          <table:table-cell/>
        </table:table-row>
        <table:table-row table:style-name="ro1">
          <table:table-cell table:style-name="ce2" office:value-type="string" calcext:value-type="string">
            <text:p>#A jar full of honey. Who doesn't have a jar full of honey in their home?</text:p>
          </table:table-cell>
          <table:table-cell/>
        </table:table-row>
        <table:table-row table:style-name="ro1">
          <table:table-cell table:style-name="ce2" office:value-type="string" calcext:value-type="string">
            <text:p>#A jug full of cookware. It seems it's years since it's used in other way.</text:p>
          </table:table-cell>
          <table:table-cell/>
        </table:table-row>
        <table:table-row table:style-name="ro1">
          <table:table-cell table:style-name="ce2" office:value-type="string" calcext:value-type="string">
            <text:p>#A laptop with some of the keys missing.</text:p>
          </table:table-cell>
          <table:table-cell/>
        </table:table-row>
        <table:table-row table:style-name="ro1">
          <table:table-cell table:style-name="ce2" office:value-type="string" calcext:value-type="string">
            <text:p>#A little bit rusty and deformed, but still useful.</text:p>
          </table:table-cell>
          <table:table-cell/>
        </table:table-row>
        <table:table-row table:style-name="ro1">
          <table:table-cell table:style-name="ce2" office:value-type="string" calcext:value-type="string">
            <text:p>#A little hammer.</text:p>
          </table:table-cell>
          <table:table-cell/>
        </table:table-row>
        <table:table-row table:style-name="ro1">
          <table:table-cell table:style-name="ce2" office:value-type="string" calcext:value-type="string">
            <text:p>#A metal dish to serve fruit and desserts.</text:p>
          </table:table-cell>
          <table:table-cell/>
        </table:table-row>
        <table:table-row table:style-name="ro1">
          <table:table-cell table:style-name="ce2" office:value-type="string" calcext:value-type="string">
            <text:p>#A mirror.</text:p>
          </table:table-cell>
          <table:table-cell/>
        </table:table-row>
        <table:table-row table:style-name="ro1">
          <table:table-cell table:style-name="ce2" office:value-type="string" calcext:value-type="string">
            <text:p>#A modern Turkish carpet full of colours.</text:p>
          </table:table-cell>
          <table:table-cell/>
        </table:table-row>
        <table:table-row table:style-name="ro2">
          <table:table-cell table:style-name="ce2" office:value-type="string" calcext:value-type="string">
            <text:p>#A mortar to mix spices and make some sauces. Without them, Ceren's delicious dishes would be just plain food.</text:p>
          </table:table-cell>
          <table:table-cell/>
        </table:table-row>
        <table:table-row table:style-name="ro1">
          <table:table-cell table:style-name="ce2" office:value-type="string" calcext:value-type="string">
            <text:p>#A wooden African mask.</text:p>
          </table:table-cell>
          <table:table-cell/>
        </table:table-row>
        <table:table-row table:style-name="ro1">
          <table:table-cell table:style-name="ce2" office:value-type="string" calcext:value-type="string">
            <text:p>#A wooden fork for cooking.</text:p>
          </table:table-cell>
          <table:table-cell/>
        </table:table-row>
        <table:table-row table:style-name="ro1">
          <table:table-cell table:style-name="ce2" office:value-type="string" calcext:value-type="string">
            <text:p>#After her cake, this is the best thing you can ever taste.</text:p>
          </table:table-cell>
          <table:table-cell/>
        </table:table-row>
        <table:table-row table:style-name="ro1">
          <table:table-cell table:style-name="ce2" office:value-type="string" calcext:value-type="string">
            <text:p>#Ah, no, wait... It is not just tomato. It is salça! 30% Concentrated tomato.</text:p>
          </table:table-cell>
          <table:table-cell/>
        </table:table-row>
        <table:table-row table:style-name="ro2">
          <table:table-cell table:style-name="ce2" office:value-type="string" calcext:value-type="string">
            <text:p>#Also the annoying and frustating bugs of the game, but let's don't name the devil...</text:p>
          </table:table-cell>
          <table:table-cell/>
        </table:table-row>
        <table:table-row table:style-name="ro1">
          <table:table-cell table:style-name="ce2" office:value-type="string" calcext:value-type="string">
            <text:p>#Also, some times, David and Luna use it to play role games.</text:p>
          </table:table-cell>
          <table:table-cell/>
        </table:table-row>
        <table:table-row table:style-name="ro1">
          <table:table-cell table:style-name="ce2" office:value-type="string" calcext:value-type="string">
            <text:p>#An amazingly nice drawn door. Awesome perspective.</text:p>
          </table:table-cell>
          <table:table-cell/>
        </table:table-row>
        <table:table-row table:style-name="ro1">
          <table:table-cell table:style-name="ce2" office:value-type="string" calcext:value-type="string">
            <text:p>#Better to leave it there. I don't like to feel my hands sticky all day long.</text:p>
          </table:table-cell>
          <table:table-cell/>
        </table:table-row>
        <table:table-row table:style-name="ro1">
          <table:table-cell table:style-name="ce2" office:value-type="string" calcext:value-type="string">
            <text:p>#Boxes, little boxes.</text:p>
          </table:table-cell>
          <table:table-cell/>
        </table:table-row>
        <table:table-row table:style-name="ro1">
          <table:table-cell table:style-name="ce2" office:value-type="string" calcext:value-type="string">
            <text:p>#Canned green peas, from the Rainbow Warrior Company.</text:p>
          </table:table-cell>
          <table:table-cell/>
        </table:table-row>
        <table:table-row table:style-name="ro1">
          <table:table-cell table:style-name="ce2" office:value-type="string" calcext:value-type="string">
            <text:p>#Canned tomato. What will be next? Canned pineapple? May God have mercy on us...</text:p>
          </table:table-cell>
          <table:table-cell/>
        </table:table-row>
        <table:table-row table:style-name="ro1">
          <table:table-cell table:style-name="ce2" office:value-type="string" calcext:value-type="string">
            <text:p>#Ceren made some of her famous ginger cookies!</text:p>
          </table:table-cell>
          <table:table-cell/>
        </table:table-row>
        <table:table-row table:style-name="ro1">
          <table:table-cell table:style-name="ce2" office:value-type="string" calcext:value-type="string">
            <text:p>#Ceren.</text:p>
          </table:table-cell>
          <table:table-cell/>
        </table:table-row>
        <table:table-row table:style-name="ro2">
          <table:table-cell table:style-name="ce2" office:value-type="string" calcext:value-type="string">
            <text:p>#Composition: 12% Sugar, 32% salt, 28% vegetal oil, 60% water.#Warning: It can contain traces of green peas.</text:p>
          </table:table-cell>
          <table:table-cell/>
        </table:table-row>
        <table:table-row table:style-name="ro1">
          <table:table-cell table:style-name="ce2" office:value-type="string" calcext:value-type="string">
            <text:p>#Country apples! The neighbour must have send them.</text:p>
          </table:table-cell>
          <table:table-cell/>
        </table:table-row>
        <table:table-row table:style-name="ro1">
          <table:table-cell table:style-name="ce2" office:value-type="string" calcext:value-type="string">
            <text:p>#Eh... Nope.</text:p>
          </table:table-cell>
          <table:table-cell/>
        </table:table-row>
        <table:table-row table:style-name="ro1">
          <table:table-cell table:style-name="ce2" office:value-type="string" calcext:value-type="string">
            <text:p>#For its smell, I'd bet that the wine has turned long time ago into vinegar.</text:p>
          </table:table-cell>
          <table:table-cell/>
        </table:table-row>
        <table:table-row table:style-name="ro1">
          <table:table-cell table:style-name="ce2" office:value-type="string" calcext:value-type="string">
            <text:p>#Hey! Hi!</text:p>
          </table:table-cell>
          <table:table-cell/>
        </table:table-row>
        <table:table-row table:style-name="ro1">
          <table:table-cell table:style-name="ce2" office:value-type="string" calcext:value-type="string">
            <text:p>#I already have a cookie.</text:p>
          </table:table-cell>
          <table:table-cell/>
        </table:table-row>
        <table:table-row table:style-name="ro1">
          <table:table-cell table:style-name="ce2" office:value-type="string" calcext:value-type="string">
            <text:p>#I can see some children playing in a park, a bus stop and a river.</text:p>
          </table:table-cell>
          <table:table-cell/>
        </table:table-row>
        <table:table-row table:style-name="ro1">
          <table:table-cell table:style-name="ce2" office:value-type="string" calcext:value-type="string">
            <text:p>#I cannot believe it.</text:p>
          </table:table-cell>
          <table:table-cell/>
        </table:table-row>
        <table:table-row table:style-name="ro1">
          <table:table-cell table:style-name="ce2" office:value-type="string" calcext:value-type="string">
            <text:p>#I don't think that's a good idea.</text:p>
          </table:table-cell>
          <table:table-cell/>
        </table:table-row>
        <table:table-row table:style-name="ro1">
          <table:table-cell table:style-name="ce2" office:value-type="string" calcext:value-type="string">
            <text:p>#I positively know that there is nothing interesting in this drawer.</text:p>
          </table:table-cell>
          <table:table-cell/>
        </table:table-row>
        <table:table-row table:style-name="ro1">
          <table:table-cell table:style-name="ce2" office:value-type="string" calcext:value-type="string">
            <text:p>#I really don't feel like taking some honey right now...</text:p>
          </table:table-cell>
          <table:table-cell/>
        </table:table-row>
        <table:table-row table:style-name="ro1">
          <table:table-cell table:style-name="ce2" office:value-type="string" calcext:value-type="string">
            <text:p>#I think they like to use these peppers their dishes.</text:p>
          </table:table-cell>
          <table:table-cell/>
        </table:table-row>
        <table:table-row table:style-name="ro1">
          <table:table-cell table:style-name="ce2" office:value-type="string" calcext:value-type="string">
            <text:p>#I wonder how is the un-real honey.</text:p>
          </table:table-cell>
          <table:table-cell/>
        </table:table-row>
        <table:table-row table:style-name="ro1">
          <table:table-cell table:style-name="ce2" office:value-type="string" calcext:value-type="string">
            <text:p>#I'd better ask them if they want one before eating all of them by myself...</text:p>
          </table:table-cell>
          <table:table-cell/>
        </table:table-row>
        <table:table-row table:style-name="ro2">
          <table:table-cell table:style-name="ce2" office:value-type="string" calcext:value-type="string">
            <text:p>#I'd just find forks and spoons. For sure I can find better ways to learn how to use JSCUMM than playing with cookware.</text:p>
          </table:table-cell>
          <table:table-cell/>
        </table:table-row>
        <table:table-row table:style-name="ro1">
          <table:table-cell table:style-name="ce2" office:value-type="string" calcext:value-type="string">
            <text:p>#I'd prefer not to do THAT.</text:p>
          </table:table-cell>
          <table:table-cell/>
        </table:table-row>
        <table:table-row table:style-name="ro1">
          <table:table-cell table:style-name="ce2" office:value-type="string" calcext:value-type="string">
            <text:p>#I'll be around.</text:p>
          </table:table-cell>
          <table:table-cell/>
        </table:table-row>
        <table:table-row table:style-name="ro1">
          <table:table-cell table:style-name="ce2" office:value-type="string" calcext:value-type="string">
            <text:p>#I'll better take it. Who knows when I will need it!</text:p>
          </table:table-cell>
          <table:table-cell/>
        </table:table-row>
        <table:table-row table:style-name="ro1">
          <table:table-cell table:style-name="ce2" office:value-type="string" calcext:value-type="string">
            <text:p>#I'll take just one.</text:p>
          </table:table-cell>
          <table:table-cell/>
        </table:table-row>
        <table:table-row table:style-name="ro2">
          <table:table-cell table:style-name="ce2" office:value-type="string" calcext:value-type="string">
            <text:p>#In Turkish cousine garling is a primary ingredient, along with tomato, onion and of course, spices.</text:p>
          </table:table-cell>
          <table:table-cell/>
        </table:table-row>
        <table:table-row table:style-name="ro2">
          <table:table-cell table:style-name="ce2" office:value-type="string" calcext:value-type="string">
            <text:p>#Includes some of Ceren's family most famous and secret dishes, such us dolma, sarma, kofte, çaçik and ayran.</text:p>
          </table:table-cell>
          <table:table-cell/>
        </table:table-row>
        <table:table-row table:style-name="ro1">
          <table:table-cell table:style-name="ce2" office:value-type="string" calcext:value-type="string">
            <text:p>#It has an Ubuntu installed with Gimp, Krita, Inkscape...</text:p>
          </table:table-cell>
          <table:table-cell/>
        </table:table-row>
        <table:table-row table:style-name="ro2">
          <table:table-cell table:style-name="ce2" office:value-type="string" calcext:value-type="string">
            <text:p>#It has pencils, pens, markers, scissor... All you need to create everything from paper!</text:p>
          </table:table-cell>
          <table:table-cell/>
        </table:table-row>
        <table:table-row table:style-name="ro1">
          <table:table-cell table:style-name="ce2" office:value-type="string" calcext:value-type="string">
            <text:p>#It's a small hammer.</text:p>
          </table:table-cell>
          <table:table-cell/>
        </table:table-row>
        <table:table-row table:style-name="ro1">
          <table:table-cell table:style-name="ce2" office:value-type="string" calcext:value-type="string">
            <text:p>#It's the poster of a movie with a flying boat facing an island in the sky.</text:p>
          </table:table-cell>
          <table:table-cell/>
        </table:table-row>
        <table:table-row table:style-name="ro2">
          <table:table-cell table:style-name="ce2" office:value-type="string" calcext:value-type="string">
            <text:p>#Just a splash screen from the game Holmes O'Bedlam used to show the behaviour of the functionality.</text:p>
          </table:table-cell>
          <table:table-cell/>
        </table:table-row>
        <table:table-row table:style-name="ro1">
          <table:table-cell table:style-name="ce2" office:value-type="string" calcext:value-type="string">
            <text:p>#Just a wooden spoon.</text:p>
          </table:table-cell>
          <table:table-cell/>
        </table:table-row>
        <table:table-row table:style-name="ro1">
          <table:table-cell table:style-name="ce2" office:value-type="string" calcext:value-type="string">
            <text:p>#Just another drawer in the larder.</text:p>
          </table:table-cell>
          <table:table-cell/>
        </table:table-row>
        <table:table-row table:style-name="ro1">
          <table:table-cell table:style-name="ce2" office:value-type="string" calcext:value-type="string">
            <text:p>#Just exactly what you would expect to find in a place to store the food.</text:p>
          </table:table-cell>
          <table:table-cell/>
        </table:table-row>
        <table:table-row table:style-name="ro1">
          <table:table-cell table:style-name="ce2" office:value-type="string" calcext:value-type="string">
            <text:p>#Leave some for the ones behind... They say.</text:p>
          </table:table-cell>
          <table:table-cell/>
        </table:table-row>
        <table:table-row table:style-name="ro2">
          <table:table-cell table:style-name="ce2" office:value-type="string" calcext:value-type="string">
            <text:p>#Linux Administration Handbook#Do androids dream of electric sheep?#On the Origin of Species</text:p>
          </table:table-cell>
          <table:table-cell/>
        </table:table-row>
        <table:table-row table:style-name="ro1">
          <table:table-cell table:style-name="ce2" office:value-type="string" calcext:value-type="string">
            <text:p>#Luna.</text:p>
          </table:table-cell>
          <table:table-cell/>
        </table:table-row>
        <table:table-row table:style-name="ro1">
          <table:table-cell table:style-name="ce2" office:value-type="string" calcext:value-type="string">
            <text:p>#MAGNA CARTA 1215</text:p>
          </table:table-cell>
          <table:table-cell/>
        </table:table-row>
        <table:table-row table:style-name="ro2">
          <table:table-cell table:style-name="ce2" office:value-type="string" calcext:value-type="string">
            <text:p>#MAGNA CARTA 1215#There are lots of heraldic shields with a royal seal and lot's of small words in ancient English.</text:p>
          </table:table-cell>
          <table:table-cell/>
        </table:table-row>
        <table:table-row table:style-name="ro1">
          <table:table-cell table:style-name="ce2" office:value-type="string" calcext:value-type="string">
            <text:p>#Naturally grown, artificially canned.</text:p>
          </table:table-cell>
          <table:table-cell/>
        </table:table-row>
        <table:table-row table:style-name="ro2">
          <table:table-cell table:style-name="ce2" office:value-type="string" calcext:value-type="string">
            <text:p>#No way! Canned broccoli? Mrs. Hudson is going to far with her obsession for canned food.</text:p>
          </table:table-cell>
          <table:table-cell/>
        </table:table-row>
        <table:table-row table:style-name="ro1">
          <table:table-cell table:style-name="ce2" office:value-type="string" calcext:value-type="string">
            <text:p>#No way. I don't want to smell all the day vinegar.</text:p>
          </table:table-cell>
          <table:table-cell/>
        </table:table-row>
        <table:table-row table:style-name="ro3">
          <table:table-cell table:style-name="ce2" office:value-type="string" calcext:value-type="string">
            <text:p>#No way... I've tried more than once, but most of the ingredients are in Turkish, not in plain English. It's impossible to understand even how to boil the water.</text:p>
          </table:table-cell>
          <table:table-cell/>
        </table:table-row>
        <table:table-row table:style-name="ro1">
          <table:table-cell table:style-name="ce2" office:value-type="string" calcext:value-type="string">
            <text:p>#Oh my God! What am I doing with this hair!</text:p>
          </table:table-cell>
          <table:table-cell/>
        </table:table-row>
        <table:table-row table:style-name="ro1">
          <table:table-cell table:style-name="ce2" office:value-type="string" calcext:value-type="string">
            <text:p>#Oh! What a... boring drawer!</text:p>
          </table:table-cell>
          <table:table-cell/>
        </table:table-row>
        <table:table-row table:style-name="ro1">
          <table:table-cell table:style-name="ce2" office:value-type="string" calcext:value-type="string">
            <text:p>#One of Ceren's famous ginger cookies.</text:p>
          </table:table-cell>
          <table:table-cell/>
        </table:table-row>
        <table:table-row table:style-name="ro1">
          <table:table-cell table:style-name="ce2" office:value-type="string" calcext:value-type="string">
            <text:p>#One of the primary ingredients in Mediterranean cousine.</text:p>
          </table:table-cell>
          <table:table-cell/>
        </table:table-row>
        <table:table-row table:style-name="ro1">
          <table:table-cell table:style-name="ce2" office:value-type="string" calcext:value-type="string">
            <text:p>#Quite useful when studying anthropology at night...</text:p>
          </table:table-cell>
          <table:table-cell/>
        </table:table-row>
        <table:table-row table:style-name="ro1">
          <table:table-cell table:style-name="ce2" office:value-type="string" calcext:value-type="string">
            <text:p>#RECIPES FROM ANATOLIA: Traditional Turkish dishes.</text:p>
          </table:table-cell>
          <table:table-cell/>
        </table:table-row>
        <table:table-row table:style-name="ro1">
          <table:table-cell table:style-name="ce2" office:value-type="string" calcext:value-type="string">
            <text:p>#Really, nothing special. Just a normal, plain and regular drawer.</text:p>
          </table:table-cell>
          <table:table-cell/>
        </table:table-row>
        <table:table-row table:style-name="ro1">
          <table:table-cell table:style-name="ce2" office:value-type="string" calcext:value-type="string">
            <text:p>#ST. PATRICK'S CONCERT#THE DRUNKEN PENGUINS#22:30H</text:p>
          </table:table-cell>
          <table:table-cell/>
        </table:table-row>
        <table:table-row table:style-name="ro1">
          <table:table-cell table:style-name="ce2" office:value-type="string" calcext:value-type="string">
            <text:p>#Salt.</text:p>
          </table:table-cell>
          <table:table-cell/>
        </table:table-row>
        <table:table-row table:style-name="ro1">
          <table:table-cell table:style-name="ce2" office:value-type="string" calcext:value-type="string">
            <text:p>#Salt. Plain and simple salt.</text:p>
          </table:table-cell>
          <table:table-cell/>
        </table:table-row>
        <table:table-row table:style-name="ro1">
          <table:table-cell table:style-name="ce2" office:value-type="string" calcext:value-type="string">
            <text:p>#Sodium chloride.</text:p>
          </table:table-cell>
          <table:table-cell/>
        </table:table-row>
        <table:table-row table:style-name="ro2">
          <table:table-cell table:style-name="ce2" office:value-type="string" calcext:value-type="string">
            <text:p>#Some African mask used as a souvenir trying to trap all the tribalism and ethnicity created by the indirect government to submit the African colonies...</text:p>
          </table:table-cell>
          <table:table-cell/>
        </table:table-row>
        <table:table-row table:style-name="ro1">
          <table:table-cell table:style-name="ce2" office:value-type="string" calcext:value-type="string">
            <text:p>#That makes no sense at all.</text:p>
          </table:table-cell>
          <table:table-cell/>
        </table:table-row>
        <table:table-row table:style-name="ro4">
          <table:table-cell table:style-name="ce2" office:value-type="string" calcext:value-type="string">
            <text:p>#That's <text:span text:style-name="T1">where</text:span> all the magic is done...</text:p>
          </table:table-cell>
          <table:table-cell/>
        </table:table-row>
        <table:table-row table:style-name="ro3">
          <table:table-cell table:style-name="ce2" office:value-type="string" calcext:value-type="string">
            <text:p>#The book seems old but quite well preserved, to be a recipe book. It has some food traces and smell, but it is obvious that they are so careful while handling it.</text:p>
          </table:table-cell>
          <table:table-cell/>
        </table:table-row>
        <table:table-row table:style-name="ro1">
          <table:table-cell table:style-name="ce2" office:value-type="string" calcext:value-type="string">
            <text:p>#The creator and maintainer of the JSCUMM engine.</text:p>
          </table:table-cell>
          <table:table-cell/>
        </table:table-row>
        <table:table-row table:style-name="ro2">
          <table:table-cell table:style-name="ce2" office:value-type="string" calcext:value-type="string">
            <text:p>#The jar is almost full. In the label can be read: 'REAL HONEY FROM THE HIGHLANDS'.</text:p>
          </table:table-cell>
          <table:table-cell/>
        </table:table-row>
        <table:table-row table:style-name="ro2">
          <table:table-cell table:style-name="ce2" office:value-type="string" calcext:value-type="string">
            <text:p>#The label says:#SEEMS LIKE TUNA! TASTES LIKE TUNA! IT IS (in a mixed proportion with other animal meats) REAL TUNA!</text:p>
          </table:table-cell>
          <table:table-cell/>
        </table:table-row>
        <table:table-row table:style-name="ro1">
          <table:table-cell table:style-name="ce2" office:value-type="string" calcext:value-type="string">
            <text:p>#The map of the discovered lands in 1643.</text:p>
          </table:table-cell>
          <table:table-cell/>
        </table:table-row>
        <table:table-row table:style-name="ro2">
          <table:table-cell table:style-name="ce2" office:value-type="string" calcext:value-type="string">
            <text:p>#The poster has penguins with hats and eye patch. Also there is a big 4 leaf clover.</text:p>
          </table:table-cell>
          <table:table-cell/>
        </table:table-row>
        <table:table-row table:style-name="ro1">
          <table:table-cell table:style-name="ce2" office:value-type="string" calcext:value-type="string">
            <text:p>#There are some marks in the table... I should observe them with more detail.</text:p>
          </table:table-cell>
          <table:table-cell/>
        </table:table-row>
        <table:table-row table:style-name="ro2">
          <table:table-cell table:style-name="ce2" office:value-type="string" calcext:value-type="string">
            <text:p>#There is a girl running with an ice cream with the Eiffel Tower in the background.</text:p>
          </table:table-cell>
          <table:table-cell/>
        </table:table-row>
        <table:table-row table:style-name="ro2">
          <table:table-cell table:style-name="ce2" office:value-type="string" calcext:value-type="string">
            <text:p>#There is also a small computer to learn how to program robots to conquer the world.</text:p>
          </table:table-cell>
          <table:table-cell/>
        </table:table-row>
        <table:table-row table:style-name="ro1">
          <table:table-cell table:style-name="ce2" office:value-type="string" calcext:value-type="string">
            <text:p>#There must be a pattern in all this numbers...</text:p>
          </table:table-cell>
          <table:table-cell/>
        </table:table-row>
        <table:table-row table:style-name="ro1">
          <table:table-cell table:style-name="ce2" office:value-type="string" calcext:value-type="string">
            <text:p>#They are real apples from the countryside. Some of the have even real worms.</text:p>
          </table:table-cell>
          <table:table-cell/>
        </table:table-row>
        <table:table-row table:style-name="ro2">
          <table:table-cell table:style-name="ce2" office:value-type="string" calcext:value-type="string">
            <text:p>#They must be here for months. Some of them are too dry and are starting to change their color.</text:p>
          </table:table-cell>
          <table:table-cell/>
        </table:table-row>
        <table:table-row table:style-name="ro1">
          <table:table-cell table:style-name="ce2" office:value-type="string" calcext:value-type="string">
            <text:p>#WOW!!! The Drunken Penguins in concert again!!! In St. Patrick's day!!!</text:p>
          </table:table-cell>
          <table:table-cell/>
        </table:table-row>
        <table:table-row table:style-name="ro2">
          <table:table-cell table:style-name="ce2" office:value-type="string" calcext:value-type="string">
            <text:p>#Watermelon-size onions. They're taste is a mix of wood and dirt, but they are cheap.</text:p>
          </table:table-cell>
          <table:table-cell/>
        </table:table-row>
        <table:table-row table:style-name="ro1">
          <table:table-cell table:style-name="ce2" office:value-type="string" calcext:value-type="string">
            <text:p>#Well... not THIS frying pan, of course.</text:p>
          </table:table-cell>
          <table:table-cell/>
        </table:table-row>
        <table:table-row table:style-name="ro1">
          <table:table-cell table:style-name="ce2" office:value-type="string" calcext:value-type="string">
            <text:p>#When has a hammer been useless?</text:p>
          </table:table-cell>
          <table:table-cell/>
        </table:table-row>
        <table:table-row table:style-name="ro1">
          <table:table-cell table:style-name="ce2" office:value-type="string" calcext:value-type="string">
            <text:p>#Who in his right mind would make a videogame without privative software?!?!?</text:p>
          </table:table-cell>
          <table:table-cell/>
        </table:table-row>
        <table:table-row table:style-name="ro1">
          <table:table-cell table:style-name="ce2" office:value-type="string" calcext:value-type="string">
            <text:p>#Women, barns and capitals#The pink monster#Lulu goes to the school</text:p>
          </table:table-cell>
          <table:table-cell/>
        </table:table-row>
        <table:table-row table:style-name="ro1">
          <table:table-cell table:style-name="ce2" office:value-type="string" calcext:value-type="string">
            <text:p>#Wow! Did you painted that by your self?</text:p>
          </table:table-cell>
          <table:table-cell/>
        </table:table-row>
        <table:table-row table:style-name="ro1">
          <table:table-cell table:style-name="ce2" office:value-type="string" calcext:value-type="string">
            <text:p>1643 world map</text:p>
          </table:table-cell>
          <table:table-cell/>
        </table:table-row>
        <table:table-row table:style-name="ro1">
          <table:table-cell table:style-name="ce2" office:value-type="string" calcext:value-type="string">
            <text:p>A random larder</text:p>
          </table:table-cell>
          <table:table-cell/>
        </table:table-row>
        <table:table-row table:style-name="ro2">
          <table:table-cell table:style-name="ce2" office:value-type="string" calcext:value-type="string">
            <text:p>About ginger cookie:#Half of Zaragoza have heard of them but only a bunch of us have tasted them.</text:p>
          </table:table-cell>
          <table:table-cell/>
        </table:table-row>
        <table:table-row table:style-name="ro4">
          <table:table-cell table:style-name="ce2" office:value-type="string" calcext:value-type="string">
            <text:p>About ginger cookie:#One of the famous ginger cookies of Ceren.</text:p>
          </table:table-cell>
          <table:table-cell/>
        </table:table-row>
        <table:table-row table:style-name="ro1">
          <table:table-cell table:style-name="ce2" office:value-type="string" calcext:value-type="string">
            <text:p>About ginger cookie:#They are terrific!.</text:p>
          </table:table-cell>
          <table:table-cell/>
        </table:table-row>
        <table:table-row table:style-name="ro2">
          <table:table-cell table:style-name="ce2" office:value-type="string" calcext:value-type="string">
            <text:p>About ginger cookies:#They are still warm. Most probably Ceren and Luna have been cooking in the morning before coming to play in the studio.</text:p>
          </table:table-cell>
          <table:table-cell/>
        </table:table-row>
        <table:table-row table:style-name="ro1">
          <table:table-cell table:style-name="ce2" office:value-type="string" calcext:value-type="string">
            <text:p>About scratches:#...Or maybe he was trying to sharp the knive with cables!</text:p>
          </table:table-cell>
          <table:table-cell/>
        </table:table-row>
        <table:table-row table:style-name="ro1">
          <table:table-cell table:style-name="ce2" office:value-type="string" calcext:value-type="string">
            <text:p>About scratches:#Maybe David was trying to sharp a knive or cutting some cables.</text:p>
          </table:table-cell>
          <table:table-cell/>
        </table:table-row>
        <table:table-row table:style-name="ro2">
          <table:table-cell table:style-name="ce2" office:value-type="string" calcext:value-type="string">
            <text:p>About scratches:#These marks seems to be done with a knife.#Strange place to cut something.</text:p>
          </table:table-cell>
          <table:table-cell/>
        </table:table-row>
        <table:table-row table:style-name="ro2">
          <table:table-cell table:style-name="ce2" office:value-type="string" calcext:value-type="string">
            <text:p>About small hammer:#It's an iron hammer. A little bit rusty, but useful for most of the maintenance of an usual English home.</text:p>
          </table:table-cell>
          <table:table-cell/>
        </table:table-row>
        <table:table-row table:style-name="ro1">
          <table:table-cell table:style-name="ce2" office:value-type="string" calcext:value-type="string">
            <text:p>About the engine...</text:p>
          </table:table-cell>
          <table:table-cell/>
        </table:table-row>
        <table:table-row table:style-name="ro1">
          <table:table-cell table:style-name="ce2" office:value-type="string" calcext:value-type="string">
            <text:p>About you...</text:p>
          </table:table-cell>
          <table:table-cell/>
        </table:table-row>
        <table:table-row table:style-name="ro1">
          <table:table-cell table:style-name="ce2" office:value-type="string" calcext:value-type="string">
            <text:p>African mask</text:p>
          </table:table-cell>
          <table:table-cell/>
        </table:table-row>
        <table:table-row table:style-name="ro1">
          <table:table-cell table:style-name="ce2" office:value-type="string" calcext:value-type="string">
            <text:p>And who are you?</text:p>
          </table:table-cell>
          <table:table-cell/>
        </table:table-row>
        <table:table-row table:style-name="ro1">
          <table:table-cell table:style-name="ce2" office:value-type="string" calcext:value-type="string">
            <text:p>Backstage</text:p>
          </table:table-cell>
          <table:table-cell/>
        </table:table-row>
        <table:table-row table:style-name="ro1">
          <table:table-cell table:style-name="ce2" office:value-type="string" calcext:value-type="string">
            <text:p>Bye!</text:p>
          </table:table-cell>
          <table:table-cell/>
        </table:table-row>
        <table:table-row table:style-name="ro1">
          <table:table-cell table:style-name="ce2" office:value-type="string" calcext:value-type="string">
            <text:p>Can I change the artwork, GUI, images...?</text:p>
          </table:table-cell>
          <table:table-cell/>
        </table:table-row>
        <table:table-row table:style-name="ro1">
          <table:table-cell table:style-name="ce2" office:value-type="string" calcext:value-type="string">
            <text:p>Can I make my own games with it?</text:p>
          </table:table-cell>
          <table:table-cell/>
        </table:table-row>
        <table:table-row table:style-name="ro1">
          <table:table-cell table:style-name="ce2" office:value-type="string" calcext:value-type="string">
            <text:p>Ceren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(Don't worry, I'll not tell them about the new version of the engine!)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...</text:p>
          </table:table-cell>
          <table:table-cell/>
        </table:table-row>
        <table:table-row table:style-name="ro2">
          <table:table-cell table:style-name="ce2" office:value-type="string" calcext:value-type="string">
            <text:p>Ceren:#David is good at programming and that stuff, but he is terrible with promotion and public relations.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David, you are doing it again.</text:p>
          </table:table-cell>
          <table:table-cell/>
        </table:table-row>
        <table:table-row table:style-name="ro2">
          <table:table-cell table:style-name="ce2" office:value-type="string" calcext:value-type="string">
            <text:p>Ceren:#Hi, I'm Ceren. As you can guess, David makes me read and play all the game from time to time, so I'm kind of the post-production team.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Luna, do you want a cookie?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Of course! Most probably if not for me you'd never have heard of it.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Oh, thanks!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See you around!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They are not here to hear your Anthropologist stuff, but to play.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Won't you say more about my poster?</text:p>
          </table:table-cell>
          <table:table-cell/>
        </table:table-row>
        <table:table-row table:style-name="ro1">
          <table:table-cell table:style-name="ce2" office:value-type="string" calcext:value-type="string">
            <text:p>Ceren:#Yes, that you are an awful PR.</text:p>
          </table:table-cell>
          <table:table-cell/>
        </table:table-row>
        <table:table-row table:style-name="ro1">
          <table:table-cell table:style-name="ce2" office:value-type="string" calcext:value-type="string">
            <text:p>David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(Askim, be careful, they can hear us...)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...Did you say something, honey?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...Errr...</text:p>
          </table:table-cell>
          <table:table-cell/>
        </table:table-row>
        <table:table-row table:style-name="ro3">
          <table:table-cell table:style-name="ce2" office:value-type="string" calcext:value-type="string">
            <text:p>David:#A long time ago me and some friends made an online graphic adventure called Sancho's Island and it told the story of Sancho Panza helping Don Quixote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Ah... Err... Yes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Also, the games using the engine can be listed in the project repository!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As a one-man-dev-team I had to learn how to ilustrate and draw the artwork of Holmes O'Bedlam, from the GUI to the scenes, characters...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As any open source project, all new features and improvements are welcome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As you wish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Feel free to explore these scenes to learn how to script you own games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Hi! I'm David de Torres, creator and maintainer of the JSCUMM engine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Hi! What's up?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I created the game Holmed O'Bedlam in 2017, but the JSCUMM project was published as opensource in January 2020.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I understand your frustration, but violence will not make the new feature to be released faster.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If you can create new amazing GUIs, scenes, etc. with different ambientation, game themes..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Luna, honey... I only put this room in the game... Better next time, ok?</text:p>
          </table:table-cell>
          <table:table-cell/>
        </table:table-row>
        <table:table-row table:style-name="ro3">
          <table:table-cell table:style-name="ce2" office:value-type="string" calcext:value-type="string">
            <text:p>David:#Now, more than 10 years later I wanted to make another old-times graphic adventure, and Sherlock and Watson fitted quite well with what I was used to write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Of course! That's the point of making it open source!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Ok! Let's read it again!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Ooookeeeyyyy...</text:p>
          </table:table-cell>
          <table:table-cell/>
        </table:table-row>
        <table:table-row table:style-name="ro3">
          <table:table-cell table:style-name="ce2" office:value-type="string" calcext:value-type="string">
            <text:p>David:#Since the publication of the project I maintain the project and there are other programmers, digital artists, game designers, etc. that can contribute to the project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Sincerely: that would be amazing!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Sorry, I mean: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Thanks!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The engine is designed to create web games or convert them in mobile games with tools like Cordova. This is the way Holmes O'Bedlam was made.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The rest is Holmes O'Bedlam, and JSCUMM is the scripting engine that I programmed for it.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There is a lot of documentation in the Github repository, in the docs directory.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This engine was created for the adventure Holmes O'Bedlam, that you can find in Play Store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We are all waiting to see what you can do!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You can also find a lot of documentation and case of uses in the Github repository.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You can also inspect the scenes with a svg editor, like Inkscape, to see how to build new ones.</text:p>
          </table:table-cell>
          <table:table-cell/>
        </table:table-row>
        <table:table-row table:style-name="ro2">
          <table:table-cell table:style-name="ce2" office:value-type="string" calcext:value-type="string">
            <text:p>David:#You can also inspect these tutorial scenes (both the svg and the json) to have a look on how to organize and create new amazing scenes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You see? I don't have that problem.</text:p>
          </table:table-cell>
          <table:table-cell/>
        </table:table-row>
        <table:table-row table:style-name="ro1">
          <table:table-cell table:style-name="ce2" office:value-type="string" calcext:value-type="string">
            <text:p>David:#and some years later, the engine is available as an open source project.</text:p>
          </table:table-cell>
          <table:table-cell/>
        </table:table-row>
        <table:table-row table:style-name="ro1">
          <table:table-cell table:style-name="ce2" office:value-type="string" calcext:value-type="string">
            <text:p>Did you make all this by your self?</text:p>
          </table:table-cell>
          <table:table-cell/>
        </table:table-row>
        <table:table-row table:style-name="ro1">
          <table:table-cell table:style-name="ce2" office:value-type="string" calcext:value-type="string">
            <text:p>Do you also work in the game?</text:p>
          </table:table-cell>
          <table:table-cell/>
        </table:table-row>
        <table:table-row table:style-name="ro1">
          <table:table-cell table:style-name="ce2" office:value-type="string" calcext:value-type="string">
            <text:p>Empty</text:p>
          </table:table-cell>
          <table:table-cell/>
        </table:table-row>
        <table:table-row table:style-name="ro1">
          <table:table-cell table:style-name="ce2" office:value-type="string" calcext:value-type="string">
            <text:p>Give</text:p>
          </table:table-cell>
          <table:table-cell/>
        </table:table-row>
        <table:table-row table:style-name="ro1">
          <table:table-cell table:style-name="ce2" office:value-type="string" calcext:value-type="string">
            <text:p>How did you manage to get into the videogame... at your age?</text:p>
          </table:table-cell>
          <table:table-cell/>
        </table:table-row>
        <table:table-row table:style-name="ro1">
          <table:table-cell table:style-name="ce2" office:value-type="string" calcext:value-type="string">
            <text:p>I'll be around.</text:p>
          </table:table-cell>
          <table:table-cell/>
        </table:table-row>
        <table:table-row table:style-name="ro1">
          <table:table-cell table:style-name="ce2" office:value-type="string" calcext:value-type="string">
            <text:p>Let's talk about something else.</text:p>
          </table:table-cell>
          <table:table-cell/>
        </table:table-row>
        <table:table-row table:style-name="ro1">
          <table:table-cell table:style-name="ce2" office:value-type="string" calcext:value-type="string">
            <text:p>Look at</text:p>
          </table:table-cell>
          <table:table-cell/>
        </table:table-row>
        <table:table-row table:style-name="ro1">
          <table:table-cell table:style-name="ce2" office:value-type="string" calcext:value-type="string">
            <text:p>Luna</text:p>
          </table:table-cell>
          <table:table-cell/>
        </table:table-row>
        <table:table-row table:style-name="ro1">
          <table:table-cell table:style-name="ce2" office:value-type="string" calcext:value-type="string">
            <text:p>Luna's desk</text:p>
          </table:table-cell>
          <table:table-cell/>
        </table:table-row>
        <table:table-row table:style-name="ro2">
          <table:table-cell table:style-name="ce2" office:value-type="string" calcext:value-type="string">
            <text:p>Luna:#A Roman comes to a bar, rise his two fingers and says:#-Five beers, please!</text:p>
          </table:table-cell>
          <table:table-cell/>
        </table:table-row>
        <table:table-row table:style-name="ro1">
          <table:table-cell table:style-name="ce2" office:value-type="string" calcext:value-type="string">
            <text:p>Luna:#A woman waiting in the bus stop say to another woman:#-Hi, I'm Anna!</text:p>
          </table:table-cell>
          <table:table-cell/>
        </table:table-row>
        <table:table-row table:style-name="ro1">
          <table:table-cell table:style-name="ce2" office:value-type="string" calcext:value-type="string">
            <text:p>Luna:#And the other woman says:#-Hi, I'm not.</text:p>
          </table:table-cell>
          <table:table-cell/>
        </table:table-row>
        <table:table-row table:style-name="ro1">
          <table:table-cell table:style-name="ce2" office:value-type="string" calcext:value-type="string">
            <text:p>Luna:#Daddyyyyy... Let's read the Pink Monster... Pleaseeee...</text:p>
          </table:table-cell>
          <table:table-cell/>
        </table:table-row>
        <table:table-row table:style-name="ro1">
          <table:table-cell table:style-name="ce2" office:value-type="string" calcext:value-type="string">
            <text:p>Luna:#Did you like?</text:p>
          </table:table-cell>
          <table:table-cell/>
        </table:table-row>
        <table:table-row table:style-name="ro1">
          <table:table-cell table:style-name="ce2" office:value-type="string" calcext:value-type="string">
            <text:p>Luna:#Hello!</text:p>
          </table:table-cell>
          <table:table-cell/>
        </table:table-row>
        <table:table-row table:style-name="ro1">
          <table:table-cell table:style-name="ce2" office:value-type="string" calcext:value-type="string">
            <text:p>Luna:#I help daddy to program the videogame.</text:p>
          </table:table-cell>
          <table:table-cell/>
        </table:table-row>
        <table:table-row table:style-name="ro1">
          <table:table-cell table:style-name="ce2" office:value-type="string" calcext:value-type="string">
            <text:p>Luna:#No! Better I'll end my painting and then we read.</text:p>
          </table:table-cell>
          <table:table-cell/>
        </table:table-row>
        <table:table-row table:style-name="ro2">
          <table:table-cell table:style-name="ce2" office:value-type="string" calcext:value-type="string">
            <text:p>Luna:#Of course! I have lot's of paintings in my room and in annane's room. Do you want to see them?</text:p>
          </table:table-cell>
          <table:table-cell/>
        </table:table-row>
        <table:table-row table:style-name="ro1">
          <table:table-cell table:style-name="ce2" office:value-type="string" calcext:value-type="string">
            <text:p>Luna:#See you later, alligator!</text:p>
          </table:table-cell>
          <table:table-cell/>
        </table:table-row>
        <table:table-row table:style-name="ro1">
          <table:table-cell table:style-name="ce2" office:value-type="string" calcext:value-type="string">
            <text:p>Luna:#Tamam! Next time I'll show you my pictures!</text:p>
          </table:table-cell>
          <table:table-cell/>
        </table:table-row>
        <table:table-row table:style-name="ro1">
          <table:table-cell table:style-name="ce2" office:value-type="string" calcext:value-type="string">
            <text:p>Luna:#Thank you! I made these cookies, did you know!</text:p>
          </table:table-cell>
          <table:table-cell/>
        </table:table-row>
        <table:table-row table:style-name="ro1">
          <table:table-cell table:style-name="ce2" office:value-type="string" calcext:value-type="string">
            <text:p>Luna:#That's me!</text:p>
          </table:table-cell>
          <table:table-cell/>
        </table:table-row>
        <table:table-row table:style-name="ro1">
          <table:table-cell table:style-name="ce2" office:value-type="string" calcext:value-type="string">
            <text:p>Luna:#The same way you did.</text:p>
          </table:table-cell>
          <table:table-cell/>
        </table:table-row>
        <table:table-row table:style-name="ro2">
          <table:table-cell table:style-name="ce2" office:value-type="string" calcext:value-type="string">
            <text:p>Luna:#They will not, Daddy! I'll program them with the three laws of the robotics! They'll not harm humans!</text:p>
          </table:table-cell>
          <table:table-cell/>
        </table:table-row>
        <table:table-row table:style-name="ro1">
          <table:table-cell table:style-name="ce2" office:value-type="string" calcext:value-type="string">
            <text:p>Luna:#Through the door!</text:p>
          </table:table-cell>
          <table:table-cell/>
        </table:table-row>
        <table:table-row table:style-name="ro1">
          <table:table-cell table:style-name="ce2" office:value-type="string" calcext:value-type="string">
            <text:p>Luna:#You can take more from the larder.</text:p>
          </table:table-cell>
          <table:table-cell/>
        </table:table-row>
        <table:table-row table:style-name="ro1">
          <table:table-cell table:style-name="ce2" office:value-type="string" calcext:value-type="string">
            <text:p>Magna Carta</text:p>
          </table:table-cell>
          <table:table-cell/>
        </table:table-row>
        <table:table-row table:style-name="ro1">
          <table:table-cell table:style-name="ce2" office:value-type="string" calcext:value-type="string">
            <text:p>Mix/use</text:p>
          </table:table-cell>
          <table:table-cell/>
        </table:table-row>
        <table:table-row table:style-name="ro1">
          <table:table-cell table:style-name="ce2" office:value-type="string" calcext:value-type="string">
            <text:p>Movie poster</text:p>
          </table:table-cell>
          <table:table-cell/>
        </table:table-row>
        <table:table-row table:style-name="ro1">
          <table:table-cell table:style-name="ce2" office:value-type="string" calcext:value-type="string">
            <text:p>Observe</text:p>
          </table:table-cell>
          <table:table-cell/>
        </table:table-row>
        <table:table-row table:style-name="ro1">
          <table:table-cell table:style-name="ce2" office:value-type="string" calcext:value-type="string">
            <text:p>Open</text:p>
          </table:table-cell>
          <table:table-cell/>
        </table:table-row>
        <table:table-row table:style-name="ro1">
          <table:table-cell table:style-name="ce2" office:value-type="string" calcext:value-type="string">
            <text:p>Paris photograph</text:p>
          </table:table-cell>
          <table:table-cell/>
        </table:table-row>
        <table:table-row table:style-name="ro1">
          <table:table-cell table:style-name="ce2" office:value-type="string" calcext:value-type="string">
            <text:p>Push/pull</text:p>
          </table:table-cell>
          <table:table-cell/>
        </table:table-row>
        <table:table-row table:style-name="ro1">
          <table:table-cell table:style-name="ce2" office:value-type="string" calcext:value-type="string">
            <text:p>See you!</text:p>
          </table:table-cell>
          <table:table-cell/>
        </table:table-row>
        <table:table-row table:style-name="ro1">
          <table:table-cell table:style-name="ce2" office:value-type="string" calcext:value-type="string">
            <text:p>Take</text:p>
          </table:table-cell>
          <table:table-cell/>
        </table:table-row>
        <table:table-row table:style-name="ro1">
          <table:table-cell table:style-name="ce2" office:value-type="string" calcext:value-type="string">
            <text:p>Talk to</text:p>
          </table:table-cell>
          <table:table-cell/>
        </table:table-row>
        <table:table-row table:style-name="ro1">
          <table:table-cell table:style-name="ce2" office:value-type="string" calcext:value-type="string">
            <text:p>Tell me a joke.</text:p>
          </table:table-cell>
          <table:table-cell/>
        </table:table-row>
        <table:table-row table:style-name="ro1">
          <table:table-cell table:style-name="ce2" office:value-type="string" calcext:value-type="string">
            <text:p>The Drunken Penguins poster</text:p>
          </table:table-cell>
          <table:table-cell/>
        </table:table-row>
        <table:table-row table:style-name="ro1">
          <table:table-cell table:style-name="ce2" office:value-type="string" calcext:value-type="string">
            <text:p>Time played</text:p>
          </table:table-cell>
          <table:table-cell/>
        </table:table-row>
        <table:table-row table:style-name="ro1">
          <table:table-cell table:style-name="ce2" office:value-type="string" calcext:value-type="string">
            <text:p>Use</text:p>
          </table:table-cell>
          <table:table-cell/>
        </table:table-row>
        <table:table-row table:style-name="ro1">
          <table:table-cell table:style-name="ce2" office:value-type="string" calcext:value-type="string">
            <text:p>Where can I learn to make my own games with the JSCUMM engine?</text:p>
          </table:table-cell>
          <table:table-cell/>
        </table:table-row>
        <table:table-row table:style-name="ro1">
          <table:table-cell table:style-name="ce2" office:value-type="string" calcext:value-type="string">
            <text:p>Who are you and why are you making this game?</text:p>
          </table:table-cell>
          <table:table-cell/>
        </table:table-row>
        <table:table-row table:style-name="ro1">
          <table:table-cell table:style-name="ce2" office:value-type="string" calcext:value-type="string">
            <text:p>Who are you?</text:p>
          </table:table-cell>
          <table:table-cell/>
        </table:table-row>
        <table:table-row table:style-name="ro1">
          <table:table-cell table:style-name="ce2" office:value-type="string" calcext:value-type="string">
            <text:p>apuestas_gallos.svg</text:p>
          </table:table-cell>
          <table:table-cell/>
        </table:table-row>
        <table:table-row table:style-name="ro1">
          <table:table-cell table:style-name="ce2" office:value-type="string" calcext:value-type="string">
            <text:p>bottle of wine</text:p>
          </table:table-cell>
          <table:table-cell/>
        </table:table-row>
        <table:table-row table:style-name="ro1">
          <table:table-cell table:style-name="ce2" office:value-type="string" calcext:value-type="string">
            <text:p>boxes</text:p>
          </table:table-cell>
          <table:table-cell/>
        </table:table-row>
        <table:table-row table:style-name="ro1">
          <table:table-cell table:style-name="ce2" office:value-type="string" calcext:value-type="string">
            <text:p>canned broccoli</text:p>
          </table:table-cell>
          <table:table-cell/>
        </table:table-row>
        <table:table-row table:style-name="ro1">
          <table:table-cell table:style-name="ce2" office:value-type="string" calcext:value-type="string">
            <text:p>canned green peas</text:p>
          </table:table-cell>
          <table:table-cell/>
        </table:table-row>
        <table:table-row table:style-name="ro1">
          <table:table-cell table:style-name="ce2" office:value-type="string" calcext:value-type="string">
            <text:p>canned tomato</text:p>
          </table:table-cell>
          <table:table-cell/>
        </table:table-row>
        <table:table-row table:style-name="ro1">
          <table:table-cell table:style-name="ce2" office:value-type="string" calcext:value-type="string">
            <text:p>canned tuna</text:p>
          </table:table-cell>
          <table:table-cell/>
        </table:table-row>
        <table:table-row table:style-name="ro1">
          <table:table-cell table:style-name="ce2" office:value-type="string" calcext:value-type="string">
            <text:p>carpet</text:p>
          </table:table-cell>
          <table:table-cell/>
        </table:table-row>
        <table:table-row table:style-name="ro1">
          <table:table-cell table:style-name="ce2" office:value-type="string" calcext:value-type="string">
            <text:p>cauldron</text:p>
          </table:table-cell>
          <table:table-cell/>
        </table:table-row>
        <table:table-row table:style-name="ro1">
          <table:table-cell table:style-name="ce2" office:value-type="string" calcext:value-type="string">
            <text:p>cockfights bets</text:p>
          </table:table-cell>
          <table:table-cell/>
        </table:table-row>
        <table:table-row table:style-name="ro1">
          <table:table-cell table:style-name="ce2" office:value-type="string" calcext:value-type="string">
            <text:p>completed</text:p>
          </table:table-cell>
          <table:table-cell/>
        </table:table-row>
        <table:table-row table:style-name="ro1">
          <table:table-cell table:style-name="ce2" office:value-type="string" calcext:value-type="string">
            <text:p>computer</text:p>
          </table:table-cell>
          <table:table-cell/>
        </table:table-row>
        <table:table-row table:style-name="ro1">
          <table:table-cell table:style-name="ce2" office:value-type="string" calcext:value-type="string">
            <text:p>dish</text:p>
          </table:table-cell>
          <table:table-cell/>
        </table:table-row>
        <table:table-row table:style-name="ro1">
          <table:table-cell table:style-name="ce2" office:value-type="string" calcext:value-type="string">
            <text:p>door to entrance</text:p>
          </table:table-cell>
          <table:table-cell/>
        </table:table-row>
        <table:table-row table:style-name="ro1">
          <table:table-cell table:style-name="ce2" office:value-type="string" calcext:value-type="string">
            <text:p>drawer</text:p>
          </table:table-cell>
          <table:table-cell/>
        </table:table-row>
        <table:table-row table:style-name="ro1">
          <table:table-cell table:style-name="ce2" office:value-type="string" calcext:value-type="string">
            <text:p>easel</text:p>
          </table:table-cell>
          <table:table-cell/>
        </table:table-row>
        <table:table-row table:style-name="ro1">
          <table:table-cell table:style-name="ce2" office:value-type="string" calcext:value-type="string">
            <text:p>extra large onions</text:p>
          </table:table-cell>
          <table:table-cell/>
        </table:table-row>
        <table:table-row table:style-name="ro1">
          <table:table-cell table:style-name="ce2" office:value-type="string" calcext:value-type="string">
            <text:p>fork</text:p>
          </table:table-cell>
          <table:table-cell/>
        </table:table-row>
        <table:table-row table:style-name="ro1">
          <table:table-cell table:style-name="ce2" office:value-type="string" calcext:value-type="string">
            <text:p>frying pan</text:p>
          </table:table-cell>
          <table:table-cell/>
        </table:table-row>
        <table:table-row table:style-name="ro1">
          <table:table-cell table:style-name="ce2" office:value-type="string" calcext:value-type="string">
            <text:p>garlic string</text:p>
          </table:table-cell>
          <table:table-cell/>
        </table:table-row>
        <table:table-row table:style-name="ro1">
          <table:table-cell table:style-name="ce2" office:value-type="string" calcext:value-type="string">
            <text:p>ginger cookie</text:p>
          </table:table-cell>
          <table:table-cell/>
        </table:table-row>
        <table:table-row table:style-name="ro1">
          <table:table-cell table:style-name="ce2" office:value-type="string" calcext:value-type="string">
            <text:p>ginger cookies</text:p>
          </table:table-cell>
          <table:table-cell/>
        </table:table-row>
        <table:table-row table:style-name="ro1">
          <table:table-cell table:style-name="ce2" office:value-type="string" calcext:value-type="string">
            <text:p>green apples</text:p>
          </table:table-cell>
          <table:table-cell/>
        </table:table-row>
        <table:table-row table:style-name="ro1">
          <table:table-cell table:style-name="ce2" office:value-type="string" calcext:value-type="string">
            <text:p>grinder</text:p>
          </table:table-cell>
          <table:table-cell/>
        </table:table-row>
        <table:table-row table:style-name="ro1">
          <table:table-cell table:style-name="ce2" office:value-type="string" calcext:value-type="string">
            <text:p>honey jar</text:p>
          </table:table-cell>
          <table:table-cell/>
        </table:table-row>
        <table:table-row table:style-name="ro1">
          <table:table-cell table:style-name="ce2" office:value-type="string" calcext:value-type="string">
            <text:p>jug</text:p>
          </table:table-cell>
          <table:table-cell/>
        </table:table-row>
        <table:table-row table:style-name="ro1">
          <table:table-cell table:style-name="ce2" office:value-type="string" calcext:value-type="string">
            <text:p>laptop</text:p>
          </table:table-cell>
          <table:table-cell/>
        </table:table-row>
        <table:table-row table:style-name="ro1">
          <table:table-cell table:style-name="ce2" office:value-type="string" calcext:value-type="string">
            <text:p>magical mystery door</text:p>
          </table:table-cell>
          <table:table-cell/>
        </table:table-row>
        <table:table-row table:style-name="ro1">
          <table:table-cell table:style-name="ce2" office:value-type="string" calcext:value-type="string">
            <text:p>mirror</text:p>
          </table:table-cell>
          <table:table-cell/>
        </table:table-row>
        <table:table-row table:style-name="ro1">
          <table:table-cell table:style-name="ce2" office:value-type="string" calcext:value-type="string">
            <text:p>mortar</text:p>
          </table:table-cell>
          <table:table-cell/>
        </table:table-row>
        <table:table-row table:style-name="ro1">
          <table:table-cell table:style-name="ce2" office:value-type="string" calcext:value-type="string">
            <text:p>onions</text:p>
          </table:table-cell>
          <table:table-cell/>
        </table:table-row>
        <table:table-row table:style-name="ro1">
          <table:table-cell table:style-name="ce2" office:value-type="string" calcext:value-type="string">
            <text:p>potatoes</text:p>
          </table:table-cell>
          <table:table-cell/>
        </table:table-row>
        <table:table-row table:style-name="ro1">
          <table:table-cell table:style-name="ce2" office:value-type="string" calcext:value-type="string">
            <text:p>recipe book</text:p>
          </table:table-cell>
          <table:table-cell/>
        </table:table-row>
        <table:table-row table:style-name="ro1">
          <table:table-cell table:style-name="ce2" office:value-type="string" calcext:value-type="string">
            <text:p>red hot not-so-chili peppers</text:p>
          </table:table-cell>
          <table:table-cell/>
        </table:table-row>
        <table:table-row table:style-name="ro1">
          <table:table-cell table:style-name="ce2" office:value-type="string" calcext:value-type="string">
            <text:p>salt</text:p>
          </table:table-cell>
          <table:table-cell/>
        </table:table-row>
        <table:table-row table:style-name="ro1">
          <table:table-cell table:style-name="ce2" office:value-type="string" calcext:value-type="string">
            <text:p>scratches</text:p>
          </table:table-cell>
          <table:table-cell/>
        </table:table-row>
        <table:table-row table:style-name="ro1">
          <table:table-cell table:style-name="ce2" office:value-type="string" calcext:value-type="string">
            <text:p>self</text:p>
          </table:table-cell>
          <table:table-cell/>
        </table:table-row>
        <table:table-row table:style-name="ro1">
          <table:table-cell table:style-name="ce2" office:value-type="string" calcext:value-type="string">
            <text:p>small hammer</text:p>
          </table:table-cell>
          <table:table-cell/>
        </table:table-row>
        <table:table-row table:style-name="ro1">
          <table:table-cell table:style-name="ce2" office:value-type="string" calcext:value-type="string">
            <text:p>soup spoon</text:p>
          </table:table-cell>
          <table:table-cell/>
        </table:table-row>
        <table:table-row table:style-name="ro1">
          <table:table-cell table:style-name="ce2" office:value-type="string" calcext:value-type="string">
            <text:p>to</text:p>
          </table:table-cell>
          <table:table-cell/>
        </table:table-row>
        <table:table-row table:style-name="ro1">
          <table:table-cell table:style-name="ce2" office:value-type="string" calcext:value-type="string">
            <text:p>window</text:p>
          </table:table-cell>
          <table:table-cell/>
        </table:table-row>
        <table:table-row table:style-name="ro1">
          <table:table-cell table:style-name="ce2" office:value-type="string" calcext:value-type="string">
            <text:p>with</text:p>
          </table:table-cell>
          <table:table-cell/>
        </table:table-row>
        <table:table-row table:style-name="ro1">
          <table:table-cell table:style-name="ce2" office:value-type="string" calcext:value-type="string">
            <text:p>wooden spoon</text:p>
          </table:table-cell>
          <table:table-cell/>
        </table:table-row>
        <table:table-row table:style-name="ro1" table:number-rows-repeated="102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S" table:style-name="ta1"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7"/>
        <table:table-row table:style-name="ro5">
          <table:table-cell table:formula="of:=[Textos.A1]" office:value-type="string" office:string-value="#..." calcext:value-type="string">
            <text:p>#...</text:p>
          </table:table-cell>
          <table:table-cell table:style-name="ce5" office:value-type="string" calcext:value-type="string">
            <text:p>#…</text:p>
          </table:table-cell>
          <table:table-cell table:number-columns-repeated="1022"/>
        </table:table-row>
        <table:table-row table:style-name="ro6">
          <table:table-cell table:formula="of:=[Textos.A2]" office:value-type="string" office:string-value="#...just in casSSssSSEEEEEeee$%·/$&amp;82743@76@46#@76@32@34@34@34@92" calcext:value-type="string">
            <text:p>#...just in casSSssSSEEEEEeee$%·/$&amp;82743@76@46#@76@32@34@34@34@92</text:p>
          </table:table-cell>
          <table:table-cell table:style-name="ce5" office:value-type="string" calcext:value-type="string">
            <text:p>#... sólo por si acccCAAaassSO0000ioie$% · / $ &amp; 82743 @ 76 @ 46 # @ 76 @ 32 @ 34 @ 34 @ 34 @ 92</text:p>
          </table:table-cell>
          <table:table-cell table:number-columns-repeated="1022"/>
        </table:table-row>
        <table:table-row table:style-name="ro5">
          <table:table-cell table:formula="of:=[Textos.A3]" office:value-type="string" office:string-value="#A box full of onions. Juicy and tasty onions." calcext:value-type="string">
            <text:p>#A box full of onions. Juicy and tasty onions.</text:p>
          </table:table-cell>
          <table:table-cell table:style-name="ce5" office:value-type="string" calcext:value-type="string">
            <text:p>#Una caja llena de cebollas. Cebollas jugosas y sabrosas.</text:p>
          </table:table-cell>
          <table:table-cell table:number-columns-repeated="1022"/>
        </table:table-row>
        <table:table-row table:style-name="ro6">
          <table:table-cell table:formula="of:=[Textos.A4]" office:value-type="string" office:string-value="#A box full of small potatoes. This year they seem smaller than usual." calcext:value-type="string">
            <text:p>#A box full of small potatoes. This year they seem smaller than usual.</text:p>
          </table:table-cell>
          <table:table-cell table:style-name="ce5" office:value-type="string" calcext:value-type="string">
            <text:p>#Una caja llena de patatas pequeñas. Este año parecen más pequeñas de lo habitual.</text:p>
          </table:table-cell>
          <table:table-cell table:number-columns-repeated="1022"/>
        </table:table-row>
        <table:table-row table:style-name="ro6">
          <table:table-cell table:formula="of:=[Textos.A5]" office:value-type="string" office:string-value="#A can full of tuna fish meat. I wonder how they managed to put the fish in the can..." calcext:value-type="string">
            <text:p>#A can full of tuna fish meat. I wonder how they managed to put the fish in the can...</text:p>
          </table:table-cell>
          <table:table-cell table:style-name="ce5" office:value-type="string" calcext:value-type="string">
            <text:p>#Una lata llena de atún. Me pregunto cómo se las arreglaron para meter el pez en la lata…</text:p>
          </table:table-cell>
          <table:table-cell table:number-columns-repeated="1022"/>
        </table:table-row>
        <table:table-row table:style-name="ro5">
          <table:table-cell table:formula="of:=[Textos.A6]" office:value-type="string" office:string-value="#A copper soup spoon." calcext:value-type="string">
            <text:p>#A copper soup spoon.</text:p>
          </table:table-cell>
          <table:table-cell table:style-name="ce5" office:value-type="string" calcext:value-type="string">
            <text:p>#Una cuchara sopera de cobre.</text:p>
          </table:table-cell>
          <table:table-cell table:number-columns-repeated="1022"/>
        </table:table-row>
        <table:table-row table:style-name="ro5">
          <table:table-cell table:formula="of:=[Textos.A7]" office:value-type="string" office:string-value="#A decorative cauldron." calcext:value-type="string">
            <text:p>#A decorative cauldron.</text:p>
          </table:table-cell>
          <table:table-cell table:style-name="ce5" office:value-type="string" calcext:value-type="string">
            <text:p>#Un caldero decorativo.</text:p>
          </table:table-cell>
          <table:table-cell table:number-columns-repeated="1022"/>
        </table:table-row>
        <table:table-row table:style-name="ro5">
          <table:table-cell table:formula="of:=[Textos.A8]" office:value-type="string" office:string-value="#A drawer. Nothing special." calcext:value-type="string">
            <text:p>#A drawer. Nothing special.</text:p>
          </table:table-cell>
          <table:table-cell table:style-name="ce5" office:value-type="string" calcext:value-type="string">
            <text:p>#Un cajón. Nada especial.</text:p>
          </table:table-cell>
          <table:table-cell table:number-columns-repeated="1022"/>
        </table:table-row>
        <table:table-row table:style-name="ro7">
          <table:table-cell table:formula="of:=[Textos.A9]" office:value-type="string" office:string-value="#A frying pan. One of the most powerful weapons, used in many cases of poisoning." calcext:value-type="string">
            <text:p>#A frying pan. One of the most powerful weapons, used in many cases of poisoning.</text:p>
          </table:table-cell>
          <table:table-cell table:style-name="ce5" office:value-type="string" calcext:value-type="string">
            <text:p>#Una sartén. Una de las armas más poderosas, usada en muchos casos de envenenamiento.</text:p>
          </table:table-cell>
          <table:table-cell table:number-columns-repeated="1022"/>
        </table:table-row>
        <table:table-row table:style-name="ro1">
          <table:table-cell table:formula="of:=[Textos.A10]" office:value-type="string" office:string-value="#A garlic string that Ceren keeps in the larder." calcext:value-type="string">
            <text:p>#A garlic string that Ceren keeps in the larder.</text:p>
          </table:table-cell>
          <table:table-cell table:style-name="ce5" office:value-type="string" calcext:value-type="string">
            <text:p>#Una ristra de ajos que Ceren guarda en la despensa.</text:p>
          </table:table-cell>
          <table:table-cell table:number-columns-repeated="1022"/>
        </table:table-row>
        <table:table-row table:style-name="ro4">
          <table:table-cell table:formula="of:=[Textos.A11]" office:value-type="string" office:string-value="#A grinder to prepare the spices." calcext:value-type="string">
            <text:p>#A grinder to prepare the spices.</text:p>
          </table:table-cell>
          <table:table-cell table:style-name="ce5" office:value-type="string" calcext:value-type="string">
            <text:p>#Un molinillo para preparar las especias.</text:p>
          </table:table-cell>
          <table:table-cell table:number-columns-repeated="1022"/>
        </table:table-row>
        <table:table-row table:style-name="ro7">
          <table:table-cell table:formula="of:=[Textos.A12]" office:value-type="string" office:string-value="#A jar full of honey. Who doesn't have a jar full of honey in their home?" calcext:value-type="string">
            <text:p>#A jar full of honey. Who doesn't have a jar full of honey in their home?</text:p>
          </table:table-cell>
          <table:table-cell table:style-name="ce5" office:value-type="string" calcext:value-type="string">
            <text:p>#Un frasco lleno de miel. A Sherlock le encanta y la señora Hudson siempre tiene miel fresca para él.</text:p>
          </table:table-cell>
          <table:table-cell table:number-columns-repeated="1022"/>
        </table:table-row>
        <table:table-row table:style-name="ro7">
          <table:table-cell table:formula="of:=[Textos.A13]" office:value-type="string" office:string-value="#A jug full of cookware. It seems it's years since it's used in other way." calcext:value-type="string">
            <text:p>#A jug full of cookware. It seems it's years since it's used in other way.</text:p>
          </table:table-cell>
          <table:table-cell table:style-name="ce5" office:value-type="string" calcext:value-type="string">
            <text:p>#Una jarra llena de utensilios de cocina. Parece que hace años que no se usa de otra forma.</text:p>
          </table:table-cell>
          <table:table-cell table:number-columns-repeated="1022"/>
        </table:table-row>
        <table:table-row table:style-name="ro4">
          <table:table-cell table:formula="of:=[Textos.A14]" office:value-type="string" office:string-value="#A laptop with some of the keys missing." calcext:value-type="string">
            <text:p>#A laptop with some of the keys missing.</text:p>
          </table:table-cell>
          <table:table-cell table:style-name="ce5" office:value-type="string" calcext:value-type="string">
            <text:p>#Un portátil al que le faltan algunas teclas.</text:p>
          </table:table-cell>
          <table:table-cell table:number-columns-repeated="1022"/>
        </table:table-row>
        <table:table-row table:style-name="ro4">
          <table:table-cell table:formula="of:=[Textos.A15]" office:value-type="string" office:string-value="#A little bit rusty and deformed, but still useful." calcext:value-type="string">
            <text:p>#A little bit rusty and deformed, but still useful.</text:p>
          </table:table-cell>
          <table:table-cell table:style-name="ce5" office:value-type="string" calcext:value-type="string">
            <text:p>#Un poco oxidado y deformado, pero sigue siendo útil.</text:p>
          </table:table-cell>
          <table:table-cell table:number-columns-repeated="1022"/>
        </table:table-row>
        <table:table-row table:style-name="ro4">
          <table:table-cell table:formula="of:=[Textos.A16]" office:value-type="string" office:string-value="#A little hammer." calcext:value-type="string">
            <text:p>#A little hammer.</text:p>
          </table:table-cell>
          <table:table-cell table:style-name="ce5" office:value-type="string" calcext:value-type="string">
            <text:p>#Un martillo pequeño.</text:p>
          </table:table-cell>
          <table:table-cell table:number-columns-repeated="1022"/>
        </table:table-row>
        <table:table-row table:style-name="ro4">
          <table:table-cell table:formula="of:=[Textos.A17]" office:value-type="string" office:string-value="#A metal dish to serve fruit and desserts." calcext:value-type="string">
            <text:p>#A metal dish to serve fruit and desserts.</text:p>
          </table:table-cell>
          <table:table-cell table:style-name="ce5" office:value-type="string" calcext:value-type="string">
            <text:p>#Un plato de metal para servir frutas y postres.</text:p>
          </table:table-cell>
          <table:table-cell table:number-columns-repeated="1022"/>
        </table:table-row>
        <table:table-row table:style-name="ro4">
          <table:table-cell table:formula="of:=[Textos.A18]" office:value-type="string" office:string-value="#A mirror." calcext:value-type="string">
            <text:p>#A mirror.</text:p>
          </table:table-cell>
          <table:table-cell table:style-name="ce5" office:value-type="string" calcext:value-type="string">
            <text:p>#Un espejo.</text:p>
          </table:table-cell>
          <table:table-cell table:number-columns-repeated="1022"/>
        </table:table-row>
        <table:table-row table:style-name="ro4">
          <table:table-cell table:formula="of:=[Textos.A19]" office:value-type="string" office:string-value="#A modern Turkish carpet full of colours." calcext:value-type="string">
            <text:p>#A modern Turkish carpet full of colours.</text:p>
          </table:table-cell>
          <table:table-cell table:style-name="ce5" office:value-type="string" calcext:value-type="string">
            <text:p>#Una moderna alfombra turca llena de colores.</text:p>
          </table:table-cell>
          <table:table-cell table:number-columns-repeated="1022"/>
        </table:table-row>
        <table:table-row table:style-name="ro2">
          <table:table-cell table:formula="of:=[Textos.A20]" office:value-type="string" office:string-value="#A mortar to mix spices and make some sauces. Without them, Ceren's delicious dishes would be just plain food." calcext:value-type="string">
            <text:p>#A mortar to mix spices and make some sauces. Without them, Ceren's delicious dishes would be just plain food.</text:p>
          </table:table-cell>
          <table:table-cell table:style-name="ce5" office:value-type="string" calcext:value-type="string">
            <text:p>#Un mortero para mezclar las especias y hacer algunas salsas. Sin ellas, los deliciosos platos de Ceren serían sólo comida normal.</text:p>
          </table:table-cell>
          <table:table-cell table:number-columns-repeated="1022"/>
        </table:table-row>
        <table:table-row table:style-name="ro4">
          <table:table-cell table:formula="of:=[Textos.A21]" office:value-type="string" office:string-value="#A wooden African mask." calcext:value-type="string">
            <text:p>#A wooden African mask.</text:p>
          </table:table-cell>
          <table:table-cell table:style-name="ce5" office:value-type="string" calcext:value-type="string">
            <text:p>#Una máscara africana de madera.</text:p>
          </table:table-cell>
          <table:table-cell table:number-columns-repeated="1022"/>
        </table:table-row>
        <table:table-row table:style-name="ro4">
          <table:table-cell table:formula="of:=[Textos.A22]" office:value-type="string" office:string-value="#A wooden fork for cooking." calcext:value-type="string">
            <text:p>#A wooden fork for cooking.</text:p>
          </table:table-cell>
          <table:table-cell table:style-name="ce5" office:value-type="string" calcext:value-type="string">
            <text:p>#Un tenedor de madera para cocinar.</text:p>
          </table:table-cell>
          <table:table-cell table:number-columns-repeated="1022"/>
        </table:table-row>
        <table:table-row table:style-name="ro1">
          <table:table-cell table:formula="of:=[Textos.A23]" office:value-type="string" office:string-value="#After her cake, this is the best thing you can ever taste." calcext:value-type="string">
            <text:p>#After her cake, this is the best thing you can ever taste.</text:p>
          </table:table-cell>
          <table:table-cell table:style-name="ce5" office:value-type="string" calcext:value-type="string">
            <text:p>#Después de su bizcoho, es lo mejor que hay en el mundo.</text:p>
          </table:table-cell>
          <table:table-cell table:number-columns-repeated="1022"/>
        </table:table-row>
        <table:table-row table:style-name="ro2">
          <table:table-cell table:formula="of:=[Textos.A24]" office:value-type="string" office:string-value="#Ah, no, wait... It is not just tomato. It is salça! 30% Concentrated tomato." calcext:value-type="string">
            <text:p>#Ah, no, wait... It is not just tomato. It is salça! 30% Concentrated tomato.</text:p>
          </table:table-cell>
          <table:table-cell table:style-name="ce5" office:value-type="string" calcext:value-type="string">
            <text:p>#Ah, no, espera… No es solo tomate. ¡Es salça! Tomate concentrado un 30%.</text:p>
          </table:table-cell>
          <table:table-cell table:number-columns-repeated="1022"/>
        </table:table-row>
        <table:table-row table:style-name="ro7">
          <table:table-cell table:formula="of:=[Textos.A25]" office:value-type="string" office:string-value="#Also the annoying and frustating bugs of the game, but let's don't name the devil..." calcext:value-type="string">
            <text:p>#Also the annoying and frustating bugs of the game, but let's don't name the devil...</text:p>
          </table:table-cell>
          <table:table-cell table:style-name="ce5" office:value-type="string" calcext:value-type="string">
            <text:p>#También los molestos y frustrantes errores del juego, pero no vamos a nombrar al diablo…</text:p>
          </table:table-cell>
          <table:table-cell table:number-columns-repeated="1022"/>
        </table:table-row>
        <table:table-row table:style-name="ro2">
          <table:table-cell table:formula="of:=[Textos.A26]" office:value-type="string" office:string-value="#Also, some times, David and Luna use it to play role games." calcext:value-type="string">
            <text:p>#Also, some times, David and Luna use it to play role games.</text:p>
          </table:table-cell>
          <table:table-cell table:style-name="ce5" office:value-type="string" calcext:value-type="string">
            <text:p>#También, de vez en cuando, David y Luna lo usan para jugar a juegos de rol.</text:p>
          </table:table-cell>
          <table:table-cell table:number-columns-repeated="1022"/>
        </table:table-row>
        <table:table-row table:style-name="ro1">
          <table:table-cell table:formula="of:=[Textos.A27]" office:value-type="string" office:string-value="#An amazingly nice drawn door. Awesome perspective." calcext:value-type="string">
            <text:p>#An amazingly nice drawn door. Awesome perspective.</text:p>
          </table:table-cell>
          <table:table-cell table:style-name="ce5" office:value-type="string" calcext:value-type="string">
            <text:p>#Una puerta magníficamente dibujada. Una perspectiva formidable.</text:p>
          </table:table-cell>
          <table:table-cell table:number-columns-repeated="1022"/>
        </table:table-row>
        <table:table-row table:style-name="ro7">
          <table:table-cell table:formula="of:=[Textos.A28]" office:value-type="string" office:string-value="#Better to leave it there. I don't like to feel my hands sticky all day long." calcext:value-type="string">
            <text:p>#Better to leave it there. I don't like to feel my hands sticky all day long.</text:p>
          </table:table-cell>
          <table:table-cell table:style-name="ce5" office:value-type="string" calcext:value-type="string">
            <text:p>#Mejor dejarlo allí. No me gusta sentir las manos pegajosas durante todo el día.</text:p>
          </table:table-cell>
          <table:table-cell table:number-columns-repeated="1022"/>
        </table:table-row>
        <table:table-row table:style-name="ro4">
          <table:table-cell table:formula="of:=[Textos.A29]" office:value-type="string" office:string-value="#Boxes, little boxes." calcext:value-type="string">
            <text:p>#Boxes, little boxes.</text:p>
          </table:table-cell>
          <table:table-cell table:style-name="ce5" office:value-type="string" calcext:value-type="string">
            <text:p>#Cajas, cajas pequeñas.</text:p>
          </table:table-cell>
          <table:table-cell table:number-columns-repeated="1022"/>
        </table:table-row>
        <table:table-row table:style-name="ro4">
          <table:table-cell table:formula="of:=[Textos.A30]" office:value-type="string" office:string-value="#Canned green peas, from the Rainbow Warrior Company." calcext:value-type="string">
            <text:p>#Canned green peas, from the Rainbow Warrior Company.</text:p>
          </table:table-cell>
          <table:table-cell table:style-name="ce5" office:value-type="string" calcext:value-type="string">
            <text:p>#Guisantes enlatados, de la Rainbow Warrior Company.</text:p>
          </table:table-cell>
          <table:table-cell table:number-columns-repeated="1022"/>
        </table:table-row>
        <table:table-row table:style-name="ro7">
          <table:table-cell table:formula="of:=[Textos.A31]" office:value-type="string" office:string-value="#Canned tomato. What will be next? Canned pineapple? May God have mercy on us..." calcext:value-type="string">
            <text:p>#Canned tomato. What will be next? Canned pineapple? May God have mercy on us...</text:p>
          </table:table-cell>
          <table:table-cell table:style-name="ce5" office:value-type="string" calcext:value-type="string">
            <text:p>#Tomate enlatado. ¿Cuál será el siguiente? ¿Piña enlatada? Que Dios se apiade de nosotros...</text:p>
          </table:table-cell>
          <table:table-cell table:number-columns-repeated="1022"/>
        </table:table-row>
        <table:table-row table:style-name="ro1">
          <table:table-cell table:formula="of:=[Textos.A32]" office:value-type="string" office:string-value="#Ceren made some of her famous ginger cookies!" calcext:value-type="string">
            <text:p>#Ceren made some of her famous ginger cookies!</text:p>
          </table:table-cell>
          <table:table-cell table:style-name="ce5" office:value-type="string" calcext:value-type="string">
            <text:p>#Ceren ha hecho unas de sus famosas galletas de jengibre.</text:p>
          </table:table-cell>
          <table:table-cell table:number-columns-repeated="1022"/>
        </table:table-row>
        <table:table-row table:style-name="ro4">
          <table:table-cell table:formula="of:=[Textos.A33]" office:value-type="string" office:string-value="#Ceren." calcext:value-type="string">
            <text:p>#Ceren.</text:p>
          </table:table-cell>
          <table:table-cell table:style-name="ce5" office:value-type="string" calcext:value-type="string">
            <text:p>#Ceren.</text:p>
          </table:table-cell>
          <table:table-cell table:number-columns-repeated="1022"/>
        </table:table-row>
        <table:table-row table:style-name="ro7">
          <table:table-cell table:formula="of:=[Textos.A34]" office:value-type="string" office:string-value="#Composition: 12% Sugar, 32% salt, 28% vegetal oil, 60% water.#Warning: It can contain traces of green peas." calcext:value-type="string">
            <text:p>#Composition: 12% Sugar, 32% salt, 28% vegetal oil, 60% water.#Warning: It can contain traces of green peas.</text:p>
          </table:table-cell>
          <table:table-cell table:style-name="ce5" office:value-type="string" calcext:value-type="string">
            <text:p>#Composición: 12% de azúcar, 32% de sal, 28% de aceite vegetal, 60% de agua # Advertencia: Puede contener trazas de guisantes.</text:p>
          </table:table-cell>
          <table:table-cell table:number-columns-repeated="1022"/>
        </table:table-row>
        <table:table-row table:style-name="ro4">
          <table:table-cell table:formula="of:=[Textos.A35]" office:value-type="string" office:string-value="#Country apples! The neighbour must have send them." calcext:value-type="string">
            <text:p>#Country apples! The neighbour must have send them.</text:p>
          </table:table-cell>
          <table:table-cell table:style-name="ce5" office:value-type="string" calcext:value-type="string">
            <text:p>#¡Manzanas campestres! La señora Shelly debe haberlas enviado.</text:p>
          </table:table-cell>
          <table:table-cell table:number-columns-repeated="1022"/>
        </table:table-row>
        <table:table-row table:style-name="ro4">
          <table:table-cell table:formula="of:=[Textos.A36]" office:value-type="string" office:string-value="#Eh... Nope." calcext:value-type="string">
            <text:p>#Eh... Nope.</text:p>
          </table:table-cell>
          <table:table-cell table:style-name="ce5" office:value-type="string" calcext:value-type="string">
            <text:p>#Eh… No.</text:p>
          </table:table-cell>
          <table:table-cell table:number-columns-repeated="1022"/>
        </table:table-row>
        <table:table-row table:style-name="ro7">
          <table:table-cell table:formula="of:=[Textos.A37]" office:value-type="string" office:string-value="#For its smell, I'd bet that the wine has turned long time ago into vinegar." calcext:value-type="string">
            <text:p>#For its smell, I'd bet that the wine has turned long time ago into vinegar.</text:p>
          </table:table-cell>
          <table:table-cell table:style-name="ce5" office:value-type="string" calcext:value-type="string">
            <text:p>#Por su olor, apostaría que el vino se ha convertido hace mucho tiempo en vinagre.</text:p>
          </table:table-cell>
          <table:table-cell table:number-columns-repeated="1022"/>
        </table:table-row>
        <table:table-row table:style-name="ro1">
          <table:table-cell table:formula="of:=[Textos.A38]" office:value-type="string" office:string-value="#Hey! Hi!" calcext:value-type="string">
            <text:p>#Hey! Hi!</text:p>
          </table:table-cell>
          <table:table-cell table:style-name="ce5" office:value-type="string" calcext:value-type="string">
            <text:p>#¡Hey! ¡Hola!</text:p>
          </table:table-cell>
          <table:table-cell table:number-columns-repeated="1022"/>
        </table:table-row>
        <table:table-row table:style-name="ro1">
          <table:table-cell table:formula="of:=[Textos.A39]" office:value-type="string" office:string-value="#I already have a cookie." calcext:value-type="string">
            <text:p>#I already have a cookie.</text:p>
          </table:table-cell>
          <table:table-cell table:style-name="ce5" office:value-type="string" calcext:value-type="string">
            <text:p>#Ya tengo una galleta.</text:p>
          </table:table-cell>
          <table:table-cell table:number-columns-repeated="1022"/>
        </table:table-row>
        <table:table-row table:style-name="ro7">
          <table:table-cell table:formula="of:=[Textos.A40]" office:value-type="string" office:string-value="#I can see some children playing in a park, a bus stop and a river." calcext:value-type="string">
            <text:p>#I can see some children playing in a park, a bus stop and a river.</text:p>
          </table:table-cell>
          <table:table-cell table:style-name="ce5" office:value-type="string" calcext:value-type="string">
            <text:p>#Se puede ver a algunos niños jugando en un parque, una parada de autobús y un río.</text:p>
          </table:table-cell>
          <table:table-cell table:number-columns-repeated="1022"/>
        </table:table-row>
        <table:table-row table:style-name="ro4">
          <table:table-cell table:formula="of:=[Textos.A41]" office:value-type="string" office:string-value="#I cannot believe it." calcext:value-type="string">
            <text:p>#I cannot believe it.</text:p>
          </table:table-cell>
          <table:table-cell table:style-name="ce5" office:value-type="string" calcext:value-type="string">
            <text:p>#No me lo puedo creer.</text:p>
          </table:table-cell>
          <table:table-cell table:number-columns-repeated="1022"/>
        </table:table-row>
        <table:table-row table:style-name="ro4">
          <table:table-cell table:formula="of:=[Textos.A42]" office:value-type="string" office:string-value="#I don't think that's a good idea." calcext:value-type="string">
            <text:p>#I don't think that's a good idea.</text:p>
          </table:table-cell>
          <table:table-cell table:style-name="ce5" office:value-type="string" calcext:value-type="string">
            <text:p>#No creo que sea una buena idea.</text:p>
          </table:table-cell>
          <table:table-cell table:number-columns-repeated="1022"/>
        </table:table-row>
        <table:table-row table:style-name="ro4">
          <table:table-cell table:formula="of:=[Textos.A43]" office:value-type="string" office:string-value="#I positively know that there is nothing interesting in this drawer." calcext:value-type="string">
            <text:p>#I positively know that there is nothing interesting in this drawer.</text:p>
          </table:table-cell>
          <table:table-cell table:style-name="ce5" office:value-type="string" calcext:value-type="string">
            <text:p>#Sé positivamente que no hay nada interesante en este cajón.</text:p>
          </table:table-cell>
          <table:table-cell table:number-columns-repeated="1022"/>
        </table:table-row>
        <table:table-row table:style-name="ro4">
          <table:table-cell table:formula="of:=[Textos.A44]" office:value-type="string" office:string-value="#I really don't feel like taking some honey right now..." calcext:value-type="string">
            <text:p>#I really don't feel like taking some honey right now...</text:p>
          </table:table-cell>
          <table:table-cell table:style-name="ce6" office:value-type="string" calcext:value-type="string">
            <text:p>#No tengo ganas de comer miel ahora mismo…</text:p>
          </table:table-cell>
          <table:table-cell table:number-columns-repeated="1022"/>
        </table:table-row>
        <table:table-row table:style-name="ro1">
          <table:table-cell table:formula="of:=[Textos.A45]" office:value-type="string" office:string-value="#I think they like to use these peppers their dishes." calcext:value-type="string">
            <text:p>#I think they like to use these peppers their dishes.</text:p>
          </table:table-cell>
          <table:table-cell table:style-name="ce5" office:value-type="string" calcext:value-type="string">
            <text:p>#Creo que les gusta usar pimienta en sus comidas.</text:p>
          </table:table-cell>
          <table:table-cell table:number-columns-repeated="1022"/>
        </table:table-row>
        <table:table-row table:style-name="ro4">
          <table:table-cell table:formula="of:=[Textos.A46]" office:value-type="string" office:string-value="#I wonder how is the un-real honey." calcext:value-type="string">
            <text:p>#I wonder how is the un-real honey.</text:p>
          </table:table-cell>
          <table:table-cell table:style-name="ce5" office:value-type="string" calcext:value-type="string">
            <text:p>#Me pregunto cómo es la miel no verdadera.</text:p>
          </table:table-cell>
          <table:table-cell table:number-columns-repeated="1022"/>
        </table:table-row>
        <table:table-row table:style-name="ro1">
          <table:table-cell table:formula="of:=[Textos.A47]" office:value-type="string" office:string-value="#I'd better ask them if they want one before eating all of them by myself..." calcext:value-type="string">
            <text:p>#I'd better ask them if they want one before eating all of them by myself...</text:p>
          </table:table-cell>
          <table:table-cell table:style-name="ce5" office:value-type="string" calcext:value-type="string">
            <text:p>#Mejor les pregunatré si quieren una antes de comérmelas todas yo…</text:p>
          </table:table-cell>
          <table:table-cell table:number-columns-repeated="1022"/>
        </table:table-row>
        <table:table-row table:style-name="ro8">
          <table:table-cell table:formula="of:=[Textos.A48]" office:value-type="string" office:string-value="#I'd just find forks and spoons. For sure I can find better ways to learn how to use JSCUMM than playing with cookware." calcext:value-type="string">
            <text:p>#I'd just find forks and spoons. For sure I can find better ways to learn how to use JSCUMM than playing with cookware.</text:p>
          </table:table-cell>
          <table:table-cell table:style-name="ce5" office:value-type="string" calcext:value-type="string">
            <text:p>#Sólo encontraría tenedores y cucharas. Seguro que puedo encontrar mejores formas de ayudar a Sherlock que jugar con utensilios de cocina.</text:p>
          </table:table-cell>
          <table:table-cell table:number-columns-repeated="1022"/>
        </table:table-row>
        <table:table-row table:style-name="ro4">
          <table:table-cell table:formula="of:=[Textos.A49]" office:value-type="string" office:string-value="#I'd prefer not to do THAT." calcext:value-type="string">
            <text:p>#I'd prefer not to do THAT.</text:p>
          </table:table-cell>
          <table:table-cell table:style-name="ce5" office:value-type="string" calcext:value-type="string">
            <text:p>#Preferiría no hacer ESO.</text:p>
          </table:table-cell>
          <table:table-cell table:number-columns-repeated="1022"/>
        </table:table-row>
        <table:table-row table:style-name="ro4">
          <table:table-cell table:formula="of:=[Textos.A50]" office:value-type="string" office:string-value="#I'll be around." calcext:value-type="string">
            <text:p>#I'll be around.</text:p>
          </table:table-cell>
          <table:table-cell table:style-name="ce5" office:value-type="string" calcext:value-type="string">
            <text:p>#Estaré por aquí.</text:p>
          </table:table-cell>
          <table:table-cell table:number-columns-repeated="1022"/>
        </table:table-row>
        <table:table-row table:style-name="ro4">
          <table:table-cell table:formula="of:=[Textos.A51]" office:value-type="string" office:string-value="#I'll better take it. Who knows when I will need it!" calcext:value-type="string">
            <text:p>#I'll better take it. Who knows when I will need it!</text:p>
          </table:table-cell>
          <table:table-cell table:style-name="ce5" office:value-type="string" calcext:value-type="string">
            <text:p>#Será mejor que lo coja. ¡Quién sabe cuándo lo necesitaré!</text:p>
          </table:table-cell>
          <table:table-cell table:number-columns-repeated="1022"/>
        </table:table-row>
        <table:table-row table:style-name="ro1">
          <table:table-cell table:formula="of:=[Textos.A52]" office:value-type="string" office:string-value="#I'll take just one." calcext:value-type="string">
            <text:p>#I'll take just one.</text:p>
          </table:table-cell>
          <table:table-cell table:style-name="ce5" office:value-type="string" calcext:value-type="string">
            <text:p>#Cogeré solo una.</text:p>
          </table:table-cell>
          <table:table-cell table:number-columns-repeated="1022"/>
        </table:table-row>
        <table:table-row table:style-name="ro2">
          <table:table-cell table:formula="of:=[Textos.A53]" office:value-type="string" office:string-value="#In Turkish cousine garling is a primary ingredient, along with tomato, onion and of course, spices." calcext:value-type="string">
            <text:p>#In Turkish cousine garling is a primary ingredient, along with tomato, onion and of course, spices.</text:p>
          </table:table-cell>
          <table:table-cell table:style-name="ce5" office:value-type="string" calcext:value-type="string">
            <text:p>#En la cocina turca el ajo es uno de los principales ingredientes, junto con el tomate, la cebolla y por supuesto, las especias.</text:p>
          </table:table-cell>
          <table:table-cell table:number-columns-repeated="1022"/>
        </table:table-row>
        <table:table-row table:style-name="ro2">
          <table:table-cell table:formula="of:=[Textos.A54]" office:value-type="string" office:string-value="#Includes some of Ceren's family most famous and secret dishes, such us dolma, sarma, kofte, çaçik and ayran." calcext:value-type="string">
            <text:p>#Includes some of Ceren's family most famous and secret dishes, such us dolma, sarma, kofte, çaçik and ayran.</text:p>
          </table:table-cell>
          <table:table-cell table:style-name="ce5" office:value-type="string" calcext:value-type="string">
            <text:p>#Incluye algunos de los platos más famosos de la familia de Ceren, como dolma, sarma, kofte, çaçk y ayran.</text:p>
          </table:table-cell>
          <table:table-cell table:number-columns-repeated="1022"/>
        </table:table-row>
        <table:table-row table:style-name="ro4">
          <table:table-cell table:formula="of:=[Textos.A55]" office:value-type="string" office:string-value="#It has an Ubuntu installed with Gimp, Krita, Inkscape..." calcext:value-type="string">
            <text:p>#It has an Ubuntu installed with Gimp, Krita, Inkscape...</text:p>
          </table:table-cell>
          <table:table-cell table:style-name="ce5" office:value-type="string" calcext:value-type="string">
            <text:p>#Tiene un Ubuntu instalado con Gimp, Krita, Inkscape, Netbeans ...</text:p>
          </table:table-cell>
          <table:table-cell table:number-columns-repeated="1022"/>
        </table:table-row>
        <table:table-row table:style-name="ro7">
          <table:table-cell table:formula="of:=[Textos.A56]" office:value-type="string" office:string-value="#It has pencils, pens, markers, scissor... All you need to create everything from paper!" calcext:value-type="string">
            <text:p>#It has pencils, pens, markers, scissor... All you need to create everything from paper!</text:p>
          </table:table-cell>
          <table:table-cell table:style-name="ce5" office:value-type="string" calcext:value-type="string">
            <text:p>#Tiene lápices, bolígrafos, marcadores, tijeras... ¡Todo lo que se necesita para crear cualquier cosa de papel!</text:p>
          </table:table-cell>
          <table:table-cell table:number-columns-repeated="1022"/>
        </table:table-row>
        <table:table-row table:style-name="ro4">
          <table:table-cell table:formula="of:=[Textos.A57]" office:value-type="string" office:string-value="#It's a small hammer." calcext:value-type="string">
            <text:p>#It's a small hammer.</text:p>
          </table:table-cell>
          <table:table-cell table:style-name="ce5" office:value-type="string" calcext:value-type="string">
            <text:p>#Un martillo pequeño.</text:p>
          </table:table-cell>
          <table:table-cell table:number-columns-repeated="1022"/>
        </table:table-row>
        <table:table-row table:style-name="ro7">
          <table:table-cell table:formula="of:=[Textos.A58]" office:value-type="string" office:string-value="#It's the poster of a movie with a flying boat facing an island in the sky." calcext:value-type="string">
            <text:p>#It's the poster of a movie with a flying boat facing an island in the sky.</text:p>
          </table:table-cell>
          <table:table-cell table:style-name="ce5" office:value-type="string" calcext:value-type="string">
            <text:p>#Es el cartel de una película con un barco volador frente a una isla en el cielo.</text:p>
          </table:table-cell>
          <table:table-cell table:number-columns-repeated="1022"/>
        </table:table-row>
        <table:table-row table:style-name="ro2">
          <table:table-cell table:formula="of:=[Textos.A59]" office:value-type="string" office:string-value="#Just a splash screen from the game Holmes O'Bedlam used to show the behaviour of the functionality." calcext:value-type="string">
            <text:p>#Just a splash screen from the game Holmes O'Bedlam used to show the behaviour of the functionality.</text:p>
          </table:table-cell>
          <table:table-cell table:style-name="ce5" office:value-type="string" calcext:value-type="string">
            <text:p>#Es una splash screen del juego Holmes O’Bedlam que se usa para mostrar el funcionamiento de esa acción de script.</text:p>
          </table:table-cell>
          <table:table-cell table:number-columns-repeated="1022"/>
        </table:table-row>
        <table:table-row table:style-name="ro4">
          <table:table-cell table:formula="of:=[Textos.A60]" office:value-type="string" office:string-value="#Just a wooden spoon." calcext:value-type="string">
            <text:p>#Just a wooden spoon.</text:p>
          </table:table-cell>
          <table:table-cell table:style-name="ce5" office:value-type="string" calcext:value-type="string">
            <text:p>#Sólo es una cuchara de madera.</text:p>
          </table:table-cell>
          <table:table-cell table:number-columns-repeated="1022"/>
        </table:table-row>
        <table:table-row table:style-name="ro4">
          <table:table-cell table:formula="of:=[Textos.A61]" office:value-type="string" office:string-value="#Just another drawer in the larder." calcext:value-type="string">
            <text:p>#Just another drawer in the larder.</text:p>
          </table:table-cell>
          <table:table-cell table:style-name="ce5" office:value-type="string" calcext:value-type="string">
            <text:p>#Sólo otro cajón en la despensa.</text:p>
          </table:table-cell>
          <table:table-cell table:number-columns-repeated="1022"/>
        </table:table-row>
        <table:table-row table:style-name="ro7">
          <table:table-cell table:formula="of:=[Textos.A62]" office:value-type="string" office:string-value="#Just exactly what you would expect to find in a place to store the food." calcext:value-type="string">
            <text:p>#Just exactly what you would expect to find in a place to store the food.</text:p>
          </table:table-cell>
          <table:table-cell table:style-name="ce5" office:value-type="string" calcext:value-type="string">
            <text:p>#Justo lo que todo el mundo esperaría encontrar en un lugar para almacenar la comida.</text:p>
          </table:table-cell>
          <table:table-cell table:number-columns-repeated="1022"/>
        </table:table-row>
        <table:table-row table:style-name="ro1">
          <table:table-cell table:formula="of:=[Textos.A63]" office:value-type="string" office:string-value="#Leave some for the ones behind... They say." calcext:value-type="string">
            <text:p>#Leave some for the ones behind... They say.</text:p>
          </table:table-cell>
          <table:table-cell table:style-name="ce5" office:value-type="string" calcext:value-type="string">
            <text:p>#Deja algo para el que venga… suelen decir.</text:p>
          </table:table-cell>
          <table:table-cell table:number-columns-repeated="1022"/>
        </table:table-row>
        <table:table-row table:style-name="ro7">
          <table:table-cell table:formula="of:=[Textos.A64]" office:value-type="string" office:string-value="#Linux Administration Handbook#Do androids dream of electric sheep?#On the Origin of Species" calcext:value-type="string">
            <text:p>#Linux Administration Handbook#Do androids dream of electric sheep?#On the Origin of Species</text:p>
          </table:table-cell>
          <table:table-cell table:style-name="ce5" office:value-type="string" calcext:value-type="string">
            <text:p>#Linux Administration Handbook #¿Sueñan los androides con ovejas eléctricas? #El Origen de las Especies</text:p>
          </table:table-cell>
          <table:table-cell table:number-columns-repeated="1022"/>
        </table:table-row>
        <table:table-row table:style-name="ro4">
          <table:table-cell table:formula="of:=[Textos.A65]" office:value-type="string" office:string-value="#Luna." calcext:value-type="string">
            <text:p>#Luna.</text:p>
          </table:table-cell>
          <table:table-cell table:style-name="ce5" office:value-type="string" calcext:value-type="string">
            <text:p>#Luna.</text:p>
          </table:table-cell>
          <table:table-cell table:number-columns-repeated="1022"/>
        </table:table-row>
        <table:table-row table:style-name="ro4">
          <table:table-cell table:formula="of:=[Textos.A66]" office:value-type="string" office:string-value="#MAGNA CARTA 1215" calcext:value-type="string">
            <text:p>#MAGNA CARTA 1215</text:p>
          </table:table-cell>
          <table:table-cell table:style-name="ce5" office:value-type="string" calcext:value-type="string">
            <text:p>#MAGNA CARTA 1215</text:p>
          </table:table-cell>
          <table:table-cell table:number-columns-repeated="1022"/>
        </table:table-row>
        <table:table-row table:style-name="ro7">
          <table:table-cell table:formula="of:=[Textos.A67]" office:value-type="string" office:string-value="#MAGNA CARTA 1215#There are lots of heraldic shields with a royal seal and lot's of small words in ancient English." calcext:value-type="string">
            <text:p>#MAGNA CARTA 1215#There are lots of heraldic shields with a royal seal and lot's of small words in ancient English.</text:p>
          </table:table-cell>
          <table:table-cell table:style-name="ce5" office:value-type="string" calcext:value-type="string">
            <text:p>#MAGNA CARTA 1215 # Hay muchos escudos heráldicos con un sello real y muchas palabras pequeñas en inglés antiguo.</text:p>
          </table:table-cell>
          <table:table-cell table:number-columns-repeated="1022"/>
        </table:table-row>
        <table:table-row table:style-name="ro4">
          <table:table-cell table:formula="of:=[Textos.A68]" office:value-type="string" office:string-value="#Naturally grown, artificially canned." calcext:value-type="string">
            <text:p>#Naturally grown, artificially canned.</text:p>
          </table:table-cell>
          <table:table-cell table:style-name="ce5" office:value-type="string" calcext:value-type="string">
            <text:p>#Cultivado naturalmente, enlatado artificialmente.</text:p>
          </table:table-cell>
          <table:table-cell table:number-columns-repeated="1022"/>
        </table:table-row>
        <table:table-row table:style-name="ro7">
          <table:table-cell table:formula="of:=[Textos.A69]" office:value-type="string" office:string-value="#No way! Canned broccoli? Mrs. Hudson is going to far with her obsession for canned food." calcext:value-type="string">
            <text:p>#No way! Canned broccoli? Mrs. Hudson is going to far with her obsession for canned food.</text:p>
          </table:table-cell>
          <table:table-cell table:style-name="ce5" office:value-type="string" calcext:value-type="string">
            <text:p>#¡De ninguna manera! ¿Brócoli en conserva? La señora Hudson ha ido muy lejos con su obsesión por la comida enlatada.</text:p>
          </table:table-cell>
          <table:table-cell table:number-columns-repeated="1022"/>
        </table:table-row>
        <table:table-row table:style-name="ro4">
          <table:table-cell table:formula="of:=[Textos.A70]" office:value-type="string" office:string-value="#No way. I don't want to smell all the day vinegar." calcext:value-type="string">
            <text:p>#No way. I don't want to smell all the day vinegar.</text:p>
          </table:table-cell>
          <table:table-cell table:style-name="ce5" office:value-type="string" calcext:value-type="string">
            <text:p>#De ninguna manera. No quiero oler todo el día vinagre.</text:p>
          </table:table-cell>
          <table:table-cell table:number-columns-repeated="1022"/>
        </table:table-row>
        <table:table-row table:style-name="ro3">
          <table:table-cell table:formula="of:=[Textos.A71]" office:value-type="string" office:string-value="#No way... I've tried more than once, but most of the ingredients are in Turkish, not in plain English. It's impossible to understand even how to boil the water." calcext:value-type="string">
            <text:p>#No way... I've tried more than once, but most of the ingredients are in Turkish, not in plain English. It's impossible to understand even how to boil the water.</text:p>
          </table:table-cell>
          <table:table-cell table:style-name="ce5" office:value-type="string" calcext:value-type="string">
            <text:p>#No hay manera... Lo he intentado más de una vez, pero la mayoría de los ingredientes están en turco y no lo hablo. Es imposible entender incluso cómo hervir el agua.</text:p>
          </table:table-cell>
          <table:table-cell table:number-columns-repeated="1022"/>
        </table:table-row>
        <table:table-row table:style-name="ro4">
          <table:table-cell table:formula="of:=[Textos.A72]" office:value-type="string" office:string-value="#Oh my God! What am I doing with this hair!" calcext:value-type="string">
            <text:p>#Oh my God! What am I doing with this hair!</text:p>
          </table:table-cell>
          <table:table-cell table:style-name="ce5" office:value-type="string" calcext:value-type="string">
            <text:p>#¡Oh Dios mío! ¿Qué estoy haciendo con estos pelos!</text:p>
          </table:table-cell>
          <table:table-cell table:number-columns-repeated="1022"/>
        </table:table-row>
        <table:table-row table:style-name="ro4">
          <table:table-cell table:formula="of:=[Textos.A73]" office:value-type="string" office:string-value="#Oh! What a... boring drawer!" calcext:value-type="string">
            <text:p>#Oh! What a... boring drawer!</text:p>
          </table:table-cell>
          <table:table-cell table:style-name="ce5" office:value-type="string" calcext:value-type="string">
            <text:p>#¡Oh! ¡Qué cajón tan… aburrido!</text:p>
          </table:table-cell>
          <table:table-cell table:number-columns-repeated="1022"/>
        </table:table-row>
        <table:table-row table:style-name="ro1">
          <table:table-cell table:formula="of:=[Textos.A74]" office:value-type="string" office:string-value="#One of Ceren's famous ginger cookies." calcext:value-type="string">
            <text:p>#One of Ceren's famous ginger cookies.</text:p>
          </table:table-cell>
          <table:table-cell table:style-name="ce5" office:value-type="string" calcext:value-type="string">
            <text:p>#Una de las famosas galletas de jengibre de Ceren.</text:p>
          </table:table-cell>
          <table:table-cell table:number-columns-repeated="1022"/>
        </table:table-row>
        <table:table-row table:style-name="ro1">
          <table:table-cell table:formula="of:=[Textos.A75]" office:value-type="string" office:string-value="#One of the primary ingredients in Mediterranean cousine." calcext:value-type="string">
            <text:p>#One of the primary ingredients in Mediterranean cousine.</text:p>
          </table:table-cell>
          <table:table-cell table:style-name="ce5" office:value-type="string" calcext:value-type="string">
            <text:p>#Uno de los principales ingredientes de la cocina mediterránea.</text:p>
          </table:table-cell>
          <table:table-cell table:number-columns-repeated="1022"/>
        </table:table-row>
        <table:table-row table:style-name="ro4">
          <table:table-cell table:formula="of:=[Textos.A76]" office:value-type="string" office:string-value="#Quite useful when studying anthropology at night..." calcext:value-type="string">
            <text:p>#Quite useful when studying anthropology at night...</text:p>
          </table:table-cell>
          <table:table-cell table:style-name="ce5" office:value-type="string" calcext:value-type="string">
            <text:p>#Bastante útil cuando se estudia antropología por la noche…</text:p>
          </table:table-cell>
          <table:table-cell table:number-columns-repeated="1022"/>
        </table:table-row>
        <table:table-row table:style-name="ro4">
          <table:table-cell table:formula="of:=[Textos.A77]" office:value-type="string" office:string-value="#RECIPES FROM ANATOLIA: Traditional Turkish dishes." calcext:value-type="string">
            <text:p>#RECIPES FROM ANATOLIA: Traditional Turkish dishes.</text:p>
          </table:table-cell>
          <table:table-cell table:style-name="ce5" office:value-type="string" calcext:value-type="string">
            <text:p>#RECETAS DE ANATOLIA: Platos tradicionales de la <text:span text:style-name="T1">cocina turca</text:span>.</text:p>
          </table:table-cell>
          <table:table-cell table:number-columns-repeated="1022"/>
        </table:table-row>
        <table:table-row table:style-name="ro7">
          <table:table-cell table:formula="of:=[Textos.A78]" office:value-type="string" office:string-value="#Really, nothing special. Just a normal, plain and regular drawer." calcext:value-type="string">
            <text:p>#Really, nothing special. Just a normal, plain and regular drawer.</text:p>
          </table:table-cell>
          <table:table-cell table:style-name="ce5" office:value-type="string" calcext:value-type="string">
            <text:p>#Realmente, nada especial. Simplemente un cajón normal, normal y normal.</text:p>
          </table:table-cell>
          <table:table-cell table:number-columns-repeated="1022"/>
        </table:table-row>
        <table:table-row table:style-name="ro4">
          <table:table-cell table:formula="of:=[Textos.A79]" office:value-type="string" office:string-value="#ST. PATRICK'S CONCERT#THE DRUNKEN PENGUINS#22:30H" calcext:value-type="string">
            <text:p>#ST. PATRICK'S CONCERT#THE DRUNKEN PENGUINS#22:30H</text:p>
          </table:table-cell>
          <table:table-cell table:style-name="ce5" office:value-type="string" calcext:value-type="string">
            <text:p>#CONCIERTO DE ST. PATRICK #LOS DRUNKEN PENGUIN #22: 30H</text:p>
          </table:table-cell>
          <table:table-cell table:number-columns-repeated="1022"/>
        </table:table-row>
        <table:table-row table:style-name="ro4">
          <table:table-cell table:formula="of:=[Textos.A80]" office:value-type="string" office:string-value="#Salt." calcext:value-type="string">
            <text:p>#Salt.</text:p>
          </table:table-cell>
          <table:table-cell table:style-name="ce5" office:value-type="string" calcext:value-type="string">
            <text:p>#Sal.</text:p>
          </table:table-cell>
          <table:table-cell table:number-columns-repeated="1022"/>
        </table:table-row>
        <table:table-row table:style-name="ro4">
          <table:table-cell table:formula="of:=[Textos.A81]" office:value-type="string" office:string-value="#Salt. Plain and simple salt." calcext:value-type="string">
            <text:p>#Salt. Plain and simple salt.</text:p>
          </table:table-cell>
          <table:table-cell table:style-name="ce5" office:value-type="string" calcext:value-type="string">
            <text:p>#Sal. Sal simple y sencilla.</text:p>
          </table:table-cell>
          <table:table-cell table:number-columns-repeated="1022"/>
        </table:table-row>
        <table:table-row table:style-name="ro1">
          <table:table-cell table:formula="of:=[Textos.A82]" office:value-type="string" office:string-value="#Sodium chloride." calcext:value-type="string">
            <text:p>#Sodium chloride.</text:p>
          </table:table-cell>
          <table:table-cell table:style-name="ce5" office:value-type="string" calcext:value-type="string">
            <text:p>#Cloruro sódico</text:p>
          </table:table-cell>
          <table:table-cell table:number-columns-repeated="1022"/>
        </table:table-row>
        <table:table-row table:style-name="ro8">
          <table:table-cell table:formula="of:=[Textos.A83]" office:value-type="string" office:string-value="#Some African mask used as a souvenir trying to trap all the tribalism and ethnicity created by the indirect government to submit the African colonies..." calcext:value-type="string">
            <text:p>#Some African mask used as a souvenir trying to trap all the tribalism and ethnicity created by the indirect government to submit the African colonies...</text:p>
          </table:table-cell>
          <table:table-cell table:style-name="ce5" office:value-type="string" calcext:value-type="string">
            <text:p>#Una máscara africana usada como recuerdo tratando de atrapar todo el tribalismo y etnicidad creado por el gobierno indirecto para someter las colonias africanas…</text:p>
          </table:table-cell>
          <table:table-cell table:number-columns-repeated="1022"/>
        </table:table-row>
        <table:table-row table:style-name="ro4">
          <table:table-cell table:formula="of:=[Textos.A84]" office:value-type="string" office:string-value="#That makes no sense at all." calcext:value-type="string">
            <text:p>#That makes no sense at all.</text:p>
          </table:table-cell>
          <table:table-cell table:style-name="ce5" office:value-type="string" calcext:value-type="string">
            <text:p>#Eso no tiene ningún sentido.</text:p>
          </table:table-cell>
          <table:table-cell table:number-columns-repeated="1022"/>
        </table:table-row>
        <table:table-row table:style-name="ro4">
          <table:table-cell table:formula="of:=[Textos.A85]" office:value-type="string" office:string-value="#That's where all the magic is done..." calcext:value-type="string">
            <text:p>#That's where all the magic is done...</text:p>
          </table:table-cell>
          <table:table-cell table:style-name="ce5" office:value-type="string" calcext:value-type="string">
            <text:p>#Aquí es donde se hace toda la magia...</text:p>
          </table:table-cell>
          <table:table-cell table:number-columns-repeated="1022"/>
        </table:table-row>
        <table:table-row table:style-name="ro3">
          <table:table-cell table:formula="of:=[Textos.A86]" office:value-type="string" office:string-value="#The book seems old but quite well preserved, to be a recipe book. It has some food traces and smell, but it is obvious that they are so careful while handling it." calcext:value-type="string">
            <text:p>#The book seems old but quite well preserved, to be a recipe book. It has some food traces and smell, but it is obvious that they are so careful while handling it.</text:p>
          </table:table-cell>
          <table:table-cell table:style-name="ce5" office:value-type="string" calcext:value-type="string">
            <text:p>#El libro parece viejo pero muy bien conservado, para ser un libro de recetas. Tiene algunos rastros de comida y olor, pero es obvio que son muy cuidadosos al manejarlo.</text:p>
          </table:table-cell>
          <table:table-cell table:number-columns-repeated="1022"/>
        </table:table-row>
        <table:table-row table:style-name="ro1">
          <table:table-cell table:formula="of:=[Textos.A87]" office:value-type="string" office:string-value="#The creator and maintainer of the JSCUMM engine." calcext:value-type="string">
            <text:p>#The creator and maintainer of the JSCUMM engine.</text:p>
          </table:table-cell>
          <table:table-cell table:style-name="ce5" office:value-type="string" calcext:value-type="string">
            <text:p>#El creador y mantenedor del motor JSCUMM.</text:p>
          </table:table-cell>
          <table:table-cell table:number-columns-repeated="1022"/>
        </table:table-row>
        <table:table-row table:style-name="ro7">
          <table:table-cell table:formula="of:=[Textos.A88]" office:value-type="string" office:string-value="#The jar is almost full. In the label can be read: 'REAL HONEY FROM THE HIGHLANDS'." calcext:value-type="string">
            <text:p>#The jar is almost full. In the label can be read: 'REAL HONEY FROM THE HIGHLANDS'.</text:p>
          </table:table-cell>
          <table:table-cell table:style-name="ce5" office:value-type="string" calcext:value-type="string">
            <text:p>#El frasco está casi lleno. En la etiqueta se puede leer: 'VERDADERA MIEL DE LAS MONTAÑAS'.</text:p>
          </table:table-cell>
          <table:table-cell table:number-columns-repeated="1022"/>
        </table:table-row>
        <table:table-row table:style-name="ro7">
          <table:table-cell table:formula="of:=[Textos.A89]" office:value-type="string" office:string-value="#The label says:#SEEMS LIKE TUNA! TASTES LIKE TUNA! IT IS (in a mixed proportion with other animal meats) REAL TUNA!" calcext:value-type="string">
            <text:p>#The label says:#SEEMS LIKE TUNA! TASTES LIKE TUNA! IT IS (in a mixed proportion with other animal meats) REAL TUNA!</text:p>
          </table:table-cell>
          <table:table-cell table:style-name="ce5" office:value-type="string" calcext:value-type="string">
            <text:p>#La etiqueta dice: #¡PARECE ATUN! ¡SABE A ATÚN! ¡ES (en una proporción mixta con otras carnes de animales) ATÚN!</text:p>
          </table:table-cell>
          <table:table-cell table:number-columns-repeated="1022"/>
        </table:table-row>
        <table:table-row table:style-name="ro4">
          <table:table-cell table:formula="of:=[Textos.A90]" office:value-type="string" office:string-value="#The map of the discovered lands in 1643." calcext:value-type="string">
            <text:p>#The map of the discovered lands in 1643.</text:p>
          </table:table-cell>
          <table:table-cell table:style-name="ce5" office:value-type="string" calcext:value-type="string">
            <text:p>#El mapa de las tierras descubiertas en 1643.</text:p>
          </table:table-cell>
          <table:table-cell table:number-columns-repeated="1022"/>
        </table:table-row>
        <table:table-row table:style-name="ro7">
          <table:table-cell table:formula="of:=[Textos.A91]" office:value-type="string" office:string-value="#The poster has penguins with hats and eye patch. Also there is a big 4 leaf clover." calcext:value-type="string">
            <text:p>#The poster has penguins with hats and eye patch. Also there is a big 4 leaf clover.</text:p>
          </table:table-cell>
          <table:table-cell table:style-name="ce5" office:value-type="string" calcext:value-type="string">
            <text:p>#El cartel tiene pingüinos con sombreros y parches en el ojo. También hay un gran trébol de 4 hojas.</text:p>
          </table:table-cell>
          <table:table-cell table:number-columns-repeated="1022"/>
        </table:table-row>
        <table:table-row table:style-name="ro7">
          <table:table-cell table:formula="of:=[Textos.A92]" office:value-type="string" office:string-value="#There are some marks in the table... I should observe them with more detail." calcext:value-type="string">
            <text:p>#There are some marks in the table... I should observe them with more detail.</text:p>
          </table:table-cell>
          <table:table-cell table:style-name="ce5" office:value-type="string" calcext:value-type="string">
            <text:p>#Hay algunas marcas en la mesa... Debería observarlas con más detalle.</text:p>
          </table:table-cell>
          <table:table-cell table:number-columns-repeated="1022"/>
        </table:table-row>
        <table:table-row table:style-name="ro7">
          <table:table-cell table:formula="of:=[Textos.A93]" office:value-type="string" office:string-value="#There is a girl running with an ice cream with the Eiffel Tower in the background." calcext:value-type="string">
            <text:p>#There is a girl running with an ice cream with the Eiffel Tower in the background.</text:p>
          </table:table-cell>
          <table:table-cell table:style-name="ce5" office:value-type="string" calcext:value-type="string">
            <text:p>#Hay una chica corriendo con un helado con la Torre Eiffel de fondo.</text:p>
          </table:table-cell>
          <table:table-cell table:number-columns-repeated="1022"/>
        </table:table-row>
        <table:table-row table:style-name="ro7">
          <table:table-cell table:formula="of:=[Textos.A94]" office:value-type="string" office:string-value="#There is also a small computer to learn how to program robots to conquer the world." calcext:value-type="string">
            <text:p>#There is also a small computer to learn how to program robots to conquer the world.</text:p>
          </table:table-cell>
          <table:table-cell table:style-name="ce5" office:value-type="string" calcext:value-type="string">
            <text:p>#También hay un pequeño ordenador para aprender a programar robots para conquistar el mundo.</text:p>
          </table:table-cell>
          <table:table-cell table:number-columns-repeated="1022"/>
        </table:table-row>
        <table:table-row table:style-name="ro4">
          <table:table-cell table:formula="of:=[Textos.A95]" office:value-type="string" office:string-value="#There must be a pattern in all this numbers..." calcext:value-type="string">
            <text:p>#There must be a pattern in all this numbers...</text:p>
          </table:table-cell>
          <table:table-cell table:style-name="ce5" office:value-type="string" calcext:value-type="string">
            <text:p>#Debe haber un patrón en todos estos números…</text:p>
          </table:table-cell>
          <table:table-cell table:number-columns-repeated="1022"/>
        </table:table-row>
        <table:table-row table:style-name="ro7">
          <table:table-cell table:formula="of:=[Textos.A96]" office:value-type="string" office:string-value="#They are real apples from the countryside. Some of the have even real worms." calcext:value-type="string">
            <text:p>#They are real apples from the countryside. Some of the have even real worms.</text:p>
          </table:table-cell>
          <table:table-cell table:style-name="ce5" office:value-type="string" calcext:value-type="string">
            <text:p>#Son manzanas campestres de verdad. Incluso tienen gusanos de verdad.</text:p>
          </table:table-cell>
          <table:table-cell table:number-columns-repeated="1022"/>
        </table:table-row>
        <table:table-row table:style-name="ro7">
          <table:table-cell table:formula="of:=[Textos.A97]" office:value-type="string" office:string-value="#They must be here for months. Some of them are too dry and are starting to change their color." calcext:value-type="string">
            <text:p>#They must be here for months. Some of them are too dry and are starting to change their color.</text:p>
          </table:table-cell>
          <table:table-cell table:style-name="ce5" office:value-type="string" calcext:value-type="string">
            <text:p>#Deben estar aquí por meses. Algunos están demasiado secos y están empezando a cambiar de color.</text:p>
          </table:table-cell>
          <table:table-cell table:number-columns-repeated="1022"/>
        </table:table-row>
        <table:table-row table:style-name="ro7">
          <table:table-cell table:formula="of:=[Textos.A98]" office:value-type="string" office:string-value="#WOW!!! The Drunken Penguins in concert again!!! In St. Patrick's day!!!" calcext:value-type="string">
            <text:p>#WOW!!! The Drunken Penguins in concert again!!! In St. Patrick's day!!!</text:p>
          </table:table-cell>
          <table:table-cell table:style-name="ce5" office:value-type="string" calcext:value-type="string">
            <text:p>#¡¡¡GUAU!!! ¡Los Drunken Penguins en concierto otra vez!!! ¡¡¡En el día de St Patrick!!!</text:p>
          </table:table-cell>
          <table:table-cell table:number-columns-repeated="1022"/>
        </table:table-row>
        <table:table-row table:style-name="ro7">
          <table:table-cell table:formula="of:=[Textos.A99]" office:value-type="string" office:string-value="#Watermelon-size onions. They're taste is a mix of wood and dirt, but they are cheap." calcext:value-type="string">
            <text:p>#Watermelon-size onions. They're taste is a mix of wood and dirt, but they are cheap.</text:p>
          </table:table-cell>
          <table:table-cell table:style-name="ce5" office:value-type="string" calcext:value-type="string">
            <text:p>#Cebollas tamaño sandía. Su sabor es una mezcla de madera y polvo, pero son baratas.</text:p>
          </table:table-cell>
          <table:table-cell table:number-columns-repeated="1022"/>
        </table:table-row>
        <table:table-row table:style-name="ro4">
          <table:table-cell table:formula="of:=[Textos.A100]" office:value-type="string" office:string-value="#Well... not THIS frying pan, of course." calcext:value-type="string">
            <text:p>#Well... not THIS frying pan, of course.</text:p>
          </table:table-cell>
          <table:table-cell table:style-name="ce5" office:value-type="string" calcext:value-type="string">
            <text:p>#Bueno... no esta sartén, por supuesto.</text:p>
          </table:table-cell>
          <table:table-cell table:number-columns-repeated="1022"/>
        </table:table-row>
        <table:table-row table:style-name="ro4">
          <table:table-cell table:formula="of:=[Textos.A101]" office:value-type="string" office:string-value="#When has a hammer been useless?" calcext:value-type="string">
            <text:p>#When has a hammer been useless?</text:p>
          </table:table-cell>
          <table:table-cell table:style-name="ce5" office:value-type="string" calcext:value-type="string">
            <text:p>#¿Cuándo no ha sido útil un martillo?</text:p>
          </table:table-cell>
          <table:table-cell table:number-columns-repeated="1022"/>
        </table:table-row>
        <table:table-row table:style-name="ro7">
          <table:table-cell table:formula="of:=[Textos.A102]" office:value-type="string" office:string-value="#Who in his right mind would make a videogame without privative software?!?!?" calcext:value-type="string">
            <text:p>#Who in his right mind would make a videogame without privative software?!?!?</text:p>
          </table:table-cell>
          <table:table-cell table:style-name="ce5" office:value-type="string" calcext:value-type="string">
            <text:p>#¿¡¿¡Quién en su sano juicio haría un videojuego sin software de pago?!?!?</text:p>
          </table:table-cell>
          <table:table-cell table:number-columns-repeated="1022"/>
        </table:table-row>
        <table:table-row table:style-name="ro7">
          <table:table-cell table:formula="of:=[Textos.A103]" office:value-type="string" office:string-value="#Women, barns and capitals#The pink monster#Lulu goes to the school" calcext:value-type="string">
            <text:p>#Women, barns and capitals#The pink monster#Lulu goes to the school</text:p>
          </table:table-cell>
          <table:table-cell table:style-name="ce5" office:value-type="string" calcext:value-type="string">
            <text:p>#Mujeres, graneros y capitales #El monstruo rosa #Lulu va a la escuela</text:p>
          </table:table-cell>
          <table:table-cell table:number-columns-repeated="1022"/>
        </table:table-row>
        <table:table-row table:style-name="ro4">
          <table:table-cell table:formula="of:=[Textos.A104]" office:value-type="string" office:string-value="#Wow! Did you painted that by your self?" calcext:value-type="string">
            <text:p>#Wow! Did you painted that by your self?</text:p>
          </table:table-cell>
          <table:table-cell table:style-name="ce5" office:value-type="string" calcext:value-type="string">
            <text:p>#¡Guau! ¿Lo has pintado tú sola?</text:p>
          </table:table-cell>
          <table:table-cell table:number-columns-repeated="1022"/>
        </table:table-row>
        <table:table-row table:style-name="ro4">
          <table:table-cell table:formula="of:=[Textos.A105]" office:value-type="string" office:string-value="1643 world map" calcext:value-type="string">
            <text:p>1643 world map</text:p>
          </table:table-cell>
          <table:table-cell table:style-name="ce5" office:value-type="string" calcext:value-type="string">
            <text:p>mapa del mundo de 1643</text:p>
          </table:table-cell>
          <table:table-cell table:number-columns-repeated="1022"/>
        </table:table-row>
        <table:table-row table:style-name="ro4">
          <table:table-cell table:formula="of:=[Textos.A106]" office:value-type="string" office:string-value="A random larder" calcext:value-type="string">
            <text:p>A random larder</text:p>
          </table:table-cell>
          <table:table-cell table:style-name="Default" office:value-type="string" calcext:value-type="string">
            <text:p>Una despensa cualquiera</text:p>
          </table:table-cell>
          <table:table-cell table:number-columns-repeated="1022"/>
        </table:table-row>
        <table:table-row table:style-name="ro2">
          <table:table-cell table:formula="of:=[Textos.A107]" office:value-type="string" office:string-value="About ginger cookie:#Half of Zaragoza have heard of them but only a bunch of us have tasted them." calcext:value-type="string">
            <text:p>About ginger cookie:#Half of Zaragoza have heard of them but only a bunch of us have tasted them.</text:p>
          </table:table-cell>
          <table:table-cell table:style-name="ce5" office:value-type="string" calcext:value-type="string">
            <text:p>Acerca de la galleta del jengibre: #Media Zaragoza ha oído hablar de ellas pero solamente un puñado de nosotros las hemos probado.</text:p>
          </table:table-cell>
          <table:table-cell table:number-columns-repeated="1022"/>
        </table:table-row>
        <table:table-row table:style-name="ro2">
          <table:table-cell table:formula="of:=[Textos.A108]" office:value-type="string" office:string-value="About ginger cookie:#One of the famous ginger cookies of Ceren." calcext:value-type="string">
            <text:p>About ginger cookie:#One of the famous ginger cookies of Ceren.</text:p>
          </table:table-cell>
          <table:table-cell table:style-name="ce5" office:value-type="string" calcext:value-type="string">
            <text:p>Acerca de la galleta del jengibre: #Una de las famosas galletas de jengibre de Ceren.</text:p>
          </table:table-cell>
          <table:table-cell table:number-columns-repeated="1022"/>
        </table:table-row>
        <table:table-row table:style-name="ro4">
          <table:table-cell table:formula="of:=[Textos.A109]" office:value-type="string" office:string-value="About ginger cookie:#They are terrific!." calcext:value-type="string">
            <text:p>About ginger cookie:#They are terrific!.</text:p>
          </table:table-cell>
          <table:table-cell table:style-name="ce5" office:value-type="string" calcext:value-type="string">
            <text:p>Acerca de la galleta del jengibre: #¡Son fabulosas!</text:p>
          </table:table-cell>
          <table:table-cell table:number-columns-repeated="1022"/>
        </table:table-row>
        <table:table-row table:style-name="ro3">
          <table:table-cell table:formula="of:=[Textos.A110]" office:value-type="string" office:string-value="About ginger cookies:#They are still warm. Most probably Ceren and Luna have been cooking in the morning before coming to play in the studio." calcext:value-type="string">
            <text:p>About ginger cookies:#They are still warm. Most probably Ceren and Luna have been cooking in the morning before coming to play in the studio.</text:p>
          </table:table-cell>
          <table:table-cell table:style-name="ce5" office:value-type="string" calcext:value-type="string">
            <text:p>Acerca de las galletas de jengibre: #Todavía están calientes. Lo más probable es que Ceren y Luna haya estado cocinando por la mañana antes de venir a jugar al estudio.</text:p>
          </table:table-cell>
          <table:table-cell table:number-columns-repeated="1022"/>
        </table:table-row>
        <table:table-row table:style-name="ro2">
          <table:table-cell table:formula="of:=[Textos.A111]" office:value-type="string" office:string-value="About scratches:#...Or maybe he was trying to sharp the knive with cables!" calcext:value-type="string">
            <text:p>About scratches:#...Or maybe he was trying to sharp the knive with cables!</text:p>
          </table:table-cell>
          <table:table-cell table:style-name="ce5" office:value-type="string" calcext:value-type="string">
            <text:p>Acerca de los arañazos:#…O quizás estaba intentando afilar un cuchillo con cables.</text:p>
          </table:table-cell>
          <table:table-cell table:number-columns-repeated="1022"/>
        </table:table-row>
        <table:table-row table:style-name="ro2">
          <table:table-cell table:formula="of:=[Textos.A112]" office:value-type="string" office:string-value="About scratches:#Maybe David was trying to sharp a knive or cutting some cables." calcext:value-type="string">
            <text:p>About scratches:#Maybe David was trying to sharp a knive or cutting some cables.</text:p>
          </table:table-cell>
          <table:table-cell table:style-name="ce5" office:value-type="string" calcext:value-type="string">
            <text:p>Acerca de los arañazos:#Quizás David ha intentado afilar un cuchillo o cortar unos cables.</text:p>
          </table:table-cell>
          <table:table-cell table:number-columns-repeated="1022"/>
        </table:table-row>
        <table:table-row table:style-name="ro2">
          <table:table-cell table:formula="of:=[Textos.A113]" office:value-type="string" office:string-value="About scratches:#These marks seems to be done with a knife.#Strange place to cut something." calcext:value-type="string">
            <text:p>About scratches:#These marks seems to be done with a knife.#Strange place to cut something.</text:p>
          </table:table-cell>
          <table:table-cell table:style-name="ce5" office:value-type="string" calcext:value-type="string">
            <text:p>Acerca de los arañazos:#Estas marcas parecen estar hechas con un cuchillo. #Extraño lugar para cortar algo.</text:p>
          </table:table-cell>
          <table:table-cell table:number-columns-repeated="1022"/>
        </table:table-row>
        <table:table-row table:style-name="ro8">
          <table:table-cell table:formula="of:=[Textos.A114]" office:value-type="string" office:string-value="About small hammer:#It's an iron hammer. A little bit rusty, but useful for most of the maintenance of an usual English home." calcext:value-type="string">
            <text:p>About small hammer:#It's an iron hammer. A little bit rusty, but useful for most of the maintenance of an usual English home.</text:p>
          </table:table-cell>
          <table:table-cell table:style-name="ce5" office:value-type="string" calcext:value-type="string">
            <text:p>Acerca del pequeño martillo: #Es un martillo de hierro. Un poco oxidado, pero útil para la mayor parte del mantenimiento habitual en una casa inglesa.</text:p>
          </table:table-cell>
          <table:table-cell table:number-columns-repeated="1022"/>
        </table:table-row>
        <table:table-row table:style-name="ro1">
          <table:table-cell table:formula="of:=[Textos.A115]" office:value-type="string" office:string-value="About the engine..." calcext:value-type="string">
            <text:p>About the engine...</text:p>
          </table:table-cell>
          <table:table-cell table:style-name="ce5" office:value-type="string" calcext:value-type="string">
            <text:p>Sobre el motor…</text:p>
          </table:table-cell>
          <table:table-cell table:number-columns-repeated="1022"/>
        </table:table-row>
        <table:table-row table:style-name="ro4">
          <table:table-cell table:formula="of:=[Textos.A116]" office:value-type="string" office:string-value="About you..." calcext:value-type="string">
            <text:p>About you...</text:p>
          </table:table-cell>
          <table:table-cell table:style-name="ce5" office:value-type="string" calcext:value-type="string">
            <text:p>Acerca de ti...</text:p>
          </table:table-cell>
          <table:table-cell table:number-columns-repeated="1022"/>
        </table:table-row>
        <table:table-row table:style-name="ro4">
          <table:table-cell table:formula="of:=[Textos.A117]" office:value-type="string" office:string-value="African mask" calcext:value-type="string">
            <text:p>African mask</text:p>
          </table:table-cell>
          <table:table-cell table:style-name="ce5" office:value-type="string" calcext:value-type="string">
            <text:p>Máscara africana</text:p>
          </table:table-cell>
          <table:table-cell table:number-columns-repeated="1022"/>
        </table:table-row>
        <table:table-row table:style-name="ro4">
          <table:table-cell table:formula="of:=[Textos.A118]" office:value-type="string" office:string-value="And who are you?" calcext:value-type="string">
            <text:p>And who are you?</text:p>
          </table:table-cell>
          <table:table-cell table:style-name="ce5" office:value-type="string" calcext:value-type="string">
            <text:p>¿Y quién eres tú?</text:p>
          </table:table-cell>
          <table:table-cell table:number-columns-repeated="1022"/>
        </table:table-row>
        <table:table-row table:style-name="ro4">
          <table:table-cell table:formula="of:=[Textos.A119]" office:value-type="string" office:string-value="Backstage" calcext:value-type="string">
            <text:p>Backstage</text:p>
          </table:table-cell>
          <table:table-cell table:style-name="ce5" office:value-type="string" calcext:value-type="string">
            <text:p>Entre bastidores</text:p>
          </table:table-cell>
          <table:table-cell table:number-columns-repeated="1022"/>
        </table:table-row>
        <table:table-row table:style-name="ro4">
          <table:table-cell table:formula="of:=[Textos.A120]" office:value-type="string" office:string-value="Bye!" calcext:value-type="string">
            <text:p>Bye!</text:p>
          </table:table-cell>
          <table:table-cell table:style-name="ce5" office:value-type="string" calcext:value-type="string">
            <text:p>¡Adiós!</text:p>
          </table:table-cell>
          <table:table-cell table:number-columns-repeated="1022"/>
        </table:table-row>
        <table:table-row table:style-name="ro1">
          <table:table-cell table:formula="of:=[Textos.A121]" office:value-type="string" office:string-value="Can I change the artwork, GUI, images...?" calcext:value-type="string">
            <text:p>Can I change the artwork, GUI, images...?</text:p>
          </table:table-cell>
          <table:table-cell table:style-name="ce5" office:value-type="string" calcext:value-type="string">
            <text:p>¿Puedo cambiar las imágenes, interfaz…?</text:p>
          </table:table-cell>
          <table:table-cell table:number-columns-repeated="1022"/>
        </table:table-row>
        <table:table-row table:style-name="ro1">
          <table:table-cell table:formula="of:=[Textos.A122]" office:value-type="string" office:string-value="Can I make my own games with it?" calcext:value-type="string">
            <text:p>Can I make my own games with it?</text:p>
          </table:table-cell>
          <table:table-cell table:style-name="ce5" office:value-type="string" calcext:value-type="string">
            <text:p>¿Puedo hacer mis propios juegos con él?</text:p>
          </table:table-cell>
          <table:table-cell table:number-columns-repeated="1022"/>
        </table:table-row>
        <table:table-row table:style-name="ro4">
          <table:table-cell table:formula="of:=[Textos.A123]" office:value-type="string" office:string-value="Ceren" calcext:value-type="string">
            <text:p>Ceren</text:p>
          </table:table-cell>
          <table:table-cell table:style-name="ce5" office:value-type="string" calcext:value-type="string">
            <text:p>Ceren</text:p>
          </table:table-cell>
          <table:table-cell table:number-columns-repeated="1022"/>
        </table:table-row>
        <table:table-row table:style-name="ro2">
          <table:table-cell table:formula="of:=[Textos.A124]" office:value-type="string" office:string-value="Ceren:#(Don't worry, I'll not tell them about the new version of the engine!)" calcext:value-type="string">
            <text:p>Ceren:#(Don't worry, I'll not tell them about the new version of the engine!)</text:p>
          </table:table-cell>
          <table:table-cell table:style-name="ce5" office:value-type="string" calcext:value-type="string">
            <text:p>Ceren:# (¡No te preocupes, no les contaré nada de la nueva versión del motor!)</text:p>
          </table:table-cell>
          <table:table-cell table:number-columns-repeated="1022"/>
        </table:table-row>
        <table:table-row table:style-name="ro1">
          <table:table-cell table:formula="of:=[Textos.A125]" office:value-type="string" office:string-value="Ceren:#..." calcext:value-type="string">
            <text:p>Ceren:#...</text:p>
          </table:table-cell>
          <table:table-cell table:style-name="ce5" office:value-type="string" calcext:value-type="string">
            <text:p>Ceren:#…</text:p>
          </table:table-cell>
          <table:table-cell table:number-columns-repeated="1022"/>
        </table:table-row>
        <table:table-row table:style-name="ro2">
          <table:table-cell table:formula="of:=[Textos.A126]" office:value-type="string" office:string-value="Ceren:#David is good at programming and that stuff, but he is terrible with promotion and public relations." calcext:value-type="string">
            <text:p>Ceren:#David is good at programming and that stuff, but he is terrible with promotion and public relations.</text:p>
          </table:table-cell>
          <table:table-cell table:style-name="ce5" office:value-type="string" calcext:value-type="string">
            <text:p>Ceren:#David es bueno programando y esas cosas, pero es horrible con la promoción y las relaciones públicas.</text:p>
          </table:table-cell>
          <table:table-cell table:number-columns-repeated="1022"/>
        </table:table-row>
        <table:table-row table:style-name="ro1">
          <table:table-cell table:formula="of:=[Textos.A127]" office:value-type="string" office:string-value="Ceren:#David, you are doing it again." calcext:value-type="string">
            <text:p>Ceren:#David, you are doing it again.</text:p>
          </table:table-cell>
          <table:table-cell table:style-name="ce5" office:value-type="string" calcext:value-type="string">
            <text:p>Ceren:#David, lo estás haciendo otra vez.</text:p>
          </table:table-cell>
          <table:table-cell table:number-columns-repeated="1022"/>
        </table:table-row>
        <table:table-row table:style-name="ro3">
          <table:table-cell table:formula="of:=[Textos.A128]" office:value-type="string" office:string-value="Ceren:#Hi, I'm Ceren. As you can guess, David makes me read and play all the game from time to time, so I'm kind of the post-production team." calcext:value-type="string">
            <text:p>Ceren:#Hi, I'm Ceren. As you can guess, David makes me read and play all the game from time to time, so I'm kind of the post-production team.</text:p>
          </table:table-cell>
          <table:table-cell table:style-name="ce5" office:value-type="string" calcext:value-type="string">
            <text:p>Ceren:#Hola, soy Ceren. Como puedes adivinar, David me hace leer y jugar todo el juego de vez en cuando, así que soy un poco el equipo de post-producción.</text:p>
          </table:table-cell>
          <table:table-cell table:number-columns-repeated="1022"/>
        </table:table-row>
        <table:table-row table:style-name="ro1">
          <table:table-cell table:formula="of:=[Textos.A129]" office:value-type="string" office:string-value="Ceren:#Luna, do you want a cookie?" calcext:value-type="string">
            <text:p>Ceren:#Luna, do you want a cookie?</text:p>
          </table:table-cell>
          <table:table-cell table:style-name="ce5" office:value-type="string" calcext:value-type="string">
            <text:p>Ceren:#Luna, ¿quieres una galleta?</text:p>
          </table:table-cell>
          <table:table-cell table:number-columns-repeated="1022"/>
        </table:table-row>
        <table:table-row table:style-name="ro7">
          <table:table-cell table:formula="of:=[Textos.A130]" office:value-type="string" office:string-value="Ceren:#Of course! Most probably if not for me you'd never have heard of it." calcext:value-type="string">
            <text:p>Ceren:#Of course! Most probably if not for me you'd never have heard of it.</text:p>
          </table:table-cell>
          <table:table-cell table:style-name="ce5" office:value-type="string" calcext:value-type="string">
            <text:p>Ceren:#¡Por supuesto! Probablemente si no fuera por mí nunca habrías oído hablar de él.</text:p>
          </table:table-cell>
          <table:table-cell table:number-columns-repeated="1022"/>
        </table:table-row>
        <table:table-row table:style-name="ro1">
          <table:table-cell table:formula="of:=[Textos.A131]" office:value-type="string" office:string-value="Ceren:#Oh, thanks!" calcext:value-type="string">
            <text:p>Ceren:#Oh, thanks!</text:p>
          </table:table-cell>
          <table:table-cell table:style-name="ce5" office:value-type="string" calcext:value-type="string">
            <text:p>Ceren:#¡Oh, gracias!</text:p>
          </table:table-cell>
          <table:table-cell table:number-columns-repeated="1022"/>
        </table:table-row>
        <table:table-row table:style-name="ro1">
          <table:table-cell table:formula="of:=[Textos.A132]" office:value-type="string" office:string-value="Ceren:#See you around!" calcext:value-type="string">
            <text:p>Ceren:#See you around!</text:p>
          </table:table-cell>
          <table:table-cell table:style-name="ce5" office:value-type="string" calcext:value-type="string">
            <text:p>Ceren:# ¡Mira a tu alrededor!</text:p>
          </table:table-cell>
          <table:table-cell table:number-columns-repeated="1022"/>
        </table:table-row>
        <table:table-row table:style-name="ro7">
          <table:table-cell table:formula="of:=[Textos.A133]" office:value-type="string" office:string-value="Ceren:#They are not here to hear your Anthropologist stuff, but to play." calcext:value-type="string">
            <text:p>Ceren:#They are not here to hear your Anthropologist stuff, but to play.</text:p>
          </table:table-cell>
          <table:table-cell table:style-name="ce5" office:value-type="string" calcext:value-type="string">
            <text:p>Ceren:#No están aquí para escuchar tu rollo de Antropólogo, sino para jugar.</text:p>
          </table:table-cell>
          <table:table-cell table:number-columns-repeated="1022"/>
        </table:table-row>
        <table:table-row table:style-name="ro1">
          <table:table-cell table:formula="of:=[Textos.A134]" office:value-type="string" office:string-value="Ceren:#Won't you say more about my poster?" calcext:value-type="string">
            <text:p>Ceren:#Won't you say more about my poster?</text:p>
          </table:table-cell>
          <table:table-cell table:style-name="ce5" office:value-type="string" calcext:value-type="string">
            <text:p>Ceren:#¿No vas a decir nada más sobre mi póster?</text:p>
          </table:table-cell>
          <table:table-cell table:number-columns-repeated="1022"/>
        </table:table-row>
        <table:table-row table:style-name="ro1">
          <table:table-cell table:formula="of:=[Textos.A135]" office:value-type="string" office:string-value="Ceren:#Yes, that you are an awful PR." calcext:value-type="string">
            <text:p>Ceren:#Yes, that you are an awful PR.</text:p>
          </table:table-cell>
          <table:table-cell table:style-name="ce5" office:value-type="string" calcext:value-type="string">
            <text:p>Ceren:#Sí, que eres un pésimo Relaciones Públicas.</text:p>
          </table:table-cell>
          <table:table-cell table:number-columns-repeated="1022"/>
        </table:table-row>
        <table:table-row table:style-name="ro4">
          <table:table-cell table:formula="of:=[Textos.A136]" office:value-type="string" office:string-value="David" calcext:value-type="string">
            <text:p>David</text:p>
          </table:table-cell>
          <table:table-cell table:style-name="ce5" office:value-type="string" calcext:value-type="string">
            <text:p>David</text:p>
          </table:table-cell>
          <table:table-cell table:number-columns-repeated="1022"/>
        </table:table-row>
        <table:table-row table:style-name="ro1">
          <table:table-cell table:formula="of:=[Textos.A137]" office:value-type="string" office:string-value="David:#(Askim, be careful, they can hear us...)" calcext:value-type="string">
            <text:p>David:#(Askim, be careful, they can hear us...)</text:p>
          </table:table-cell>
          <table:table-cell table:style-name="ce5" office:value-type="string" calcext:value-type="string">
            <text:p>David:#(Askim, ten cuidado, pueden oírnos…)</text:p>
          </table:table-cell>
          <table:table-cell table:number-columns-repeated="1022"/>
        </table:table-row>
        <table:table-row table:style-name="ro1">
          <table:table-cell table:formula="of:=[Textos.A138]" office:value-type="string" office:string-value="David:#...Did you say something, honey?" calcext:value-type="string">
            <text:p>David:#...Did you say something, honey?</text:p>
          </table:table-cell>
          <table:table-cell table:style-name="ce5" office:value-type="string" calcext:value-type="string">
            <text:p>David:#... ¿Has dicho algo, cariño?</text:p>
          </table:table-cell>
          <table:table-cell table:number-columns-repeated="1022"/>
        </table:table-row>
        <table:table-row table:style-name="ro1">
          <table:table-cell table:formula="of:=[Textos.A139]" office:value-type="string" office:string-value="David:#...Errr..." calcext:value-type="string">
            <text:p>David:#...Errr...</text:p>
          </table:table-cell>
          <table:table-cell table:style-name="ce5" office:value-type="string" calcext:value-type="string">
            <text:p>David:#... Errr…</text:p>
          </table:table-cell>
          <table:table-cell table:number-columns-repeated="1022"/>
        </table:table-row>
        <table:table-row table:style-name="ro3">
          <table:table-cell table:formula="of:=[Textos.A140]" office:value-type="string" office:string-value="David:#A long time ago me and some friends made an online graphic adventure called Sancho's Island and it told the story of Sancho Panza helping Don Quixote." calcext:value-type="string">
            <text:p>David:#A long time ago me and some friends made an online graphic adventure called Sancho's Island and it told the story of Sancho Panza helping Don Quixote.</text:p>
          </table:table-cell>
          <table:table-cell table:style-name="ce5" office:value-type="string" calcext:value-type="string">
            <text:p>David:#Hace mucho tiempo, yo y algunos amigos hicimos una aventura gráfica en online llamada La Insula de Sancho y contaba la historia de Sancho Panza ayudando a Don Quijote.</text:p>
          </table:table-cell>
          <table:table-cell table:number-columns-repeated="1022"/>
        </table:table-row>
        <table:table-row table:style-name="ro1">
          <table:table-cell table:formula="of:=[Textos.A141]" office:value-type="string" office:string-value="David:#Ah... Err... Yes." calcext:value-type="string">
            <text:p>David:#Ah... Err... Yes.</text:p>
          </table:table-cell>
          <table:table-cell table:style-name="ce5" office:value-type="string" calcext:value-type="string">
            <text:p>David:#Ah... Err… Sí.</text:p>
          </table:table-cell>
          <table:table-cell table:number-columns-repeated="1022"/>
        </table:table-row>
        <table:table-row table:style-name="ro2">
          <table:table-cell table:formula="of:=[Textos.A142]" office:value-type="string" office:string-value="David:#Also, the games using the engine can be listed in the project repository!" calcext:value-type="string">
            <text:p>David:#Also, the games using the engine can be listed in the project repository!</text:p>
          </table:table-cell>
          <table:table-cell table:style-name="ce5" office:value-type="string" calcext:value-type="string">
            <text:p>David:¡También los juegos que usen el motor aparecerán en la págian del proyecto!</text:p>
          </table:table-cell>
          <table:table-cell table:number-columns-repeated="1022"/>
        </table:table-row>
        <table:table-row table:style-name="ro3">
          <table:table-cell table:formula="of:=[Textos.A143]" office:value-type="string" office:string-value="David:#As a one-man-dev-team I had to learn how to ilustrate and draw the artwork of Holmes O'Bedlam, from the GUI to the scenes, characters..." calcext:value-type="string">
            <text:p>David:#As a one-man-dev-team I had to learn how to ilustrate and draw the artwork of Holmes O'Bedlam, from the GUI to the scenes, characters...</text:p>
          </table:table-cell>
          <table:table-cell table:style-name="ce5" office:value-type="string" calcext:value-type="string">
            <text:p>David:#Como hombre-para-todo, tuve que aprender a ilustrar y dibujar el arte de Holmes O’Bedlam, tanto el interfaz como los personajes, escenarios…</text:p>
          </table:table-cell>
          <table:table-cell table:number-columns-repeated="1022"/>
        </table:table-row>
        <table:table-row table:style-name="ro2">
          <table:table-cell table:formula="of:=[Textos.A144]" office:value-type="string" office:string-value="David:#As any open source project, all new features and improvements are welcome." calcext:value-type="string">
            <text:p>David:#As any open source project, all new features and improvements are welcome.</text:p>
          </table:table-cell>
          <table:table-cell table:style-name="ce5" office:value-type="string" calcext:value-type="string">
            <text:p>David:#Como cualquier proyecto open source, cualquier mejora es bienvenida.</text:p>
          </table:table-cell>
          <table:table-cell table:number-columns-repeated="1022"/>
        </table:table-row>
        <table:table-row table:style-name="ro4">
          <table:table-cell table:formula="of:=[Textos.A145]" office:value-type="string" office:string-value="David:#As you wish." calcext:value-type="string">
            <text:p>David:#As you wish.</text:p>
          </table:table-cell>
          <table:table-cell table:style-name="ce5" office:value-type="string" calcext:value-type="string">
            <text:p>David:#Como desees.</text:p>
          </table:table-cell>
          <table:table-cell table:number-columns-repeated="1022"/>
        </table:table-row>
        <table:table-row table:style-name="ro2">
          <table:table-cell table:formula="of:=[Textos.A146]" office:value-type="string" office:string-value="David:#Feel free to explore these scenes to learn how to script you own games." calcext:value-type="string">
            <text:p>David:#Feel free to explore these scenes to learn how to script you own games.</text:p>
          </table:table-cell>
          <table:table-cell table:style-name="ce5" office:value-type="string" calcext:value-type="string">
            <text:p>David:#Explora libremente estos escenarios para aprender como hacer tus propios juegos.</text:p>
          </table:table-cell>
          <table:table-cell table:number-columns-repeated="1022"/>
        </table:table-row>
        <table:table-row table:style-name="ro2">
          <table:table-cell table:formula="of:=[Textos.A147]" office:value-type="string" office:string-value="David:#Hi! I'm David de Torres, creator and maintainer of the JSCUMM engine." calcext:value-type="string">
            <text:p>David:#Hi! I'm David de Torres, creator and maintainer of the JSCUMM engine.</text:p>
          </table:table-cell>
          <table:table-cell table:style-name="ce5" office:value-type="string" calcext:value-type="string">
            <text:p>David:#¡Hola! Soy David de Torres, creador y mantenedor del motor JSCUMM.</text:p>
          </table:table-cell>
          <table:table-cell table:number-columns-repeated="1022"/>
        </table:table-row>
        <table:table-row table:style-name="ro4">
          <table:table-cell table:formula="of:=[Textos.A148]" office:value-type="string" office:string-value="David:#Hi! What's up?" calcext:value-type="string">
            <text:p>David:#Hi! What's up?</text:p>
          </table:table-cell>
          <table:table-cell table:style-name="ce5" office:value-type="string" calcext:value-type="string">
            <text:p>David:#¡Hola! ¿Que pasa?</text:p>
          </table:table-cell>
          <table:table-cell table:number-columns-repeated="1022"/>
        </table:table-row>
        <table:table-row table:style-name="ro2">
          <table:table-cell table:formula="of:=[Textos.A149]" office:value-type="string" office:string-value="David:#I created the game Holmed O'Bedlam in 2017, but the JSCUMM project was published as opensource in January 2020." calcext:value-type="string">
            <text:p>David:#I created the game Holmed O'Bedlam in 2017, but the JSCUMM project was published as opensource in January 2020.</text:p>
          </table:table-cell>
          <table:table-cell table:style-name="ce5" office:value-type="string" calcext:value-type="string">
            <text:p>David:#Creé el juego Holmes O’Bedlam en 2017, pero el projecto JSCUMM fue publicado como open source en Enero de 2020.</text:p>
          </table:table-cell>
          <table:table-cell table:number-columns-repeated="1022"/>
        </table:table-row>
        <table:table-row table:style-name="ro2">
          <table:table-cell table:formula="of:=[Textos.A150]" office:value-type="string" office:string-value="David:#I understand your frustration, but violence will not make the new feature to be released faster." calcext:value-type="string">
            <text:p>David:#I understand your frustration, but violence will not make the new feature to be released faster.</text:p>
          </table:table-cell>
          <table:table-cell table:style-name="ce5" office:value-type="string" calcext:value-type="string">
            <text:p>David:#Entiendo tu frustración, pero la violencia no hará que el la nueva funcionalidad se publique antes.</text:p>
          </table:table-cell>
          <table:table-cell table:number-columns-repeated="1022"/>
        </table:table-row>
        <table:table-row table:style-name="ro2">
          <table:table-cell table:formula="of:=[Textos.A151]" office:value-type="string" office:string-value="David:#If you can create new amazing GUIs, scenes, etc. with different ambientation, game themes..." calcext:value-type="string">
            <text:p>David:#If you can create new amazing GUIs, scenes, etc. with different ambientation, game themes...</text:p>
          </table:table-cell>
          <table:table-cell table:style-name="ce5" office:value-type="string" calcext:value-type="string">
            <text:p>David:#Si puedes crear nuevas y alucinantes interfaces, escenarios, etc- con diferentes ambientaciones, tipos de juego…</text:p>
          </table:table-cell>
          <table:table-cell table:number-columns-repeated="1022"/>
        </table:table-row>
        <table:table-row table:style-name="ro2">
          <table:table-cell table:formula="of:=[Textos.A152]" office:value-type="string" office:string-value="David:#Luna, honey... I only put this room in the game... Better next time, ok?" calcext:value-type="string">
            <text:p>David:#Luna, honey... I only put this room in the game... Better next time, ok?</text:p>
          </table:table-cell>
          <table:table-cell table:style-name="ce5" office:value-type="string" calcext:value-type="string">
            <text:p>David:#Luna, cariño... Sólo pongo esta habitación en el juego... Mejor la próxima vez, ¿vale?</text:p>
          </table:table-cell>
          <table:table-cell table:number-columns-repeated="1022"/>
        </table:table-row>
        <table:table-row table:style-name="ro3">
          <table:table-cell table:formula="of:=[Textos.A153]" office:value-type="string" office:string-value="David:#Now, more than 10 years later I wanted to make another old-times graphic adventure, and Sherlock and Watson fitted quite well with what I was used to write." calcext:value-type="string">
            <text:p>David:#Now, more than 10 years later I wanted to make another old-times graphic adventure, and Sherlock and Watson fitted quite well with what I was used to write.</text:p>
          </table:table-cell>
          <table:table-cell table:style-name="ce5" office:value-type="string" calcext:value-type="string">
            <text:p>David:#Ahora, más de 10 años después quería hacer otra aventura gráfica de las de antaño, y Sherlock y Watson encajaban muy bien con lo que estaba acostumbrado a escribir.</text:p>
          </table:table-cell>
          <table:table-cell table:number-columns-repeated="1022"/>
        </table:table-row>
        <table:table-row table:style-name="ro1">
          <table:table-cell table:formula="of:=[Textos.A154]" office:value-type="string" office:string-value="David:#Of course! That's the point of making it open source!" calcext:value-type="string">
            <text:p>David:#Of course! That's the point of making it open source!</text:p>
          </table:table-cell>
          <table:table-cell table:style-name="ce5" office:value-type="string" calcext:value-type="string">
            <text:p>David:#¡Por supuesto! ¡Esa es la idea al hacerlo open source!</text:p>
          </table:table-cell>
          <table:table-cell table:number-columns-repeated="1022"/>
        </table:table-row>
        <table:table-row table:style-name="ro1">
          <table:table-cell table:formula="of:=[Textos.A155]" office:value-type="string" office:string-value="David:#Ok! Let's read it again!" calcext:value-type="string">
            <text:p>David:#Ok! Let's read it again!</text:p>
          </table:table-cell>
          <table:table-cell table:style-name="ce5" office:value-type="string" calcext:value-type="string">
            <text:p>David:#¡Vale! Vamos a leerlo de nuevo!</text:p>
          </table:table-cell>
          <table:table-cell table:number-columns-repeated="1022"/>
        </table:table-row>
        <table:table-row table:style-name="ro1">
          <table:table-cell table:style-name="ce4" table:formula="of:=[Textos.A156]" office:value-type="string" office:string-value="David:#Ooookeeeyyyy..." calcext:value-type="string">
            <text:p>David:#Ooookeeeyyyy...</text:p>
          </table:table-cell>
          <table:table-cell table:style-name="ce5" office:value-type="string" calcext:value-type="string">
            <text:p>David:#Vaaaaleeee ...</text:p>
          </table:table-cell>
          <table:table-cell table:style-name="ce8" table:number-columns-repeated="1022"/>
        </table:table-row>
        <table:table-row table:style-name="ro3">
          <table:table-cell table:formula="of:=[Textos.A157]" office:value-type="string" office:string-value="David:#Since the publication of the project I maintain the project and there are other programmers, digital artists, game designers, etc. that can contribute to the project." calcext:value-type="string">
            <text:p>David:#Since the publication of the project I maintain the project and there are other programmers, digital artists, game designers, etc. that can contribute to the project.</text:p>
          </table:table-cell>
          <table:table-cell table:style-name="ce5" office:value-type="string" calcext:value-type="string">
            <text:p>David:#Desde la publicación del proyecto como open source, yo lo mantengo y hay otros programadores, artistas digitales, diseñadores de juegos, etc. que pueden contribuir al proyecto.</text:p>
          </table:table-cell>
          <table:table-cell table:number-columns-repeated="1022"/>
        </table:table-row>
        <table:table-row table:style-name="ro1">
          <table:table-cell table:formula="of:=[Textos.A158]" office:value-type="string" office:string-value="David:#Sincerely: that would be amazing!" calcext:value-type="string">
            <text:p>David:#Sincerely: that would be amazing!</text:p>
          </table:table-cell>
          <table:table-cell table:style-name="ce5" office:value-type="string" calcext:value-type="string">
            <text:p>David:#Sinceramente: ¡Eso sería genial!</text:p>
          </table:table-cell>
          <table:table-cell table:number-columns-repeated="1022"/>
        </table:table-row>
        <table:table-row table:style-name="ro4">
          <table:table-cell table:formula="of:=[Textos.A159]" office:value-type="string" office:string-value="David:#Sorry, I mean:" calcext:value-type="string">
            <text:p>David:#Sorry, I mean:</text:p>
          </table:table-cell>
          <table:table-cell table:style-name="ce5" office:value-type="string" calcext:value-type="string">
            <text:p>David: #Lo siento, quiero decir:</text:p>
          </table:table-cell>
          <table:table-cell table:number-columns-repeated="1022"/>
        </table:table-row>
        <table:table-row table:style-name="ro1">
          <table:table-cell table:formula="of:=[Textos.A160]" office:value-type="string" office:string-value="David:#Thanks!" calcext:value-type="string">
            <text:p>David:#Thanks!</text:p>
          </table:table-cell>
          <table:table-cell table:style-name="ce5" office:value-type="string" calcext:value-type="string">
            <text:p>David:#¡Gracias!</text:p>
          </table:table-cell>
          <table:table-cell table:number-columns-repeated="1022"/>
        </table:table-row>
        <table:table-row table:style-name="ro3">
          <table:table-cell table:formula="of:=[Textos.A161]" office:value-type="string" office:string-value="David:#The engine is designed to create web games or convert them in mobile games with tools like Cordova. This is the way Holmes O'Bedlam was made." calcext:value-type="string">
            <text:p>David:#The engine is designed to create web games or convert them in mobile games with tools like Cordova. This is the way Holmes O'Bedlam was made.</text:p>
          </table:table-cell>
          <table:table-cell table:style-name="ce5" office:value-type="string" calcext:value-type="string">
            <text:p>David:#El motor está diseñado para crear juegos web o convertirlos en juegos para móviles con herramientas como Cordova. Así es como se hizo el juego Holmes O’Bedlam.</text:p>
          </table:table-cell>
          <table:table-cell table:number-columns-repeated="1022"/>
        </table:table-row>
        <table:table-row table:style-name="ro2">
          <table:table-cell table:formula="of:=[Textos.A162]" office:value-type="string" office:string-value="David:#The rest is Holmes O'Bedlam, and JSCUMM is the scripting engine that I programmed for it." calcext:value-type="string">
            <text:p>David:#The rest is Holmes O'Bedlam, and JSCUMM is the scripting engine that I programmed for it.</text:p>
          </table:table-cell>
          <table:table-cell table:style-name="ce5" office:value-type="string" calcext:value-type="string">
            <text:p>David:#El resto es Holmes O’Bedlam, y JSCUMM es el motor de scripting que programé para él.</text:p>
          </table:table-cell>
          <table:table-cell table:number-columns-repeated="1022"/>
        </table:table-row>
        <table:table-row table:style-name="ro2">
          <table:table-cell table:formula="of:=[Textos.A163]" office:value-type="string" office:string-value="David:#There is a lot of documentation in the Github repository, in the docs directory." calcext:value-type="string">
            <text:p>David:#There is a lot of documentation in the Github repository, in the docs directory.</text:p>
          </table:table-cell>
          <table:table-cell table:style-name="ce5" office:value-type="string" calcext:value-type="string">
            <text:p>David:#Hay un montón de documentación en el repositorio de Github, dentro del directorio docs.</text:p>
          </table:table-cell>
          <table:table-cell table:number-columns-repeated="1022"/>
        </table:table-row>
        <table:table-row table:style-name="ro2">
          <table:table-cell table:formula="of:=[Textos.A164]" office:value-type="string" office:string-value="David:#This engine was created for the adventure Holmes O'Bedlam, that you can find in Play Store" calcext:value-type="string">
            <text:p>David:#This engine was created for the adventure Holmes O'Bedlam, that you can find in Play Store</text:p>
          </table:table-cell>
          <table:table-cell table:style-name="ce5" office:value-type="string" calcext:value-type="string">
            <text:p>David:#Este motor se creó originalmente para la aventura gráfica Holmes O’Bedlam, que puedes encontrar en el Play Store.</text:p>
          </table:table-cell>
          <table:table-cell table:number-columns-repeated="1022"/>
        </table:table-row>
        <table:table-row table:style-name="ro1">
          <table:table-cell table:formula="of:=[Textos.A165]" office:value-type="string" office:string-value="David:#We are all waiting to see what you can do!" calcext:value-type="string">
            <text:p>David:#We are all waiting to see what you can do!</text:p>
          </table:table-cell>
          <table:table-cell table:style-name="ce5" office:value-type="string" calcext:value-type="string">
            <text:p>David:#¡Estamos esperando ver qué puedes hacer!</text:p>
          </table:table-cell>
          <table:table-cell table:number-columns-repeated="1022"/>
        </table:table-row>
        <table:table-row table:style-name="ro2">
          <table:table-cell table:formula="of:=[Textos.A166]" office:value-type="string" office:string-value="David:#You can also find a lot of documentation and case of uses in the Github repository." calcext:value-type="string">
            <text:p>David:#You can also find a lot of documentation and case of uses in the Github repository.</text:p>
          </table:table-cell>
          <table:table-cell table:style-name="ce5" office:value-type="string" calcext:value-type="string">
            <text:p>David:#Puedes encontrar un montón de documentación y casos de uso en el repositorio de Github.</text:p>
          </table:table-cell>
          <table:table-cell table:number-columns-repeated="1022"/>
        </table:table-row>
        <table:table-row table:style-name="ro2">
          <table:table-cell table:formula="of:=[Textos.A167]" office:value-type="string" office:string-value="David:#You can also inspect the scenes with a svg editor, like Inkscape, to see how to build new ones." calcext:value-type="string">
            <text:p>David:#You can also inspect the scenes with a svg editor, like Inkscape, to see how to build new ones.</text:p>
          </table:table-cell>
          <table:table-cell table:style-name="ce5" office:value-type="string" calcext:value-type="string">
            <text:p>David:#También puedes inspeccionar los escenarios con un editor de SVG, como Inkscape, para ver cómo crear nuevos.</text:p>
          </table:table-cell>
          <table:table-cell table:number-columns-repeated="1022"/>
        </table:table-row>
        <table:table-row table:style-name="ro3">
          <table:table-cell table:formula="of:=[Textos.A168]" office:value-type="string" office:string-value="David:#You can also inspect these tutorial scenes (both the svg and the json) to have a look on how to organize and create new amazing scenes." calcext:value-type="string">
            <text:p>David:#You can also inspect these tutorial scenes (both the svg and the json) to have a look on how to organize and create new amazing scenes.</text:p>
          </table:table-cell>
          <table:table-cell table:style-name="ce5" office:value-type="string" calcext:value-type="string">
            <text:p>David:#También puedes inspeccionar estos escenarios de tutorial (tanto los svg como los json) para ver como se organizan y crean nuevos escenarios de juego.</text:p>
          </table:table-cell>
          <table:table-cell table:number-columns-repeated="1022"/>
        </table:table-row>
        <table:table-row table:style-name="ro4">
          <table:table-cell table:formula="of:=[Textos.A169]" office:value-type="string" office:string-value="David:#You see? I don't have that problem." calcext:value-type="string">
            <text:p>David:#You see? I don't have that problem.</text:p>
          </table:table-cell>
          <table:table-cell table:style-name="ce5" office:value-type="string" calcext:value-type="string">
            <text:p>David:#¿Lo ves? Yo no tengo ese problema.</text:p>
          </table:table-cell>
          <table:table-cell table:number-columns-repeated="1022"/>
        </table:table-row>
        <table:table-row table:style-name="ro2">
          <table:table-cell table:formula="of:=[Textos.A170]" office:value-type="string" office:string-value="David:#and some years later, the engine is available as an open source project." calcext:value-type="string">
            <text:p>David:#and some years later, the engine is available as an open source project.</text:p>
          </table:table-cell>
          <table:table-cell table:style-name="ce5" office:value-type="string" calcext:value-type="string">
            <text:p>David:#algunos años después, el motor de juego se publicó como proyecto open source.</text:p>
          </table:table-cell>
          <table:table-cell table:number-columns-repeated="1022"/>
        </table:table-row>
        <table:table-row table:style-name="ro4">
          <table:table-cell table:formula="of:=[Textos.A171]" office:value-type="string" office:string-value="Did you make all this by your self?" calcext:value-type="string">
            <text:p>Did you make all this by your self?</text:p>
          </table:table-cell>
          <table:table-cell table:style-name="ce5" office:value-type="string" calcext:value-type="string">
            <text:p>¿Hiciste todo esto por tu solo?</text:p>
          </table:table-cell>
          <table:table-cell table:number-columns-repeated="1022"/>
        </table:table-row>
        <table:table-row table:style-name="ro4">
          <table:table-cell table:formula="of:=[Textos.A172]" office:value-type="string" office:string-value="Do you also work in the game?" calcext:value-type="string">
            <text:p>Do you also work in the game?</text:p>
          </table:table-cell>
          <table:table-cell table:style-name="ce5" office:value-type="string" calcext:value-type="string">
            <text:p>¿También trabajas en el juego?</text:p>
          </table:table-cell>
          <table:table-cell table:number-columns-repeated="1022"/>
        </table:table-row>
        <table:table-row table:style-name="ro4">
          <table:table-cell table:formula="of:=[Textos.A173]" office:value-type="string" office:string-value="Empty" calcext:value-type="string">
            <text:p>Empty</text:p>
          </table:table-cell>
          <table:table-cell table:style-name="ce5" office:value-type="string" calcext:value-type="string">
            <text:p>Vacío</text:p>
          </table:table-cell>
          <table:table-cell table:number-columns-repeated="1022"/>
        </table:table-row>
        <table:table-row table:style-name="ro4">
          <table:table-cell table:formula="of:=[Textos.A174]" office:value-type="string" office:string-value="Give" calcext:value-type="string">
            <text:p>Give</text:p>
          </table:table-cell>
          <table:table-cell table:style-name="ce5" office:value-type="string" calcext:value-type="string">
            <text:p>Dar</text:p>
          </table:table-cell>
          <table:table-cell table:number-columns-repeated="1022"/>
        </table:table-row>
        <table:table-row table:style-name="ro4">
          <table:table-cell table:formula="of:=[Textos.A175]" office:value-type="string" office:string-value="How did you manage to get into the videogame... at your age?" calcext:value-type="string">
            <text:p>How did you manage to get into the videogame... at your age?</text:p>
          </table:table-cell>
          <table:table-cell table:style-name="ce5" office:value-type="string" calcext:value-type="string">
            <text:p>¿Cómo lograste entrar en el videojuego… a tu edad?</text:p>
          </table:table-cell>
          <table:table-cell table:number-columns-repeated="1022"/>
        </table:table-row>
        <table:table-row table:style-name="ro4">
          <table:table-cell table:formula="of:=[Textos.A176]" office:value-type="string" office:string-value="I'll be around." calcext:value-type="string">
            <text:p>I'll be around.</text:p>
          </table:table-cell>
          <table:table-cell table:style-name="ce5" office:value-type="string" calcext:value-type="string">
            <text:p>Estaré por aquí.</text:p>
          </table:table-cell>
          <table:table-cell table:number-columns-repeated="1022"/>
        </table:table-row>
        <table:table-row table:style-name="ro4">
          <table:table-cell table:formula="of:=[Textos.A177]" office:value-type="string" office:string-value="Let's talk about something else." calcext:value-type="string">
            <text:p>Let's talk about something else.</text:p>
          </table:table-cell>
          <table:table-cell table:style-name="ce5" office:value-type="string" calcext:value-type="string">
            <text:p>Hablemos de otra cosa.</text:p>
          </table:table-cell>
          <table:table-cell table:number-columns-repeated="1022"/>
        </table:table-row>
        <table:table-row table:style-name="ro4">
          <table:table-cell table:formula="of:=[Textos.A178]" office:value-type="string" office:string-value="Look at" calcext:value-type="string">
            <text:p>Look at</text:p>
          </table:table-cell>
          <table:table-cell table:style-name="ce5" office:value-type="string" calcext:value-type="string">
            <text:p>Mirar</text:p>
          </table:table-cell>
          <table:table-cell table:number-columns-repeated="1022"/>
        </table:table-row>
        <table:table-row table:style-name="ro4">
          <table:table-cell table:formula="of:=[Textos.A179]" office:value-type="string" office:string-value="Luna" calcext:value-type="string">
            <text:p>Luna</text:p>
          </table:table-cell>
          <table:table-cell table:style-name="ce5" office:value-type="string" calcext:value-type="string">
            <text:p>Luna</text:p>
          </table:table-cell>
          <table:table-cell table:number-columns-repeated="1022"/>
        </table:table-row>
        <table:table-row table:style-name="ro4">
          <table:table-cell table:formula="of:=[Textos.A180]" office:value-type="string" office:string-value="Luna's desk" calcext:value-type="string">
            <text:p>Luna's desk</text:p>
          </table:table-cell>
          <table:table-cell table:style-name="ce5" office:value-type="string" calcext:value-type="string">
            <text:p>Escritorio de Luna</text:p>
          </table:table-cell>
          <table:table-cell table:number-columns-repeated="1022"/>
        </table:table-row>
        <table:table-row table:style-name="ro2">
          <table:table-cell table:formula="of:=[Textos.A181]" office:value-type="string" office:string-value="Luna:#A Roman comes to a bar, rise his two fingers and says:#-Five beers, please!" calcext:value-type="string">
            <text:p>Luna:#A Roman comes to a bar, rise his two fingers and says:#-Five beers, please!</text:p>
          </table:table-cell>
          <table:table-cell table:style-name="ce5" office:value-type="string" calcext:value-type="string">
            <text:p>Luna:#Un romano entra en un bar con los dedos en alto y dice:#-¡Cámarero, 5 cervezas!</text:p>
          </table:table-cell>
          <table:table-cell table:number-columns-repeated="1022"/>
        </table:table-row>
        <table:table-row table:style-name="ro2">
          <table:table-cell table:formula="of:=[Textos.A182]" office:value-type="string" office:string-value="Luna:#A woman waiting in the bus stop say to another woman:#-Hi, I'm Anna!" calcext:value-type="string">
            <text:p>Luna:#A woman waiting in the bus stop say to another woman:#-Hi, I'm Anna!</text:p>
          </table:table-cell>
          <table:table-cell table:style-name="ce5" office:value-type="string" calcext:value-type="string">
            <text:p>Luna:#Una mujer está esperando el autobús y le dice a otra:#-Hola, yo soy Ana.</text:p>
          </table:table-cell>
          <table:table-cell table:number-columns-repeated="1022"/>
        </table:table-row>
        <table:table-row table:style-name="ro1">
          <table:table-cell table:formula="of:=[Textos.A183]" office:value-type="string" office:string-value="Luna:#And the other woman says:#-Hi, I'm not." calcext:value-type="string">
            <text:p>Luna:#And the other woman says:#-Hi, I'm not.</text:p>
          </table:table-cell>
          <table:table-cell table:style-name="ce5" office:value-type="string" calcext:value-type="string">
            <text:p>Luna:#Y la otra mujer le responde:#-Hola, yo no.</text:p>
          </table:table-cell>
          <table:table-cell table:number-columns-repeated="1022"/>
        </table:table-row>
        <table:table-row table:style-name="ro1">
          <table:table-cell table:formula="of:=[Textos.A184]" office:value-type="string" office:string-value="Luna:#Daddyyyyy... Let's read the Pink Monster... Pleaseeee..." calcext:value-type="string">
            <text:p>Luna:#Daddyyyyy... Let's read the Pink Monster... Pleaseeee...</text:p>
          </table:table-cell>
          <table:table-cell table:style-name="ce5" office:value-type="string" calcext:value-type="string">
            <text:p>Luna:#Paaaapiiii ... Vamos a leer el Monstruo Rosa... Porrrfaaaaa…</text:p>
          </table:table-cell>
          <table:table-cell table:number-columns-repeated="1022"/>
        </table:table-row>
        <table:table-row table:style-name="ro1">
          <table:table-cell table:formula="of:=[Textos.A185]" office:value-type="string" office:string-value="Luna:#Did you like?" calcext:value-type="string">
            <text:p>Luna:#Did you like?</text:p>
          </table:table-cell>
          <table:table-cell table:style-name="ce5" office:value-type="string" calcext:value-type="string">
            <text:p>Luna:#¿Te ha gustado?</text:p>
          </table:table-cell>
          <table:table-cell table:number-columns-repeated="1022"/>
        </table:table-row>
        <table:table-row table:style-name="ro4">
          <table:table-cell table:formula="of:=[Textos.A186]" office:value-type="string" office:string-value="Luna:#Hello!" calcext:value-type="string">
            <text:p>Luna:#Hello!</text:p>
          </table:table-cell>
          <table:table-cell table:style-name="ce5" office:value-type="string" calcext:value-type="string">
            <text:p>Luna:#¡Hola!</text:p>
          </table:table-cell>
          <table:table-cell table:number-columns-repeated="1022"/>
        </table:table-row>
        <table:table-row table:style-name="ro1">
          <table:table-cell table:formula="of:=[Textos.A187]" office:value-type="string" office:string-value="Luna:#I help daddy to program the videogame." calcext:value-type="string">
            <text:p>Luna:#I help daddy to program the videogame.</text:p>
          </table:table-cell>
          <table:table-cell table:style-name="ce5" office:value-type="string" calcext:value-type="string">
            <text:p>Luna:#Yo ayudo a papá a programar el videojuego.</text:p>
          </table:table-cell>
          <table:table-cell table:number-columns-repeated="1022"/>
        </table:table-row>
        <table:table-row table:style-name="ro4">
          <table:table-cell table:formula="of:=[Textos.A188]" office:value-type="string" office:string-value="Luna:#No! Better I'll end my painting and then we read." calcext:value-type="string">
            <text:p>Luna:#No! Better I'll end my painting and then we read.</text:p>
          </table:table-cell>
          <table:table-cell table:style-name="ce5" office:value-type="string" calcext:value-type="string">
            <text:p>Luna:#¡No! Mejor voy a terminar mi cuadro y luego leemos.</text:p>
          </table:table-cell>
          <table:table-cell table:number-columns-repeated="1022"/>
        </table:table-row>
        <table:table-row table:style-name="ro2">
          <table:table-cell table:formula="of:=[Textos.A189]" office:value-type="string" office:string-value="Luna:#Of course! I have lot's of paintings in my room and in annane's room. Do you want to see them?" calcext:value-type="string">
            <text:p>Luna:#Of course! I have lot's of paintings in my room and in annane's room. Do you want to see them?</text:p>
          </table:table-cell>
          <table:table-cell table:style-name="ce5" office:value-type="string" calcext:value-type="string">
            <text:p>Luna:#Ahora estoy estudiando a Kandinsky.</text:p>
          </table:table-cell>
          <table:table-cell table:number-columns-repeated="1022"/>
        </table:table-row>
        <table:table-row table:style-name="ro7">
          <table:table-cell table:formula="of:=[Textos.A190]" office:value-type="string" office:string-value="Luna:#See you later, alligator!" calcext:value-type="string">
            <text:p>Luna:#See you later, alligator!</text:p>
          </table:table-cell>
          <table:table-cell table:style-name="ce5" office:value-type="string" calcext:value-type="string">
            <text:p>Luna:#¡Pues claro! Tengo muchos cuadros en mi habitación y en la habitación de annane. ¿Quieres verlos?</text:p>
          </table:table-cell>
          <table:table-cell table:number-columns-repeated="1022"/>
        </table:table-row>
        <table:table-row table:style-name="ro1">
          <table:table-cell table:formula="of:=[Textos.A191]" office:value-type="string" office:string-value="Luna:#Tamam! Next time I'll show you my pictures!" calcext:value-type="string">
            <text:p>Luna:#Tamam! Next time I'll show you my pictures!</text:p>
          </table:table-cell>
          <table:table-cell table:style-name="ce5" office:value-type="string" calcext:value-type="string">
            <text:p>Luna:#¡Hasta luego, cocodrilo!</text:p>
          </table:table-cell>
          <table:table-cell table:number-columns-repeated="1022"/>
        </table:table-row>
        <table:table-row table:style-name="ro2">
          <table:table-cell table:formula="of:=[Textos.A192]" office:value-type="string" office:string-value="Luna:#Thank you! I made these cookies, did you know!" calcext:value-type="string">
            <text:p>Luna:#Thank you! I made these cookies, did you know!</text:p>
          </table:table-cell>
          <table:table-cell table:style-name="ce5" office:value-type="string" calcext:value-type="string">
            <text:p>Luna:#¡Pues claro! Tengo muchos cuadros en mi habitación y en la habitación de annane. ¿Quieres verlos?</text:p>
          </table:table-cell>
          <table:table-cell table:number-columns-repeated="1022"/>
        </table:table-row>
        <table:table-row table:style-name="ro1">
          <table:table-cell table:formula="of:=[Textos.A193]" office:value-type="string" office:string-value="Luna:#That's me!" calcext:value-type="string">
            <text:p>Luna:#That's me!</text:p>
          </table:table-cell>
          <table:table-cell table:style-name="ce5" office:value-type="string" calcext:value-type="string">
            <text:p>Luna:#¡Soy yo!</text:p>
          </table:table-cell>
          <table:table-cell table:number-columns-repeated="1022"/>
        </table:table-row>
        <table:table-row table:style-name="ro1">
          <table:table-cell table:formula="of:=[Textos.A194]" office:value-type="string" office:string-value="Luna:#The same way you did." calcext:value-type="string">
            <text:p>Luna:#The same way you did.</text:p>
          </table:table-cell>
          <table:table-cell table:style-name="ce5" office:value-type="string" calcext:value-type="string">
            <text:p>Luna:#De la misma manera que tú.</text:p>
          </table:table-cell>
          <table:table-cell table:number-columns-repeated="1022"/>
        </table:table-row>
        <table:table-row table:style-name="ro7">
          <table:table-cell table:formula="of:=[Textos.A195]" office:value-type="string" office:string-value="Luna:#They will not, Daddy! I'll program them with the three laws of the robotics! They'll not harm humans!" calcext:value-type="string">
            <text:p>Luna:#They will not, Daddy! I'll program them with the three laws of the robotics! They'll not harm humans!</text:p>
          </table:table-cell>
          <table:table-cell table:style-name="ce5" office:value-type="string" calcext:value-type="string">
            <text:p>Luna:#¡No lo harán, papá! ¡Los programaré con las tres leyes de la robótica! ¡No harán daño a los humanos!</text:p>
          </table:table-cell>
          <table:table-cell table:number-columns-repeated="1022"/>
        </table:table-row>
        <table:table-row table:style-name="ro4">
          <table:table-cell table:formula="of:=[Textos.A196]" office:value-type="string" office:string-value="Luna:#Through the door!" calcext:value-type="string">
            <text:p>Luna:#Through the door!</text:p>
          </table:table-cell>
          <table:table-cell table:style-name="ce5" office:value-type="string" calcext:value-type="string">
            <text:p>Luna:#¡Por la puerta!</text:p>
          </table:table-cell>
          <table:table-cell table:number-columns-repeated="1022"/>
        </table:table-row>
        <table:table-row table:style-name="ro1">
          <table:table-cell table:formula="of:=[Textos.A197]" office:value-type="string" office:string-value="Luna:#You can take more from the larder." calcext:value-type="string">
            <text:p>Luna:#You can take more from the larder.</text:p>
          </table:table-cell>
          <table:table-cell table:style-name="ce5" office:value-type="string" calcext:value-type="string">
            <text:p>Luna:#Puedes coger más de las despensa.</text:p>
          </table:table-cell>
          <table:table-cell table:number-columns-repeated="1022"/>
        </table:table-row>
        <table:table-row table:style-name="ro4">
          <table:table-cell table:formula="of:=[Textos.A198]" office:value-type="string" office:string-value="Magna Carta" calcext:value-type="string">
            <text:p>Magna Carta</text:p>
          </table:table-cell>
          <table:table-cell table:style-name="ce5" office:value-type="string" calcext:value-type="string">
            <text:p>Magna Carta</text:p>
          </table:table-cell>
          <table:table-cell table:number-columns-repeated="1022"/>
        </table:table-row>
        <table:table-row table:style-name="ro4">
          <table:table-cell table:formula="of:=[Textos.A199]" office:value-type="string" office:string-value="Mix/use" calcext:value-type="string">
            <text:p>Mix/use</text:p>
          </table:table-cell>
          <table:table-cell table:style-name="ce5" office:value-type="string" calcext:value-type="string">
            <text:p>Usar</text:p>
          </table:table-cell>
          <table:table-cell table:number-columns-repeated="1022"/>
        </table:table-row>
        <table:table-row table:style-name="ro4">
          <table:table-cell table:formula="of:=[Textos.A200]" office:value-type="string" office:string-value="Movie poster" calcext:value-type="string">
            <text:p>Movie poster</text:p>
          </table:table-cell>
          <table:table-cell table:style-name="ce5" office:value-type="string" calcext:value-type="string">
            <text:p>Cartel de la película</text:p>
          </table:table-cell>
          <table:table-cell table:number-columns-repeated="1022"/>
        </table:table-row>
        <table:table-row table:style-name="ro4">
          <table:table-cell table:formula="of:=[Textos.A201]" office:value-type="string" office:string-value="Observe" calcext:value-type="string">
            <text:p>Observe</text:p>
          </table:table-cell>
          <table:table-cell table:style-name="ce5" office:value-type="string" calcext:value-type="string">
            <text:p>Observar</text:p>
          </table:table-cell>
          <table:table-cell table:number-columns-repeated="1022"/>
        </table:table-row>
        <table:table-row table:style-name="ro4">
          <table:table-cell table:formula="of:=[Textos.A202]" office:value-type="string" office:string-value="Open" calcext:value-type="string">
            <text:p>Open</text:p>
          </table:table-cell>
          <table:table-cell table:style-name="ce5" office:value-type="string" calcext:value-type="string">
            <text:p>Abrir</text:p>
          </table:table-cell>
          <table:table-cell table:number-columns-repeated="1022"/>
        </table:table-row>
        <table:table-row table:style-name="ro4">
          <table:table-cell table:formula="of:=[Textos.A203]" office:value-type="string" office:string-value="Paris photograph" calcext:value-type="string">
            <text:p>Paris photograph</text:p>
          </table:table-cell>
          <table:table-cell table:style-name="ce5" office:value-type="string" calcext:value-type="string">
            <text:p>Fotografía de París</text:p>
          </table:table-cell>
          <table:table-cell table:number-columns-repeated="1022"/>
        </table:table-row>
        <table:table-row table:style-name="ro4">
          <table:table-cell table:formula="of:=[Textos.A204]" office:value-type="string" office:string-value="Push/pull" calcext:value-type="string">
            <text:p>Push/pull</text:p>
          </table:table-cell>
          <table:table-cell table:style-name="ce5" office:value-type="string" calcext:value-type="string">
            <text:p>Empujar/tirar</text:p>
          </table:table-cell>
          <table:table-cell table:number-columns-repeated="1022"/>
        </table:table-row>
        <table:table-row table:style-name="ro4">
          <table:table-cell table:formula="of:=[Textos.A205]" office:value-type="string" office:string-value="See you!" calcext:value-type="string">
            <text:p>See you!</text:p>
          </table:table-cell>
          <table:table-cell table:style-name="ce5" office:value-type="string" calcext:value-type="string">
            <text:p>¡Nos vemos!</text:p>
          </table:table-cell>
          <table:table-cell table:number-columns-repeated="1022"/>
        </table:table-row>
        <table:table-row table:style-name="ro4">
          <table:table-cell table:formula="of:=[Textos.A206]" office:value-type="string" office:string-value="Take" calcext:value-type="string">
            <text:p>Take</text:p>
          </table:table-cell>
          <table:table-cell table:style-name="ce5" office:value-type="string" calcext:value-type="string">
            <text:p>Coger</text:p>
          </table:table-cell>
          <table:table-cell table:number-columns-repeated="1022"/>
        </table:table-row>
        <table:table-row table:style-name="ro4">
          <table:table-cell table:formula="of:=[Textos.A207]" office:value-type="string" office:string-value="Talk to" calcext:value-type="string">
            <text:p>Talk to</text:p>
          </table:table-cell>
          <table:table-cell table:style-name="ce5" office:value-type="string" calcext:value-type="string">
            <text:p>Hablar con</text:p>
          </table:table-cell>
          <table:table-cell table:number-columns-repeated="1022"/>
        </table:table-row>
        <table:table-row table:style-name="ro1">
          <table:table-cell table:formula="of:=[Textos.A208]" office:value-type="string" office:string-value="Tell me a joke." calcext:value-type="string">
            <text:p>Tell me a joke.</text:p>
          </table:table-cell>
          <table:table-cell table:style-name="ce5" office:value-type="string" calcext:value-type="string">
            <text:p>Cuéntame un chiste.</text:p>
          </table:table-cell>
          <table:table-cell table:number-columns-repeated="1022"/>
        </table:table-row>
        <table:table-row table:style-name="ro4">
          <table:table-cell table:formula="of:=[Textos.A209]" office:value-type="string" office:string-value="The Drunken Penguins poster" calcext:value-type="string">
            <text:p>The Drunken Penguins poster</text:p>
          </table:table-cell>
          <table:table-cell table:style-name="ce5" office:value-type="string" calcext:value-type="string">
            <text:p>cartel de los Drunken Penguins</text:p>
          </table:table-cell>
          <table:table-cell table:number-columns-repeated="1022"/>
        </table:table-row>
        <table:table-row table:style-name="ro4">
          <table:table-cell table:formula="of:=[Textos.A210]" office:value-type="string" office:string-value="Time played" calcext:value-type="string">
            <text:p>Time played</text:p>
          </table:table-cell>
          <table:table-cell table:style-name="ce5" office:value-type="string" calcext:value-type="string">
            <text:p>Tiempo jugado</text:p>
          </table:table-cell>
          <table:table-cell table:number-columns-repeated="1022"/>
        </table:table-row>
        <table:table-row table:style-name="ro1">
          <table:table-cell table:formula="of:=[Textos.A211]" office:value-type="string" office:string-value="Use" calcext:value-type="string">
            <text:p>Use</text:p>
          </table:table-cell>
          <table:table-cell table:style-name="ce5" office:value-type="string" calcext:value-type="string">
            <text:p>Usar</text:p>
          </table:table-cell>
          <table:table-cell table:number-columns-repeated="1022"/>
        </table:table-row>
        <table:table-row table:style-name="ro2">
          <table:table-cell table:formula="of:=[Textos.A212]" office:value-type="string" office:string-value="Where can I learn to make my own games with the JSCUMM engine?" calcext:value-type="string">
            <text:p>Where can I learn to make my own games with the JSCUMM engine?</text:p>
          </table:table-cell>
          <table:table-cell table:style-name="ce5" office:value-type="string" calcext:value-type="string">
            <text:p>¿Dónde puedo aprender a hacer mis propios juegos con el motor JSCUMM?</text:p>
          </table:table-cell>
          <table:table-cell table:number-columns-repeated="1022"/>
        </table:table-row>
        <table:table-row table:style-name="ro4">
          <table:table-cell table:formula="of:=[Textos.A213]" office:value-type="string" office:string-value="Who are you and why are you making this game?" calcext:value-type="string">
            <text:p>Who are you and why are you making this game?</text:p>
          </table:table-cell>
          <table:table-cell table:style-name="ce5" office:value-type="string" calcext:value-type="string">
            <text:p>¿Quién eres y por qué estás haciendo este juego?</text:p>
          </table:table-cell>
          <table:table-cell table:number-columns-repeated="1022"/>
        </table:table-row>
        <table:table-row table:style-name="ro4">
          <table:table-cell table:formula="of:=[Textos.A214]" office:value-type="string" office:string-value="Who are you?" calcext:value-type="string">
            <text:p>Who are you?</text:p>
          </table:table-cell>
          <table:table-cell table:style-name="ce5" office:value-type="string" calcext:value-type="string">
            <text:p>¿Quién eres tú?</text:p>
          </table:table-cell>
          <table:table-cell table:number-columns-repeated="1022"/>
        </table:table-row>
        <table:table-row table:style-name="ro4">
          <table:table-cell table:formula="of:=[Textos.A215]" office:value-type="string" office:string-value="apuestas_gallos.svg" calcext:value-type="string">
            <text:p>apuestas_gallos.svg</text:p>
          </table:table-cell>
          <table:table-cell office:value-type="string" calcext:value-type="string">
            <text:p>apuestas_gallos.svg</text:p>
          </table:table-cell>
          <table:table-cell table:number-columns-repeated="1022"/>
        </table:table-row>
        <table:table-row table:style-name="ro4">
          <table:table-cell table:formula="of:=[Textos.A216]" office:value-type="string" office:string-value="bottle of wine" calcext:value-type="string">
            <text:p>bottle of wine</text:p>
          </table:table-cell>
          <table:table-cell table:style-name="ce5" office:value-type="string" calcext:value-type="string">
            <text:p>botella de vino</text:p>
          </table:table-cell>
          <table:table-cell table:number-columns-repeated="1022"/>
        </table:table-row>
        <table:table-row table:style-name="ro4">
          <table:table-cell table:formula="of:=[Textos.A217]" office:value-type="string" office:string-value="boxes" calcext:value-type="string">
            <text:p>boxes</text:p>
          </table:table-cell>
          <table:table-cell table:style-name="ce5" office:value-type="string" calcext:value-type="string">
            <text:p>cajas</text:p>
          </table:table-cell>
          <table:table-cell table:number-columns-repeated="1022"/>
        </table:table-row>
        <table:table-row table:style-name="ro4">
          <table:table-cell table:formula="of:=[Textos.A218]" office:value-type="string" office:string-value="canned broccoli" calcext:value-type="string">
            <text:p>canned broccoli</text:p>
          </table:table-cell>
          <table:table-cell table:style-name="ce5" office:value-type="string" calcext:value-type="string">
            <text:p>brócoli enlatado</text:p>
          </table:table-cell>
          <table:table-cell table:number-columns-repeated="1022"/>
        </table:table-row>
        <table:table-row table:style-name="ro4">
          <table:table-cell table:formula="of:=[Textos.A219]" office:value-type="string" office:string-value="canned green peas" calcext:value-type="string">
            <text:p>canned green peas</text:p>
          </table:table-cell>
          <table:table-cell table:style-name="ce5" office:value-type="string" calcext:value-type="string">
            <text:p>guisantes verdes enlatados</text:p>
          </table:table-cell>
          <table:table-cell table:number-columns-repeated="1022"/>
        </table:table-row>
        <table:table-row table:style-name="ro4">
          <table:table-cell table:formula="of:=[Textos.A220]" office:value-type="string" office:string-value="canned tomato" calcext:value-type="string">
            <text:p>canned tomato</text:p>
          </table:table-cell>
          <table:table-cell table:style-name="ce5" office:value-type="string" calcext:value-type="string">
            <text:p>tomate enlatado</text:p>
          </table:table-cell>
          <table:table-cell table:number-columns-repeated="1022"/>
        </table:table-row>
        <table:table-row table:style-name="ro4">
          <table:table-cell table:formula="of:=[Textos.A221]" office:value-type="string" office:string-value="canned tuna" calcext:value-type="string">
            <text:p>canned tuna</text:p>
          </table:table-cell>
          <table:table-cell table:style-name="ce5" office:value-type="string" calcext:value-type="string">
            <text:p>atún enlatado</text:p>
          </table:table-cell>
          <table:table-cell table:number-columns-repeated="1022"/>
        </table:table-row>
        <table:table-row table:style-name="ro4">
          <table:table-cell table:formula="of:=[Textos.A222]" office:value-type="string" office:string-value="carpet" calcext:value-type="string">
            <text:p>carpet</text:p>
          </table:table-cell>
          <table:table-cell table:style-name="ce5" office:value-type="string" calcext:value-type="string">
            <text:p>alfombra</text:p>
          </table:table-cell>
          <table:table-cell table:number-columns-repeated="1022"/>
        </table:table-row>
        <table:table-row table:style-name="ro4">
          <table:table-cell table:formula="of:=[Textos.A223]" office:value-type="string" office:string-value="cauldron" calcext:value-type="string">
            <text:p>cauldron</text:p>
          </table:table-cell>
          <table:table-cell table:style-name="ce5" office:value-type="string" calcext:value-type="string">
            <text:p>caldero</text:p>
          </table:table-cell>
          <table:table-cell table:number-columns-repeated="1022"/>
        </table:table-row>
        <table:table-row table:style-name="ro4">
          <table:table-cell table:formula="of:=[Textos.A224]" office:value-type="string" office:string-value="cockfights bets" calcext:value-type="string">
            <text:p>cockfights bets</text:p>
          </table:table-cell>
          <table:table-cell table:style-name="ce5" office:value-type="string" calcext:value-type="string">
            <text:p>apuestas de peleas de gallos</text:p>
          </table:table-cell>
          <table:table-cell table:number-columns-repeated="1022"/>
        </table:table-row>
        <table:table-row table:style-name="ro4">
          <table:table-cell table:formula="of:=[Textos.A225]" office:value-type="string" office:string-value="completed" calcext:value-type="string">
            <text:p>completed</text:p>
          </table:table-cell>
          <table:table-cell table:style-name="ce5" office:value-type="string" calcext:value-type="string">
            <text:p>terminado</text:p>
          </table:table-cell>
          <table:table-cell table:number-columns-repeated="1022"/>
        </table:table-row>
        <table:table-row table:style-name="ro4">
          <table:table-cell table:formula="of:=[Textos.A226]" office:value-type="string" office:string-value="computer" calcext:value-type="string">
            <text:p>computer</text:p>
          </table:table-cell>
          <table:table-cell table:style-name="ce5" office:value-type="string" calcext:value-type="string">
            <text:p>ordenador</text:p>
          </table:table-cell>
          <table:table-cell table:number-columns-repeated="1022"/>
        </table:table-row>
        <table:table-row table:style-name="ro4">
          <table:table-cell table:formula="of:=[Textos.A227]" office:value-type="string" office:string-value="dish" calcext:value-type="string">
            <text:p>dish</text:p>
          </table:table-cell>
          <table:table-cell table:style-name="ce5" office:value-type="string" calcext:value-type="string">
            <text:p>plato</text:p>
          </table:table-cell>
          <table:table-cell table:number-columns-repeated="1022"/>
        </table:table-row>
        <table:table-row table:style-name="ro4">
          <table:table-cell table:formula="of:=[Textos.A228]" office:value-type="string" office:string-value="door to entrance" calcext:value-type="string">
            <text:p>door to entrance</text:p>
          </table:table-cell>
          <table:table-cell table:style-name="ce5" office:value-type="string" calcext:value-type="string">
            <text:p>puerta a la entrada</text:p>
          </table:table-cell>
          <table:table-cell table:number-columns-repeated="1022"/>
        </table:table-row>
        <table:table-row table:style-name="ro4">
          <table:table-cell table:formula="of:=[Textos.A229]" office:value-type="string" office:string-value="drawer" calcext:value-type="string">
            <text:p>drawer</text:p>
          </table:table-cell>
          <table:table-cell table:style-name="ce5" office:value-type="string" calcext:value-type="string">
            <text:p>cajón</text:p>
          </table:table-cell>
          <table:table-cell table:number-columns-repeated="1022"/>
        </table:table-row>
        <table:table-row table:style-name="ro4">
          <table:table-cell table:formula="of:=[Textos.A230]" office:value-type="string" office:string-value="easel" calcext:value-type="string">
            <text:p>easel</text:p>
          </table:table-cell>
          <table:table-cell table:style-name="ce5" office:value-type="string" calcext:value-type="string">
            <text:p>caballete</text:p>
          </table:table-cell>
          <table:table-cell table:number-columns-repeated="1022"/>
        </table:table-row>
        <table:table-row table:style-name="ro4">
          <table:table-cell table:formula="of:=[Textos.A231]" office:value-type="string" office:string-value="extra large onions" calcext:value-type="string">
            <text:p>extra large onions</text:p>
          </table:table-cell>
          <table:table-cell table:style-name="ce5" office:value-type="string" calcext:value-type="string">
            <text:p>cebollas extra grandes</text:p>
          </table:table-cell>
          <table:table-cell table:number-columns-repeated="1022"/>
        </table:table-row>
        <table:table-row table:style-name="ro4">
          <table:table-cell table:formula="of:=[Textos.A232]" office:value-type="string" office:string-value="fork" calcext:value-type="string">
            <text:p>fork</text:p>
          </table:table-cell>
          <table:table-cell table:style-name="ce5" office:value-type="string" calcext:value-type="string">
            <text:p>tenedor</text:p>
          </table:table-cell>
          <table:table-cell table:number-columns-repeated="1022"/>
        </table:table-row>
        <table:table-row table:style-name="ro4">
          <table:table-cell table:formula="of:=[Textos.A233]" office:value-type="string" office:string-value="frying pan" calcext:value-type="string">
            <text:p>frying pan</text:p>
          </table:table-cell>
          <table:table-cell table:style-name="ce5" office:value-type="string" calcext:value-type="string">
            <text:p>sartén</text:p>
          </table:table-cell>
          <table:table-cell table:number-columns-repeated="1022"/>
        </table:table-row>
        <table:table-row table:style-name="ro4">
          <table:table-cell table:formula="of:=[Textos.A234]" office:value-type="string" office:string-value="garlic string" calcext:value-type="string">
            <text:p>garlic string</text:p>
          </table:table-cell>
          <table:table-cell table:style-name="ce5" office:value-type="string" calcext:value-type="string">
            <text:p>ristra de ajos</text:p>
          </table:table-cell>
          <table:table-cell table:number-columns-repeated="1022"/>
        </table:table-row>
        <table:table-row table:style-name="ro4">
          <table:table-cell table:formula="of:=[Textos.A235]" office:value-type="string" office:string-value="ginger cookie" calcext:value-type="string">
            <text:p>ginger cookie</text:p>
          </table:table-cell>
          <table:table-cell table:style-name="ce5" office:value-type="string" calcext:value-type="string">
            <text:p>galleta de jengibre</text:p>
          </table:table-cell>
          <table:table-cell table:number-columns-repeated="1022"/>
        </table:table-row>
        <table:table-row table:style-name="ro4">
          <table:table-cell table:formula="of:=[Textos.A236]" office:value-type="string" office:string-value="ginger cookies" calcext:value-type="string">
            <text:p>ginger cookies</text:p>
          </table:table-cell>
          <table:table-cell table:style-name="ce5" office:value-type="string" calcext:value-type="string">
            <text:p>galletas de jengibre</text:p>
          </table:table-cell>
          <table:table-cell table:number-columns-repeated="1022"/>
        </table:table-row>
        <table:table-row table:style-name="ro4">
          <table:table-cell table:formula="of:=[Textos.A237]" office:value-type="string" office:string-value="green apples" calcext:value-type="string">
            <text:p>green apples</text:p>
          </table:table-cell>
          <table:table-cell table:style-name="ce5" office:value-type="string" calcext:value-type="string">
            <text:p>manzanas verdes</text:p>
          </table:table-cell>
          <table:table-cell table:number-columns-repeated="1022"/>
        </table:table-row>
        <table:table-row table:style-name="ro4">
          <table:table-cell table:formula="of:=[Textos.A238]" office:value-type="string" office:string-value="grinder" calcext:value-type="string">
            <text:p>grinder</text:p>
          </table:table-cell>
          <table:table-cell table:style-name="ce5" office:value-type="string" calcext:value-type="string">
            <text:p>molinillo</text:p>
          </table:table-cell>
          <table:table-cell table:number-columns-repeated="1022"/>
        </table:table-row>
        <table:table-row table:style-name="ro4">
          <table:table-cell table:formula="of:=[Textos.A239]" office:value-type="string" office:string-value="honey jar" calcext:value-type="string">
            <text:p>honey jar</text:p>
          </table:table-cell>
          <table:table-cell table:style-name="ce5" office:value-type="string" calcext:value-type="string">
            <text:p>tarro de miel</text:p>
          </table:table-cell>
          <table:table-cell table:number-columns-repeated="1022"/>
        </table:table-row>
        <table:table-row table:style-name="ro4">
          <table:table-cell table:formula="of:=[Textos.A240]" office:value-type="string" office:string-value="jug" calcext:value-type="string">
            <text:p>jug</text:p>
          </table:table-cell>
          <table:table-cell table:style-name="ce5" office:value-type="string" calcext:value-type="string">
            <text:p>jarra</text:p>
          </table:table-cell>
          <table:table-cell table:number-columns-repeated="1022"/>
        </table:table-row>
        <table:table-row table:style-name="ro4">
          <table:table-cell table:formula="of:=[Textos.A241]" office:value-type="string" office:string-value="laptop" calcext:value-type="string">
            <text:p>laptop</text:p>
          </table:table-cell>
          <table:table-cell table:style-name="ce5" office:value-type="string" calcext:value-type="string">
            <text:p>ordenador portátil</text:p>
          </table:table-cell>
          <table:table-cell table:number-columns-repeated="1022"/>
        </table:table-row>
        <table:table-row table:style-name="ro4">
          <table:table-cell table:formula="of:=[Textos.A242]" office:value-type="string" office:string-value="magical mystery door" calcext:value-type="string">
            <text:p>magical mystery door</text:p>
          </table:table-cell>
          <table:table-cell table:style-name="ce5" office:value-type="string" calcext:value-type="string">
            <text:p>misteriosa puerta mágica</text:p>
          </table:table-cell>
          <table:table-cell table:number-columns-repeated="1022"/>
        </table:table-row>
        <table:table-row table:style-name="ro4">
          <table:table-cell table:formula="of:=[Textos.A243]" office:value-type="string" office:string-value="mirror" calcext:value-type="string">
            <text:p>mirror</text:p>
          </table:table-cell>
          <table:table-cell table:style-name="ce5" office:value-type="string" calcext:value-type="string">
            <text:p>espejo</text:p>
          </table:table-cell>
          <table:table-cell table:number-columns-repeated="1022"/>
        </table:table-row>
        <table:table-row table:style-name="ro4">
          <table:table-cell table:formula="of:=[Textos.A244]" office:value-type="string" office:string-value="mortar" calcext:value-type="string">
            <text:p>mortar</text:p>
          </table:table-cell>
          <table:table-cell table:style-name="ce5" office:value-type="string" calcext:value-type="string">
            <text:p>mortero</text:p>
          </table:table-cell>
          <table:table-cell table:number-columns-repeated="1022"/>
        </table:table-row>
        <table:table-row table:style-name="ro4">
          <table:table-cell table:formula="of:=[Textos.A245]" office:value-type="string" office:string-value="onions" calcext:value-type="string">
            <text:p>onions</text:p>
          </table:table-cell>
          <table:table-cell table:style-name="ce5" office:value-type="string" calcext:value-type="string">
            <text:p>cebollas</text:p>
          </table:table-cell>
          <table:table-cell table:number-columns-repeated="1022"/>
        </table:table-row>
        <table:table-row table:style-name="ro4">
          <table:table-cell table:formula="of:=[Textos.A246]" office:value-type="string" office:string-value="potatoes" calcext:value-type="string">
            <text:p>potatoes</text:p>
          </table:table-cell>
          <table:table-cell table:style-name="ce5" office:value-type="string" calcext:value-type="string">
            <text:p>patatas</text:p>
          </table:table-cell>
          <table:table-cell table:number-columns-repeated="1022"/>
        </table:table-row>
        <table:table-row table:style-name="ro4">
          <table:table-cell table:formula="of:=[Textos.A247]" office:value-type="string" office:string-value="recipe book" calcext:value-type="string">
            <text:p>recipe book</text:p>
          </table:table-cell>
          <table:table-cell table:style-name="ce5" office:value-type="string" calcext:value-type="string">
            <text:p>libro de recetas</text:p>
          </table:table-cell>
          <table:table-cell table:number-columns-repeated="1022"/>
        </table:table-row>
        <table:table-row table:style-name="ro4">
          <table:table-cell table:formula="of:=[Textos.A248]" office:value-type="string" office:string-value="red hot not-so-chili peppers" calcext:value-type="string">
            <text:p>red hot not-so-chili peppers</text:p>
          </table:table-cell>
          <table:table-cell table:style-name="ce5" office:value-type="string" calcext:value-type="string">
            <text:p>pimientos rojos no-tan-picantes</text:p>
          </table:table-cell>
          <table:table-cell table:number-columns-repeated="1022"/>
        </table:table-row>
        <table:table-row table:style-name="ro4">
          <table:table-cell table:formula="of:=[Textos.A249]" office:value-type="string" office:string-value="salt" calcext:value-type="string">
            <text:p>salt</text:p>
          </table:table-cell>
          <table:table-cell table:style-name="ce5" office:value-type="string" calcext:value-type="string">
            <text:p>sal</text:p>
          </table:table-cell>
          <table:table-cell table:number-columns-repeated="1022"/>
        </table:table-row>
        <table:table-row table:style-name="ro4">
          <table:table-cell table:formula="of:=[Textos.A250]" office:value-type="string" office:string-value="scratches" calcext:value-type="string">
            <text:p>scratches</text:p>
          </table:table-cell>
          <table:table-cell table:style-name="ce5" office:value-type="string" calcext:value-type="string">
            <text:p>rasguños</text:p>
          </table:table-cell>
          <table:table-cell table:number-columns-repeated="1022"/>
        </table:table-row>
        <table:table-row table:style-name="ro4">
          <table:table-cell table:formula="of:=[Textos.A251]" office:value-type="string" office:string-value="self" calcext:value-type="string">
            <text:p>self</text:p>
          </table:table-cell>
          <table:table-cell table:style-name="ce5" office:value-type="string" calcext:value-type="string">
            <text:p>estantería</text:p>
          </table:table-cell>
          <table:table-cell table:number-columns-repeated="1022"/>
        </table:table-row>
        <table:table-row table:style-name="ro4">
          <table:table-cell table:formula="of:=[Textos.A252]" office:value-type="string" office:string-value="small hammer" calcext:value-type="string">
            <text:p>small hammer</text:p>
          </table:table-cell>
          <table:table-cell table:style-name="ce5" office:value-type="string" calcext:value-type="string">
            <text:p>pequeño martillo</text:p>
          </table:table-cell>
          <table:table-cell table:number-columns-repeated="1022"/>
        </table:table-row>
        <table:table-row table:style-name="ro4">
          <table:table-cell table:formula="of:=[Textos.A253]" office:value-type="string" office:string-value="soup spoon" calcext:value-type="string">
            <text:p>soup spoon</text:p>
          </table:table-cell>
          <table:table-cell table:style-name="ce5" office:value-type="string" calcext:value-type="string">
            <text:p>cuchara sopera</text:p>
          </table:table-cell>
          <table:table-cell table:number-columns-repeated="1022"/>
        </table:table-row>
        <table:table-row table:style-name="ro1">
          <table:table-cell table:formula="of:=[Textos.A254]" office:value-type="string" office:string-value="to" calcext:value-type="string">
            <text:p>to</text:p>
          </table:table-cell>
          <table:table-cell table:style-name="ce5" office:value-type="string" calcext:value-type="string">
            <text:p>a</text:p>
          </table:table-cell>
          <table:table-cell table:number-columns-repeated="1022"/>
        </table:table-row>
        <table:table-row table:style-name="ro4">
          <table:table-cell table:style-name="ce4" table:formula="of:=[Textos.A255]" office:value-type="string" office:string-value="window" calcext:value-type="string">
            <text:p>window</text:p>
          </table:table-cell>
          <table:table-cell table:style-name="ce5" office:value-type="string" calcext:value-type="string">
            <text:p>ventana</text:p>
          </table:table-cell>
          <table:table-cell table:style-name="ce8" table:number-columns-repeated="1022"/>
        </table:table-row>
        <table:table-row table:style-name="ro4">
          <table:table-cell table:formula="of:=[Textos.A256]" office:value-type="string" office:string-value="with" calcext:value-type="string">
            <text:p>with</text:p>
          </table:table-cell>
          <table:table-cell table:style-name="ce5" office:value-type="string" calcext:value-type="string">
            <text:p>con</text:p>
          </table:table-cell>
          <table:table-cell table:number-columns-repeated="1022"/>
        </table:table-row>
        <table:table-row table:style-name="ro4">
          <table:table-cell table:formula="of:=[Textos.A257]" office:value-type="string" office:string-value="wooden spoon" calcext:value-type="string">
            <text:p>wooden spoon</text:p>
          </table:table-cell>
          <table:table-cell table:style-name="ce5" office:value-type="string" calcext:value-type="string">
            <text:p>cuchara de madera</text:p>
          </table:table-cell>
          <table:table-cell table:number-columns-repeated="1022"/>
        </table:table-row>
        <table:table-row table:style-name="ro5">
          <table:table-cell table:formula="of:=[Textos.A2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2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3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4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1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style-name="ce4" table:formula="of:=[Textos.A517]" office:value-type="float" office:value="0" calcext:value-type="float">
            <text:p>0</text:p>
          </table:table-cell>
          <table:table-cell table:style-name="ce6"/>
          <table:table-cell table:style-name="ce8" table:number-columns-repeated="1022"/>
        </table:table-row>
        <table:table-row table:style-name="ro5">
          <table:table-cell table:formula="of:=[Textos.A5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5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office:value-type="string" calcext:value-type="string">
            <text:p>Dr. Watson:#Diggi wagga Doo...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style-name="ce4" table:formula="of:=[Textos.A692]" office:value-type="float" office:value="0" calcext:value-type="float">
            <text:p>0</text:p>
          </table:table-cell>
          <table:table-cell table:style-name="ce6"/>
          <table:table-cell table:style-name="ce8" table:number-columns-repeated="1022"/>
        </table:table-row>
        <table:table-row table:style-name="ro5">
          <table:table-cell table:formula="of:=[Textos.A6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6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style-name="ce4" table:formula="of:=[Textos.A716]" office:value-type="float" office:value="0" calcext:value-type="float">
            <text:p>0</text:p>
          </table:table-cell>
          <table:table-cell table:style-name="ce6"/>
          <table:table-cell table:style-name="ce8" table:number-columns-repeated="1022"/>
        </table:table-row>
        <table:table-row table:style-name="ro5">
          <table:table-cell table:formula="of:=[Textos.A71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style-name="ce4" table:formula="of:=[Textos.A784]" office:value-type="float" office:value="0" calcext:value-type="float">
            <text:p>0</text:p>
          </table:table-cell>
          <table:table-cell table:style-name="ce6"/>
          <table:table-cell table:style-name="ce8" table:number-columns-repeated="1022"/>
        </table:table-row>
        <table:table-row table:style-name="ro5">
          <table:table-cell table:formula="of:=[Textos.A7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7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9">
          <table:table-cell office:value-type="string" calcext:value-type="string">
            <text:p>Letter from Dr. Edward Johnson:#DEAR MR. HOLMES:#I AM DR. EDWARD JOHNSON, AND I AM CURRENTLY WORKING IN BETHLEM#ROYAL HOSPITAL. I WOULD LIKE TO HAVE AN APPOINTMENT WITH YOU...</text:p>
          </table:table-cell>
          <table:table-cell table:style-name="ce5"/>
          <table:table-cell table:number-columns-repeated="1022"/>
        </table:table-row>
        <table:table-row table:style-name="ro9">
          <table:table-cell office:value-type="string" calcext:value-type="string">
            <text:p>Letter from Dr. Edward Johnson:#REGARDING A MYSTERY THAT I CAN ONLY TREAT IN PRIVATE.# I WOULD APPRECIATE YOUR DISCRETION AND#YOUR ANSWER WITH POSSIBLE DATES FOR OUR APPOINTMENT.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8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9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0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5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1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7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8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19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0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1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2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3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4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5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69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0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1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2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3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4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5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6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7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8]" office:value-type="float" office:value="0" calcext:value-type="float">
            <text:p>0</text:p>
          </table:table-cell>
          <table:table-cell table:style-name="ce5"/>
          <table:table-cell table:number-columns-repeated="1022"/>
        </table:table-row>
        <table:table-row table:style-name="ro5">
          <table:table-cell table:formula="of:=[Textos.A127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8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29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0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1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2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3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4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5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6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7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8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39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0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1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2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3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4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5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6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7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8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49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0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1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2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3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4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5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6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7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8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59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0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6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7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8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19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20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21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22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23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24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25]" office:value-type="float" office:value="0" calcext:value-type="float">
            <text:p>0</text:p>
          </table:table-cell>
          <table:table-cell table:number-columns-repeated="1023"/>
        </table:table-row>
        <table:table-row table:style-name="ro5">
          <table:table-cell table:formula="of:=[Textos.A1626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69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_JSON" table:style-name="ta1">
        <table:table-column table:style-name="co3" table:default-cell-style-name="Default"/>
        <table:table-row table:style-name="ro10">
          <table:table-cell table:formula="of:=CONCATENATE([constantes.$A$1];[ES.A1];[constantes.$A$1];&quot;: &quot;;[constantes.$A$1];[ES.B1];[constantes.$A$1];&quot;,&quot;)" office:value-type="string" office:string-value="&quot;#...&quot;: &quot;#…&quot;," calcext:value-type="string">
            <text:p>"#...": "#…",</text:p>
          </table:table-cell>
        </table:table-row>
        <table:table-row table:style-name="ro10">
          <table:table-cell table:formula="of:=CONCATENATE([constantes.$A$1];[ES.A2];[constantes.$A$1];&quot;: &quot;;[constantes.$A$1];[ES.B2];[constantes.$A$1];&quot;,&quot;)" office:value-type="string" office:string-value="&quot;#...just in casSSssSSEEEEEeee$%·/$&amp;82743@76@46#@76@32@34@34@34@92&quot;: &quot;#... sólo por si acccCAAaassSO0000ioie$% · / $ &amp; 82743 @ 76 @ 46 # @ 76 @ 32 @ 34 @ 34 @ 34 @ 92&quot;," calcext:value-type="string">
            <text:p>"#...just in casSSssSSEEEEEeee$%·/$&amp;82743@76@46#@76@32@34@34@34@92": "#... sólo por si acccCAAaassSO0000ioie$% · / $ &amp; 82743 @ 76 @ 46 # @ 76 @ 32 @ 34 @ 34 @ 34 @ 92",</text:p>
          </table:table-cell>
        </table:table-row>
        <table:table-row table:style-name="ro10">
          <table:table-cell table:formula="of:=CONCATENATE([constantes.$A$1];[ES.A3];[constantes.$A$1];&quot;: &quot;;[constantes.$A$1];[ES.B3];[constantes.$A$1];&quot;,&quot;)" office:value-type="string" office:string-value="&quot;#A box full of onions. Juicy and tasty onions.&quot;: &quot;#Una caja llena de cebollas. Cebollas jugosas y sabrosas.&quot;," calcext:value-type="string">
            <text:p>"#A box full of onions. Juicy and tasty onions.": "#Una caja llena de cebollas. Cebollas jugosas y sabrosas.",</text:p>
          </table:table-cell>
        </table:table-row>
        <table:table-row table:style-name="ro10">
          <table:table-cell table:formula="of:=CONCATENATE([constantes.$A$1];[ES.A4];[constantes.$A$1];&quot;: &quot;;[constantes.$A$1];[ES.B4];[constantes.$A$1];&quot;,&quot;)" office:value-type="string" office:string-value="&quot;#A box full of small potatoes. This year they seem smaller than usual.&quot;: &quot;#Una caja llena de patatas pequeñas. Este año parecen más pequeñas de lo habitual.&quot;," calcext:value-type="string">
            <text:p>"#A box full of small potatoes. This year they seem smaller than usual.": "#Una caja llena de patatas pequeñas. Este año parecen más pequeñas de lo habitual.",</text:p>
          </table:table-cell>
        </table:table-row>
        <table:table-row table:style-name="ro10">
          <table:table-cell table:formula="of:=CONCATENATE([constantes.$A$1];[ES.A5];[constantes.$A$1];&quot;: &quot;;[constantes.$A$1];[ES.B5];[constantes.$A$1];&quot;,&quot;)" office:value-type="string" office:string-value="&quot;#A can full of tuna fish meat. I wonder how they managed to put the fish in the can...&quot;: &quot;#Una lata llena de atún. Me pregunto cómo se las arreglaron para meter el pez en la lata…&quot;," calcext:value-type="string">
            <text:p>"#A can full of tuna fish meat. I wonder how they managed to put the fish in the can...": "#Una lata llena de atún. Me pregunto cómo se las arreglaron para meter el pez en la lata…",</text:p>
          </table:table-cell>
        </table:table-row>
        <table:table-row table:style-name="ro10">
          <table:table-cell table:formula="of:=CONCATENATE([constantes.$A$1];[ES.A6];[constantes.$A$1];&quot;: &quot;;[constantes.$A$1];[ES.B6];[constantes.$A$1];&quot;,&quot;)" office:value-type="string" office:string-value="&quot;#A copper soup spoon.&quot;: &quot;#Una cuchara sopera de cobre.&quot;," calcext:value-type="string">
            <text:p>"#A copper soup spoon.": "#Una cuchara sopera de cobre.",</text:p>
          </table:table-cell>
        </table:table-row>
        <table:table-row table:style-name="ro10">
          <table:table-cell table:formula="of:=CONCATENATE([constantes.$A$1];[ES.A7];[constantes.$A$1];&quot;: &quot;;[constantes.$A$1];[ES.B7];[constantes.$A$1];&quot;,&quot;)" office:value-type="string" office:string-value="&quot;#A decorative cauldron.&quot;: &quot;#Un caldero decorativo.&quot;," calcext:value-type="string">
            <text:p>"#A decorative cauldron.": "#Un caldero decorativo.",</text:p>
          </table:table-cell>
        </table:table-row>
        <table:table-row table:style-name="ro10">
          <table:table-cell table:formula="of:=CONCATENATE([constantes.$A$1];[ES.A8];[constantes.$A$1];&quot;: &quot;;[constantes.$A$1];[ES.B8];[constantes.$A$1];&quot;,&quot;)" office:value-type="string" office:string-value="&quot;#A drawer. Nothing special.&quot;: &quot;#Un cajón. Nada especial.&quot;," calcext:value-type="string">
            <text:p>"#A drawer. Nothing special.": "#Un cajón. Nada especial.",</text:p>
          </table:table-cell>
        </table:table-row>
        <table:table-row table:style-name="ro10">
          <table:table-cell table:formula="of:=CONCATENATE([constantes.$A$1];[ES.A9];[constantes.$A$1];&quot;: &quot;;[constantes.$A$1];[ES.B9];[constantes.$A$1];&quot;,&quot;)" office:value-type="string" office:string-value="&quot;#A frying pan. One of the most powerful weapons, used in many cases of poisoning.&quot;: &quot;#Una sartén. Una de las armas más poderosas, usada en muchos casos de envenenamiento.&quot;," calcext:value-type="string">
            <text:p>"#A frying pan. One of the most powerful weapons, used in many cases of poisoning.": "#Una sartén. Una de las armas más poderosas, usada en muchos casos de envenenamiento.",</text:p>
          </table:table-cell>
        </table:table-row>
        <table:table-row table:style-name="ro10">
          <table:table-cell table:formula="of:=CONCATENATE([constantes.$A$1];[ES.A10];[constantes.$A$1];&quot;: &quot;;[constantes.$A$1];[ES.B10];[constantes.$A$1];&quot;,&quot;)" office:value-type="string" office:string-value="&quot;#A garlic string that Ceren keeps in the larder.&quot;: &quot;#Una ristra de ajos que Ceren guarda en la despensa.&quot;," calcext:value-type="string">
            <text:p>"#A garlic string that Ceren keeps in the larder.": "#Una ristra de ajos que Ceren guarda en la despensa.",</text:p>
          </table:table-cell>
        </table:table-row>
        <table:table-row table:style-name="ro10">
          <table:table-cell table:formula="of:=CONCATENATE([constantes.$A$1];[ES.A11];[constantes.$A$1];&quot;: &quot;;[constantes.$A$1];[ES.B11];[constantes.$A$1];&quot;,&quot;)" office:value-type="string" office:string-value="&quot;#A grinder to prepare the spices.&quot;: &quot;#Un molinillo para preparar las especias.&quot;," calcext:value-type="string">
            <text:p>"#A grinder to prepare the spices.": "#Un molinillo para preparar las especias.",</text:p>
          </table:table-cell>
        </table:table-row>
        <table:table-row table:style-name="ro10">
          <table:table-cell table:formula="of:=CONCATENATE([constantes.$A$1];[ES.A12];[constantes.$A$1];&quot;: &quot;;[constantes.$A$1];[ES.B12];[constantes.$A$1];&quot;,&quot;)" office:value-type="string" office:string-value="&quot;#A jar full of honey. Who doesn't have a jar full of honey in their home?&quot;: &quot;#Un frasco lleno de miel. A Sherlock le encanta y la señora Hudson siempre tiene miel fresca para él.&quot;," calcext:value-type="string">
            <text:p>"#A jar full of honey. Who doesn't have a jar full of honey in their home?": "#Un frasco lleno de miel. A Sherlock le encanta y la señora Hudson siempre tiene miel fresca para él.",</text:p>
          </table:table-cell>
        </table:table-row>
        <table:table-row table:style-name="ro10">
          <table:table-cell table:formula="of:=CONCATENATE([constantes.$A$1];[ES.A13];[constantes.$A$1];&quot;: &quot;;[constantes.$A$1];[ES.B13];[constantes.$A$1];&quot;,&quot;)" office:value-type="string" office:string-value="&quot;#A jug full of cookware. It seems it's years since it's used in other way.&quot;: &quot;#Una jarra llena de utensilios de cocina. Parece que hace años que no se usa de otra forma.&quot;," calcext:value-type="string">
            <text:p>"#A jug full of cookware. It seems it's years since it's used in other way.": "#Una jarra llena de utensilios de cocina. Parece que hace años que no se usa de otra forma.",</text:p>
          </table:table-cell>
        </table:table-row>
        <table:table-row table:style-name="ro10">
          <table:table-cell table:formula="of:=CONCATENATE([constantes.$A$1];[ES.A14];[constantes.$A$1];&quot;: &quot;;[constantes.$A$1];[ES.B14];[constantes.$A$1];&quot;,&quot;)" office:value-type="string" office:string-value="&quot;#A laptop with some of the keys missing.&quot;: &quot;#Un portátil al que le faltan algunas teclas.&quot;," calcext:value-type="string">
            <text:p>"#A laptop with some of the keys missing.": "#Un portátil al que le faltan algunas teclas.",</text:p>
          </table:table-cell>
        </table:table-row>
        <table:table-row table:style-name="ro10">
          <table:table-cell table:formula="of:=CONCATENATE([constantes.$A$1];[ES.A15];[constantes.$A$1];&quot;: &quot;;[constantes.$A$1];[ES.B15];[constantes.$A$1];&quot;,&quot;)" office:value-type="string" office:string-value="&quot;#A little bit rusty and deformed, but still useful.&quot;: &quot;#Un poco oxidado y deformado, pero sigue siendo útil.&quot;," calcext:value-type="string">
            <text:p>"#A little bit rusty and deformed, but still useful.": "#Un poco oxidado y deformado, pero sigue siendo útil.",</text:p>
          </table:table-cell>
        </table:table-row>
        <table:table-row table:style-name="ro10">
          <table:table-cell table:formula="of:=CONCATENATE([constantes.$A$1];[ES.A16];[constantes.$A$1];&quot;: &quot;;[constantes.$A$1];[ES.B16];[constantes.$A$1];&quot;,&quot;)" office:value-type="string" office:string-value="&quot;#A little hammer.&quot;: &quot;#Un martillo pequeño.&quot;," calcext:value-type="string">
            <text:p>"#A little hammer.": "#Un martillo pequeño.",</text:p>
          </table:table-cell>
        </table:table-row>
        <table:table-row table:style-name="ro10">
          <table:table-cell table:formula="of:=CONCATENATE([constantes.$A$1];[ES.A17];[constantes.$A$1];&quot;: &quot;;[constantes.$A$1];[ES.B17];[constantes.$A$1];&quot;,&quot;)" office:value-type="string" office:string-value="&quot;#A metal dish to serve fruit and desserts.&quot;: &quot;#Un plato de metal para servir frutas y postres.&quot;," calcext:value-type="string">
            <text:p>"#A metal dish to serve fruit and desserts.": "#Un plato de metal para servir frutas y postres.",</text:p>
          </table:table-cell>
        </table:table-row>
        <table:table-row table:style-name="ro10">
          <table:table-cell table:formula="of:=CONCATENATE([constantes.$A$1];[ES.A18];[constantes.$A$1];&quot;: &quot;;[constantes.$A$1];[ES.B18];[constantes.$A$1];&quot;,&quot;)" office:value-type="string" office:string-value="&quot;#A mirror.&quot;: &quot;#Un espejo.&quot;," calcext:value-type="string">
            <text:p>"#A mirror.": "#Un espejo.",</text:p>
          </table:table-cell>
        </table:table-row>
        <table:table-row table:style-name="ro10">
          <table:table-cell table:formula="of:=CONCATENATE([constantes.$A$1];[ES.A19];[constantes.$A$1];&quot;: &quot;;[constantes.$A$1];[ES.B19];[constantes.$A$1];&quot;,&quot;)" office:value-type="string" office:string-value="&quot;#A modern Turkish carpet full of colours.&quot;: &quot;#Una moderna alfombra turca llena de colores.&quot;," calcext:value-type="string">
            <text:p>"#A modern Turkish carpet full of colours.": "#Una moderna alfombra turca llena de colores.",</text:p>
          </table:table-cell>
        </table:table-row>
        <table:table-row table:style-name="ro10">
          <table:table-cell table:formula="of:=CONCATENATE([constantes.$A$1];[ES.A20];[constantes.$A$1];&quot;: &quot;;[constantes.$A$1];[ES.B20];[constantes.$A$1];&quot;,&quot;)" office:value-type="string" office:string-value="&quot;#A mortar to mix spices and make some sauces. Without them, Ceren's delicious dishes would be just plain food.&quot;: &quot;#Un mortero para mezclar las especias y hacer algunas salsas. Sin ellas, los deliciosos platos de Ceren serían sólo comida normal.&quot;," calcext:value-type="string">
            <text:p>"#A mortar to mix spices and make some sauces. Without them, Ceren's delicious dishes would be just plain food.": "#Un mortero para mezclar las especias y hacer algunas salsas. Sin ellas, los deliciosos platos de Ceren serían sólo comida normal.",</text:p>
          </table:table-cell>
        </table:table-row>
        <table:table-row table:style-name="ro10">
          <table:table-cell table:formula="of:=CONCATENATE([constantes.$A$1];[ES.A21];[constantes.$A$1];&quot;: &quot;;[constantes.$A$1];[ES.B21];[constantes.$A$1];&quot;,&quot;)" office:value-type="string" office:string-value="&quot;#A wooden African mask.&quot;: &quot;#Una máscara africana de madera.&quot;," calcext:value-type="string">
            <text:p>"#A wooden African mask.": "#Una máscara africana de madera.",</text:p>
          </table:table-cell>
        </table:table-row>
        <table:table-row table:style-name="ro10">
          <table:table-cell table:formula="of:=CONCATENATE([constantes.$A$1];[ES.A22];[constantes.$A$1];&quot;: &quot;;[constantes.$A$1];[ES.B22];[constantes.$A$1];&quot;,&quot;)" office:value-type="string" office:string-value="&quot;#A wooden fork for cooking.&quot;: &quot;#Un tenedor de madera para cocinar.&quot;," calcext:value-type="string">
            <text:p>"#A wooden fork for cooking.": "#Un tenedor de madera para cocinar.",</text:p>
          </table:table-cell>
        </table:table-row>
        <table:table-row table:style-name="ro10">
          <table:table-cell table:formula="of:=CONCATENATE([constantes.$A$1];[ES.A23];[constantes.$A$1];&quot;: &quot;;[constantes.$A$1];[ES.B23];[constantes.$A$1];&quot;,&quot;)" office:value-type="string" office:string-value="&quot;#After her cake, this is the best thing you can ever taste.&quot;: &quot;#Después de su bizcoho, es lo mejor que hay en el mundo.&quot;," calcext:value-type="string">
            <text:p>"#After her cake, this is the best thing you can ever taste.": "#Después de su bizcoho, es lo mejor que hay en el mundo.",</text:p>
          </table:table-cell>
        </table:table-row>
        <table:table-row table:style-name="ro10">
          <table:table-cell table:formula="of:=CONCATENATE([constantes.$A$1];[ES.A24];[constantes.$A$1];&quot;: &quot;;[constantes.$A$1];[ES.B24];[constantes.$A$1];&quot;,&quot;)" office:value-type="string" office:string-value="&quot;#Ah, no, wait... It is not just tomato. It is salça! 30% Concentrated tomato.&quot;: &quot;#Ah, no, espera… No es solo tomate. ¡Es salça! Tomate concentrado un 30%.&quot;," calcext:value-type="string">
            <text:p>"#Ah, no, wait... It is not just tomato. It is salça! 30% Concentrated tomato.": "#Ah, no, espera… No es solo tomate. ¡Es salça! Tomate concentrado un 30%.",</text:p>
          </table:table-cell>
        </table:table-row>
        <table:table-row table:style-name="ro10">
          <table:table-cell table:formula="of:=CONCATENATE([constantes.$A$1];[ES.A25];[constantes.$A$1];&quot;: &quot;;[constantes.$A$1];[ES.B25];[constantes.$A$1];&quot;,&quot;)" office:value-type="string" office:string-value="&quot;#Also the annoying and frustating bugs of the game, but let's don't name the devil...&quot;: &quot;#También los molestos y frustrantes errores del juego, pero no vamos a nombrar al diablo…&quot;," calcext:value-type="string">
            <text:p>"#Also the annoying and frustating bugs of the game, but let's don't name the devil...": "#También los molestos y frustrantes errores del juego, pero no vamos a nombrar al diablo…",</text:p>
          </table:table-cell>
        </table:table-row>
        <table:table-row table:style-name="ro10">
          <table:table-cell table:formula="of:=CONCATENATE([constantes.$A$1];[ES.A26];[constantes.$A$1];&quot;: &quot;;[constantes.$A$1];[ES.B26];[constantes.$A$1];&quot;,&quot;)" office:value-type="string" office:string-value="&quot;#Also, some times, David and Luna use it to play role games.&quot;: &quot;#También, de vez en cuando, David y Luna lo usan para jugar a juegos de rol.&quot;," calcext:value-type="string">
            <text:p>"#Also, some times, David and Luna use it to play role games.": "#También, de vez en cuando, David y Luna lo usan para jugar a juegos de rol.",</text:p>
          </table:table-cell>
        </table:table-row>
        <table:table-row table:style-name="ro10">
          <table:table-cell table:formula="of:=CONCATENATE([constantes.$A$1];[ES.A27];[constantes.$A$1];&quot;: &quot;;[constantes.$A$1];[ES.B27];[constantes.$A$1];&quot;,&quot;)" office:value-type="string" office:string-value="&quot;#An amazingly nice drawn door. Awesome perspective.&quot;: &quot;#Una puerta magníficamente dibujada. Una perspectiva formidable.&quot;," calcext:value-type="string">
            <text:p>"#An amazingly nice drawn door. Awesome perspective.": "#Una puerta magníficamente dibujada. Una perspectiva formidable.",</text:p>
          </table:table-cell>
        </table:table-row>
        <table:table-row table:style-name="ro10">
          <table:table-cell table:formula="of:=CONCATENATE([constantes.$A$1];[ES.A28];[constantes.$A$1];&quot;: &quot;;[constantes.$A$1];[ES.B28];[constantes.$A$1];&quot;,&quot;)" office:value-type="string" office:string-value="&quot;#Better to leave it there. I don't like to feel my hands sticky all day long.&quot;: &quot;#Mejor dejarlo allí. No me gusta sentir las manos pegajosas durante todo el día.&quot;," calcext:value-type="string">
            <text:p>"#Better to leave it there. I don't like to feel my hands sticky all day long.": "#Mejor dejarlo allí. No me gusta sentir las manos pegajosas durante todo el día.",</text:p>
          </table:table-cell>
        </table:table-row>
        <table:table-row table:style-name="ro10">
          <table:table-cell table:formula="of:=CONCATENATE([constantes.$A$1];[ES.A29];[constantes.$A$1];&quot;: &quot;;[constantes.$A$1];[ES.B29];[constantes.$A$1];&quot;,&quot;)" office:value-type="string" office:string-value="&quot;#Boxes, little boxes.&quot;: &quot;#Cajas, cajas pequeñas.&quot;," calcext:value-type="string">
            <text:p>"#Boxes, little boxes.": "#Cajas, cajas pequeñas.",</text:p>
          </table:table-cell>
        </table:table-row>
        <table:table-row table:style-name="ro10">
          <table:table-cell table:formula="of:=CONCATENATE([constantes.$A$1];[ES.A30];[constantes.$A$1];&quot;: &quot;;[constantes.$A$1];[ES.B30];[constantes.$A$1];&quot;,&quot;)" office:value-type="string" office:string-value="&quot;#Canned green peas, from the Rainbow Warrior Company.&quot;: &quot;#Guisantes enlatados, de la Rainbow Warrior Company.&quot;," calcext:value-type="string">
            <text:p>"#Canned green peas, from the Rainbow Warrior Company.": "#Guisantes enlatados, de la Rainbow Warrior Company.",</text:p>
          </table:table-cell>
        </table:table-row>
        <table:table-row table:style-name="ro10">
          <table:table-cell table:formula="of:=CONCATENATE([constantes.$A$1];[ES.A31];[constantes.$A$1];&quot;: &quot;;[constantes.$A$1];[ES.B31];[constantes.$A$1];&quot;,&quot;)" office:value-type="string" office:string-value="&quot;#Canned tomato. What will be next? Canned pineapple? May God have mercy on us...&quot;: &quot;#Tomate enlatado. ¿Cuál será el siguiente? ¿Piña enlatada? Que Dios se apiade de nosotros...&quot;," calcext:value-type="string">
            <text:p>"#Canned tomato. What will be next? Canned pineapple? May God have mercy on us...": "#Tomate enlatado. ¿Cuál será el siguiente? ¿Piña enlatada? Que Dios se apiade de nosotros...",</text:p>
          </table:table-cell>
        </table:table-row>
        <table:table-row table:style-name="ro10">
          <table:table-cell table:formula="of:=CONCATENATE([constantes.$A$1];[ES.A32];[constantes.$A$1];&quot;: &quot;;[constantes.$A$1];[ES.B32];[constantes.$A$1];&quot;,&quot;)" office:value-type="string" office:string-value="&quot;#Ceren made some of her famous ginger cookies!&quot;: &quot;#Ceren ha hecho unas de sus famosas galletas de jengibre.&quot;," calcext:value-type="string">
            <text:p>"#Ceren made some of her famous ginger cookies!": "#Ceren ha hecho unas de sus famosas galletas de jengibre.",</text:p>
          </table:table-cell>
        </table:table-row>
        <table:table-row table:style-name="ro10">
          <table:table-cell table:formula="of:=CONCATENATE([constantes.$A$1];[ES.A33];[constantes.$A$1];&quot;: &quot;;[constantes.$A$1];[ES.B33];[constantes.$A$1];&quot;,&quot;)" office:value-type="string" office:string-value="&quot;#Ceren.&quot;: &quot;#Ceren.&quot;," calcext:value-type="string">
            <text:p>"#Ceren.": "#Ceren.",</text:p>
          </table:table-cell>
        </table:table-row>
        <table:table-row table:style-name="ro10">
          <table:table-cell table:formula="of:=CONCATENATE([constantes.$A$1];[ES.A34];[constantes.$A$1];&quot;: &quot;;[constantes.$A$1];[ES.B34];[constantes.$A$1];&quot;,&quot;)" office:value-type="string" office:string-value="&quot;#Composition: 12% Sugar, 32% salt, 28% vegetal oil, 60% water.#Warning: It can contain traces of green peas.&quot;: &quot;#Composición: 12% de azúcar, 32% de sal, 28% de aceite vegetal, 60% de agua # Advertencia: Puede contener trazas de guisantes.&quot;," calcext:value-type="string">
            <text:p>"#Composition: 12% Sugar, 32% salt, 28% vegetal oil, 60% water.#Warning: It can contain traces of green peas.": "#Composición: 12% de azúcar, 32% de sal, 28% de aceite vegetal, 60% de agua # Advertencia: Puede contener trazas de guisantes.",</text:p>
          </table:table-cell>
        </table:table-row>
        <table:table-row table:style-name="ro10">
          <table:table-cell table:formula="of:=CONCATENATE([constantes.$A$1];[ES.A35];[constantes.$A$1];&quot;: &quot;;[constantes.$A$1];[ES.B35];[constantes.$A$1];&quot;,&quot;)" office:value-type="string" office:string-value="&quot;#Country apples! The neighbour must have send them.&quot;: &quot;#¡Manzanas campestres! La señora Shelly debe haberlas enviado.&quot;," calcext:value-type="string">
            <text:p>"#Country apples! The neighbour must have send them.": "#¡Manzanas campestres! La señora Shelly debe haberlas enviado.",</text:p>
          </table:table-cell>
        </table:table-row>
        <table:table-row table:style-name="ro10">
          <table:table-cell table:formula="of:=CONCATENATE([constantes.$A$1];[ES.A36];[constantes.$A$1];&quot;: &quot;;[constantes.$A$1];[ES.B36];[constantes.$A$1];&quot;,&quot;)" office:value-type="string" office:string-value="&quot;#Eh... Nope.&quot;: &quot;#Eh… No.&quot;," calcext:value-type="string">
            <text:p>"#Eh... Nope.": "#Eh… No.",</text:p>
          </table:table-cell>
        </table:table-row>
        <table:table-row table:style-name="ro10">
          <table:table-cell table:formula="of:=CONCATENATE([constantes.$A$1];[ES.A37];[constantes.$A$1];&quot;: &quot;;[constantes.$A$1];[ES.B37];[constantes.$A$1];&quot;,&quot;)" office:value-type="string" office:string-value="&quot;#For its smell, I'd bet that the wine has turned long time ago into vinegar.&quot;: &quot;#Por su olor, apostaría que el vino se ha convertido hace mucho tiempo en vinagre.&quot;," calcext:value-type="string">
            <text:p>"#For its smell, I'd bet that the wine has turned long time ago into vinegar.": "#Por su olor, apostaría que el vino se ha convertido hace mucho tiempo en vinagre.",</text:p>
          </table:table-cell>
        </table:table-row>
        <table:table-row table:style-name="ro10">
          <table:table-cell table:formula="of:=CONCATENATE([constantes.$A$1];[ES.A38];[constantes.$A$1];&quot;: &quot;;[constantes.$A$1];[ES.B38];[constantes.$A$1];&quot;,&quot;)" office:value-type="string" office:string-value="&quot;#Hey! Hi!&quot;: &quot;#¡Hey! ¡Hola!&quot;," calcext:value-type="string">
            <text:p>"#Hey! Hi!": "#¡Hey! ¡Hola!",</text:p>
          </table:table-cell>
        </table:table-row>
        <table:table-row table:style-name="ro10">
          <table:table-cell table:formula="of:=CONCATENATE([constantes.$A$1];[ES.A39];[constantes.$A$1];&quot;: &quot;;[constantes.$A$1];[ES.B39];[constantes.$A$1];&quot;,&quot;)" office:value-type="string" office:string-value="&quot;#I already have a cookie.&quot;: &quot;#Ya tengo una galleta.&quot;," calcext:value-type="string">
            <text:p>"#I already have a cookie.": "#Ya tengo una galleta.",</text:p>
          </table:table-cell>
        </table:table-row>
        <table:table-row table:style-name="ro10">
          <table:table-cell table:formula="of:=CONCATENATE([constantes.$A$1];[ES.A40];[constantes.$A$1];&quot;: &quot;;[constantes.$A$1];[ES.B40];[constantes.$A$1];&quot;,&quot;)" office:value-type="string" office:string-value="&quot;#I can see some children playing in a park, a bus stop and a river.&quot;: &quot;#Se puede ver a algunos niños jugando en un parque, una parada de autobús y un río.&quot;," calcext:value-type="string">
            <text:p>"#I can see some children playing in a park, a bus stop and a river.": "#Se puede ver a algunos niños jugando en un parque, una parada de autobús y un río.",</text:p>
          </table:table-cell>
        </table:table-row>
        <table:table-row table:style-name="ro10">
          <table:table-cell table:formula="of:=CONCATENATE([constantes.$A$1];[ES.A41];[constantes.$A$1];&quot;: &quot;;[constantes.$A$1];[ES.B41];[constantes.$A$1];&quot;,&quot;)" office:value-type="string" office:string-value="&quot;#I cannot believe it.&quot;: &quot;#No me lo puedo creer.&quot;," calcext:value-type="string">
            <text:p>"#I cannot believe it.": "#No me lo puedo creer.",</text:p>
          </table:table-cell>
        </table:table-row>
        <table:table-row table:style-name="ro10">
          <table:table-cell table:formula="of:=CONCATENATE([constantes.$A$1];[ES.A42];[constantes.$A$1];&quot;: &quot;;[constantes.$A$1];[ES.B42];[constantes.$A$1];&quot;,&quot;)" office:value-type="string" office:string-value="&quot;#I don't think that's a good idea.&quot;: &quot;#No creo que sea una buena idea.&quot;," calcext:value-type="string">
            <text:p>"#I don't think that's a good idea.": "#No creo que sea una buena idea.",</text:p>
          </table:table-cell>
        </table:table-row>
        <table:table-row table:style-name="ro10">
          <table:table-cell table:formula="of:=CONCATENATE([constantes.$A$1];[ES.A43];[constantes.$A$1];&quot;: &quot;;[constantes.$A$1];[ES.B43];[constantes.$A$1];&quot;,&quot;)" office:value-type="string" office:string-value="&quot;#I positively know that there is nothing interesting in this drawer.&quot;: &quot;#Sé positivamente que no hay nada interesante en este cajón.&quot;," calcext:value-type="string">
            <text:p>"#I positively know that there is nothing interesting in this drawer.": "#Sé positivamente que no hay nada interesante en este cajón.",</text:p>
          </table:table-cell>
        </table:table-row>
        <table:table-row table:style-name="ro10">
          <table:table-cell table:formula="of:=CONCATENATE([constantes.$A$1];[ES.A44];[constantes.$A$1];&quot;: &quot;;[constantes.$A$1];[ES.B44];[constantes.$A$1];&quot;,&quot;)" office:value-type="string" office:string-value="&quot;#I really don't feel like taking some honey right now...&quot;: &quot;#No tengo ganas de comer miel ahora mismo…&quot;," calcext:value-type="string">
            <text:p>"#I really don't feel like taking some honey right now...": "#No tengo ganas de comer miel ahora mismo…",</text:p>
          </table:table-cell>
        </table:table-row>
        <table:table-row table:style-name="ro10">
          <table:table-cell table:formula="of:=CONCATENATE([constantes.$A$1];[ES.A45];[constantes.$A$1];&quot;: &quot;;[constantes.$A$1];[ES.B45];[constantes.$A$1];&quot;,&quot;)" office:value-type="string" office:string-value="&quot;#I think they like to use these peppers their dishes.&quot;: &quot;#Creo que les gusta usar pimienta en sus comidas.&quot;," calcext:value-type="string">
            <text:p>"#I think they like to use these peppers their dishes.": "#Creo que les gusta usar pimienta en sus comidas.",</text:p>
          </table:table-cell>
        </table:table-row>
        <table:table-row table:style-name="ro10">
          <table:table-cell table:formula="of:=CONCATENATE([constantes.$A$1];[ES.A46];[constantes.$A$1];&quot;: &quot;;[constantes.$A$1];[ES.B46];[constantes.$A$1];&quot;,&quot;)" office:value-type="string" office:string-value="&quot;#I wonder how is the un-real honey.&quot;: &quot;#Me pregunto cómo es la miel no verdadera.&quot;," calcext:value-type="string">
            <text:p>"#I wonder how is the un-real honey.": "#Me pregunto cómo es la miel no verdadera.",</text:p>
          </table:table-cell>
        </table:table-row>
        <table:table-row table:style-name="ro10">
          <table:table-cell table:formula="of:=CONCATENATE([constantes.$A$1];[ES.A47];[constantes.$A$1];&quot;: &quot;;[constantes.$A$1];[ES.B47];[constantes.$A$1];&quot;,&quot;)" office:value-type="string" office:string-value="&quot;#I'd better ask them if they want one before eating all of them by myself...&quot;: &quot;#Mejor les pregunatré si quieren una antes de comérmelas todas yo…&quot;," calcext:value-type="string">
            <text:p>"#I'd better ask them if they want one before eating all of them by myself...": "#Mejor les pregunatré si quieren una antes de comérmelas todas yo…",</text:p>
          </table:table-cell>
        </table:table-row>
        <table:table-row table:style-name="ro10">
          <table:table-cell table:formula="of:=CONCATENATE([constantes.$A$1];[ES.A48];[constantes.$A$1];&quot;: &quot;;[constantes.$A$1];[ES.B48];[constantes.$A$1];&quot;,&quot;)" office:value-type="string" office:string-value="&quot;#I'd just find forks and spoons. For sure I can find better ways to learn how to use JSCUMM than playing with cookware.&quot;: &quot;#Sólo encontraría tenedores y cucharas. Seguro que puedo encontrar mejores formas de ayudar a Sherlock que jugar con utensilios de cocina.&quot;," calcext:value-type="string">
            <text:p>"#I'd just find forks and spoons. For sure I can find better ways to learn how to use JSCUMM than playing with cookware.": "#Sólo encontraría tenedores y cucharas. Seguro que puedo encontrar mejores formas de ayudar a Sherlock que jugar con utensilios de cocina.",</text:p>
          </table:table-cell>
        </table:table-row>
        <table:table-row table:style-name="ro10">
          <table:table-cell table:formula="of:=CONCATENATE([constantes.$A$1];[ES.A49];[constantes.$A$1];&quot;: &quot;;[constantes.$A$1];[ES.B49];[constantes.$A$1];&quot;,&quot;)" office:value-type="string" office:string-value="&quot;#I'd prefer not to do THAT.&quot;: &quot;#Preferiría no hacer ESO.&quot;," calcext:value-type="string">
            <text:p>"#I'd prefer not to do THAT.": "#Preferiría no hacer ESO.",</text:p>
          </table:table-cell>
        </table:table-row>
        <table:table-row table:style-name="ro10">
          <table:table-cell table:formula="of:=CONCATENATE([constantes.$A$1];[ES.A50];[constantes.$A$1];&quot;: &quot;;[constantes.$A$1];[ES.B50];[constantes.$A$1];&quot;,&quot;)" office:value-type="string" office:string-value="&quot;#I'll be around.&quot;: &quot;#Estaré por aquí.&quot;," calcext:value-type="string">
            <text:p>"#I'll be around.": "#Estaré por aquí.",</text:p>
          </table:table-cell>
        </table:table-row>
        <table:table-row table:style-name="ro10">
          <table:table-cell table:formula="of:=CONCATENATE([constantes.$A$1];[ES.A51];[constantes.$A$1];&quot;: &quot;;[constantes.$A$1];[ES.B51];[constantes.$A$1];&quot;,&quot;)" office:value-type="string" office:string-value="&quot;#I'll better take it. Who knows when I will need it!&quot;: &quot;#Será mejor que lo coja. ¡Quién sabe cuándo lo necesitaré!&quot;," calcext:value-type="string">
            <text:p>"#I'll better take it. Who knows when I will need it!": "#Será mejor que lo coja. ¡Quién sabe cuándo lo necesitaré!",</text:p>
          </table:table-cell>
        </table:table-row>
        <table:table-row table:style-name="ro10">
          <table:table-cell table:formula="of:=CONCATENATE([constantes.$A$1];[ES.A52];[constantes.$A$1];&quot;: &quot;;[constantes.$A$1];[ES.B52];[constantes.$A$1];&quot;,&quot;)" office:value-type="string" office:string-value="&quot;#I'll take just one.&quot;: &quot;#Cogeré solo una.&quot;," calcext:value-type="string">
            <text:p>"#I'll take just one.": "#Cogeré solo una.",</text:p>
          </table:table-cell>
        </table:table-row>
        <table:table-row table:style-name="ro10">
          <table:table-cell table:formula="of:=CONCATENATE([constantes.$A$1];[ES.A53];[constantes.$A$1];&quot;: &quot;;[constantes.$A$1];[ES.B53];[constantes.$A$1];&quot;,&quot;)" office:value-type="string" office:string-value="&quot;#In Turkish cousine garling is a primary ingredient, along with tomato, onion and of course, spices.&quot;: &quot;#En la cocina turca el ajo es uno de los principales ingredientes, junto con el tomate, la cebolla y por supuesto, las especias.&quot;," calcext:value-type="string">
            <text:p>"#In Turkish cousine garling is a primary ingredient, along with tomato, onion and of course, spices.": "#En la cocina turca el ajo es uno de los principales ingredientes, junto con el tomate, la cebolla y por supuesto, las especias.",</text:p>
          </table:table-cell>
        </table:table-row>
        <table:table-row table:style-name="ro10">
          <table:table-cell table:formula="of:=CONCATENATE([constantes.$A$1];[ES.A54];[constantes.$A$1];&quot;: &quot;;[constantes.$A$1];[ES.B54];[constantes.$A$1];&quot;,&quot;)" office:value-type="string" office:string-value="&quot;#Includes some of Ceren's family most famous and secret dishes, such us dolma, sarma, kofte, çaçik and ayran.&quot;: &quot;#Incluye algunos de los platos más famosos de la familia de Ceren, como dolma, sarma, kofte, çaçk y ayran.&quot;," calcext:value-type="string">
            <text:p>"#Includes some of Ceren's family most famous and secret dishes, such us dolma, sarma, kofte, çaçik and ayran.": "#Incluye algunos de los platos más famosos de la familia de Ceren, como dolma, sarma, kofte, çaçk y ayran.",</text:p>
          </table:table-cell>
        </table:table-row>
        <table:table-row table:style-name="ro10">
          <table:table-cell table:formula="of:=CONCATENATE([constantes.$A$1];[ES.A55];[constantes.$A$1];&quot;: &quot;;[constantes.$A$1];[ES.B55];[constantes.$A$1];&quot;,&quot;)" office:value-type="string" office:string-value="&quot;#It has an Ubuntu installed with Gimp, Krita, Inkscape...&quot;: &quot;#Tiene un Ubuntu instalado con Gimp, Krita, Inkscape, Netbeans ...&quot;," calcext:value-type="string">
            <text:p>"#It has an Ubuntu installed with Gimp, Krita, Inkscape...": "#Tiene un Ubuntu instalado con Gimp, Krita, Inkscape, Netbeans ...",</text:p>
          </table:table-cell>
        </table:table-row>
        <table:table-row table:style-name="ro10">
          <table:table-cell table:formula="of:=CONCATENATE([constantes.$A$1];[ES.A56];[constantes.$A$1];&quot;: &quot;;[constantes.$A$1];[ES.B56];[constantes.$A$1];&quot;,&quot;)" office:value-type="string" office:string-value="&quot;#It has pencils, pens, markers, scissor... All you need to create everything from paper!&quot;: &quot;#Tiene lápices, bolígrafos, marcadores, tijeras... ¡Todo lo que se necesita para crear cualquier cosa de papel!&quot;," calcext:value-type="string">
            <text:p>"#It has pencils, pens, markers, scissor... All you need to create everything from paper!": "#Tiene lápices, bolígrafos, marcadores, tijeras... ¡Todo lo que se necesita para crear cualquier cosa de papel!",</text:p>
          </table:table-cell>
        </table:table-row>
        <table:table-row table:style-name="ro10">
          <table:table-cell table:formula="of:=CONCATENATE([constantes.$A$1];[ES.A57];[constantes.$A$1];&quot;: &quot;;[constantes.$A$1];[ES.B57];[constantes.$A$1];&quot;,&quot;)" office:value-type="string" office:string-value="&quot;#It's a small hammer.&quot;: &quot;#Un martillo pequeño.&quot;," calcext:value-type="string">
            <text:p>"#It's a small hammer.": "#Un martillo pequeño.",</text:p>
          </table:table-cell>
        </table:table-row>
        <table:table-row table:style-name="ro10">
          <table:table-cell table:formula="of:=CONCATENATE([constantes.$A$1];[ES.A58];[constantes.$A$1];&quot;: &quot;;[constantes.$A$1];[ES.B58];[constantes.$A$1];&quot;,&quot;)" office:value-type="string" office:string-value="&quot;#It's the poster of a movie with a flying boat facing an island in the sky.&quot;: &quot;#Es el cartel de una película con un barco volador frente a una isla en el cielo.&quot;," calcext:value-type="string">
            <text:p>"#It's the poster of a movie with a flying boat facing an island in the sky.": "#Es el cartel de una película con un barco volador frente a una isla en el cielo.",</text:p>
          </table:table-cell>
        </table:table-row>
        <table:table-row table:style-name="ro10">
          <table:table-cell table:formula="of:=CONCATENATE([constantes.$A$1];[ES.A59];[constantes.$A$1];&quot;: &quot;;[constantes.$A$1];[ES.B59];[constantes.$A$1];&quot;,&quot;)" office:value-type="string" office:string-value="&quot;#Just a splash screen from the game Holmes O'Bedlam used to show the behaviour of the functionality.&quot;: &quot;#Es una splash screen del juego Holmes O’Bedlam que se usa para mostrar el funcionamiento de esa acción de script.&quot;," calcext:value-type="string">
            <text:p>"#Just a splash screen from the game Holmes O'Bedlam used to show the behaviour of the functionality.": "#Es una splash screen del juego Holmes O’Bedlam que se usa para mostrar el funcionamiento de esa acción de script.",</text:p>
          </table:table-cell>
        </table:table-row>
        <table:table-row table:style-name="ro10">
          <table:table-cell table:formula="of:=CONCATENATE([constantes.$A$1];[ES.A60];[constantes.$A$1];&quot;: &quot;;[constantes.$A$1];[ES.B60];[constantes.$A$1];&quot;,&quot;)" office:value-type="string" office:string-value="&quot;#Just a wooden spoon.&quot;: &quot;#Sólo es una cuchara de madera.&quot;," calcext:value-type="string">
            <text:p>"#Just a wooden spoon.": "#Sólo es una cuchara de madera.",</text:p>
          </table:table-cell>
        </table:table-row>
        <table:table-row table:style-name="ro10">
          <table:table-cell table:formula="of:=CONCATENATE([constantes.$A$1];[ES.A61];[constantes.$A$1];&quot;: &quot;;[constantes.$A$1];[ES.B61];[constantes.$A$1];&quot;,&quot;)" office:value-type="string" office:string-value="&quot;#Just another drawer in the larder.&quot;: &quot;#Sólo otro cajón en la despensa.&quot;," calcext:value-type="string">
            <text:p>"#Just another drawer in the larder.": "#Sólo otro cajón en la despensa.",</text:p>
          </table:table-cell>
        </table:table-row>
        <table:table-row table:style-name="ro10">
          <table:table-cell table:formula="of:=CONCATENATE([constantes.$A$1];[ES.A62];[constantes.$A$1];&quot;: &quot;;[constantes.$A$1];[ES.B62];[constantes.$A$1];&quot;,&quot;)" office:value-type="string" office:string-value="&quot;#Just exactly what you would expect to find in a place to store the food.&quot;: &quot;#Justo lo que todo el mundo esperaría encontrar en un lugar para almacenar la comida.&quot;," calcext:value-type="string">
            <text:p>"#Just exactly what you would expect to find in a place to store the food.": "#Justo lo que todo el mundo esperaría encontrar en un lugar para almacenar la comida.",</text:p>
          </table:table-cell>
        </table:table-row>
        <table:table-row table:style-name="ro10">
          <table:table-cell table:formula="of:=CONCATENATE([constantes.$A$1];[ES.A63];[constantes.$A$1];&quot;: &quot;;[constantes.$A$1];[ES.B63];[constantes.$A$1];&quot;,&quot;)" office:value-type="string" office:string-value="&quot;#Leave some for the ones behind... They say.&quot;: &quot;#Deja algo para el que venga… suelen decir.&quot;," calcext:value-type="string">
            <text:p>"#Leave some for the ones behind... They say.": "#Deja algo para el que venga… suelen decir.",</text:p>
          </table:table-cell>
        </table:table-row>
        <table:table-row table:style-name="ro10">
          <table:table-cell table:formula="of:=CONCATENATE([constantes.$A$1];[ES.A64];[constantes.$A$1];&quot;: &quot;;[constantes.$A$1];[ES.B64];[constantes.$A$1];&quot;,&quot;)" office:value-type="string" office:string-value="&quot;#Linux Administration Handbook#Do androids dream of electric sheep?#On the Origin of Species&quot;: &quot;#Linux Administration Handbook #¿Sueñan los androides con ovejas eléctricas? #El Origen de las Especies&quot;," calcext:value-type="string">
            <text:p>"#Linux Administration Handbook#Do androids dream of electric sheep?#On the Origin of Species": "#Linux Administration Handbook #¿Sueñan los androides con ovejas eléctricas? #El Origen de las Especies",</text:p>
          </table:table-cell>
        </table:table-row>
        <table:table-row table:style-name="ro10">
          <table:table-cell table:formula="of:=CONCATENATE([constantes.$A$1];[ES.A65];[constantes.$A$1];&quot;: &quot;;[constantes.$A$1];[ES.B65];[constantes.$A$1];&quot;,&quot;)" office:value-type="string" office:string-value="&quot;#Luna.&quot;: &quot;#Luna.&quot;," calcext:value-type="string">
            <text:p>"#Luna.": "#Luna.",</text:p>
          </table:table-cell>
        </table:table-row>
        <table:table-row table:style-name="ro10">
          <table:table-cell table:formula="of:=CONCATENATE([constantes.$A$1];[ES.A66];[constantes.$A$1];&quot;: &quot;;[constantes.$A$1];[ES.B66];[constantes.$A$1];&quot;,&quot;)" office:value-type="string" office:string-value="&quot;#MAGNA CARTA 1215&quot;: &quot;#MAGNA CARTA 1215&quot;," calcext:value-type="string">
            <text:p>"#MAGNA CARTA 1215": "#MAGNA CARTA 1215",</text:p>
          </table:table-cell>
        </table:table-row>
        <table:table-row table:style-name="ro10">
          <table:table-cell table:formula="of:=CONCATENATE([constantes.$A$1];[ES.A67];[constantes.$A$1];&quot;: &quot;;[constantes.$A$1];[ES.B67];[constantes.$A$1];&quot;,&quot;)" office:value-type="string" office:string-value="&quot;#MAGNA CARTA 1215#There are lots of heraldic shields with a royal seal and lot's of small words in ancient English.&quot;: &quot;#MAGNA CARTA 1215 # Hay muchos escudos heráldicos con un sello real y muchas palabras pequeñas en inglés antiguo.&quot;," calcext:value-type="string">
            <text:p>"#MAGNA CARTA 1215#There are lots of heraldic shields with a royal seal and lot's of small words in ancient English.": "#MAGNA CARTA 1215 # Hay muchos escudos heráldicos con un sello real y muchas palabras pequeñas en inglés antiguo.",</text:p>
          </table:table-cell>
        </table:table-row>
        <table:table-row table:style-name="ro10">
          <table:table-cell table:formula="of:=CONCATENATE([constantes.$A$1];[ES.A68];[constantes.$A$1];&quot;: &quot;;[constantes.$A$1];[ES.B68];[constantes.$A$1];&quot;,&quot;)" office:value-type="string" office:string-value="&quot;#Naturally grown, artificially canned.&quot;: &quot;#Cultivado naturalmente, enlatado artificialmente.&quot;," calcext:value-type="string">
            <text:p>"#Naturally grown, artificially canned.": "#Cultivado naturalmente, enlatado artificialmente.",</text:p>
          </table:table-cell>
        </table:table-row>
        <table:table-row table:style-name="ro10">
          <table:table-cell table:formula="of:=CONCATENATE([constantes.$A$1];[ES.A69];[constantes.$A$1];&quot;: &quot;;[constantes.$A$1];[ES.B69];[constantes.$A$1];&quot;,&quot;)" office:value-type="string" office:string-value="&quot;#No way! Canned broccoli? Mrs. Hudson is going to far with her obsession for canned food.&quot;: &quot;#¡De ninguna manera! ¿Brócoli en conserva? La señora Hudson ha ido muy lejos con su obsesión por la comida enlatada.&quot;," calcext:value-type="string">
            <text:p>"#No way! Canned broccoli? Mrs. Hudson is going to far with her obsession for canned food.": "#¡De ninguna manera! ¿Brócoli en conserva? La señora Hudson ha ido muy lejos con su obsesión por la comida enlatada.",</text:p>
          </table:table-cell>
        </table:table-row>
        <table:table-row table:style-name="ro10">
          <table:table-cell table:formula="of:=CONCATENATE([constantes.$A$1];[ES.A70];[constantes.$A$1];&quot;: &quot;;[constantes.$A$1];[ES.B70];[constantes.$A$1];&quot;,&quot;)" office:value-type="string" office:string-value="&quot;#No way. I don't want to smell all the day vinegar.&quot;: &quot;#De ninguna manera. No quiero oler todo el día vinagre.&quot;," calcext:value-type="string">
            <text:p>"#No way. I don't want to smell all the day vinegar.": "#De ninguna manera. No quiero oler todo el día vinagre.",</text:p>
          </table:table-cell>
        </table:table-row>
        <table:table-row table:style-name="ro10">
          <table:table-cell table:formula="of:=CONCATENATE([constantes.$A$1];[ES.A71];[constantes.$A$1];&quot;: &quot;;[constantes.$A$1];[ES.B71];[constantes.$A$1];&quot;,&quot;)" office:value-type="string" office:string-value="&quot;#No way... I've tried more than once, but most of the ingredients are in Turkish, not in plain English. It's impossible to understand even how to boil the water.&quot;: &quot;#No hay manera... Lo he intentado más de una vez, pero la mayoría de los ingredientes están en turco y no lo hablo. Es imposible entender incluso cómo hervir el agua.&quot;," calcext:value-type="string">
            <text:p>"#No way... I've tried more than once, but most of the ingredients are in Turkish, not in plain English. It's impossible to understand even how to boil the water.": "#No hay manera... Lo he intentado más de una vez, pero la mayoría de los ingredientes están en turco y no lo hablo. Es imposible entender incluso cómo hervir el agua.",</text:p>
          </table:table-cell>
        </table:table-row>
        <table:table-row table:style-name="ro10">
          <table:table-cell table:formula="of:=CONCATENATE([constantes.$A$1];[ES.A72];[constantes.$A$1];&quot;: &quot;;[constantes.$A$1];[ES.B72];[constantes.$A$1];&quot;,&quot;)" office:value-type="string" office:string-value="&quot;#Oh my God! What am I doing with this hair!&quot;: &quot;#¡Oh Dios mío! ¿Qué estoy haciendo con estos pelos!&quot;," calcext:value-type="string">
            <text:p>"#Oh my God! What am I doing with this hair!": "#¡Oh Dios mío! ¿Qué estoy haciendo con estos pelos!",</text:p>
          </table:table-cell>
        </table:table-row>
        <table:table-row table:style-name="ro10">
          <table:table-cell table:formula="of:=CONCATENATE([constantes.$A$1];[ES.A73];[constantes.$A$1];&quot;: &quot;;[constantes.$A$1];[ES.B73];[constantes.$A$1];&quot;,&quot;)" office:value-type="string" office:string-value="&quot;#Oh! What a... boring drawer!&quot;: &quot;#¡Oh! ¡Qué cajón tan… aburrido!&quot;," calcext:value-type="string">
            <text:p>"#Oh! What a... boring drawer!": "#¡Oh! ¡Qué cajón tan… aburrido!",</text:p>
          </table:table-cell>
        </table:table-row>
        <table:table-row table:style-name="ro10">
          <table:table-cell table:formula="of:=CONCATENATE([constantes.$A$1];[ES.A74];[constantes.$A$1];&quot;: &quot;;[constantes.$A$1];[ES.B74];[constantes.$A$1];&quot;,&quot;)" office:value-type="string" office:string-value="&quot;#One of Ceren's famous ginger cookies.&quot;: &quot;#Una de las famosas galletas de jengibre de Ceren.&quot;," calcext:value-type="string">
            <text:p>"#One of Ceren's famous ginger cookies.": "#Una de las famosas galletas de jengibre de Ceren.",</text:p>
          </table:table-cell>
        </table:table-row>
        <table:table-row table:style-name="ro10">
          <table:table-cell table:formula="of:=CONCATENATE([constantes.$A$1];[ES.A75];[constantes.$A$1];&quot;: &quot;;[constantes.$A$1];[ES.B75];[constantes.$A$1];&quot;,&quot;)" office:value-type="string" office:string-value="&quot;#One of the primary ingredients in Mediterranean cousine.&quot;: &quot;#Uno de los principales ingredientes de la cocina mediterránea.&quot;," calcext:value-type="string">
            <text:p>"#One of the primary ingredients in Mediterranean cousine.": "#Uno de los principales ingredientes de la cocina mediterránea.",</text:p>
          </table:table-cell>
        </table:table-row>
        <table:table-row table:style-name="ro10">
          <table:table-cell table:formula="of:=CONCATENATE([constantes.$A$1];[ES.A76];[constantes.$A$1];&quot;: &quot;;[constantes.$A$1];[ES.B76];[constantes.$A$1];&quot;,&quot;)" office:value-type="string" office:string-value="&quot;#Quite useful when studying anthropology at night...&quot;: &quot;#Bastante útil cuando se estudia antropología por la noche…&quot;," calcext:value-type="string">
            <text:p>"#Quite useful when studying anthropology at night...": "#Bastante útil cuando se estudia antropología por la noche…",</text:p>
          </table:table-cell>
        </table:table-row>
        <table:table-row table:style-name="ro10">
          <table:table-cell table:formula="of:=CONCATENATE([constantes.$A$1];[ES.A77];[constantes.$A$1];&quot;: &quot;;[constantes.$A$1];[ES.B77];[constantes.$A$1];&quot;,&quot;)" office:value-type="string" office:string-value="&quot;#RECIPES FROM ANATOLIA: Traditional Turkish dishes.&quot;: &quot;#RECETAS DE ANATOLIA: Platos tradicionales de la cocina turca.&quot;," calcext:value-type="string">
            <text:p>"#RECIPES FROM ANATOLIA: Traditional Turkish dishes.": "#RECETAS DE ANATOLIA: Platos tradicionales de la cocina turca.",</text:p>
          </table:table-cell>
        </table:table-row>
        <table:table-row table:style-name="ro10">
          <table:table-cell table:formula="of:=CONCATENATE([constantes.$A$1];[ES.A78];[constantes.$A$1];&quot;: &quot;;[constantes.$A$1];[ES.B78];[constantes.$A$1];&quot;,&quot;)" office:value-type="string" office:string-value="&quot;#Really, nothing special. Just a normal, plain and regular drawer.&quot;: &quot;#Realmente, nada especial. Simplemente un cajón normal, normal y normal.&quot;," calcext:value-type="string">
            <text:p>"#Really, nothing special. Just a normal, plain and regular drawer.": "#Realmente, nada especial. Simplemente un cajón normal, normal y normal.",</text:p>
          </table:table-cell>
        </table:table-row>
        <table:table-row table:style-name="ro10">
          <table:table-cell table:formula="of:=CONCATENATE([constantes.$A$1];[ES.A79];[constantes.$A$1];&quot;: &quot;;[constantes.$A$1];[ES.B79];[constantes.$A$1];&quot;,&quot;)" office:value-type="string" office:string-value="&quot;#ST. PATRICK'S CONCERT#THE DRUNKEN PENGUINS#22:30H&quot;: &quot;#CONCIERTO DE ST. PATRICK #LOS DRUNKEN PENGUIN #22: 30H&quot;," calcext:value-type="string">
            <text:p>"#ST. PATRICK'S CONCERT#THE DRUNKEN PENGUINS#22:30H": "#CONCIERTO DE ST. PATRICK #LOS DRUNKEN PENGUIN #22: 30H",</text:p>
          </table:table-cell>
        </table:table-row>
        <table:table-row table:style-name="ro10">
          <table:table-cell table:formula="of:=CONCATENATE([constantes.$A$1];[ES.A80];[constantes.$A$1];&quot;: &quot;;[constantes.$A$1];[ES.B80];[constantes.$A$1];&quot;,&quot;)" office:value-type="string" office:string-value="&quot;#Salt.&quot;: &quot;#Sal.&quot;," calcext:value-type="string">
            <text:p>"#Salt.": "#Sal.",</text:p>
          </table:table-cell>
        </table:table-row>
        <table:table-row table:style-name="ro10">
          <table:table-cell table:formula="of:=CONCATENATE([constantes.$A$1];[ES.A81];[constantes.$A$1];&quot;: &quot;;[constantes.$A$1];[ES.B81];[constantes.$A$1];&quot;,&quot;)" office:value-type="string" office:string-value="&quot;#Salt. Plain and simple salt.&quot;: &quot;#Sal. Sal simple y sencilla.&quot;," calcext:value-type="string">
            <text:p>"#Salt. Plain and simple salt.": "#Sal. Sal simple y sencilla.",</text:p>
          </table:table-cell>
        </table:table-row>
        <table:table-row table:style-name="ro10">
          <table:table-cell table:formula="of:=CONCATENATE([constantes.$A$1];[ES.A82];[constantes.$A$1];&quot;: &quot;;[constantes.$A$1];[ES.B82];[constantes.$A$1];&quot;,&quot;)" office:value-type="string" office:string-value="&quot;#Sodium chloride.&quot;: &quot;#Cloruro sódico&quot;," calcext:value-type="string">
            <text:p>"#Sodium chloride.": "#Cloruro sódico",</text:p>
          </table:table-cell>
        </table:table-row>
        <table:table-row table:style-name="ro10">
          <table:table-cell table:formula="of:=CONCATENATE([constantes.$A$1];[ES.A83];[constantes.$A$1];&quot;: &quot;;[constantes.$A$1];[ES.B83];[constantes.$A$1];&quot;,&quot;)" office:value-type="string" office:string-value="&quot;#Some African mask used as a souvenir trying to trap all the tribalism and ethnicity created by the indirect government to submit the African colonies...&quot;: &quot;#Una máscara africana usada como recuerdo tratando de atrapar todo el tribalismo y etnicidad creado por el gobierno indirecto para someter las colonias africanas…&quot;," calcext:value-type="string">
            <text:p>"#Some African mask used as a souvenir trying to trap all the tribalism and ethnicity created by the indirect government to submit the African colonies...": "#Una máscara africana usada como recuerdo tratando de atrapar todo el tribalismo y etnicidad creado por el gobierno indirecto para someter las colonias africanas…",</text:p>
          </table:table-cell>
        </table:table-row>
        <table:table-row table:style-name="ro10">
          <table:table-cell table:formula="of:=CONCATENATE([constantes.$A$1];[ES.A84];[constantes.$A$1];&quot;: &quot;;[constantes.$A$1];[ES.B84];[constantes.$A$1];&quot;,&quot;)" office:value-type="string" office:string-value="&quot;#That makes no sense at all.&quot;: &quot;#Eso no tiene ningún sentido.&quot;," calcext:value-type="string">
            <text:p>"#That makes no sense at all.": "#Eso no tiene ningún sentido.",</text:p>
          </table:table-cell>
        </table:table-row>
        <table:table-row table:style-name="ro10">
          <table:table-cell table:formula="of:=CONCATENATE([constantes.$A$1];[ES.A85];[constantes.$A$1];&quot;: &quot;;[constantes.$A$1];[ES.B85];[constantes.$A$1];&quot;,&quot;)" office:value-type="string" office:string-value="&quot;#That's where all the magic is done...&quot;: &quot;#Aquí es donde se hace toda la magia...&quot;," calcext:value-type="string">
            <text:p>"#That's where all the magic is done...": "#Aquí es donde se hace toda la magia...",</text:p>
          </table:table-cell>
        </table:table-row>
        <table:table-row table:style-name="ro10">
          <table:table-cell table:formula="of:=CONCATENATE([constantes.$A$1];[ES.A86];[constantes.$A$1];&quot;: &quot;;[constantes.$A$1];[ES.B86];[constantes.$A$1];&quot;,&quot;)" office:value-type="string" office:string-value="&quot;#The book seems old but quite well preserved, to be a recipe book. It has some food traces and smell, but it is obvious that they are so careful while handling it.&quot;: &quot;#El libro parece viejo pero muy bien conservado, para ser un libro de recetas. Tiene algunos rastros de comida y olor, pero es obvio que son muy cuidadosos al manejarlo.&quot;," calcext:value-type="string">
            <text:p>"#The book seems old but quite well preserved, to be a recipe book. It has some food traces and smell, but it is obvious that they are so careful while handling it.": "#El libro parece viejo pero muy bien conservado, para ser un libro de recetas. Tiene algunos rastros de comida y olor, pero es obvio que son muy cuidadosos al manejarlo.",</text:p>
          </table:table-cell>
        </table:table-row>
        <table:table-row table:style-name="ro10">
          <table:table-cell table:formula="of:=CONCATENATE([constantes.$A$1];[ES.A87];[constantes.$A$1];&quot;: &quot;;[constantes.$A$1];[ES.B87];[constantes.$A$1];&quot;,&quot;)" office:value-type="string" office:string-value="&quot;#The creator and maintainer of the JSCUMM engine.&quot;: &quot;#El creador y mantenedor del motor JSCUMM.&quot;," calcext:value-type="string">
            <text:p>"#The creator and maintainer of the JSCUMM engine.": "#El creador y mantenedor del motor JSCUMM.",</text:p>
          </table:table-cell>
        </table:table-row>
        <table:table-row table:style-name="ro10">
          <table:table-cell table:formula="of:=CONCATENATE([constantes.$A$1];[ES.A88];[constantes.$A$1];&quot;: &quot;;[constantes.$A$1];[ES.B88];[constantes.$A$1];&quot;,&quot;)" office:value-type="string" office:string-value="&quot;#The jar is almost full. In the label can be read: 'REAL HONEY FROM THE HIGHLANDS'.&quot;: &quot;#El frasco está casi lleno. En la etiqueta se puede leer: 'VERDADERA MIEL DE LAS MONTAÑAS'.&quot;," calcext:value-type="string">
            <text:p>"#The jar is almost full. In the label can be read: 'REAL HONEY FROM THE HIGHLANDS'.": "#El frasco está casi lleno. En la etiqueta se puede leer: 'VERDADERA MIEL DE LAS MONTAÑAS'.",</text:p>
          </table:table-cell>
        </table:table-row>
        <table:table-row table:style-name="ro10">
          <table:table-cell table:formula="of:=CONCATENATE([constantes.$A$1];[ES.A89];[constantes.$A$1];&quot;: &quot;;[constantes.$A$1];[ES.B89];[constantes.$A$1];&quot;,&quot;)" office:value-type="string" office:string-value="&quot;#The label says:#SEEMS LIKE TUNA! TASTES LIKE TUNA! IT IS (in a mixed proportion with other animal meats) REAL TUNA!&quot;: &quot;#La etiqueta dice: #¡PARECE ATUN! ¡SABE A ATÚN! ¡ES (en una proporción mixta con otras carnes de animales) ATÚN!&quot;," calcext:value-type="string">
            <text:p>"#The label says:#SEEMS LIKE TUNA! TASTES LIKE TUNA! IT IS (in a mixed proportion with other animal meats) REAL TUNA!": "#La etiqueta dice: #¡PARECE ATUN! ¡SABE A ATÚN! ¡ES (en una proporción mixta con otras carnes de animales) ATÚN!",</text:p>
          </table:table-cell>
        </table:table-row>
        <table:table-row table:style-name="ro10">
          <table:table-cell table:formula="of:=CONCATENATE([constantes.$A$1];[ES.A90];[constantes.$A$1];&quot;: &quot;;[constantes.$A$1];[ES.B90];[constantes.$A$1];&quot;,&quot;)" office:value-type="string" office:string-value="&quot;#The map of the discovered lands in 1643.&quot;: &quot;#El mapa de las tierras descubiertas en 1643.&quot;," calcext:value-type="string">
            <text:p>"#The map of the discovered lands in 1643.": "#El mapa de las tierras descubiertas en 1643.",</text:p>
          </table:table-cell>
        </table:table-row>
        <table:table-row table:style-name="ro10">
          <table:table-cell table:formula="of:=CONCATENATE([constantes.$A$1];[ES.A91];[constantes.$A$1];&quot;: &quot;;[constantes.$A$1];[ES.B91];[constantes.$A$1];&quot;,&quot;)" office:value-type="string" office:string-value="&quot;#The poster has penguins with hats and eye patch. Also there is a big 4 leaf clover.&quot;: &quot;#El cartel tiene pingüinos con sombreros y parches en el ojo. También hay un gran trébol de 4 hojas.&quot;," calcext:value-type="string">
            <text:p>"#The poster has penguins with hats and eye patch. Also there is a big 4 leaf clover.": "#El cartel tiene pingüinos con sombreros y parches en el ojo. También hay un gran trébol de 4 hojas.",</text:p>
          </table:table-cell>
        </table:table-row>
        <table:table-row table:style-name="ro10">
          <table:table-cell table:formula="of:=CONCATENATE([constantes.$A$1];[ES.A92];[constantes.$A$1];&quot;: &quot;;[constantes.$A$1];[ES.B92];[constantes.$A$1];&quot;,&quot;)" office:value-type="string" office:string-value="&quot;#There are some marks in the table... I should observe them with more detail.&quot;: &quot;#Hay algunas marcas en la mesa... Debería observarlas con más detalle.&quot;," calcext:value-type="string">
            <text:p>"#There are some marks in the table... I should observe them with more detail.": "#Hay algunas marcas en la mesa... Debería observarlas con más detalle.",</text:p>
          </table:table-cell>
        </table:table-row>
        <table:table-row table:style-name="ro10">
          <table:table-cell table:formula="of:=CONCATENATE([constantes.$A$1];[ES.A93];[constantes.$A$1];&quot;: &quot;;[constantes.$A$1];[ES.B93];[constantes.$A$1];&quot;,&quot;)" office:value-type="string" office:string-value="&quot;#There is a girl running with an ice cream with the Eiffel Tower in the background.&quot;: &quot;#Hay una chica corriendo con un helado con la Torre Eiffel de fondo.&quot;," calcext:value-type="string">
            <text:p>"#There is a girl running with an ice cream with the Eiffel Tower in the background.": "#Hay una chica corriendo con un helado con la Torre Eiffel de fondo.",</text:p>
          </table:table-cell>
        </table:table-row>
        <table:table-row table:style-name="ro10">
          <table:table-cell table:formula="of:=CONCATENATE([constantes.$A$1];[ES.A94];[constantes.$A$1];&quot;: &quot;;[constantes.$A$1];[ES.B94];[constantes.$A$1];&quot;,&quot;)" office:value-type="string" office:string-value="&quot;#There is also a small computer to learn how to program robots to conquer the world.&quot;: &quot;#También hay un pequeño ordenador para aprender a programar robots para conquistar el mundo.&quot;," calcext:value-type="string">
            <text:p>"#There is also a small computer to learn how to program robots to conquer the world.": "#También hay un pequeño ordenador para aprender a programar robots para conquistar el mundo.",</text:p>
          </table:table-cell>
        </table:table-row>
        <table:table-row table:style-name="ro10">
          <table:table-cell table:formula="of:=CONCATENATE([constantes.$A$1];[ES.A95];[constantes.$A$1];&quot;: &quot;;[constantes.$A$1];[ES.B95];[constantes.$A$1];&quot;,&quot;)" office:value-type="string" office:string-value="&quot;#There must be a pattern in all this numbers...&quot;: &quot;#Debe haber un patrón en todos estos números…&quot;," calcext:value-type="string">
            <text:p>"#There must be a pattern in all this numbers...": "#Debe haber un patrón en todos estos números…",</text:p>
          </table:table-cell>
        </table:table-row>
        <table:table-row table:style-name="ro10">
          <table:table-cell table:formula="of:=CONCATENATE([constantes.$A$1];[ES.A96];[constantes.$A$1];&quot;: &quot;;[constantes.$A$1];[ES.B96];[constantes.$A$1];&quot;,&quot;)" office:value-type="string" office:string-value="&quot;#They are real apples from the countryside. Some of the have even real worms.&quot;: &quot;#Son manzanas campestres de verdad. Incluso tienen gusanos de verdad.&quot;," calcext:value-type="string">
            <text:p>"#They are real apples from the countryside. Some of the have even real worms.": "#Son manzanas campestres de verdad. Incluso tienen gusanos de verdad.",</text:p>
          </table:table-cell>
        </table:table-row>
        <table:table-row table:style-name="ro10">
          <table:table-cell table:formula="of:=CONCATENATE([constantes.$A$1];[ES.A97];[constantes.$A$1];&quot;: &quot;;[constantes.$A$1];[ES.B97];[constantes.$A$1];&quot;,&quot;)" office:value-type="string" office:string-value="&quot;#They must be here for months. Some of them are too dry and are starting to change their color.&quot;: &quot;#Deben estar aquí por meses. Algunos están demasiado secos y están empezando a cambiar de color.&quot;," calcext:value-type="string">
            <text:p>"#They must be here for months. Some of them are too dry and are starting to change their color.": "#Deben estar aquí por meses. Algunos están demasiado secos y están empezando a cambiar de color.",</text:p>
          </table:table-cell>
        </table:table-row>
        <table:table-row table:style-name="ro10">
          <table:table-cell table:formula="of:=CONCATENATE([constantes.$A$1];[ES.A98];[constantes.$A$1];&quot;: &quot;;[constantes.$A$1];[ES.B98];[constantes.$A$1];&quot;,&quot;)" office:value-type="string" office:string-value="&quot;#WOW!!! The Drunken Penguins in concert again!!! In St. Patrick's day!!!&quot;: &quot;#¡¡¡GUAU!!! ¡Los Drunken Penguins en concierto otra vez!!! ¡¡¡En el día de St Patrick!!!&quot;," calcext:value-type="string">
            <text:p>"#WOW!!! The Drunken Penguins in concert again!!! In St. Patrick's day!!!": "#¡¡¡GUAU!!! ¡Los Drunken Penguins en concierto otra vez!!! ¡¡¡En el día de St Patrick!!!",</text:p>
          </table:table-cell>
        </table:table-row>
        <table:table-row table:style-name="ro10">
          <table:table-cell table:formula="of:=CONCATENATE([constantes.$A$1];[ES.A99];[constantes.$A$1];&quot;: &quot;;[constantes.$A$1];[ES.B99];[constantes.$A$1];&quot;,&quot;)" office:value-type="string" office:string-value="&quot;#Watermelon-size onions. They're taste is a mix of wood and dirt, but they are cheap.&quot;: &quot;#Cebollas tamaño sandía. Su sabor es una mezcla de madera y polvo, pero son baratas.&quot;," calcext:value-type="string">
            <text:p>"#Watermelon-size onions. They're taste is a mix of wood and dirt, but they are cheap.": "#Cebollas tamaño sandía. Su sabor es una mezcla de madera y polvo, pero son baratas.",</text:p>
          </table:table-cell>
        </table:table-row>
        <table:table-row table:style-name="ro10">
          <table:table-cell table:formula="of:=CONCATENATE([constantes.$A$1];[ES.A100];[constantes.$A$1];&quot;: &quot;;[constantes.$A$1];[ES.B100];[constantes.$A$1];&quot;,&quot;)" office:value-type="string" office:string-value="&quot;#Well... not THIS frying pan, of course.&quot;: &quot;#Bueno... no esta sartén, por supuesto.&quot;," calcext:value-type="string">
            <text:p>"#Well... not THIS frying pan, of course.": "#Bueno... no esta sartén, por supuesto.",</text:p>
          </table:table-cell>
        </table:table-row>
        <table:table-row table:style-name="ro10">
          <table:table-cell table:formula="of:=CONCATENATE([constantes.$A$1];[ES.A101];[constantes.$A$1];&quot;: &quot;;[constantes.$A$1];[ES.B101];[constantes.$A$1];&quot;,&quot;)" office:value-type="string" office:string-value="&quot;#When has a hammer been useless?&quot;: &quot;#¿Cuándo no ha sido útil un martillo?&quot;," calcext:value-type="string">
            <text:p>"#When has a hammer been useless?": "#¿Cuándo no ha sido útil un martillo?",</text:p>
          </table:table-cell>
        </table:table-row>
        <table:table-row table:style-name="ro10">
          <table:table-cell table:formula="of:=CONCATENATE([constantes.$A$1];[ES.A102];[constantes.$A$1];&quot;: &quot;;[constantes.$A$1];[ES.B102];[constantes.$A$1];&quot;,&quot;)" office:value-type="string" office:string-value="&quot;#Who in his right mind would make a videogame without privative software?!?!?&quot;: &quot;#¿¡¿¡Quién en su sano juicio haría un videojuego sin software de pago?!?!?&quot;," calcext:value-type="string">
            <text:p>"#Who in his right mind would make a videogame without privative software?!?!?": "#¿¡¿¡Quién en su sano juicio haría un videojuego sin software de pago?!?!?",</text:p>
          </table:table-cell>
        </table:table-row>
        <table:table-row table:style-name="ro10">
          <table:table-cell table:formula="of:=CONCATENATE([constantes.$A$1];[ES.A103];[constantes.$A$1];&quot;: &quot;;[constantes.$A$1];[ES.B103];[constantes.$A$1];&quot;,&quot;)" office:value-type="string" office:string-value="&quot;#Women, barns and capitals#The pink monster#Lulu goes to the school&quot;: &quot;#Mujeres, graneros y capitales #El monstruo rosa #Lulu va a la escuela&quot;," calcext:value-type="string">
            <text:p>"#Women, barns and capitals#The pink monster#Lulu goes to the school": "#Mujeres, graneros y capitales #El monstruo rosa #Lulu va a la escuela",</text:p>
          </table:table-cell>
        </table:table-row>
        <table:table-row table:style-name="ro10">
          <table:table-cell table:formula="of:=CONCATENATE([constantes.$A$1];[ES.A104];[constantes.$A$1];&quot;: &quot;;[constantes.$A$1];[ES.B104];[constantes.$A$1];&quot;,&quot;)" office:value-type="string" office:string-value="&quot;#Wow! Did you painted that by your self?&quot;: &quot;#¡Guau! ¿Lo has pintado tú sola?&quot;," calcext:value-type="string">
            <text:p>"#Wow! Did you painted that by your self?": "#¡Guau! ¿Lo has pintado tú sola?",</text:p>
          </table:table-cell>
        </table:table-row>
        <table:table-row table:style-name="ro10">
          <table:table-cell table:formula="of:=CONCATENATE([constantes.$A$1];[ES.A105];[constantes.$A$1];&quot;: &quot;;[constantes.$A$1];[ES.B105];[constantes.$A$1];&quot;,&quot;)" office:value-type="string" office:string-value="&quot;1643 world map&quot;: &quot;mapa del mundo de 1643&quot;," calcext:value-type="string">
            <text:p>"1643 world map": "mapa del mundo de 1643",</text:p>
          </table:table-cell>
        </table:table-row>
        <table:table-row table:style-name="ro10">
          <table:table-cell table:formula="of:=CONCATENATE([constantes.$A$1];[ES.A106];[constantes.$A$1];&quot;: &quot;;[constantes.$A$1];[ES.B107];[constantes.$A$1];&quot;,&quot;)" office:value-type="string" office:string-value="&quot;A random larder&quot;: &quot;Acerca de la galleta del jengibre: #Media Zaragoza ha oído hablar de ellas pero solamente un puñado de nosotros las hemos probado.&quot;," calcext:value-type="string">
            <text:p>"A random larder": "Acerca de la galleta del jengibre: #Media Zaragoza ha oído hablar de ellas pero solamente un puñado de nosotros las hemos probado.",</text:p>
          </table:table-cell>
        </table:table-row>
        <table:table-row table:style-name="ro10">
          <table:table-cell table:formula="of:=CONCATENATE([constantes.$A$1];[ES.A107];[constantes.$A$1];&quot;: &quot;;[constantes.$A$1];[ES.B108];[constantes.$A$1];&quot;,&quot;)" office:value-type="string" office:string-value="&quot;About ginger cookie:#Half of Zaragoza have heard of them but only a bunch of us have tasted them.&quot;: &quot;Acerca de la galleta del jengibre: #Una de las famosas galletas de jengibre de Ceren.&quot;," calcext:value-type="string">
            <text:p>"About ginger cookie:#Half of Zaragoza have heard of them but only a bunch of us have tasted them.": "Acerca de la galleta del jengibre: #Una de las famosas galletas de jengibre de Ceren.",</text:p>
          </table:table-cell>
        </table:table-row>
        <table:table-row table:style-name="ro10">
          <table:table-cell table:formula="of:=CONCATENATE([constantes.$A$1];[ES.A108];[constantes.$A$1];&quot;: &quot;;[constantes.$A$1];[ES.B109];[constantes.$A$1];&quot;,&quot;)" office:value-type="string" office:string-value="&quot;About ginger cookie:#One of the famous ginger cookies of Ceren.&quot;: &quot;Acerca de la galleta del jengibre: #¡Son fabulosas!&quot;," calcext:value-type="string">
            <text:p>"About ginger cookie:#One of the famous ginger cookies of Ceren.": "Acerca de la galleta del jengibre: #¡Son fabulosas!",</text:p>
          </table:table-cell>
        </table:table-row>
        <table:table-row table:style-name="ro10">
          <table:table-cell table:formula="of:=CONCATENATE([constantes.$A$1];[ES.A109];[constantes.$A$1];&quot;: &quot;;[constantes.$A$1];[ES.B109];[constantes.$A$1];&quot;,&quot;)" office:value-type="string" office:string-value="&quot;About ginger cookie:#They are terrific!.&quot;: &quot;Acerca de la galleta del jengibre: #¡Son fabulosas!&quot;," calcext:value-type="string">
            <text:p>"About ginger cookie:#They are terrific!.": "Acerca de la galleta del jengibre: #¡Son fabulosas!",</text:p>
          </table:table-cell>
        </table:table-row>
        <table:table-row table:style-name="ro10">
          <table:table-cell table:formula="of:=CONCATENATE([constantes.$A$1];[ES.A110];[constantes.$A$1];&quot;: &quot;;[constantes.$A$1];[ES.B110];[constantes.$A$1];&quot;,&quot;)" office:value-type="string" office:string-value="&quot;About ginger cookies:#They are still warm. Most probably Ceren and Luna have been cooking in the morning before coming to play in the studio.&quot;: &quot;Acerca de las galletas de jengibre: #Todavía están calientes. Lo más probable es que Ceren y Luna haya estado cocinando por la mañana antes de venir a jugar al estudio.&quot;," calcext:value-type="string">
            <text:p>"About ginger cookies:#They are still warm. Most probably Ceren and Luna have been cooking in the morning before coming to play in the studio.": "Acerca de las galletas de jengibre: #Todavía están calientes. Lo más probable es que Ceren y Luna haya estado cocinando por la mañana antes de venir a jugar al estudio.",</text:p>
          </table:table-cell>
        </table:table-row>
        <table:table-row table:style-name="ro10">
          <table:table-cell table:formula="of:=CONCATENATE([constantes.$A$1];[ES.A111];[constantes.$A$1];&quot;: &quot;;[constantes.$A$1];[ES.B111];[constantes.$A$1];&quot;,&quot;)" office:value-type="string" office:string-value="&quot;About scratches:#...Or maybe he was trying to sharp the knive with cables!&quot;: &quot;Acerca de los arañazos:#…O quizás estaba intentando afilar un cuchillo con cables.&quot;," calcext:value-type="string">
            <text:p>"About scratches:#...Or maybe he was trying to sharp the knive with cables!": "Acerca de los arañazos:#…O quizás estaba intentando afilar un cuchillo con cables.",</text:p>
          </table:table-cell>
        </table:table-row>
        <table:table-row table:style-name="ro10">
          <table:table-cell table:formula="of:=CONCATENATE([constantes.$A$1];[ES.A112];[constantes.$A$1];&quot;: &quot;;[constantes.$A$1];[ES.B112];[constantes.$A$1];&quot;,&quot;)" office:value-type="string" office:string-value="&quot;About scratches:#Maybe David was trying to sharp a knive or cutting some cables.&quot;: &quot;Acerca de los arañazos:#Quizás David ha intentado afilar un cuchillo o cortar unos cables.&quot;," calcext:value-type="string">
            <text:p>"About scratches:#Maybe David was trying to sharp a knive or cutting some cables.": "Acerca de los arañazos:#Quizás David ha intentado afilar un cuchillo o cortar unos cables.",</text:p>
          </table:table-cell>
        </table:table-row>
        <table:table-row table:style-name="ro10">
          <table:table-cell table:formula="of:=CONCATENATE([constantes.$A$1];[ES.A113];[constantes.$A$1];&quot;: &quot;;[constantes.$A$1];[ES.B113];[constantes.$A$1];&quot;,&quot;)" office:value-type="string" office:string-value="&quot;About scratches:#These marks seems to be done with a knife.#Strange place to cut something.&quot;: &quot;Acerca de los arañazos:#Estas marcas parecen estar hechas con un cuchillo. #Extraño lugar para cortar algo.&quot;," calcext:value-type="string">
            <text:p>"About scratches:#These marks seems to be done with a knife.#Strange place to cut something.": "Acerca de los arañazos:#Estas marcas parecen estar hechas con un cuchillo. #Extraño lugar para cortar algo.",</text:p>
          </table:table-cell>
        </table:table-row>
        <table:table-row table:style-name="ro10">
          <table:table-cell table:formula="of:=CONCATENATE([constantes.$A$1];[ES.A114];[constantes.$A$1];&quot;: &quot;;[constantes.$A$1];[ES.B114];[constantes.$A$1];&quot;,&quot;)" office:value-type="string" office:string-value="&quot;About small hammer:#It's an iron hammer. A little bit rusty, but useful for most of the maintenance of an usual English home.&quot;: &quot;Acerca del pequeño martillo: #Es un martillo de hierro. Un poco oxidado, pero útil para la mayor parte del mantenimiento habitual en una casa inglesa.&quot;," calcext:value-type="string">
            <text:p>"About small hammer:#It's an iron hammer. A little bit rusty, but useful for most of the maintenance of an usual English home.": "Acerca del pequeño martillo: #Es un martillo de hierro. Un poco oxidado, pero útil para la mayor parte del mantenimiento habitual en una casa inglesa.",</text:p>
          </table:table-cell>
        </table:table-row>
        <table:table-row table:style-name="ro10">
          <table:table-cell table:formula="of:=CONCATENATE([constantes.$A$1];[ES.A115];[constantes.$A$1];&quot;: &quot;;[constantes.$A$1];[ES.B115];[constantes.$A$1];&quot;,&quot;)" office:value-type="string" office:string-value="&quot;About the engine...&quot;: &quot;Sobre el motor…&quot;," calcext:value-type="string">
            <text:p>"About the engine...": "Sobre el motor…",</text:p>
          </table:table-cell>
        </table:table-row>
        <table:table-row table:style-name="ro10">
          <table:table-cell table:formula="of:=CONCATENATE([constantes.$A$1];[ES.A116];[constantes.$A$1];&quot;: &quot;;[constantes.$A$1];[ES.B116];[constantes.$A$1];&quot;,&quot;)" office:value-type="string" office:string-value="&quot;About you...&quot;: &quot;Acerca de ti...&quot;," calcext:value-type="string">
            <text:p>"About you...": "Acerca de ti...",</text:p>
          </table:table-cell>
        </table:table-row>
        <table:table-row table:style-name="ro10">
          <table:table-cell table:formula="of:=CONCATENATE([constantes.$A$1];[ES.A117];[constantes.$A$1];&quot;: &quot;;[constantes.$A$1];[ES.B117];[constantes.$A$1];&quot;,&quot;)" office:value-type="string" office:string-value="&quot;African mask&quot;: &quot;Máscara africana&quot;," calcext:value-type="string">
            <text:p>"African mask": "Máscara africana",</text:p>
          </table:table-cell>
        </table:table-row>
        <table:table-row table:style-name="ro10">
          <table:table-cell table:formula="of:=CONCATENATE([constantes.$A$1];[ES.A118];[constantes.$A$1];&quot;: &quot;;[constantes.$A$1];[ES.B118];[constantes.$A$1];&quot;,&quot;)" office:value-type="string" office:string-value="&quot;And who are you?&quot;: &quot;¿Y quién eres tú?&quot;," calcext:value-type="string">
            <text:p>"And who are you?": "¿Y quién eres tú?",</text:p>
          </table:table-cell>
        </table:table-row>
        <table:table-row table:style-name="ro10">
          <table:table-cell table:formula="of:=CONCATENATE([constantes.$A$1];[ES.A119];[constantes.$A$1];&quot;: &quot;;[constantes.$A$1];[ES.B119];[constantes.$A$1];&quot;,&quot;)" office:value-type="string" office:string-value="&quot;Backstage&quot;: &quot;Entre bastidores&quot;," calcext:value-type="string">
            <text:p>"Backstage": "Entre bastidores",</text:p>
          </table:table-cell>
        </table:table-row>
        <table:table-row table:style-name="ro10">
          <table:table-cell table:formula="of:=CONCATENATE([constantes.$A$1];[ES.A120];[constantes.$A$1];&quot;: &quot;;[constantes.$A$1];[ES.B120];[constantes.$A$1];&quot;,&quot;)" office:value-type="string" office:string-value="&quot;Bye!&quot;: &quot;¡Adiós!&quot;," calcext:value-type="string">
            <text:p>"Bye!": "¡Adiós!",</text:p>
          </table:table-cell>
        </table:table-row>
        <table:table-row table:style-name="ro10">
          <table:table-cell table:formula="of:=CONCATENATE([constantes.$A$1];[ES.A121];[constantes.$A$1];&quot;: &quot;;[constantes.$A$1];[ES.B121];[constantes.$A$1];&quot;,&quot;)" office:value-type="string" office:string-value="&quot;Can I change the artwork, GUI, images...?&quot;: &quot;¿Puedo cambiar las imágenes, interfaz…?&quot;," calcext:value-type="string">
            <text:p>"Can I change the artwork, GUI, images...?": "¿Puedo cambiar las imágenes, interfaz…?",</text:p>
          </table:table-cell>
        </table:table-row>
        <table:table-row table:style-name="ro10">
          <table:table-cell table:formula="of:=CONCATENATE([constantes.$A$1];[ES.A122];[constantes.$A$1];&quot;: &quot;;[constantes.$A$1];[ES.B122];[constantes.$A$1];&quot;,&quot;)" office:value-type="string" office:string-value="&quot;Can I make my own games with it?&quot;: &quot;¿Puedo hacer mis propios juegos con él?&quot;," calcext:value-type="string">
            <text:p>"Can I make my own games with it?": "¿Puedo hacer mis propios juegos con él?",</text:p>
          </table:table-cell>
        </table:table-row>
        <table:table-row table:style-name="ro10">
          <table:table-cell table:formula="of:=CONCATENATE([constantes.$A$1];[ES.A123];[constantes.$A$1];&quot;: &quot;;[constantes.$A$1];[ES.B123];[constantes.$A$1];&quot;,&quot;)" office:value-type="string" office:string-value="&quot;Ceren&quot;: &quot;Ceren&quot;," calcext:value-type="string">
            <text:p>"Ceren": "Ceren",</text:p>
          </table:table-cell>
        </table:table-row>
        <table:table-row table:style-name="ro10">
          <table:table-cell table:formula="of:=CONCATENATE([constantes.$A$1];[ES.A124];[constantes.$A$1];&quot;: &quot;;[constantes.$A$1];[ES.B124];[constantes.$A$1];&quot;,&quot;)" office:value-type="string" office:string-value="&quot;Ceren:#(Don't worry, I'll not tell them about the new version of the engine!)&quot;: &quot;Ceren:# (¡No te preocupes, no les contaré nada de la nueva versión del motor!)&quot;," calcext:value-type="string">
            <text:p>"Ceren:#(Don't worry, I'll not tell them about the new version of the engine!)": "Ceren:# (¡No te preocupes, no les contaré nada de la nueva versión del motor!)",</text:p>
          </table:table-cell>
        </table:table-row>
        <table:table-row table:style-name="ro10">
          <table:table-cell table:formula="of:=CONCATENATE([constantes.$A$1];[ES.A125];[constantes.$A$1];&quot;: &quot;;[constantes.$A$1];[ES.B125];[constantes.$A$1];&quot;,&quot;)" office:value-type="string" office:string-value="&quot;Ceren:#...&quot;: &quot;Ceren:#…&quot;," calcext:value-type="string">
            <text:p>"Ceren:#...": "Ceren:#…",</text:p>
          </table:table-cell>
        </table:table-row>
        <table:table-row table:style-name="ro10">
          <table:table-cell table:formula="of:=CONCATENATE([constantes.$A$1];[ES.A126];[constantes.$A$1];&quot;: &quot;;[constantes.$A$1];[ES.B126];[constantes.$A$1];&quot;,&quot;)" office:value-type="string" office:string-value="&quot;Ceren:#David is good at programming and that stuff, but he is terrible with promotion and public relations.&quot;: &quot;Ceren:#David es bueno programando y esas cosas, pero es horrible con la promoción y las relaciones públicas.&quot;," calcext:value-type="string">
            <text:p>"Ceren:#David is good at programming and that stuff, but he is terrible with promotion and public relations.": "Ceren:#David es bueno programando y esas cosas, pero es horrible con la promoción y las relaciones públicas.",</text:p>
          </table:table-cell>
        </table:table-row>
        <table:table-row table:style-name="ro10">
          <table:table-cell table:formula="of:=CONCATENATE([constantes.$A$1];[ES.A127];[constantes.$A$1];&quot;: &quot;;[constantes.$A$1];[ES.B127];[constantes.$A$1];&quot;,&quot;)" office:value-type="string" office:string-value="&quot;Ceren:#David, you are doing it again.&quot;: &quot;Ceren:#David, lo estás haciendo otra vez.&quot;," calcext:value-type="string">
            <text:p>"Ceren:#David, you are doing it again.": "Ceren:#David, lo estás haciendo otra vez.",</text:p>
          </table:table-cell>
        </table:table-row>
        <table:table-row table:style-name="ro10">
          <table:table-cell table:formula="of:=CONCATENATE([constantes.$A$1];[ES.A128];[constantes.$A$1];&quot;: &quot;;[constantes.$A$1];[ES.B128];[constantes.$A$1];&quot;,&quot;)" office:value-type="string" office:string-value="&quot;Ceren:#Hi, I'm Ceren. As you can guess, David makes me read and play all the game from time to time, so I'm kind of the post-production team.&quot;: &quot;Ceren:#Hola, soy Ceren. Como puedes adivinar, David me hace leer y jugar todo el juego de vez en cuando, así que soy un poco el equipo de post-producción.&quot;," calcext:value-type="string">
            <text:p>"Ceren:#Hi, I'm Ceren. As you can guess, David makes me read and play all the game from time to time, so I'm kind of the post-production team.": "Ceren:#Hola, soy Ceren. Como puedes adivinar, David me hace leer y jugar todo el juego de vez en cuando, así que soy un poco el equipo de post-producción.",</text:p>
          </table:table-cell>
        </table:table-row>
        <table:table-row table:style-name="ro10">
          <table:table-cell table:formula="of:=CONCATENATE([constantes.$A$1];[ES.A129];[constantes.$A$1];&quot;: &quot;;[constantes.$A$1];[ES.B129];[constantes.$A$1];&quot;,&quot;)" office:value-type="string" office:string-value="&quot;Ceren:#Luna, do you want a cookie?&quot;: &quot;Ceren:#Luna, ¿quieres una galleta?&quot;," calcext:value-type="string">
            <text:p>"Ceren:#Luna, do you want a cookie?": "Ceren:#Luna, ¿quieres una galleta?",</text:p>
          </table:table-cell>
        </table:table-row>
        <table:table-row table:style-name="ro10">
          <table:table-cell table:formula="of:=CONCATENATE([constantes.$A$1];[ES.A130];[constantes.$A$1];&quot;: &quot;;[constantes.$A$1];[ES.B130];[constantes.$A$1];&quot;,&quot;)" office:value-type="string" office:string-value="&quot;Ceren:#Of course! Most probably if not for me you'd never have heard of it.&quot;: &quot;Ceren:#¡Por supuesto! Probablemente si no fuera por mí nunca habrías oído hablar de él.&quot;," calcext:value-type="string">
            <text:p>"Ceren:#Of course! Most probably if not for me you'd never have heard of it.": "Ceren:#¡Por supuesto! Probablemente si no fuera por mí nunca habrías oído hablar de él.",</text:p>
          </table:table-cell>
        </table:table-row>
        <table:table-row table:style-name="ro10">
          <table:table-cell table:formula="of:=CONCATENATE([constantes.$A$1];[ES.A131];[constantes.$A$1];&quot;: &quot;;[constantes.$A$1];[ES.B131];[constantes.$A$1];&quot;,&quot;)" office:value-type="string" office:string-value="&quot;Ceren:#Oh, thanks!&quot;: &quot;Ceren:#¡Oh, gracias!&quot;," calcext:value-type="string">
            <text:p>"Ceren:#Oh, thanks!": "Ceren:#¡Oh, gracias!",</text:p>
          </table:table-cell>
        </table:table-row>
        <table:table-row table:style-name="ro10">
          <table:table-cell table:formula="of:=CONCATENATE([constantes.$A$1];[ES.A132];[constantes.$A$1];&quot;: &quot;;[constantes.$A$1];[ES.B132];[constantes.$A$1];&quot;,&quot;)" office:value-type="string" office:string-value="&quot;Ceren:#See you around!&quot;: &quot;Ceren:# ¡Mira a tu alrededor!&quot;," calcext:value-type="string">
            <text:p>"Ceren:#See you around!": "Ceren:# ¡Mira a tu alrededor!",</text:p>
          </table:table-cell>
        </table:table-row>
        <table:table-row table:style-name="ro10">
          <table:table-cell table:formula="of:=CONCATENATE([constantes.$A$1];[ES.A133];[constantes.$A$1];&quot;: &quot;;[constantes.$A$1];[ES.B133];[constantes.$A$1];&quot;,&quot;)" office:value-type="string" office:string-value="&quot;Ceren:#They are not here to hear your Anthropologist stuff, but to play.&quot;: &quot;Ceren:#No están aquí para escuchar tu rollo de Antropólogo, sino para jugar.&quot;," calcext:value-type="string">
            <text:p>"Ceren:#They are not here to hear your Anthropologist stuff, but to play.": "Ceren:#No están aquí para escuchar tu rollo de Antropólogo, sino para jugar.",</text:p>
          </table:table-cell>
        </table:table-row>
        <table:table-row table:style-name="ro10">
          <table:table-cell table:formula="of:=CONCATENATE([constantes.$A$1];[ES.A134];[constantes.$A$1];&quot;: &quot;;[constantes.$A$1];[ES.B134];[constantes.$A$1];&quot;,&quot;)" office:value-type="string" office:string-value="&quot;Ceren:#Won't you say more about my poster?&quot;: &quot;Ceren:#¿No vas a decir nada más sobre mi póster?&quot;," calcext:value-type="string">
            <text:p>"Ceren:#Won't you say more about my poster?": "Ceren:#¿No vas a decir nada más sobre mi póster?",</text:p>
          </table:table-cell>
        </table:table-row>
        <table:table-row table:style-name="ro10">
          <table:table-cell table:formula="of:=CONCATENATE([constantes.$A$1];[ES.A135];[constantes.$A$1];&quot;: &quot;;[constantes.$A$1];[ES.B135];[constantes.$A$1];&quot;,&quot;)" office:value-type="string" office:string-value="&quot;Ceren:#Yes, that you are an awful PR.&quot;: &quot;Ceren:#Sí, que eres un pésimo Relaciones Públicas.&quot;," calcext:value-type="string">
            <text:p>"Ceren:#Yes, that you are an awful PR.": "Ceren:#Sí, que eres un pésimo Relaciones Públicas.",</text:p>
          </table:table-cell>
        </table:table-row>
        <table:table-row table:style-name="ro10">
          <table:table-cell table:formula="of:=CONCATENATE([constantes.$A$1];[ES.A136];[constantes.$A$1];&quot;: &quot;;[constantes.$A$1];[ES.B136];[constantes.$A$1];&quot;,&quot;)" office:value-type="string" office:string-value="&quot;David&quot;: &quot;David&quot;," calcext:value-type="string">
            <text:p>"David": "David",</text:p>
          </table:table-cell>
        </table:table-row>
        <table:table-row table:style-name="ro10">
          <table:table-cell table:formula="of:=CONCATENATE([constantes.$A$1];[ES.A137];[constantes.$A$1];&quot;: &quot;;[constantes.$A$1];[ES.B137];[constantes.$A$1];&quot;,&quot;)" office:value-type="string" office:string-value="&quot;David:#(Askim, be careful, they can hear us...)&quot;: &quot;David:#(Askim, ten cuidado, pueden oírnos…)&quot;," calcext:value-type="string">
            <text:p>"David:#(Askim, be careful, they can hear us...)": "David:#(Askim, ten cuidado, pueden oírnos…)",</text:p>
          </table:table-cell>
        </table:table-row>
        <table:table-row table:style-name="ro10">
          <table:table-cell table:formula="of:=CONCATENATE([constantes.$A$1];[ES.A138];[constantes.$A$1];&quot;: &quot;;[constantes.$A$1];[ES.B138];[constantes.$A$1];&quot;,&quot;)" office:value-type="string" office:string-value="&quot;David:#...Did you say something, honey?&quot;: &quot;David:#... ¿Has dicho algo, cariño?&quot;," calcext:value-type="string">
            <text:p>"David:#...Did you say something, honey?": "David:#... ¿Has dicho algo, cariño?",</text:p>
          </table:table-cell>
        </table:table-row>
        <table:table-row table:style-name="ro10">
          <table:table-cell table:formula="of:=CONCATENATE([constantes.$A$1];[ES.A139];[constantes.$A$1];&quot;: &quot;;[constantes.$A$1];[ES.B139];[constantes.$A$1];&quot;,&quot;)" office:value-type="string" office:string-value="&quot;David:#...Errr...&quot;: &quot;David:#... Errr…&quot;," calcext:value-type="string">
            <text:p>"David:#...Errr...": "David:#... Errr…",</text:p>
          </table:table-cell>
        </table:table-row>
        <table:table-row table:style-name="ro10">
          <table:table-cell table:formula="of:=CONCATENATE([constantes.$A$1];[ES.A140];[constantes.$A$1];&quot;: &quot;;[constantes.$A$1];[ES.B140];[constantes.$A$1];&quot;,&quot;)" office:value-type="string" office:string-value="&quot;David:#A long time ago me and some friends made an online graphic adventure called Sancho's Island and it told the story of Sancho Panza helping Don Quixote.&quot;: &quot;David:#Hace mucho tiempo, yo y algunos amigos hicimos una aventura gráfica en online llamada La Insula de Sancho y contaba la historia de Sancho Panza ayudando a Don Quijote.&quot;," calcext:value-type="string">
            <text:p>"David:#A long time ago me and some friends made an online graphic adventure called Sancho's Island and it told the story of Sancho Panza helping Don Quixote.": "David:#Hace mucho tiempo, yo y algunos amigos hicimos una aventura gráfica en online llamada La Insula de Sancho y contaba la historia de Sancho Panza ayudando a Don Quijote.",</text:p>
          </table:table-cell>
        </table:table-row>
        <table:table-row table:style-name="ro10">
          <table:table-cell table:formula="of:=CONCATENATE([constantes.$A$1];[ES.A141];[constantes.$A$1];&quot;: &quot;;[constantes.$A$1];[ES.B141];[constantes.$A$1];&quot;,&quot;)" office:value-type="string" office:string-value="&quot;David:#Ah... Err... Yes.&quot;: &quot;David:#Ah... Err… Sí.&quot;," calcext:value-type="string">
            <text:p>"David:#Ah... Err... Yes.": "David:#Ah... Err… Sí.",</text:p>
          </table:table-cell>
        </table:table-row>
        <table:table-row table:style-name="ro10">
          <table:table-cell table:formula="of:=CONCATENATE([constantes.$A$1];[ES.A142];[constantes.$A$1];&quot;: &quot;;[constantes.$A$1];[ES.B142];[constantes.$A$1];&quot;,&quot;)" office:value-type="string" office:string-value="&quot;David:#Also, the games using the engine can be listed in the project repository!&quot;: &quot;David:¡También los juegos que usen el motor aparecerán en la págian del proyecto!&quot;," calcext:value-type="string">
            <text:p>"David:#Also, the games using the engine can be listed in the project repository!": "David:¡También los juegos que usen el motor aparecerán en la págian del proyecto!",</text:p>
          </table:table-cell>
        </table:table-row>
        <table:table-row table:style-name="ro10">
          <table:table-cell table:formula="of:=CONCATENATE([constantes.$A$1];[ES.A143];[constantes.$A$1];&quot;: &quot;;[constantes.$A$1];[ES.B143];[constantes.$A$1];&quot;,&quot;)" office:value-type="string" office:string-value="&quot;David:#As a one-man-dev-team I had to learn how to ilustrate and draw the artwork of Holmes O'Bedlam, from the GUI to the scenes, characters...&quot;: &quot;David:#Como hombre-para-todo, tuve que aprender a ilustrar y dibujar el arte de Holmes O’Bedlam, tanto el interfaz como los personajes, escenarios…&quot;," calcext:value-type="string">
            <text:p>"David:#As a one-man-dev-team I had to learn how to ilustrate and draw the artwork of Holmes O'Bedlam, from the GUI to the scenes, characters...": "David:#Como hombre-para-todo, tuve que aprender a ilustrar y dibujar el arte de Holmes O’Bedlam, tanto el interfaz como los personajes, escenarios…",</text:p>
          </table:table-cell>
        </table:table-row>
        <table:table-row table:style-name="ro10">
          <table:table-cell table:formula="of:=CONCATENATE([constantes.$A$1];[ES.A144];[constantes.$A$1];&quot;: &quot;;[constantes.$A$1];[ES.B144];[constantes.$A$1];&quot;,&quot;)" office:value-type="string" office:string-value="&quot;David:#As any open source project, all new features and improvements are welcome.&quot;: &quot;David:#Como cualquier proyecto open source, cualquier mejora es bienvenida.&quot;," calcext:value-type="string">
            <text:p>"David:#As any open source project, all new features and improvements are welcome.": "David:#Como cualquier proyecto open source, cualquier mejora es bienvenida.",</text:p>
          </table:table-cell>
        </table:table-row>
        <table:table-row table:style-name="ro10">
          <table:table-cell table:formula="of:=CONCATENATE([constantes.$A$1];[ES.A145];[constantes.$A$1];&quot;: &quot;;[constantes.$A$1];[ES.B145];[constantes.$A$1];&quot;,&quot;)" office:value-type="string" office:string-value="&quot;David:#As you wish.&quot;: &quot;David:#Como desees.&quot;," calcext:value-type="string">
            <text:p>"David:#As you wish.": "David:#Como desees.",</text:p>
          </table:table-cell>
        </table:table-row>
        <table:table-row table:style-name="ro10">
          <table:table-cell table:formula="of:=CONCATENATE([constantes.$A$1];[ES.A146];[constantes.$A$1];&quot;: &quot;;[constantes.$A$1];[ES.B146];[constantes.$A$1];&quot;,&quot;)" office:value-type="string" office:string-value="&quot;David:#Feel free to explore these scenes to learn how to script you own games.&quot;: &quot;David:#Explora libremente estos escenarios para aprender como hacer tus propios juegos.&quot;," calcext:value-type="string">
            <text:p>"David:#Feel free to explore these scenes to learn how to script you own games.": "David:#Explora libremente estos escenarios para aprender como hacer tus propios juegos.",</text:p>
          </table:table-cell>
        </table:table-row>
        <table:table-row table:style-name="ro10">
          <table:table-cell table:formula="of:=CONCATENATE([constantes.$A$1];[ES.A147];[constantes.$A$1];&quot;: &quot;;[constantes.$A$1];[ES.B147];[constantes.$A$1];&quot;,&quot;)" office:value-type="string" office:string-value="&quot;David:#Hi! I'm David de Torres, creator and maintainer of the JSCUMM engine.&quot;: &quot;David:#¡Hola! Soy David de Torres, creador y mantenedor del motor JSCUMM.&quot;," calcext:value-type="string">
            <text:p>"David:#Hi! I'm David de Torres, creator and maintainer of the JSCUMM engine.": "David:#¡Hola! Soy David de Torres, creador y mantenedor del motor JSCUMM.",</text:p>
          </table:table-cell>
        </table:table-row>
        <table:table-row table:style-name="ro10">
          <table:table-cell table:formula="of:=CONCATENATE([constantes.$A$1];[ES.A148];[constantes.$A$1];&quot;: &quot;;[constantes.$A$1];[ES.B148];[constantes.$A$1];&quot;,&quot;)" office:value-type="string" office:string-value="&quot;David:#Hi! What's up?&quot;: &quot;David:#¡Hola! ¿Que pasa?&quot;," calcext:value-type="string">
            <text:p>"David:#Hi! What's up?": "David:#¡Hola! ¿Que pasa?",</text:p>
          </table:table-cell>
        </table:table-row>
        <table:table-row table:style-name="ro10">
          <table:table-cell table:formula="of:=CONCATENATE([constantes.$A$1];[ES.A149];[constantes.$A$1];&quot;: &quot;;[constantes.$A$1];[ES.B149];[constantes.$A$1];&quot;,&quot;)" office:value-type="string" office:string-value="&quot;David:#I created the game Holmed O'Bedlam in 2017, but the JSCUMM project was published as opensource in January 2020.&quot;: &quot;David:#Creé el juego Holmes O’Bedlam en 2017, pero el projecto JSCUMM fue publicado como open source en Enero de 2020.&quot;," calcext:value-type="string">
            <text:p>"David:#I created the game Holmed O'Bedlam in 2017, but the JSCUMM project was published as opensource in January 2020.": "David:#Creé el juego Holmes O’Bedlam en 2017, pero el projecto JSCUMM fue publicado como open source en Enero de 2020.",</text:p>
          </table:table-cell>
        </table:table-row>
        <table:table-row table:style-name="ro10">
          <table:table-cell table:formula="of:=CONCATENATE([constantes.$A$1];[ES.A150];[constantes.$A$1];&quot;: &quot;;[constantes.$A$1];[ES.B150];[constantes.$A$1];&quot;,&quot;)" office:value-type="string" office:string-value="&quot;David:#I understand your frustration, but violence will not make the new feature to be released faster.&quot;: &quot;David:#Entiendo tu frustración, pero la violencia no hará que el la nueva funcionalidad se publique antes.&quot;," calcext:value-type="string">
            <text:p>"David:#I understand your frustration, but violence will not make the new feature to be released faster.": "David:#Entiendo tu frustración, pero la violencia no hará que el la nueva funcionalidad se publique antes.",</text:p>
          </table:table-cell>
        </table:table-row>
        <table:table-row table:style-name="ro10">
          <table:table-cell table:formula="of:=CONCATENATE([constantes.$A$1];[ES.A151];[constantes.$A$1];&quot;: &quot;;[constantes.$A$1];[ES.B151];[constantes.$A$1];&quot;,&quot;)" office:value-type="string" office:string-value="&quot;David:#If you can create new amazing GUIs, scenes, etc. with different ambientation, game themes...&quot;: &quot;David:#Si puedes crear nuevas y alucinantes interfaces, escenarios, etc- con diferentes ambientaciones, tipos de juego…&quot;," calcext:value-type="string">
            <text:p>"David:#If you can create new amazing GUIs, scenes, etc. with different ambientation, game themes...": "David:#Si puedes crear nuevas y alucinantes interfaces, escenarios, etc- con diferentes ambientaciones, tipos de juego…",</text:p>
          </table:table-cell>
        </table:table-row>
        <table:table-row table:style-name="ro10">
          <table:table-cell table:formula="of:=CONCATENATE([constantes.$A$1];[ES.A152];[constantes.$A$1];&quot;: &quot;;[constantes.$A$1];[ES.B152];[constantes.$A$1];&quot;,&quot;)" office:value-type="string" office:string-value="&quot;David:#Luna, honey... I only put this room in the game... Better next time, ok?&quot;: &quot;David:#Luna, cariño... Sólo pongo esta habitación en el juego... Mejor la próxima vez, ¿vale?&quot;," calcext:value-type="string">
            <text:p>"David:#Luna, honey... I only put this room in the game... Better next time, ok?": "David:#Luna, cariño... Sólo pongo esta habitación en el juego... Mejor la próxima vez, ¿vale?",</text:p>
          </table:table-cell>
        </table:table-row>
        <table:table-row table:style-name="ro10">
          <table:table-cell table:formula="of:=CONCATENATE([constantes.$A$1];[ES.A153];[constantes.$A$1];&quot;: &quot;;[constantes.$A$1];[ES.B153];[constantes.$A$1];&quot;,&quot;)" office:value-type="string" office:string-value="&quot;David:#Now, more than 10 years later I wanted to make another old-times graphic adventure, and Sherlock and Watson fitted quite well with what I was used to write.&quot;: &quot;David:#Ahora, más de 10 años después quería hacer otra aventura gráfica de las de antaño, y Sherlock y Watson encajaban muy bien con lo que estaba acostumbrado a escribir.&quot;," calcext:value-type="string">
            <text:p>"David:#Now, more than 10 years later I wanted to make another old-times graphic adventure, and Sherlock and Watson fitted quite well with what I was used to write.": "David:#Ahora, más de 10 años después quería hacer otra aventura gráfica de las de antaño, y Sherlock y Watson encajaban muy bien con lo que estaba acostumbrado a escribir.",</text:p>
          </table:table-cell>
        </table:table-row>
        <table:table-row table:style-name="ro10">
          <table:table-cell table:formula="of:=CONCATENATE([constantes.$A$1];[ES.A154];[constantes.$A$1];&quot;: &quot;;[constantes.$A$1];[ES.B154];[constantes.$A$1];&quot;,&quot;)" office:value-type="string" office:string-value="&quot;David:#Of course! That's the point of making it open source!&quot;: &quot;David:#¡Por supuesto! ¡Esa es la idea al hacerlo open source!&quot;," calcext:value-type="string">
            <text:p>"David:#Of course! That's the point of making it open source!": "David:#¡Por supuesto! ¡Esa es la idea al hacerlo open source!",</text:p>
          </table:table-cell>
        </table:table-row>
        <table:table-row table:style-name="ro10">
          <table:table-cell table:formula="of:=CONCATENATE([constantes.$A$1];[ES.A155];[constantes.$A$1];&quot;: &quot;;[constantes.$A$1];[ES.B155];[constantes.$A$1];&quot;,&quot;)" office:value-type="string" office:string-value="&quot;David:#Ok! Let's read it again!&quot;: &quot;David:#¡Vale! Vamos a leerlo de nuevo!&quot;," calcext:value-type="string">
            <text:p>"David:#Ok! Let's read it again!": "David:#¡Vale! Vamos a leerlo de nuevo!",</text:p>
          </table:table-cell>
        </table:table-row>
        <table:table-row table:style-name="ro10">
          <table:table-cell table:formula="of:=CONCATENATE([constantes.$A$1];[ES.A156];[constantes.$A$1];&quot;: &quot;;[constantes.$A$1];[ES.B156];[constantes.$A$1];&quot;,&quot;)" office:value-type="string" office:string-value="&quot;David:#Ooookeeeyyyy...&quot;: &quot;David:#Vaaaaleeee ...&quot;," calcext:value-type="string">
            <text:p>"David:#Ooookeeeyyyy...": "David:#Vaaaaleeee ...",</text:p>
          </table:table-cell>
        </table:table-row>
        <table:table-row table:style-name="ro10">
          <table:table-cell table:formula="of:=CONCATENATE([constantes.$A$1];[ES.A157];[constantes.$A$1];&quot;: &quot;;[constantes.$A$1];[ES.B157];[constantes.$A$1];&quot;,&quot;)" office:value-type="string" office:string-value="&quot;David:#Since the publication of the project I maintain the project and there are other programmers, digital artists, game designers, etc. that can contribute to the project.&quot;: &quot;David:#Desde la publicación del proyecto como open source, yo lo mantengo y hay otros programadores, artistas digitales, diseñadores de juegos, etc. que pueden contribuir al proyecto.&quot;," calcext:value-type="string">
            <text:p>"David:#Since the publication of the project I maintain the project and there are other programmers, digital artists, game designers, etc. that can contribute to the project.": "David:#Desde la publicación del proyecto como open source, yo lo mantengo y hay otros programadores, artistas digitales, diseñadores de juegos, etc. que pueden contribuir al proyecto.",</text:p>
          </table:table-cell>
        </table:table-row>
        <table:table-row table:style-name="ro10">
          <table:table-cell table:formula="of:=CONCATENATE([constantes.$A$1];[ES.A158];[constantes.$A$1];&quot;: &quot;;[constantes.$A$1];[ES.B158];[constantes.$A$1];&quot;,&quot;)" office:value-type="string" office:string-value="&quot;David:#Sincerely: that would be amazing!&quot;: &quot;David:#Sinceramente: ¡Eso sería genial!&quot;," calcext:value-type="string">
            <text:p>"David:#Sincerely: that would be amazing!": "David:#Sinceramente: ¡Eso sería genial!",</text:p>
          </table:table-cell>
        </table:table-row>
        <table:table-row table:style-name="ro10">
          <table:table-cell table:formula="of:=CONCATENATE([constantes.$A$1];[ES.A159];[constantes.$A$1];&quot;: &quot;;[constantes.$A$1];[ES.B159];[constantes.$A$1];&quot;,&quot;)" office:value-type="string" office:string-value="&quot;David:#Sorry, I mean:&quot;: &quot;David: #Lo siento, quiero decir:&quot;," calcext:value-type="string">
            <text:p>"David:#Sorry, I mean:": "David: #Lo siento, quiero decir:",</text:p>
          </table:table-cell>
        </table:table-row>
        <table:table-row table:style-name="ro10">
          <table:table-cell table:formula="of:=CONCATENATE([constantes.$A$1];[ES.A160];[constantes.$A$1];&quot;: &quot;;[constantes.$A$1];[ES.B160];[constantes.$A$1];&quot;,&quot;)" office:value-type="string" office:string-value="&quot;David:#Thanks!&quot;: &quot;David:#¡Gracias!&quot;," calcext:value-type="string">
            <text:p>"David:#Thanks!": "David:#¡Gracias!",</text:p>
          </table:table-cell>
        </table:table-row>
        <table:table-row table:style-name="ro10">
          <table:table-cell table:formula="of:=CONCATENATE([constantes.$A$1];[ES.A161];[constantes.$A$1];&quot;: &quot;;[constantes.$A$1];[ES.B161];[constantes.$A$1];&quot;,&quot;)" office:value-type="string" office:string-value="&quot;David:#The engine is designed to create web games or convert them in mobile games with tools like Cordova. This is the way Holmes O'Bedlam was made.&quot;: &quot;David:#El motor está diseñado para crear juegos web o convertirlos en juegos para móviles con herramientas como Cordova. Así es como se hizo el juego Holmes O’Bedlam.&quot;," calcext:value-type="string">
            <text:p>"David:#The engine is designed to create web games or convert them in mobile games with tools like Cordova. This is the way Holmes O'Bedlam was made.": "David:#El motor está diseñado para crear juegos web o convertirlos en juegos para móviles con herramientas como Cordova. Así es como se hizo el juego Holmes O’Bedlam.",</text:p>
          </table:table-cell>
        </table:table-row>
        <table:table-row table:style-name="ro10">
          <table:table-cell table:formula="of:=CONCATENATE([constantes.$A$1];[ES.A162];[constantes.$A$1];&quot;: &quot;;[constantes.$A$1];[ES.B162];[constantes.$A$1];&quot;,&quot;)" office:value-type="string" office:string-value="&quot;David:#The rest is Holmes O'Bedlam, and JSCUMM is the scripting engine that I programmed for it.&quot;: &quot;David:#El resto es Holmes O’Bedlam, y JSCUMM es el motor de scripting que programé para él.&quot;," calcext:value-type="string">
            <text:p>"David:#The rest is Holmes O'Bedlam, and JSCUMM is the scripting engine that I programmed for it.": "David:#El resto es Holmes O’Bedlam, y JSCUMM es el motor de scripting que programé para él.",</text:p>
          </table:table-cell>
        </table:table-row>
        <table:table-row table:style-name="ro10">
          <table:table-cell table:formula="of:=CONCATENATE([constantes.$A$1];[ES.A163];[constantes.$A$1];&quot;: &quot;;[constantes.$A$1];[ES.B163];[constantes.$A$1];&quot;,&quot;)" office:value-type="string" office:string-value="&quot;David:#There is a lot of documentation in the Github repository, in the docs directory.&quot;: &quot;David:#Hay un montón de documentación en el repositorio de Github, dentro del directorio docs.&quot;," calcext:value-type="string">
            <text:p>"David:#There is a lot of documentation in the Github repository, in the docs directory.": "David:#Hay un montón de documentación en el repositorio de Github, dentro del directorio docs.",</text:p>
          </table:table-cell>
        </table:table-row>
        <table:table-row table:style-name="ro10">
          <table:table-cell table:formula="of:=CONCATENATE([constantes.$A$1];[ES.A164];[constantes.$A$1];&quot;: &quot;;[constantes.$A$1];[ES.B164];[constantes.$A$1];&quot;,&quot;)" office:value-type="string" office:string-value="&quot;David:#This engine was created for the adventure Holmes O'Bedlam, that you can find in Play Store&quot;: &quot;David:#Este motor se creó originalmente para la aventura gráfica Holmes O’Bedlam, que puedes encontrar en el Play Store.&quot;," calcext:value-type="string">
            <text:p>"David:#This engine was created for the adventure Holmes O'Bedlam, that you can find in Play Store": "David:#Este motor se creó originalmente para la aventura gráfica Holmes O’Bedlam, que puedes encontrar en el Play Store.",</text:p>
          </table:table-cell>
        </table:table-row>
        <table:table-row table:style-name="ro10">
          <table:table-cell table:formula="of:=CONCATENATE([constantes.$A$1];[ES.A165];[constantes.$A$1];&quot;: &quot;;[constantes.$A$1];[ES.B165];[constantes.$A$1];&quot;,&quot;)" office:value-type="string" office:string-value="&quot;David:#We are all waiting to see what you can do!&quot;: &quot;David:#¡Estamos esperando ver qué puedes hacer!&quot;," calcext:value-type="string">
            <text:p>"David:#We are all waiting to see what you can do!": "David:#¡Estamos esperando ver qué puedes hacer!",</text:p>
          </table:table-cell>
        </table:table-row>
        <table:table-row table:style-name="ro10">
          <table:table-cell table:formula="of:=CONCATENATE([constantes.$A$1];[ES.A166];[constantes.$A$1];&quot;: &quot;;[constantes.$A$1];[ES.B166];[constantes.$A$1];&quot;,&quot;)" office:value-type="string" office:string-value="&quot;David:#You can also find a lot of documentation and case of uses in the Github repository.&quot;: &quot;David:#Puedes encontrar un montón de documentación y casos de uso en el repositorio de Github.&quot;," calcext:value-type="string">
            <text:p>"David:#You can also find a lot of documentation and case of uses in the Github repository.": "David:#Puedes encontrar un montón de documentación y casos de uso en el repositorio de Github.",</text:p>
          </table:table-cell>
        </table:table-row>
        <table:table-row table:style-name="ro10">
          <table:table-cell table:formula="of:=CONCATENATE([constantes.$A$1];[ES.A167];[constantes.$A$1];&quot;: &quot;;[constantes.$A$1];[ES.B167];[constantes.$A$1];&quot;,&quot;)" office:value-type="string" office:string-value="&quot;David:#You can also inspect the scenes with a svg editor, like Inkscape, to see how to build new ones.&quot;: &quot;David:#También puedes inspeccionar los escenarios con un editor de SVG, como Inkscape, para ver cómo crear nuevos.&quot;," calcext:value-type="string">
            <text:p>"David:#You can also inspect the scenes with a svg editor, like Inkscape, to see how to build new ones.": "David:#También puedes inspeccionar los escenarios con un editor de SVG, como Inkscape, para ver cómo crear nuevos.",</text:p>
          </table:table-cell>
        </table:table-row>
        <table:table-row table:style-name="ro10">
          <table:table-cell table:formula="of:=CONCATENATE([constantes.$A$1];[ES.A168];[constantes.$A$1];&quot;: &quot;;[constantes.$A$1];[ES.B168];[constantes.$A$1];&quot;,&quot;)" office:value-type="string" office:string-value="&quot;David:#You can also inspect these tutorial scenes (both the svg and the json) to have a look on how to organize and create new amazing scenes.&quot;: &quot;David:#También puedes inspeccionar estos escenarios de tutorial (tanto los svg como los json) para ver como se organizan y crean nuevos escenarios de juego.&quot;," calcext:value-type="string">
            <text:p>"David:#You can also inspect these tutorial scenes (both the svg and the json) to have a look on how to organize and create new amazing scenes.": "David:#También puedes inspeccionar estos escenarios de tutorial (tanto los svg como los json) para ver como se organizan y crean nuevos escenarios de juego.",</text:p>
          </table:table-cell>
        </table:table-row>
        <table:table-row table:style-name="ro10">
          <table:table-cell table:formula="of:=CONCATENATE([constantes.$A$1];[ES.A169];[constantes.$A$1];&quot;: &quot;;[constantes.$A$1];[ES.B169];[constantes.$A$1];&quot;,&quot;)" office:value-type="string" office:string-value="&quot;David:#You see? I don't have that problem.&quot;: &quot;David:#¿Lo ves? Yo no tengo ese problema.&quot;," calcext:value-type="string">
            <text:p>"David:#You see? I don't have that problem.": "David:#¿Lo ves? Yo no tengo ese problema.",</text:p>
          </table:table-cell>
        </table:table-row>
        <table:table-row table:style-name="ro10">
          <table:table-cell table:formula="of:=CONCATENATE([constantes.$A$1];[ES.A170];[constantes.$A$1];&quot;: &quot;;[constantes.$A$1];[ES.B170];[constantes.$A$1];&quot;,&quot;)" office:value-type="string" office:string-value="&quot;David:#and some years later, the engine is available as an open source project.&quot;: &quot;David:#algunos años después, el motor de juego se publicó como proyecto open source.&quot;," calcext:value-type="string">
            <text:p>"David:#and some years later, the engine is available as an open source project.": "David:#algunos años después, el motor de juego se publicó como proyecto open source.",</text:p>
          </table:table-cell>
        </table:table-row>
        <table:table-row table:style-name="ro10">
          <table:table-cell table:formula="of:=CONCATENATE([constantes.$A$1];[ES.A171];[constantes.$A$1];&quot;: &quot;;[constantes.$A$1];[ES.B171];[constantes.$A$1];&quot;,&quot;)" office:value-type="string" office:string-value="&quot;Did you make all this by your self?&quot;: &quot;¿Hiciste todo esto por tu solo?&quot;," calcext:value-type="string">
            <text:p>"Did you make all this by your self?": "¿Hiciste todo esto por tu solo?",</text:p>
          </table:table-cell>
        </table:table-row>
        <table:table-row table:style-name="ro10">
          <table:table-cell table:formula="of:=CONCATENATE([constantes.$A$1];[ES.A172];[constantes.$A$1];&quot;: &quot;;[constantes.$A$1];[ES.B172];[constantes.$A$1];&quot;,&quot;)" office:value-type="string" office:string-value="&quot;Do you also work in the game?&quot;: &quot;¿También trabajas en el juego?&quot;," calcext:value-type="string">
            <text:p>"Do you also work in the game?": "¿También trabajas en el juego?",</text:p>
          </table:table-cell>
        </table:table-row>
        <table:table-row table:style-name="ro10">
          <table:table-cell table:formula="of:=CONCATENATE([constantes.$A$1];[ES.A173];[constantes.$A$1];&quot;: &quot;;[constantes.$A$1];[ES.B173];[constantes.$A$1];&quot;,&quot;)" office:value-type="string" office:string-value="&quot;Empty&quot;: &quot;Vacío&quot;," calcext:value-type="string">
            <text:p>"Empty": "Vacío",</text:p>
          </table:table-cell>
        </table:table-row>
        <table:table-row table:style-name="ro10">
          <table:table-cell table:formula="of:=CONCATENATE([constantes.$A$1];[ES.A174];[constantes.$A$1];&quot;: &quot;;[constantes.$A$1];[ES.B174];[constantes.$A$1];&quot;,&quot;)" office:value-type="string" office:string-value="&quot;Give&quot;: &quot;Dar&quot;," calcext:value-type="string">
            <text:p>"Give": "Dar",</text:p>
          </table:table-cell>
        </table:table-row>
        <table:table-row table:style-name="ro10">
          <table:table-cell table:formula="of:=CONCATENATE([constantes.$A$1];[ES.A175];[constantes.$A$1];&quot;: &quot;;[constantes.$A$1];[ES.B175];[constantes.$A$1];&quot;,&quot;)" office:value-type="string" office:string-value="&quot;How did you manage to get into the videogame... at your age?&quot;: &quot;¿Cómo lograste entrar en el videojuego… a tu edad?&quot;," calcext:value-type="string">
            <text:p>"How did you manage to get into the videogame... at your age?": "¿Cómo lograste entrar en el videojuego… a tu edad?",</text:p>
          </table:table-cell>
        </table:table-row>
        <table:table-row table:style-name="ro10">
          <table:table-cell table:formula="of:=CONCATENATE([constantes.$A$1];[ES.A176];[constantes.$A$1];&quot;: &quot;;[constantes.$A$1];[ES.B176];[constantes.$A$1];&quot;,&quot;)" office:value-type="string" office:string-value="&quot;I'll be around.&quot;: &quot;Estaré por aquí.&quot;," calcext:value-type="string">
            <text:p>"I'll be around.": "Estaré por aquí.",</text:p>
          </table:table-cell>
        </table:table-row>
        <table:table-row table:style-name="ro10">
          <table:table-cell table:formula="of:=CONCATENATE([constantes.$A$1];[ES.A177];[constantes.$A$1];&quot;: &quot;;[constantes.$A$1];[ES.B177];[constantes.$A$1];&quot;,&quot;)" office:value-type="string" office:string-value="&quot;Let's talk about something else.&quot;: &quot;Hablemos de otra cosa.&quot;," calcext:value-type="string">
            <text:p>"Let's talk about something else.": "Hablemos de otra cosa.",</text:p>
          </table:table-cell>
        </table:table-row>
        <table:table-row table:style-name="ro10">
          <table:table-cell table:formula="of:=CONCATENATE([constantes.$A$1];[ES.A178];[constantes.$A$1];&quot;: &quot;;[constantes.$A$1];[ES.B178];[constantes.$A$1];&quot;,&quot;)" office:value-type="string" office:string-value="&quot;Look at&quot;: &quot;Mirar&quot;," calcext:value-type="string">
            <text:p>"Look at": "Mirar",</text:p>
          </table:table-cell>
        </table:table-row>
        <table:table-row table:style-name="ro10">
          <table:table-cell table:formula="of:=CONCATENATE([constantes.$A$1];[ES.A179];[constantes.$A$1];&quot;: &quot;;[constantes.$A$1];[ES.B179];[constantes.$A$1];&quot;,&quot;)" office:value-type="string" office:string-value="&quot;Luna&quot;: &quot;Luna&quot;," calcext:value-type="string">
            <text:p>"Luna": "Luna",</text:p>
          </table:table-cell>
        </table:table-row>
        <table:table-row table:style-name="ro10">
          <table:table-cell table:formula="of:=CONCATENATE([constantes.$A$1];[ES.A180];[constantes.$A$1];&quot;: &quot;;[constantes.$A$1];[ES.B180];[constantes.$A$1];&quot;,&quot;)" office:value-type="string" office:string-value="&quot;Luna's desk&quot;: &quot;Escritorio de Luna&quot;," calcext:value-type="string">
            <text:p>"Luna's desk": "Escritorio de Luna",</text:p>
          </table:table-cell>
        </table:table-row>
        <table:table-row table:style-name="ro10">
          <table:table-cell table:formula="of:=CONCATENATE([constantes.$A$1];[ES.A181];[constantes.$A$1];&quot;: &quot;;[constantes.$A$1];[ES.B181];[constantes.$A$1];&quot;,&quot;)" office:value-type="string" office:string-value="&quot;Luna:#A Roman comes to a bar, rise his two fingers and says:#-Five beers, please!&quot;: &quot;Luna:#Un romano entra en un bar con los dedos en alto y dice:#-¡Cámarero, 5 cervezas!&quot;," calcext:value-type="string">
            <text:p>"Luna:#A Roman comes to a bar, rise his two fingers and says:#-Five beers, please!": "Luna:#Un romano entra en un bar con los dedos en alto y dice:#-¡Cámarero, 5 cervezas!",</text:p>
          </table:table-cell>
        </table:table-row>
        <table:table-row table:style-name="ro10">
          <table:table-cell table:formula="of:=CONCATENATE([constantes.$A$1];[ES.A182];[constantes.$A$1];&quot;: &quot;;[constantes.$A$1];[ES.B182];[constantes.$A$1];&quot;,&quot;)" office:value-type="string" office:string-value="&quot;Luna:#A woman waiting in the bus stop say to another woman:#-Hi, I'm Anna!&quot;: &quot;Luna:#Una mujer está esperando el autobús y le dice a otra:#-Hola, yo soy Ana.&quot;," calcext:value-type="string">
            <text:p>"Luna:#A woman waiting in the bus stop say to another woman:#-Hi, I'm Anna!": "Luna:#Una mujer está esperando el autobús y le dice a otra:#-Hola, yo soy Ana.",</text:p>
          </table:table-cell>
        </table:table-row>
        <table:table-row table:style-name="ro10">
          <table:table-cell table:formula="of:=CONCATENATE([constantes.$A$1];[ES.A183];[constantes.$A$1];&quot;: &quot;;[constantes.$A$1];[ES.B183];[constantes.$A$1];&quot;,&quot;)" office:value-type="string" office:string-value="&quot;Luna:#And the other woman says:#-Hi, I'm not.&quot;: &quot;Luna:#Y la otra mujer le responde:#-Hola, yo no.&quot;," calcext:value-type="string">
            <text:p>"Luna:#And the other woman says:#-Hi, I'm not.": "Luna:#Y la otra mujer le responde:#-Hola, yo no.",</text:p>
          </table:table-cell>
        </table:table-row>
        <table:table-row table:style-name="ro10">
          <table:table-cell table:formula="of:=CONCATENATE([constantes.$A$1];[ES.A184];[constantes.$A$1];&quot;: &quot;;[constantes.$A$1];[ES.B184];[constantes.$A$1];&quot;,&quot;)" office:value-type="string" office:string-value="&quot;Luna:#Daddyyyyy... Let's read the Pink Monster... Pleaseeee...&quot;: &quot;Luna:#Paaaapiiii ... Vamos a leer el Monstruo Rosa... Porrrfaaaaa…&quot;," calcext:value-type="string">
            <text:p>"Luna:#Daddyyyyy... Let's read the Pink Monster... Pleaseeee...": "Luna:#Paaaapiiii ... Vamos a leer el Monstruo Rosa... Porrrfaaaaa…",</text:p>
          </table:table-cell>
        </table:table-row>
        <table:table-row table:style-name="ro10">
          <table:table-cell table:formula="of:=CONCATENATE([constantes.$A$1];[ES.A185];[constantes.$A$1];&quot;: &quot;;[constantes.$A$1];[ES.B185];[constantes.$A$1];&quot;,&quot;)" office:value-type="string" office:string-value="&quot;Luna:#Did you like?&quot;: &quot;Luna:#¿Te ha gustado?&quot;," calcext:value-type="string">
            <text:p>"Luna:#Did you like?": "Luna:#¿Te ha gustado?",</text:p>
          </table:table-cell>
        </table:table-row>
        <table:table-row table:style-name="ro10">
          <table:table-cell table:formula="of:=CONCATENATE([constantes.$A$1];[ES.A186];[constantes.$A$1];&quot;: &quot;;[constantes.$A$1];[ES.B186];[constantes.$A$1];&quot;,&quot;)" office:value-type="string" office:string-value="&quot;Luna:#Hello!&quot;: &quot;Luna:#¡Hola!&quot;," calcext:value-type="string">
            <text:p>"Luna:#Hello!": "Luna:#¡Hola!",</text:p>
          </table:table-cell>
        </table:table-row>
        <table:table-row table:style-name="ro10">
          <table:table-cell table:formula="of:=CONCATENATE([constantes.$A$1];[ES.A187];[constantes.$A$1];&quot;: &quot;;[constantes.$A$1];[ES.B187];[constantes.$A$1];&quot;,&quot;)" office:value-type="string" office:string-value="&quot;Luna:#I help daddy to program the videogame.&quot;: &quot;Luna:#Yo ayudo a papá a programar el videojuego.&quot;," calcext:value-type="string">
            <text:p>"Luna:#I help daddy to program the videogame.": "Luna:#Yo ayudo a papá a programar el videojuego.",</text:p>
          </table:table-cell>
        </table:table-row>
        <table:table-row table:style-name="ro10">
          <table:table-cell table:formula="of:=CONCATENATE([constantes.$A$1];[ES.A188];[constantes.$A$1];&quot;: &quot;;[constantes.$A$1];[ES.B188];[constantes.$A$1];&quot;,&quot;)" office:value-type="string" office:string-value="&quot;Luna:#No! Better I'll end my painting and then we read.&quot;: &quot;Luna:#¡No! Mejor voy a terminar mi cuadro y luego leemos.&quot;," calcext:value-type="string">
            <text:p>"Luna:#No! Better I'll end my painting and then we read.": "Luna:#¡No! Mejor voy a terminar mi cuadro y luego leemos.",</text:p>
          </table:table-cell>
        </table:table-row>
        <table:table-row table:style-name="ro10">
          <table:table-cell table:formula="of:=CONCATENATE([constantes.$A$1];[ES.A189];[constantes.$A$1];&quot;: &quot;;[constantes.$A$1];[ES.B189];[constantes.$A$1];&quot;,&quot;)" office:value-type="string" office:string-value="&quot;Luna:#Of course! I have lot's of paintings in my room and in annane's room. Do you want to see them?&quot;: &quot;Luna:#Ahora estoy estudiando a Kandinsky.&quot;," calcext:value-type="string">
            <text:p>"Luna:#Of course! I have lot's of paintings in my room and in annane's room. Do you want to see them?": "Luna:#Ahora estoy estudiando a Kandinsky.",</text:p>
          </table:table-cell>
        </table:table-row>
        <table:table-row table:style-name="ro10">
          <table:table-cell table:formula="of:=CONCATENATE([constantes.$A$1];[ES.A190];[constantes.$A$1];&quot;: &quot;;[constantes.$A$1];[ES.B190];[constantes.$A$1];&quot;,&quot;)" office:value-type="string" office:string-value="&quot;Luna:#See you later, alligator!&quot;: &quot;Luna:#¡Pues claro! Tengo muchos cuadros en mi habitación y en la habitación de annane. ¿Quieres verlos?&quot;," calcext:value-type="string">
            <text:p>"Luna:#See you later, alligator!": "Luna:#¡Pues claro! Tengo muchos cuadros en mi habitación y en la habitación de annane. ¿Quieres verlos?",</text:p>
          </table:table-cell>
        </table:table-row>
        <table:table-row table:style-name="ro10">
          <table:table-cell table:formula="of:=CONCATENATE([constantes.$A$1];[ES.A191];[constantes.$A$1];&quot;: &quot;;[constantes.$A$1];[ES.B191];[constantes.$A$1];&quot;,&quot;)" office:value-type="string" office:string-value="&quot;Luna:#Tamam! Next time I'll show you my pictures!&quot;: &quot;Luna:#¡Hasta luego, cocodrilo!&quot;," calcext:value-type="string">
            <text:p>"Luna:#Tamam! Next time I'll show you my pictures!": "Luna:#¡Hasta luego, cocodrilo!",</text:p>
          </table:table-cell>
        </table:table-row>
        <table:table-row table:style-name="ro10">
          <table:table-cell table:formula="of:=CONCATENATE([constantes.$A$1];[ES.A192];[constantes.$A$1];&quot;: &quot;;[constantes.$A$1];[ES.B192];[constantes.$A$1];&quot;,&quot;)" office:value-type="string" office:string-value="&quot;Luna:#Thank you! I made these cookies, did you know!&quot;: &quot;Luna:#¡Pues claro! Tengo muchos cuadros en mi habitación y en la habitación de annane. ¿Quieres verlos?&quot;," calcext:value-type="string">
            <text:p>"Luna:#Thank you! I made these cookies, did you know!": "Luna:#¡Pues claro! Tengo muchos cuadros en mi habitación y en la habitación de annane. ¿Quieres verlos?",</text:p>
          </table:table-cell>
        </table:table-row>
        <table:table-row table:style-name="ro10">
          <table:table-cell table:formula="of:=CONCATENATE([constantes.$A$1];[ES.A193];[constantes.$A$1];&quot;: &quot;;[constantes.$A$1];[ES.B193];[constantes.$A$1];&quot;,&quot;)" office:value-type="string" office:string-value="&quot;Luna:#That's me!&quot;: &quot;Luna:#¡Soy yo!&quot;," calcext:value-type="string">
            <text:p>"Luna:#That's me!": "Luna:#¡Soy yo!",</text:p>
          </table:table-cell>
        </table:table-row>
        <table:table-row table:style-name="ro10">
          <table:table-cell table:formula="of:=CONCATENATE([constantes.$A$1];[ES.A194];[constantes.$A$1];&quot;: &quot;;[constantes.$A$1];[ES.B194];[constantes.$A$1];&quot;,&quot;)" office:value-type="string" office:string-value="&quot;Luna:#The same way you did.&quot;: &quot;Luna:#De la misma manera que tú.&quot;," calcext:value-type="string">
            <text:p>"Luna:#The same way you did.": "Luna:#De la misma manera que tú.",</text:p>
          </table:table-cell>
        </table:table-row>
        <table:table-row table:style-name="ro10">
          <table:table-cell table:formula="of:=CONCATENATE([constantes.$A$1];[ES.A195];[constantes.$A$1];&quot;: &quot;;[constantes.$A$1];[ES.B195];[constantes.$A$1];&quot;,&quot;)" office:value-type="string" office:string-value="&quot;Luna:#They will not, Daddy! I'll program them with the three laws of the robotics! They'll not harm humans!&quot;: &quot;Luna:#¡No lo harán, papá! ¡Los programaré con las tres leyes de la robótica! ¡No harán daño a los humanos!&quot;," calcext:value-type="string">
            <text:p>"Luna:#They will not, Daddy! I'll program them with the three laws of the robotics! They'll not harm humans!": "Luna:#¡No lo harán, papá! ¡Los programaré con las tres leyes de la robótica! ¡No harán daño a los humanos!",</text:p>
          </table:table-cell>
        </table:table-row>
        <table:table-row table:style-name="ro10">
          <table:table-cell table:formula="of:=CONCATENATE([constantes.$A$1];[ES.A196];[constantes.$A$1];&quot;: &quot;;[constantes.$A$1];[ES.B196];[constantes.$A$1];&quot;,&quot;)" office:value-type="string" office:string-value="&quot;Luna:#Through the door!&quot;: &quot;Luna:#¡Por la puerta!&quot;," calcext:value-type="string">
            <text:p>"Luna:#Through the door!": "Luna:#¡Por la puerta!",</text:p>
          </table:table-cell>
        </table:table-row>
        <table:table-row table:style-name="ro10">
          <table:table-cell table:formula="of:=CONCATENATE([constantes.$A$1];[ES.A197];[constantes.$A$1];&quot;: &quot;;[constantes.$A$1];[ES.B197];[constantes.$A$1];&quot;,&quot;)" office:value-type="string" office:string-value="&quot;Luna:#You can take more from the larder.&quot;: &quot;Luna:#Puedes coger más de las despensa.&quot;," calcext:value-type="string">
            <text:p>"Luna:#You can take more from the larder.": "Luna:#Puedes coger más de las despensa.",</text:p>
          </table:table-cell>
        </table:table-row>
        <table:table-row table:style-name="ro10">
          <table:table-cell table:formula="of:=CONCATENATE([constantes.$A$1];[ES.A198];[constantes.$A$1];&quot;: &quot;;[constantes.$A$1];[ES.B198];[constantes.$A$1];&quot;,&quot;)" office:value-type="string" office:string-value="&quot;Magna Carta&quot;: &quot;Magna Carta&quot;," calcext:value-type="string">
            <text:p>"Magna Carta": "Magna Carta",</text:p>
          </table:table-cell>
        </table:table-row>
        <table:table-row table:style-name="ro10">
          <table:table-cell table:formula="of:=CONCATENATE([constantes.$A$1];[ES.A199];[constantes.$A$1];&quot;: &quot;;[constantes.$A$1];[ES.B199];[constantes.$A$1];&quot;,&quot;)" office:value-type="string" office:string-value="&quot;Mix/use&quot;: &quot;Usar&quot;," calcext:value-type="string">
            <text:p>"Mix/use": "Usar",</text:p>
          </table:table-cell>
        </table:table-row>
        <table:table-row table:style-name="ro10">
          <table:table-cell table:formula="of:=CONCATENATE([constantes.$A$1];[ES.A200];[constantes.$A$1];&quot;: &quot;;[constantes.$A$1];[ES.B200];[constantes.$A$1];&quot;,&quot;)" office:value-type="string" office:string-value="&quot;Movie poster&quot;: &quot;Cartel de la película&quot;," calcext:value-type="string">
            <text:p>"Movie poster": "Cartel de la película",</text:p>
          </table:table-cell>
        </table:table-row>
        <table:table-row table:style-name="ro10">
          <table:table-cell table:formula="of:=CONCATENATE([constantes.$A$1];[ES.A201];[constantes.$A$1];&quot;: &quot;;[constantes.$A$1];[ES.B201];[constantes.$A$1];&quot;,&quot;)" office:value-type="string" office:string-value="&quot;Observe&quot;: &quot;Observar&quot;," calcext:value-type="string">
            <text:p>"Observe": "Observar",</text:p>
          </table:table-cell>
        </table:table-row>
        <table:table-row table:style-name="ro10">
          <table:table-cell table:formula="of:=CONCATENATE([constantes.$A$1];[ES.A202];[constantes.$A$1];&quot;: &quot;;[constantes.$A$1];[ES.B202];[constantes.$A$1];&quot;,&quot;)" office:value-type="string" office:string-value="&quot;Open&quot;: &quot;Abrir&quot;," calcext:value-type="string">
            <text:p>"Open": "Abrir",</text:p>
          </table:table-cell>
        </table:table-row>
        <table:table-row table:style-name="ro10">
          <table:table-cell table:formula="of:=CONCATENATE([constantes.$A$1];[ES.A203];[constantes.$A$1];&quot;: &quot;;[constantes.$A$1];[ES.B203];[constantes.$A$1];&quot;,&quot;)" office:value-type="string" office:string-value="&quot;Paris photograph&quot;: &quot;Fotografía de París&quot;," calcext:value-type="string">
            <text:p>"Paris photograph": "Fotografía de París",</text:p>
          </table:table-cell>
        </table:table-row>
        <table:table-row table:style-name="ro10">
          <table:table-cell table:formula="of:=CONCATENATE([constantes.$A$1];[ES.A204];[constantes.$A$1];&quot;: &quot;;[constantes.$A$1];[ES.B204];[constantes.$A$1];&quot;,&quot;)" office:value-type="string" office:string-value="&quot;Push/pull&quot;: &quot;Empujar/tirar&quot;," calcext:value-type="string">
            <text:p>"Push/pull": "Empujar/tirar",</text:p>
          </table:table-cell>
        </table:table-row>
        <table:table-row table:style-name="ro10">
          <table:table-cell table:formula="of:=CONCATENATE([constantes.$A$1];[ES.A205];[constantes.$A$1];&quot;: &quot;;[constantes.$A$1];[ES.B205];[constantes.$A$1];&quot;,&quot;)" office:value-type="string" office:string-value="&quot;See you!&quot;: &quot;¡Nos vemos!&quot;," calcext:value-type="string">
            <text:p>"See you!": "¡Nos vemos!",</text:p>
          </table:table-cell>
        </table:table-row>
        <table:table-row table:style-name="ro10">
          <table:table-cell table:formula="of:=CONCATENATE([constantes.$A$1];[ES.A206];[constantes.$A$1];&quot;: &quot;;[constantes.$A$1];[ES.B206];[constantes.$A$1];&quot;,&quot;)" office:value-type="string" office:string-value="&quot;Take&quot;: &quot;Coger&quot;," calcext:value-type="string">
            <text:p>"Take": "Coger",</text:p>
          </table:table-cell>
        </table:table-row>
        <table:table-row table:style-name="ro10">
          <table:table-cell table:formula="of:=CONCATENATE([constantes.$A$1];[ES.A207];[constantes.$A$1];&quot;: &quot;;[constantes.$A$1];[ES.B207];[constantes.$A$1];&quot;,&quot;)" office:value-type="string" office:string-value="&quot;Talk to&quot;: &quot;Hablar con&quot;," calcext:value-type="string">
            <text:p>"Talk to": "Hablar con",</text:p>
          </table:table-cell>
        </table:table-row>
        <table:table-row table:style-name="ro10">
          <table:table-cell table:formula="of:=CONCATENATE([constantes.$A$1];[ES.A208];[constantes.$A$1];&quot;: &quot;;[constantes.$A$1];[ES.B208];[constantes.$A$1];&quot;,&quot;)" office:value-type="string" office:string-value="&quot;Tell me a joke.&quot;: &quot;Cuéntame un chiste.&quot;," calcext:value-type="string">
            <text:p>"Tell me a joke.": "Cuéntame un chiste.",</text:p>
          </table:table-cell>
        </table:table-row>
        <table:table-row table:style-name="ro10">
          <table:table-cell table:formula="of:=CONCATENATE([constantes.$A$1];[ES.A209];[constantes.$A$1];&quot;: &quot;;[constantes.$A$1];[ES.B209];[constantes.$A$1];&quot;,&quot;)" office:value-type="string" office:string-value="&quot;The Drunken Penguins poster&quot;: &quot;cartel de los Drunken Penguins&quot;," calcext:value-type="string">
            <text:p>"The Drunken Penguins poster": "cartel de los Drunken Penguins",</text:p>
          </table:table-cell>
        </table:table-row>
        <table:table-row table:style-name="ro10">
          <table:table-cell table:formula="of:=CONCATENATE([constantes.$A$1];[ES.A210];[constantes.$A$1];&quot;: &quot;;[constantes.$A$1];[ES.B210];[constantes.$A$1];&quot;,&quot;)" office:value-type="string" office:string-value="&quot;Time played&quot;: &quot;Tiempo jugado&quot;," calcext:value-type="string">
            <text:p>"Time played": "Tiempo jugado",</text:p>
          </table:table-cell>
        </table:table-row>
        <table:table-row table:style-name="ro10">
          <table:table-cell table:formula="of:=CONCATENATE([constantes.$A$1];[ES.A211];[constantes.$A$1];&quot;: &quot;;[constantes.$A$1];[ES.B211];[constantes.$A$1];&quot;,&quot;)" office:value-type="string" office:string-value="&quot;Use&quot;: &quot;Usar&quot;," calcext:value-type="string">
            <text:p>"Use": "Usar",</text:p>
          </table:table-cell>
        </table:table-row>
        <table:table-row table:style-name="ro10">
          <table:table-cell table:formula="of:=CONCATENATE([constantes.$A$1];[ES.A212];[constantes.$A$1];&quot;: &quot;;[constantes.$A$1];[ES.B212];[constantes.$A$1];&quot;,&quot;)" office:value-type="string" office:string-value="&quot;Where can I learn to make my own games with the JSCUMM engine?&quot;: &quot;¿Dónde puedo aprender a hacer mis propios juegos con el motor JSCUMM?&quot;," calcext:value-type="string">
            <text:p>"Where can I learn to make my own games with the JSCUMM engine?": "¿Dónde puedo aprender a hacer mis propios juegos con el motor JSCUMM?",</text:p>
          </table:table-cell>
        </table:table-row>
        <table:table-row table:style-name="ro10">
          <table:table-cell table:formula="of:=CONCATENATE([constantes.$A$1];[ES.A213];[constantes.$A$1];&quot;: &quot;;[constantes.$A$1];[ES.B213];[constantes.$A$1];&quot;,&quot;)" office:value-type="string" office:string-value="&quot;Who are you and why are you making this game?&quot;: &quot;¿Quién eres y por qué estás haciendo este juego?&quot;," calcext:value-type="string">
            <text:p>"Who are you and why are you making this game?": "¿Quién eres y por qué estás haciendo este juego?",</text:p>
          </table:table-cell>
        </table:table-row>
        <table:table-row table:style-name="ro10">
          <table:table-cell table:formula="of:=CONCATENATE([constantes.$A$1];[ES.A214];[constantes.$A$1];&quot;: &quot;;[constantes.$A$1];[ES.B214];[constantes.$A$1];&quot;,&quot;)" office:value-type="string" office:string-value="&quot;Who are you?&quot;: &quot;¿Quién eres tú?&quot;," calcext:value-type="string">
            <text:p>"Who are you?": "¿Quién eres tú?",</text:p>
          </table:table-cell>
        </table:table-row>
        <table:table-row table:style-name="ro10">
          <table:table-cell table:formula="of:=CONCATENATE([constantes.$A$1];[ES.A215];[constantes.$A$1];&quot;: &quot;;[constantes.$A$1];[ES.B215];[constantes.$A$1];&quot;,&quot;)" office:value-type="string" office:string-value="&quot;apuestas_gallos.svg&quot;: &quot;apuestas_gallos.svg&quot;," calcext:value-type="string">
            <text:p>"apuestas_gallos.svg": "apuestas_gallos.svg",</text:p>
          </table:table-cell>
        </table:table-row>
        <table:table-row table:style-name="ro10">
          <table:table-cell table:formula="of:=CONCATENATE([constantes.$A$1];[ES.A216];[constantes.$A$1];&quot;: &quot;;[constantes.$A$1];[ES.B216];[constantes.$A$1];&quot;,&quot;)" office:value-type="string" office:string-value="&quot;bottle of wine&quot;: &quot;botella de vino&quot;," calcext:value-type="string">
            <text:p>"bottle of wine": "botella de vino",</text:p>
          </table:table-cell>
        </table:table-row>
        <table:table-row table:style-name="ro10">
          <table:table-cell table:formula="of:=CONCATENATE([constantes.$A$1];[ES.A217];[constantes.$A$1];&quot;: &quot;;[constantes.$A$1];[ES.B217];[constantes.$A$1];&quot;,&quot;)" office:value-type="string" office:string-value="&quot;boxes&quot;: &quot;cajas&quot;," calcext:value-type="string">
            <text:p>"boxes": "cajas",</text:p>
          </table:table-cell>
        </table:table-row>
        <table:table-row table:style-name="ro10">
          <table:table-cell table:formula="of:=CONCATENATE([constantes.$A$1];[ES.A218];[constantes.$A$1];&quot;: &quot;;[constantes.$A$1];[ES.B218];[constantes.$A$1];&quot;,&quot;)" office:value-type="string" office:string-value="&quot;canned broccoli&quot;: &quot;brócoli enlatado&quot;," calcext:value-type="string">
            <text:p>"canned broccoli": "brócoli enlatado",</text:p>
          </table:table-cell>
        </table:table-row>
        <table:table-row table:style-name="ro10">
          <table:table-cell table:formula="of:=CONCATENATE([constantes.$A$1];[ES.A219];[constantes.$A$1];&quot;: &quot;;[constantes.$A$1];[ES.B219];[constantes.$A$1];&quot;,&quot;)" office:value-type="string" office:string-value="&quot;canned green peas&quot;: &quot;guisantes verdes enlatados&quot;," calcext:value-type="string">
            <text:p>"canned green peas": "guisantes verdes enlatados",</text:p>
          </table:table-cell>
        </table:table-row>
        <table:table-row table:style-name="ro10">
          <table:table-cell table:formula="of:=CONCATENATE([constantes.$A$1];[ES.A220];[constantes.$A$1];&quot;: &quot;;[constantes.$A$1];[ES.B220];[constantes.$A$1];&quot;,&quot;)" office:value-type="string" office:string-value="&quot;canned tomato&quot;: &quot;tomate enlatado&quot;," calcext:value-type="string">
            <text:p>"canned tomato": "tomate enlatado",</text:p>
          </table:table-cell>
        </table:table-row>
        <table:table-row table:style-name="ro10">
          <table:table-cell table:formula="of:=CONCATENATE([constantes.$A$1];[ES.A221];[constantes.$A$1];&quot;: &quot;;[constantes.$A$1];[ES.B221];[constantes.$A$1];&quot;,&quot;)" office:value-type="string" office:string-value="&quot;canned tuna&quot;: &quot;atún enlatado&quot;," calcext:value-type="string">
            <text:p>"canned tuna": "atún enlatado",</text:p>
          </table:table-cell>
        </table:table-row>
        <table:table-row table:style-name="ro10">
          <table:table-cell table:formula="of:=CONCATENATE([constantes.$A$1];[ES.A222];[constantes.$A$1];&quot;: &quot;;[constantes.$A$1];[ES.B222];[constantes.$A$1];&quot;,&quot;)" office:value-type="string" office:string-value="&quot;carpet&quot;: &quot;alfombra&quot;," calcext:value-type="string">
            <text:p>"carpet": "alfombra",</text:p>
          </table:table-cell>
        </table:table-row>
        <table:table-row table:style-name="ro10">
          <table:table-cell table:formula="of:=CONCATENATE([constantes.$A$1];[ES.A223];[constantes.$A$1];&quot;: &quot;;[constantes.$A$1];[ES.B223];[constantes.$A$1];&quot;,&quot;)" office:value-type="string" office:string-value="&quot;cauldron&quot;: &quot;caldero&quot;," calcext:value-type="string">
            <text:p>"cauldron": "caldero",</text:p>
          </table:table-cell>
        </table:table-row>
        <table:table-row table:style-name="ro10">
          <table:table-cell table:formula="of:=CONCATENATE([constantes.$A$1];[ES.A224];[constantes.$A$1];&quot;: &quot;;[constantes.$A$1];[ES.B224];[constantes.$A$1];&quot;,&quot;)" office:value-type="string" office:string-value="&quot;cockfights bets&quot;: &quot;apuestas de peleas de gallos&quot;," calcext:value-type="string">
            <text:p>"cockfights bets": "apuestas de peleas de gallos",</text:p>
          </table:table-cell>
        </table:table-row>
        <table:table-row table:style-name="ro10">
          <table:table-cell table:formula="of:=CONCATENATE([constantes.$A$1];[ES.A225];[constantes.$A$1];&quot;: &quot;;[constantes.$A$1];[ES.B225];[constantes.$A$1];&quot;,&quot;)" office:value-type="string" office:string-value="&quot;completed&quot;: &quot;terminado&quot;," calcext:value-type="string">
            <text:p>"completed": "terminado",</text:p>
          </table:table-cell>
        </table:table-row>
        <table:table-row table:style-name="ro10">
          <table:table-cell table:formula="of:=CONCATENATE([constantes.$A$1];[ES.A226];[constantes.$A$1];&quot;: &quot;;[constantes.$A$1];[ES.B226];[constantes.$A$1];&quot;,&quot;)" office:value-type="string" office:string-value="&quot;computer&quot;: &quot;ordenador&quot;," calcext:value-type="string">
            <text:p>"computer": "ordenador",</text:p>
          </table:table-cell>
        </table:table-row>
        <table:table-row table:style-name="ro10">
          <table:table-cell table:formula="of:=CONCATENATE([constantes.$A$1];[ES.A227];[constantes.$A$1];&quot;: &quot;;[constantes.$A$1];[ES.B227];[constantes.$A$1];&quot;,&quot;)" office:value-type="string" office:string-value="&quot;dish&quot;: &quot;plato&quot;," calcext:value-type="string">
            <text:p>"dish": "plato",</text:p>
          </table:table-cell>
        </table:table-row>
        <table:table-row table:style-name="ro10">
          <table:table-cell table:formula="of:=CONCATENATE([constantes.$A$1];[ES.A228];[constantes.$A$1];&quot;: &quot;;[constantes.$A$1];[ES.B228];[constantes.$A$1];&quot;,&quot;)" office:value-type="string" office:string-value="&quot;door to entrance&quot;: &quot;puerta a la entrada&quot;," calcext:value-type="string">
            <text:p>"door to entrance": "puerta a la entrada",</text:p>
          </table:table-cell>
        </table:table-row>
        <table:table-row table:style-name="ro10">
          <table:table-cell table:formula="of:=CONCATENATE([constantes.$A$1];[ES.A229];[constantes.$A$1];&quot;: &quot;;[constantes.$A$1];[ES.B229];[constantes.$A$1];&quot;,&quot;)" office:value-type="string" office:string-value="&quot;drawer&quot;: &quot;cajón&quot;," calcext:value-type="string">
            <text:p>"drawer": "cajón",</text:p>
          </table:table-cell>
        </table:table-row>
        <table:table-row table:style-name="ro10">
          <table:table-cell table:formula="of:=CONCATENATE([constantes.$A$1];[ES.A230];[constantes.$A$1];&quot;: &quot;;[constantes.$A$1];[ES.B230];[constantes.$A$1];&quot;,&quot;)" office:value-type="string" office:string-value="&quot;easel&quot;: &quot;caballete&quot;," calcext:value-type="string">
            <text:p>"easel": "caballete",</text:p>
          </table:table-cell>
        </table:table-row>
        <table:table-row table:style-name="ro10">
          <table:table-cell table:formula="of:=CONCATENATE([constantes.$A$1];[ES.A231];[constantes.$A$1];&quot;: &quot;;[constantes.$A$1];[ES.B231];[constantes.$A$1];&quot;,&quot;)" office:value-type="string" office:string-value="&quot;extra large onions&quot;: &quot;cebollas extra grandes&quot;," calcext:value-type="string">
            <text:p>"extra large onions": "cebollas extra grandes",</text:p>
          </table:table-cell>
        </table:table-row>
        <table:table-row table:style-name="ro10">
          <table:table-cell table:formula="of:=CONCATENATE([constantes.$A$1];[ES.A232];[constantes.$A$1];&quot;: &quot;;[constantes.$A$1];[ES.B232];[constantes.$A$1];&quot;,&quot;)" office:value-type="string" office:string-value="&quot;fork&quot;: &quot;tenedor&quot;," calcext:value-type="string">
            <text:p>"fork": "tenedor",</text:p>
          </table:table-cell>
        </table:table-row>
        <table:table-row table:style-name="ro10">
          <table:table-cell table:formula="of:=CONCATENATE([constantes.$A$1];[ES.A233];[constantes.$A$1];&quot;: &quot;;[constantes.$A$1];[ES.B233];[constantes.$A$1];&quot;,&quot;)" office:value-type="string" office:string-value="&quot;frying pan&quot;: &quot;sartén&quot;," calcext:value-type="string">
            <text:p>"frying pan": "sartén",</text:p>
          </table:table-cell>
        </table:table-row>
        <table:table-row table:style-name="ro10">
          <table:table-cell table:formula="of:=CONCATENATE([constantes.$A$1];[ES.A234];[constantes.$A$1];&quot;: &quot;;[constantes.$A$1];[ES.B234];[constantes.$A$1];&quot;,&quot;)" office:value-type="string" office:string-value="&quot;garlic string&quot;: &quot;ristra de ajos&quot;," calcext:value-type="string">
            <text:p>"garlic string": "ristra de ajos",</text:p>
          </table:table-cell>
        </table:table-row>
        <table:table-row table:style-name="ro10">
          <table:table-cell table:formula="of:=CONCATENATE([constantes.$A$1];[ES.A235];[constantes.$A$1];&quot;: &quot;;[constantes.$A$1];[ES.B235];[constantes.$A$1];&quot;,&quot;)" office:value-type="string" office:string-value="&quot;ginger cookie&quot;: &quot;galleta de jengibre&quot;," calcext:value-type="string">
            <text:p>"ginger cookie": "galleta de jengibre",</text:p>
          </table:table-cell>
        </table:table-row>
        <table:table-row table:style-name="ro10">
          <table:table-cell table:formula="of:=CONCATENATE([constantes.$A$1];[ES.A236];[constantes.$A$1];&quot;: &quot;;[constantes.$A$1];[ES.B236];[constantes.$A$1];&quot;,&quot;)" office:value-type="string" office:string-value="&quot;ginger cookies&quot;: &quot;galletas de jengibre&quot;," calcext:value-type="string">
            <text:p>"ginger cookies": "galletas de jengibre",</text:p>
          </table:table-cell>
        </table:table-row>
        <table:table-row table:style-name="ro10">
          <table:table-cell table:formula="of:=CONCATENATE([constantes.$A$1];[ES.A237];[constantes.$A$1];&quot;: &quot;;[constantes.$A$1];[ES.B237];[constantes.$A$1];&quot;,&quot;)" office:value-type="string" office:string-value="&quot;green apples&quot;: &quot;manzanas verdes&quot;," calcext:value-type="string">
            <text:p>"green apples": "manzanas verdes",</text:p>
          </table:table-cell>
        </table:table-row>
        <table:table-row table:style-name="ro10">
          <table:table-cell table:formula="of:=CONCATENATE([constantes.$A$1];[ES.A238];[constantes.$A$1];&quot;: &quot;;[constantes.$A$1];[ES.B238];[constantes.$A$1];&quot;,&quot;)" office:value-type="string" office:string-value="&quot;grinder&quot;: &quot;molinillo&quot;," calcext:value-type="string">
            <text:p>"grinder": "molinillo",</text:p>
          </table:table-cell>
        </table:table-row>
        <table:table-row table:style-name="ro10">
          <table:table-cell table:formula="of:=CONCATENATE([constantes.$A$1];[ES.A239];[constantes.$A$1];&quot;: &quot;;[constantes.$A$1];[ES.B239];[constantes.$A$1];&quot;,&quot;)" office:value-type="string" office:string-value="&quot;honey jar&quot;: &quot;tarro de miel&quot;," calcext:value-type="string">
            <text:p>"honey jar": "tarro de miel",</text:p>
          </table:table-cell>
        </table:table-row>
        <table:table-row table:style-name="ro10">
          <table:table-cell table:formula="of:=CONCATENATE([constantes.$A$1];[ES.A240];[constantes.$A$1];&quot;: &quot;;[constantes.$A$1];[ES.B240];[constantes.$A$1];&quot;,&quot;)" office:value-type="string" office:string-value="&quot;jug&quot;: &quot;jarra&quot;," calcext:value-type="string">
            <text:p>"jug": "jarra",</text:p>
          </table:table-cell>
        </table:table-row>
        <table:table-row table:style-name="ro10">
          <table:table-cell table:formula="of:=CONCATENATE([constantes.$A$1];[ES.A241];[constantes.$A$1];&quot;: &quot;;[constantes.$A$1];[ES.B241];[constantes.$A$1];&quot;,&quot;)" office:value-type="string" office:string-value="&quot;laptop&quot;: &quot;ordenador portátil&quot;," calcext:value-type="string">
            <text:p>"laptop": "ordenador portátil",</text:p>
          </table:table-cell>
        </table:table-row>
        <table:table-row table:style-name="ro10">
          <table:table-cell table:formula="of:=CONCATENATE([constantes.$A$1];[ES.A242];[constantes.$A$1];&quot;: &quot;;[constantes.$A$1];[ES.B242];[constantes.$A$1];&quot;,&quot;)" office:value-type="string" office:string-value="&quot;magical mystery door&quot;: &quot;misteriosa puerta mágica&quot;," calcext:value-type="string">
            <text:p>"magical mystery door": "misteriosa puerta mágica",</text:p>
          </table:table-cell>
        </table:table-row>
        <table:table-row table:style-name="ro10">
          <table:table-cell table:formula="of:=CONCATENATE([constantes.$A$1];[ES.A243];[constantes.$A$1];&quot;: &quot;;[constantes.$A$1];[ES.B243];[constantes.$A$1];&quot;,&quot;)" office:value-type="string" office:string-value="&quot;mirror&quot;: &quot;espejo&quot;," calcext:value-type="string">
            <text:p>"mirror": "espejo",</text:p>
          </table:table-cell>
        </table:table-row>
        <table:table-row table:style-name="ro10">
          <table:table-cell table:formula="of:=CONCATENATE([constantes.$A$1];[ES.A244];[constantes.$A$1];&quot;: &quot;;[constantes.$A$1];[ES.B244];[constantes.$A$1];&quot;,&quot;)" office:value-type="string" office:string-value="&quot;mortar&quot;: &quot;mortero&quot;," calcext:value-type="string">
            <text:p>"mortar": "mortero",</text:p>
          </table:table-cell>
        </table:table-row>
        <table:table-row table:style-name="ro10">
          <table:table-cell table:formula="of:=CONCATENATE([constantes.$A$1];[ES.A245];[constantes.$A$1];&quot;: &quot;;[constantes.$A$1];[ES.B245];[constantes.$A$1];&quot;,&quot;)" office:value-type="string" office:string-value="&quot;onions&quot;: &quot;cebollas&quot;," calcext:value-type="string">
            <text:p>"onions": "cebollas",</text:p>
          </table:table-cell>
        </table:table-row>
        <table:table-row table:style-name="ro10">
          <table:table-cell table:formula="of:=CONCATENATE([constantes.$A$1];[ES.A246];[constantes.$A$1];&quot;: &quot;;[constantes.$A$1];[ES.B246];[constantes.$A$1];&quot;,&quot;)" office:value-type="string" office:string-value="&quot;potatoes&quot;: &quot;patatas&quot;," calcext:value-type="string">
            <text:p>"potatoes": "patatas",</text:p>
          </table:table-cell>
        </table:table-row>
        <table:table-row table:style-name="ro10">
          <table:table-cell table:formula="of:=CONCATENATE([constantes.$A$1];[ES.A247];[constantes.$A$1];&quot;: &quot;;[constantes.$A$1];[ES.B247];[constantes.$A$1];&quot;,&quot;)" office:value-type="string" office:string-value="&quot;recipe book&quot;: &quot;libro de recetas&quot;," calcext:value-type="string">
            <text:p>"recipe book": "libro de recetas",</text:p>
          </table:table-cell>
        </table:table-row>
        <table:table-row table:style-name="ro10">
          <table:table-cell table:formula="of:=CONCATENATE([constantes.$A$1];[ES.A248];[constantes.$A$1];&quot;: &quot;;[constantes.$A$1];[ES.B248];[constantes.$A$1];&quot;,&quot;)" office:value-type="string" office:string-value="&quot;red hot not-so-chili peppers&quot;: &quot;pimientos rojos no-tan-picantes&quot;," calcext:value-type="string">
            <text:p>"red hot not-so-chili peppers": "pimientos rojos no-tan-picantes",</text:p>
          </table:table-cell>
        </table:table-row>
        <table:table-row table:style-name="ro10">
          <table:table-cell table:formula="of:=CONCATENATE([constantes.$A$1];[ES.A249];[constantes.$A$1];&quot;: &quot;;[constantes.$A$1];[ES.B249];[constantes.$A$1];&quot;,&quot;)" office:value-type="string" office:string-value="&quot;salt&quot;: &quot;sal&quot;," calcext:value-type="string">
            <text:p>"salt": "sal",</text:p>
          </table:table-cell>
        </table:table-row>
        <table:table-row table:style-name="ro10">
          <table:table-cell table:formula="of:=CONCATENATE([constantes.$A$1];[ES.A250];[constantes.$A$1];&quot;: &quot;;[constantes.$A$1];[ES.B250];[constantes.$A$1];&quot;,&quot;)" office:value-type="string" office:string-value="&quot;scratches&quot;: &quot;rasguños&quot;," calcext:value-type="string">
            <text:p>"scratches": "rasguños",</text:p>
          </table:table-cell>
        </table:table-row>
        <table:table-row table:style-name="ro10">
          <table:table-cell table:formula="of:=CONCATENATE([constantes.$A$1];[ES.A251];[constantes.$A$1];&quot;: &quot;;[constantes.$A$1];[ES.B251];[constantes.$A$1];&quot;,&quot;)" office:value-type="string" office:string-value="&quot;self&quot;: &quot;estantería&quot;," calcext:value-type="string">
            <text:p>"self": "estantería",</text:p>
          </table:table-cell>
        </table:table-row>
        <table:table-row table:style-name="ro10">
          <table:table-cell table:formula="of:=CONCATENATE([constantes.$A$1];[ES.A252];[constantes.$A$1];&quot;: &quot;;[constantes.$A$1];[ES.B252];[constantes.$A$1];&quot;,&quot;)" office:value-type="string" office:string-value="&quot;small hammer&quot;: &quot;pequeño martillo&quot;," calcext:value-type="string">
            <text:p>"small hammer": "pequeño martillo",</text:p>
          </table:table-cell>
        </table:table-row>
        <table:table-row table:style-name="ro10">
          <table:table-cell table:formula="of:=CONCATENATE([constantes.$A$1];[ES.A253];[constantes.$A$1];&quot;: &quot;;[constantes.$A$1];[ES.B253];[constantes.$A$1];&quot;,&quot;)" office:value-type="string" office:string-value="&quot;soup spoon&quot;: &quot;cuchara sopera&quot;," calcext:value-type="string">
            <text:p>"soup spoon": "cuchara sopera",</text:p>
          </table:table-cell>
        </table:table-row>
        <table:table-row table:style-name="ro10">
          <table:table-cell table:formula="of:=CONCATENATE([constantes.$A$1];[ES.A254];[constantes.$A$1];&quot;: &quot;;[constantes.$A$1];[ES.B254];[constantes.$A$1];&quot;,&quot;)" office:value-type="string" office:string-value="&quot;to&quot;: &quot;a&quot;," calcext:value-type="string">
            <text:p>"to": "a",</text:p>
          </table:table-cell>
        </table:table-row>
        <table:table-row table:style-name="ro10">
          <table:table-cell table:formula="of:=CONCATENATE([constantes.$A$1];[ES.A255];[constantes.$A$1];&quot;: &quot;;[constantes.$A$1];[ES.B255];[constantes.$A$1];&quot;,&quot;)" office:value-type="string" office:string-value="&quot;window&quot;: &quot;ventana&quot;," calcext:value-type="string">
            <text:p>"window": "ventana",</text:p>
          </table:table-cell>
        </table:table-row>
        <table:table-row table:style-name="ro10">
          <table:table-cell table:formula="of:=CONCATENATE([constantes.$A$1];[ES.A256];[constantes.$A$1];&quot;: &quot;;[constantes.$A$1];[ES.B256];[constantes.$A$1];&quot;,&quot;)" office:value-type="string" office:string-value="&quot;with&quot;: &quot;con&quot;," calcext:value-type="string">
            <text:p>"with": "con",</text:p>
          </table:table-cell>
        </table:table-row>
        <table:table-row table:style-name="ro10">
          <table:table-cell table:formula="of:=CONCATENATE([constantes.$A$1];[ES.A257];[constantes.$A$1];&quot;: &quot;;[constantes.$A$1];[ES.B257];[constantes.$A$1];&quot;,&quot;)" office:value-type="string" office:string-value="&quot;wooden spoon&quot;: &quot;cuchara de madera&quot;," calcext:value-type="string">
            <text:p>"wooden spoon": "cuchara de madera",</text:p>
          </table:table-cell>
        </table:table-row>
        <table:table-row table:style-name="ro10">
          <table:table-cell table:formula="of:=CONCATENATE([constantes.$A$1];[ES.A258];[constantes.$A$1];&quot;: &quot;;[constantes.$A$1];[ES.B2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59];[constantes.$A$1];&quot;: &quot;;[constantes.$A$1];[ES.B2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0];[constantes.$A$1];&quot;: &quot;;[constantes.$A$1];[ES.B2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1];[constantes.$A$1];&quot;: &quot;;[constantes.$A$1];[ES.B2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2];[constantes.$A$1];&quot;: &quot;;[constantes.$A$1];[ES.B2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3];[constantes.$A$1];&quot;: &quot;;[constantes.$A$1];[ES.B2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4];[constantes.$A$1];&quot;: &quot;;[constantes.$A$1];[ES.B2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5];[constantes.$A$1];&quot;: &quot;;[constantes.$A$1];[ES.B2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6];[constantes.$A$1];&quot;: &quot;;[constantes.$A$1];[ES.B2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7];[constantes.$A$1];&quot;: &quot;;[constantes.$A$1];[ES.B2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8];[constantes.$A$1];&quot;: &quot;;[constantes.$A$1];[ES.B2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69];[constantes.$A$1];&quot;: &quot;;[constantes.$A$1];[ES.B2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0];[constantes.$A$1];&quot;: &quot;;[constantes.$A$1];[ES.B2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1];[constantes.$A$1];&quot;: &quot;;[constantes.$A$1];[ES.B2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2];[constantes.$A$1];&quot;: &quot;;[constantes.$A$1];[ES.B2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3];[constantes.$A$1];&quot;: &quot;;[constantes.$A$1];[ES.B2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4];[constantes.$A$1];&quot;: &quot;;[constantes.$A$1];[ES.B2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5];[constantes.$A$1];&quot;: &quot;;[constantes.$A$1];[ES.B2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6];[constantes.$A$1];&quot;: &quot;;[constantes.$A$1];[ES.B2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7];[constantes.$A$1];&quot;: &quot;;[constantes.$A$1];[ES.B2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8];[constantes.$A$1];&quot;: &quot;;[constantes.$A$1];[ES.B2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79];[constantes.$A$1];&quot;: &quot;;[constantes.$A$1];[ES.B2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0];[constantes.$A$1];&quot;: &quot;;[constantes.$A$1];[ES.B2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1];[constantes.$A$1];&quot;: &quot;;[constantes.$A$1];[ES.B2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2];[constantes.$A$1];&quot;: &quot;;[constantes.$A$1];[ES.B2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3];[constantes.$A$1];&quot;: &quot;;[constantes.$A$1];[ES.B2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4];[constantes.$A$1];&quot;: &quot;;[constantes.$A$1];[ES.B2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5];[constantes.$A$1];&quot;: &quot;;[constantes.$A$1];[ES.B2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6];[constantes.$A$1];&quot;: &quot;;[constantes.$A$1];[ES.B2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7];[constantes.$A$1];&quot;: &quot;;[constantes.$A$1];[ES.B2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8];[constantes.$A$1];&quot;: &quot;;[constantes.$A$1];[ES.B2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89];[constantes.$A$1];&quot;: &quot;;[constantes.$A$1];[ES.B2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0];[constantes.$A$1];&quot;: &quot;;[constantes.$A$1];[ES.B2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1];[constantes.$A$1];&quot;: &quot;;[constantes.$A$1];[ES.B2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2];[constantes.$A$1];&quot;: &quot;;[constantes.$A$1];[ES.B2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3];[constantes.$A$1];&quot;: &quot;;[constantes.$A$1];[ES.B2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4];[constantes.$A$1];&quot;: &quot;;[constantes.$A$1];[ES.B2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5];[constantes.$A$1];&quot;: &quot;;[constantes.$A$1];[ES.B2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6];[constantes.$A$1];&quot;: &quot;;[constantes.$A$1];[ES.B2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7];[constantes.$A$1];&quot;: &quot;;[constantes.$A$1];[ES.B2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8];[constantes.$A$1];&quot;: &quot;;[constantes.$A$1];[ES.B2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299];[constantes.$A$1];&quot;: &quot;;[constantes.$A$1];[ES.B2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0];[constantes.$A$1];&quot;: &quot;;[constantes.$A$1];[ES.B3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1];[constantes.$A$1];&quot;: &quot;;[constantes.$A$1];[ES.B3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2];[constantes.$A$1];&quot;: &quot;;[constantes.$A$1];[ES.B3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3];[constantes.$A$1];&quot;: &quot;;[constantes.$A$1];[ES.B3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4];[constantes.$A$1];&quot;: &quot;;[constantes.$A$1];[ES.B3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5];[constantes.$A$1];&quot;: &quot;;[constantes.$A$1];[ES.B3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6];[constantes.$A$1];&quot;: &quot;;[constantes.$A$1];[ES.B3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7];[constantes.$A$1];&quot;: &quot;;[constantes.$A$1];[ES.B3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8];[constantes.$A$1];&quot;: &quot;;[constantes.$A$1];[ES.B3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09];[constantes.$A$1];&quot;: &quot;;[constantes.$A$1];[ES.B3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0];[constantes.$A$1];&quot;: &quot;;[constantes.$A$1];[ES.B3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1];[constantes.$A$1];&quot;: &quot;;[constantes.$A$1];[ES.B3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2];[constantes.$A$1];&quot;: &quot;;[constantes.$A$1];[ES.B3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3];[constantes.$A$1];&quot;: &quot;;[constantes.$A$1];[ES.B3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4];[constantes.$A$1];&quot;: &quot;;[constantes.$A$1];[ES.B3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5];[constantes.$A$1];&quot;: &quot;;[constantes.$A$1];[ES.B3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6];[constantes.$A$1];&quot;: &quot;;[constantes.$A$1];[ES.B3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7];[constantes.$A$1];&quot;: &quot;;[constantes.$A$1];[ES.B3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8];[constantes.$A$1];&quot;: &quot;;[constantes.$A$1];[ES.B3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19];[constantes.$A$1];&quot;: &quot;;[constantes.$A$1];[ES.B3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0];[constantes.$A$1];&quot;: &quot;;[constantes.$A$1];[ES.B3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1];[constantes.$A$1];&quot;: &quot;;[constantes.$A$1];[ES.B3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2];[constantes.$A$1];&quot;: &quot;;[constantes.$A$1];[ES.B3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3];[constantes.$A$1];&quot;: &quot;;[constantes.$A$1];[ES.B3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4];[constantes.$A$1];&quot;: &quot;;[constantes.$A$1];[ES.B3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5];[constantes.$A$1];&quot;: &quot;;[constantes.$A$1];[ES.B3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6];[constantes.$A$1];&quot;: &quot;;[constantes.$A$1];[ES.B3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7];[constantes.$A$1];&quot;: &quot;;[constantes.$A$1];[ES.B3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8];[constantes.$A$1];&quot;: &quot;;[constantes.$A$1];[ES.B3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29];[constantes.$A$1];&quot;: &quot;;[constantes.$A$1];[ES.B3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0];[constantes.$A$1];&quot;: &quot;;[constantes.$A$1];[ES.B3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1];[constantes.$A$1];&quot;: &quot;;[constantes.$A$1];[ES.B3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2];[constantes.$A$1];&quot;: &quot;;[constantes.$A$1];[ES.B3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3];[constantes.$A$1];&quot;: &quot;;[constantes.$A$1];[ES.B3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4];[constantes.$A$1];&quot;: &quot;;[constantes.$A$1];[ES.B3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5];[constantes.$A$1];&quot;: &quot;;[constantes.$A$1];[ES.B3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6];[constantes.$A$1];&quot;: &quot;;[constantes.$A$1];[ES.B3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7];[constantes.$A$1];&quot;: &quot;;[constantes.$A$1];[ES.B3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8];[constantes.$A$1];&quot;: &quot;;[constantes.$A$1];[ES.B3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39];[constantes.$A$1];&quot;: &quot;;[constantes.$A$1];[ES.B3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0];[constantes.$A$1];&quot;: &quot;;[constantes.$A$1];[ES.B3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1];[constantes.$A$1];&quot;: &quot;;[constantes.$A$1];[ES.B3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2];[constantes.$A$1];&quot;: &quot;;[constantes.$A$1];[ES.B3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3];[constantes.$A$1];&quot;: &quot;;[constantes.$A$1];[ES.B3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4];[constantes.$A$1];&quot;: &quot;;[constantes.$A$1];[ES.B3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5];[constantes.$A$1];&quot;: &quot;;[constantes.$A$1];[ES.B3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6];[constantes.$A$1];&quot;: &quot;;[constantes.$A$1];[ES.B3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7];[constantes.$A$1];&quot;: &quot;;[constantes.$A$1];[ES.B3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8];[constantes.$A$1];&quot;: &quot;;[constantes.$A$1];[ES.B3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49];[constantes.$A$1];&quot;: &quot;;[constantes.$A$1];[ES.B3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0];[constantes.$A$1];&quot;: &quot;;[constantes.$A$1];[ES.B3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1];[constantes.$A$1];&quot;: &quot;;[constantes.$A$1];[ES.B3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2];[constantes.$A$1];&quot;: &quot;;[constantes.$A$1];[ES.B3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3];[constantes.$A$1];&quot;: &quot;;[constantes.$A$1];[ES.B3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4];[constantes.$A$1];&quot;: &quot;;[constantes.$A$1];[ES.B3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5];[constantes.$A$1];&quot;: &quot;;[constantes.$A$1];[ES.B3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6];[constantes.$A$1];&quot;: &quot;;[constantes.$A$1];[ES.B3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7];[constantes.$A$1];&quot;: &quot;;[constantes.$A$1];[ES.B3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8];[constantes.$A$1];&quot;: &quot;;[constantes.$A$1];[ES.B3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59];[constantes.$A$1];&quot;: &quot;;[constantes.$A$1];[ES.B3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0];[constantes.$A$1];&quot;: &quot;;[constantes.$A$1];[ES.B3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1];[constantes.$A$1];&quot;: &quot;;[constantes.$A$1];[ES.B3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2];[constantes.$A$1];&quot;: &quot;;[constantes.$A$1];[ES.B3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3];[constantes.$A$1];&quot;: &quot;;[constantes.$A$1];[ES.B3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4];[constantes.$A$1];&quot;: &quot;;[constantes.$A$1];[ES.B3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5];[constantes.$A$1];&quot;: &quot;;[constantes.$A$1];[ES.B3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6];[constantes.$A$1];&quot;: &quot;;[constantes.$A$1];[ES.B3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7];[constantes.$A$1];&quot;: &quot;;[constantes.$A$1];[ES.B3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8];[constantes.$A$1];&quot;: &quot;;[constantes.$A$1];[ES.B3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69];[constantes.$A$1];&quot;: &quot;;[constantes.$A$1];[ES.B3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0];[constantes.$A$1];&quot;: &quot;;[constantes.$A$1];[ES.B3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1];[constantes.$A$1];&quot;: &quot;;[constantes.$A$1];[ES.B3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2];[constantes.$A$1];&quot;: &quot;;[constantes.$A$1];[ES.B3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3];[constantes.$A$1];&quot;: &quot;;[constantes.$A$1];[ES.B3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4];[constantes.$A$1];&quot;: &quot;;[constantes.$A$1];[ES.B3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5];[constantes.$A$1];&quot;: &quot;;[constantes.$A$1];[ES.B3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6];[constantes.$A$1];&quot;: &quot;;[constantes.$A$1];[ES.B3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7];[constantes.$A$1];&quot;: &quot;;[constantes.$A$1];[ES.B3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8];[constantes.$A$1];&quot;: &quot;;[constantes.$A$1];[ES.B3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79];[constantes.$A$1];&quot;: &quot;;[constantes.$A$1];[ES.B3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0];[constantes.$A$1];&quot;: &quot;;[constantes.$A$1];[ES.B3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1];[constantes.$A$1];&quot;: &quot;;[constantes.$A$1];[ES.B3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2];[constantes.$A$1];&quot;: &quot;;[constantes.$A$1];[ES.B3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3];[constantes.$A$1];&quot;: &quot;;[constantes.$A$1];[ES.B3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4];[constantes.$A$1];&quot;: &quot;;[constantes.$A$1];[ES.B3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5];[constantes.$A$1];&quot;: &quot;;[constantes.$A$1];[ES.B3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6];[constantes.$A$1];&quot;: &quot;;[constantes.$A$1];[ES.B3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7];[constantes.$A$1];&quot;: &quot;;[constantes.$A$1];[ES.B3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8];[constantes.$A$1];&quot;: &quot;;[constantes.$A$1];[ES.B3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89];[constantes.$A$1];&quot;: &quot;;[constantes.$A$1];[ES.B3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0];[constantes.$A$1];&quot;: &quot;;[constantes.$A$1];[ES.B3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1];[constantes.$A$1];&quot;: &quot;;[constantes.$A$1];[ES.B3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2];[constantes.$A$1];&quot;: &quot;;[constantes.$A$1];[ES.B3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3];[constantes.$A$1];&quot;: &quot;;[constantes.$A$1];[ES.B3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4];[constantes.$A$1];&quot;: &quot;;[constantes.$A$1];[ES.B3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5];[constantes.$A$1];&quot;: &quot;;[constantes.$A$1];[ES.B3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6];[constantes.$A$1];&quot;: &quot;;[constantes.$A$1];[ES.B3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7];[constantes.$A$1];&quot;: &quot;;[constantes.$A$1];[ES.B3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8];[constantes.$A$1];&quot;: &quot;;[constantes.$A$1];[ES.B3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399];[constantes.$A$1];&quot;: &quot;;[constantes.$A$1];[ES.B3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0];[constantes.$A$1];&quot;: &quot;;[constantes.$A$1];[ES.B4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1];[constantes.$A$1];&quot;: &quot;;[constantes.$A$1];[ES.B4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2];[constantes.$A$1];&quot;: &quot;;[constantes.$A$1];[ES.B4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3];[constantes.$A$1];&quot;: &quot;;[constantes.$A$1];[ES.B4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4];[constantes.$A$1];&quot;: &quot;;[constantes.$A$1];[ES.B4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5];[constantes.$A$1];&quot;: &quot;;[constantes.$A$1];[ES.B4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6];[constantes.$A$1];&quot;: &quot;;[constantes.$A$1];[ES.B4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7];[constantes.$A$1];&quot;: &quot;;[constantes.$A$1];[ES.B4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8];[constantes.$A$1];&quot;: &quot;;[constantes.$A$1];[ES.B4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09];[constantes.$A$1];&quot;: &quot;;[constantes.$A$1];[ES.B4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0];[constantes.$A$1];&quot;: &quot;;[constantes.$A$1];[ES.B4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1];[constantes.$A$1];&quot;: &quot;;[constantes.$A$1];[ES.B4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2];[constantes.$A$1];&quot;: &quot;;[constantes.$A$1];[ES.B4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3];[constantes.$A$1];&quot;: &quot;;[constantes.$A$1];[ES.B4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4];[constantes.$A$1];&quot;: &quot;;[constantes.$A$1];[ES.B4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5];[constantes.$A$1];&quot;: &quot;;[constantes.$A$1];[ES.B4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6];[constantes.$A$1];&quot;: &quot;;[constantes.$A$1];[ES.B4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7];[constantes.$A$1];&quot;: &quot;;[constantes.$A$1];[ES.B4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8];[constantes.$A$1];&quot;: &quot;;[constantes.$A$1];[ES.B4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19];[constantes.$A$1];&quot;: &quot;;[constantes.$A$1];[ES.B4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0];[constantes.$A$1];&quot;: &quot;;[constantes.$A$1];[ES.B4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1];[constantes.$A$1];&quot;: &quot;;[constantes.$A$1];[ES.B4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2];[constantes.$A$1];&quot;: &quot;;[constantes.$A$1];[ES.B4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3];[constantes.$A$1];&quot;: &quot;;[constantes.$A$1];[ES.B4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4];[constantes.$A$1];&quot;: &quot;;[constantes.$A$1];[ES.B4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5];[constantes.$A$1];&quot;: &quot;;[constantes.$A$1];[ES.B4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6];[constantes.$A$1];&quot;: &quot;;[constantes.$A$1];[ES.B4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7];[constantes.$A$1];&quot;: &quot;;[constantes.$A$1];[ES.B4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8];[constantes.$A$1];&quot;: &quot;;[constantes.$A$1];[ES.B4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29];[constantes.$A$1];&quot;: &quot;;[constantes.$A$1];[ES.B4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0];[constantes.$A$1];&quot;: &quot;;[constantes.$A$1];[ES.B4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1];[constantes.$A$1];&quot;: &quot;;[constantes.$A$1];[ES.B4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2];[constantes.$A$1];&quot;: &quot;;[constantes.$A$1];[ES.B4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3];[constantes.$A$1];&quot;: &quot;;[constantes.$A$1];[ES.B4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4];[constantes.$A$1];&quot;: &quot;;[constantes.$A$1];[ES.B4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5];[constantes.$A$1];&quot;: &quot;;[constantes.$A$1];[ES.B4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6];[constantes.$A$1];&quot;: &quot;;[constantes.$A$1];[ES.B4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7];[constantes.$A$1];&quot;: &quot;;[constantes.$A$1];[ES.B4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8];[constantes.$A$1];&quot;: &quot;;[constantes.$A$1];[ES.B4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39];[constantes.$A$1];&quot;: &quot;;[constantes.$A$1];[ES.B4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0];[constantes.$A$1];&quot;: &quot;;[constantes.$A$1];[ES.B4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1];[constantes.$A$1];&quot;: &quot;;[constantes.$A$1];[ES.B4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2];[constantes.$A$1];&quot;: &quot;;[constantes.$A$1];[ES.B4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3];[constantes.$A$1];&quot;: &quot;;[constantes.$A$1];[ES.B4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4];[constantes.$A$1];&quot;: &quot;;[constantes.$A$1];[ES.B4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5];[constantes.$A$1];&quot;: &quot;;[constantes.$A$1];[ES.B4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6];[constantes.$A$1];&quot;: &quot;;[constantes.$A$1];[ES.B4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7];[constantes.$A$1];&quot;: &quot;;[constantes.$A$1];[ES.B4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8];[constantes.$A$1];&quot;: &quot;;[constantes.$A$1];[ES.B4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49];[constantes.$A$1];&quot;: &quot;;[constantes.$A$1];[ES.B4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0];[constantes.$A$1];&quot;: &quot;;[constantes.$A$1];[ES.B4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1];[constantes.$A$1];&quot;: &quot;;[constantes.$A$1];[ES.B4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2];[constantes.$A$1];&quot;: &quot;;[constantes.$A$1];[ES.B4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3];[constantes.$A$1];&quot;: &quot;;[constantes.$A$1];[ES.B4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4];[constantes.$A$1];&quot;: &quot;;[constantes.$A$1];[ES.B4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5];[constantes.$A$1];&quot;: &quot;;[constantes.$A$1];[ES.B4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6];[constantes.$A$1];&quot;: &quot;;[constantes.$A$1];[ES.B4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7];[constantes.$A$1];&quot;: &quot;;[constantes.$A$1];[ES.B4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8];[constantes.$A$1];&quot;: &quot;;[constantes.$A$1];[ES.B4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59];[constantes.$A$1];&quot;: &quot;;[constantes.$A$1];[ES.B4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0];[constantes.$A$1];&quot;: &quot;;[constantes.$A$1];[ES.B4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1];[constantes.$A$1];&quot;: &quot;;[constantes.$A$1];[ES.B4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2];[constantes.$A$1];&quot;: &quot;;[constantes.$A$1];[ES.B4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3];[constantes.$A$1];&quot;: &quot;;[constantes.$A$1];[ES.B4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4];[constantes.$A$1];&quot;: &quot;;[constantes.$A$1];[ES.B4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5];[constantes.$A$1];&quot;: &quot;;[constantes.$A$1];[ES.B4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6];[constantes.$A$1];&quot;: &quot;;[constantes.$A$1];[ES.B4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7];[constantes.$A$1];&quot;: &quot;;[constantes.$A$1];[ES.B4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8];[constantes.$A$1];&quot;: &quot;;[constantes.$A$1];[ES.B4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69];[constantes.$A$1];&quot;: &quot;;[constantes.$A$1];[ES.B4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0];[constantes.$A$1];&quot;: &quot;;[constantes.$A$1];[ES.B4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1];[constantes.$A$1];&quot;: &quot;;[constantes.$A$1];[ES.B4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2];[constantes.$A$1];&quot;: &quot;;[constantes.$A$1];[ES.B4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3];[constantes.$A$1];&quot;: &quot;;[constantes.$A$1];[ES.B4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4];[constantes.$A$1];&quot;: &quot;;[constantes.$A$1];[ES.B4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5];[constantes.$A$1];&quot;: &quot;;[constantes.$A$1];[ES.B4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6];[constantes.$A$1];&quot;: &quot;;[constantes.$A$1];[ES.B4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7];[constantes.$A$1];&quot;: &quot;;[constantes.$A$1];[ES.B4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8];[constantes.$A$1];&quot;: &quot;;[constantes.$A$1];[ES.B4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79];[constantes.$A$1];&quot;: &quot;;[constantes.$A$1];[ES.B4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0];[constantes.$A$1];&quot;: &quot;;[constantes.$A$1];[ES.B4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1];[constantes.$A$1];&quot;: &quot;;[constantes.$A$1];[ES.B4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2];[constantes.$A$1];&quot;: &quot;;[constantes.$A$1];[ES.B4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3];[constantes.$A$1];&quot;: &quot;;[constantes.$A$1];[ES.B4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4];[constantes.$A$1];&quot;: &quot;;[constantes.$A$1];[ES.B4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5];[constantes.$A$1];&quot;: &quot;;[constantes.$A$1];[ES.B4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6];[constantes.$A$1];&quot;: &quot;;[constantes.$A$1];[ES.B4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7];[constantes.$A$1];&quot;: &quot;;[constantes.$A$1];[ES.B4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8];[constantes.$A$1];&quot;: &quot;;[constantes.$A$1];[ES.B4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89];[constantes.$A$1];&quot;: &quot;;[constantes.$A$1];[ES.B4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0];[constantes.$A$1];&quot;: &quot;;[constantes.$A$1];[ES.B4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1];[constantes.$A$1];&quot;: &quot;;[constantes.$A$1];[ES.B4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2];[constantes.$A$1];&quot;: &quot;;[constantes.$A$1];[ES.B4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3];[constantes.$A$1];&quot;: &quot;;[constantes.$A$1];[ES.B4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4];[constantes.$A$1];&quot;: &quot;;[constantes.$A$1];[ES.B4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5];[constantes.$A$1];&quot;: &quot;;[constantes.$A$1];[ES.B4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6];[constantes.$A$1];&quot;: &quot;;[constantes.$A$1];[ES.B4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7];[constantes.$A$1];&quot;: &quot;;[constantes.$A$1];[ES.B4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8];[constantes.$A$1];&quot;: &quot;;[constantes.$A$1];[ES.B4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499];[constantes.$A$1];&quot;: &quot;;[constantes.$A$1];[ES.B4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0];[constantes.$A$1];&quot;: &quot;;[constantes.$A$1];[ES.B5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1];[constantes.$A$1];&quot;: &quot;;[constantes.$A$1];[ES.B5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2];[constantes.$A$1];&quot;: &quot;;[constantes.$A$1];[ES.B5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3];[constantes.$A$1];&quot;: &quot;;[constantes.$A$1];[ES.B5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4];[constantes.$A$1];&quot;: &quot;;[constantes.$A$1];[ES.B5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5];[constantes.$A$1];&quot;: &quot;;[constantes.$A$1];[ES.B5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6];[constantes.$A$1];&quot;: &quot;;[constantes.$A$1];[ES.B5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7];[constantes.$A$1];&quot;: &quot;;[constantes.$A$1];[ES.B5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8];[constantes.$A$1];&quot;: &quot;;[constantes.$A$1];[ES.B5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09];[constantes.$A$1];&quot;: &quot;;[constantes.$A$1];[ES.B5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0];[constantes.$A$1];&quot;: &quot;;[constantes.$A$1];[ES.B5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1];[constantes.$A$1];&quot;: &quot;;[constantes.$A$1];[ES.B5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2];[constantes.$A$1];&quot;: &quot;;[constantes.$A$1];[ES.B5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3];[constantes.$A$1];&quot;: &quot;;[constantes.$A$1];[ES.B5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4];[constantes.$A$1];&quot;: &quot;;[constantes.$A$1];[ES.B5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5];[constantes.$A$1];&quot;: &quot;;[constantes.$A$1];[ES.B5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6];[constantes.$A$1];&quot;: &quot;;[constantes.$A$1];[ES.B5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7];[constantes.$A$1];&quot;: &quot;;[constantes.$A$1];[ES.B5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8];[constantes.$A$1];&quot;: &quot;;[constantes.$A$1];[ES.B5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19];[constantes.$A$1];&quot;: &quot;;[constantes.$A$1];[ES.B5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0];[constantes.$A$1];&quot;: &quot;;[constantes.$A$1];[ES.B5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1];[constantes.$A$1];&quot;: &quot;;[constantes.$A$1];[ES.B5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2];[constantes.$A$1];&quot;: &quot;;[constantes.$A$1];[ES.B5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3];[constantes.$A$1];&quot;: &quot;;[constantes.$A$1];[ES.B5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4];[constantes.$A$1];&quot;: &quot;;[constantes.$A$1];[ES.B5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5];[constantes.$A$1];&quot;: &quot;;[constantes.$A$1];[ES.B5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6];[constantes.$A$1];&quot;: &quot;;[constantes.$A$1];[ES.B5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7];[constantes.$A$1];&quot;: &quot;;[constantes.$A$1];[ES.B5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8];[constantes.$A$1];&quot;: &quot;;[constantes.$A$1];[ES.B5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29];[constantes.$A$1];&quot;: &quot;;[constantes.$A$1];[ES.B5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0];[constantes.$A$1];&quot;: &quot;;[constantes.$A$1];[ES.B5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1];[constantes.$A$1];&quot;: &quot;;[constantes.$A$1];[ES.B5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2];[constantes.$A$1];&quot;: &quot;;[constantes.$A$1];[ES.B5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3];[constantes.$A$1];&quot;: &quot;;[constantes.$A$1];[ES.B5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4];[constantes.$A$1];&quot;: &quot;;[constantes.$A$1];[ES.B5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5];[constantes.$A$1];&quot;: &quot;;[constantes.$A$1];[ES.B5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6];[constantes.$A$1];&quot;: &quot;;[constantes.$A$1];[ES.B5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7];[constantes.$A$1];&quot;: &quot;;[constantes.$A$1];[ES.B5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8];[constantes.$A$1];&quot;: &quot;;[constantes.$A$1];[ES.B5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39];[constantes.$A$1];&quot;: &quot;;[constantes.$A$1];[ES.B5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0];[constantes.$A$1];&quot;: &quot;;[constantes.$A$1];[ES.B5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1];[constantes.$A$1];&quot;: &quot;;[constantes.$A$1];[ES.B5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2];[constantes.$A$1];&quot;: &quot;;[constantes.$A$1];[ES.B5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3];[constantes.$A$1];&quot;: &quot;;[constantes.$A$1];[ES.B5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4];[constantes.$A$1];&quot;: &quot;;[constantes.$A$1];[ES.B5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5];[constantes.$A$1];&quot;: &quot;;[constantes.$A$1];[ES.B5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6];[constantes.$A$1];&quot;: &quot;;[constantes.$A$1];[ES.B5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7];[constantes.$A$1];&quot;: &quot;;[constantes.$A$1];[ES.B5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8];[constantes.$A$1];&quot;: &quot;;[constantes.$A$1];[ES.B5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49];[constantes.$A$1];&quot;: &quot;;[constantes.$A$1];[ES.B5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0];[constantes.$A$1];&quot;: &quot;;[constantes.$A$1];[ES.B5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1];[constantes.$A$1];&quot;: &quot;;[constantes.$A$1];[ES.B5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2];[constantes.$A$1];&quot;: &quot;;[constantes.$A$1];[ES.B5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3];[constantes.$A$1];&quot;: &quot;;[constantes.$A$1];[ES.B5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4];[constantes.$A$1];&quot;: &quot;;[constantes.$A$1];[ES.B5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5];[constantes.$A$1];&quot;: &quot;;[constantes.$A$1];[ES.B5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6];[constantes.$A$1];&quot;: &quot;;[constantes.$A$1];[ES.B5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7];[constantes.$A$1];&quot;: &quot;;[constantes.$A$1];[ES.B5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8];[constantes.$A$1];&quot;: &quot;;[constantes.$A$1];[ES.B5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59];[constantes.$A$1];&quot;: &quot;;[constantes.$A$1];[ES.B5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0];[constantes.$A$1];&quot;: &quot;;[constantes.$A$1];[ES.B5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1];[constantes.$A$1];&quot;: &quot;;[constantes.$A$1];[ES.B5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2];[constantes.$A$1];&quot;: &quot;;[constantes.$A$1];[ES.B5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3];[constantes.$A$1];&quot;: &quot;;[constantes.$A$1];[ES.B5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4];[constantes.$A$1];&quot;: &quot;;[constantes.$A$1];[ES.B5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5];[constantes.$A$1];&quot;: &quot;;[constantes.$A$1];[ES.B5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6];[constantes.$A$1];&quot;: &quot;;[constantes.$A$1];[ES.B5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7];[constantes.$A$1];&quot;: &quot;;[constantes.$A$1];[ES.B5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8];[constantes.$A$1];&quot;: &quot;;[constantes.$A$1];[ES.B5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69];[constantes.$A$1];&quot;: &quot;;[constantes.$A$1];[ES.B5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0];[constantes.$A$1];&quot;: &quot;;[constantes.$A$1];[ES.B5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1];[constantes.$A$1];&quot;: &quot;;[constantes.$A$1];[ES.B5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2];[constantes.$A$1];&quot;: &quot;;[constantes.$A$1];[ES.B5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3];[constantes.$A$1];&quot;: &quot;;[constantes.$A$1];[ES.B5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4];[constantes.$A$1];&quot;: &quot;;[constantes.$A$1];[ES.B5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5];[constantes.$A$1];&quot;: &quot;;[constantes.$A$1];[ES.B5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6];[constantes.$A$1];&quot;: &quot;;[constantes.$A$1];[ES.B5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7];[constantes.$A$1];&quot;: &quot;;[constantes.$A$1];[ES.B5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8];[constantes.$A$1];&quot;: &quot;;[constantes.$A$1];[ES.B5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79];[constantes.$A$1];&quot;: &quot;;[constantes.$A$1];[ES.B5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0];[constantes.$A$1];&quot;: &quot;;[constantes.$A$1];[ES.B5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1];[constantes.$A$1];&quot;: &quot;;[constantes.$A$1];[ES.B5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2];[constantes.$A$1];&quot;: &quot;;[constantes.$A$1];[ES.B5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3];[constantes.$A$1];&quot;: &quot;;[constantes.$A$1];[ES.B5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4];[constantes.$A$1];&quot;: &quot;;[constantes.$A$1];[ES.B5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5];[constantes.$A$1];&quot;: &quot;;[constantes.$A$1];[ES.B5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6];[constantes.$A$1];&quot;: &quot;;[constantes.$A$1];[ES.B5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7];[constantes.$A$1];&quot;: &quot;;[constantes.$A$1];[ES.B5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8];[constantes.$A$1];&quot;: &quot;;[constantes.$A$1];[ES.B5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89];[constantes.$A$1];&quot;: &quot;;[constantes.$A$1];[ES.B5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0];[constantes.$A$1];&quot;: &quot;;[constantes.$A$1];[ES.B5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1];[constantes.$A$1];&quot;: &quot;;[constantes.$A$1];[ES.B5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2];[constantes.$A$1];&quot;: &quot;;[constantes.$A$1];[ES.B5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3];[constantes.$A$1];&quot;: &quot;;[constantes.$A$1];[ES.B5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4];[constantes.$A$1];&quot;: &quot;;[constantes.$A$1];[ES.B5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5];[constantes.$A$1];&quot;: &quot;;[constantes.$A$1];[ES.B5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6];[constantes.$A$1];&quot;: &quot;;[constantes.$A$1];[ES.B5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7];[constantes.$A$1];&quot;: &quot;;[constantes.$A$1];[ES.B5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8];[constantes.$A$1];&quot;: &quot;;[constantes.$A$1];[ES.B5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599];[constantes.$A$1];&quot;: &quot;;[constantes.$A$1];[ES.B5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0];[constantes.$A$1];&quot;: &quot;;[constantes.$A$1];[ES.B6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1];[constantes.$A$1];&quot;: &quot;;[constantes.$A$1];[ES.B6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2];[constantes.$A$1];&quot;: &quot;;[constantes.$A$1];[ES.B6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3];[constantes.$A$1];&quot;: &quot;;[constantes.$A$1];[ES.B6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4];[constantes.$A$1];&quot;: &quot;;[constantes.$A$1];[ES.B6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5];[constantes.$A$1];&quot;: &quot;;[constantes.$A$1];[ES.B6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6];[constantes.$A$1];&quot;: &quot;;[constantes.$A$1];[ES.B6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7];[constantes.$A$1];&quot;: &quot;;[constantes.$A$1];[ES.B6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8];[constantes.$A$1];&quot;: &quot;;[constantes.$A$1];[ES.B6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09];[constantes.$A$1];&quot;: &quot;;[constantes.$A$1];[ES.B6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0];[constantes.$A$1];&quot;: &quot;;[constantes.$A$1];[ES.B6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1];[constantes.$A$1];&quot;: &quot;;[constantes.$A$1];[ES.B6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2];[constantes.$A$1];&quot;: &quot;;[constantes.$A$1];[ES.B6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3];[constantes.$A$1];&quot;: &quot;;[constantes.$A$1];[ES.B6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4];[constantes.$A$1];&quot;: &quot;;[constantes.$A$1];[ES.B6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5];[constantes.$A$1];&quot;: &quot;;[constantes.$A$1];[ES.B6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6];[constantes.$A$1];&quot;: &quot;;[constantes.$A$1];[ES.B6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7];[constantes.$A$1];&quot;: &quot;;[constantes.$A$1];[ES.B6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8];[constantes.$A$1];&quot;: &quot;;[constantes.$A$1];[ES.B6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19];[constantes.$A$1];&quot;: &quot;;[constantes.$A$1];[ES.B6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0];[constantes.$A$1];&quot;: &quot;;[constantes.$A$1];[ES.B6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1];[constantes.$A$1];&quot;: &quot;;[constantes.$A$1];[ES.B6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2];[constantes.$A$1];&quot;: &quot;;[constantes.$A$1];[ES.B6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3];[constantes.$A$1];&quot;: &quot;;[constantes.$A$1];[ES.B6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4];[constantes.$A$1];&quot;: &quot;;[constantes.$A$1];[ES.B6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5];[constantes.$A$1];&quot;: &quot;;[constantes.$A$1];[ES.B6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6];[constantes.$A$1];&quot;: &quot;;[constantes.$A$1];[ES.B6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7];[constantes.$A$1];&quot;: &quot;;[constantes.$A$1];[ES.B6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8];[constantes.$A$1];&quot;: &quot;;[constantes.$A$1];[ES.B6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29];[constantes.$A$1];&quot;: &quot;;[constantes.$A$1];[ES.B6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0];[constantes.$A$1];&quot;: &quot;;[constantes.$A$1];[ES.B6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1];[constantes.$A$1];&quot;: &quot;;[constantes.$A$1];[ES.B6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2];[constantes.$A$1];&quot;: &quot;;[constantes.$A$1];[ES.B6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3];[constantes.$A$1];&quot;: &quot;;[constantes.$A$1];[ES.B6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4];[constantes.$A$1];&quot;: &quot;;[constantes.$A$1];[ES.B6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5];[constantes.$A$1];&quot;: &quot;;[constantes.$A$1];[ES.B6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6];[constantes.$A$1];&quot;: &quot;;[constantes.$A$1];[ES.B6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7];[constantes.$A$1];&quot;: &quot;;[constantes.$A$1];[ES.B6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8];[constantes.$A$1];&quot;: &quot;;[constantes.$A$1];[ES.B6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39];[constantes.$A$1];&quot;: &quot;;[constantes.$A$1];[ES.B6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0];[constantes.$A$1];&quot;: &quot;;[constantes.$A$1];[ES.B6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1];[constantes.$A$1];&quot;: &quot;;[constantes.$A$1];[ES.B6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2];[constantes.$A$1];&quot;: &quot;;[constantes.$A$1];[ES.B6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3];[constantes.$A$1];&quot;: &quot;;[constantes.$A$1];[ES.B6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4];[constantes.$A$1];&quot;: &quot;;[constantes.$A$1];[ES.B6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5];[constantes.$A$1];&quot;: &quot;;[constantes.$A$1];[ES.B6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6];[constantes.$A$1];&quot;: &quot;;[constantes.$A$1];[ES.B6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7];[constantes.$A$1];&quot;: &quot;;[constantes.$A$1];[ES.B6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8];[constantes.$A$1];&quot;: &quot;;[constantes.$A$1];[ES.B6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49];[constantes.$A$1];&quot;: &quot;;[constantes.$A$1];[ES.B6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0];[constantes.$A$1];&quot;: &quot;;[constantes.$A$1];[ES.B6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1];[constantes.$A$1];&quot;: &quot;;[constantes.$A$1];[ES.B6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2];[constantes.$A$1];&quot;: &quot;;[constantes.$A$1];[ES.B6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3];[constantes.$A$1];&quot;: &quot;;[constantes.$A$1];[ES.B6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4];[constantes.$A$1];&quot;: &quot;;[constantes.$A$1];[ES.B6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5];[constantes.$A$1];&quot;: &quot;;[constantes.$A$1];[ES.B6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6];[constantes.$A$1];&quot;: &quot;;[constantes.$A$1];[ES.B6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7];[constantes.$A$1];&quot;: &quot;;[constantes.$A$1];[ES.B6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8];[constantes.$A$1];&quot;: &quot;;[constantes.$A$1];[ES.B6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59];[constantes.$A$1];&quot;: &quot;;[constantes.$A$1];[ES.B6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0];[constantes.$A$1];&quot;: &quot;;[constantes.$A$1];[ES.B6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1];[constantes.$A$1];&quot;: &quot;;[constantes.$A$1];[ES.B6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2];[constantes.$A$1];&quot;: &quot;;[constantes.$A$1];[ES.B6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3];[constantes.$A$1];&quot;: &quot;;[constantes.$A$1];[ES.B6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4];[constantes.$A$1];&quot;: &quot;;[constantes.$A$1];[ES.B6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5];[constantes.$A$1];&quot;: &quot;;[constantes.$A$1];[ES.B6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6];[constantes.$A$1];&quot;: &quot;;[constantes.$A$1];[ES.B6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7];[constantes.$A$1];&quot;: &quot;;[constantes.$A$1];[ES.B6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8];[constantes.$A$1];&quot;: &quot;;[constantes.$A$1];[ES.B6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69];[constantes.$A$1];&quot;: &quot;;[constantes.$A$1];[ES.B6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70];[constantes.$A$1];&quot;: &quot;;[constantes.$A$1];[ES.B6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71];[constantes.$A$1];&quot;: &quot;;[constantes.$A$1];[ES.B6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72];[constantes.$A$1];&quot;: &quot;;[constantes.$A$1];[ES.B6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73];[constantes.$A$1];&quot;: &quot;;[constantes.$A$1];[ES.B6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74];[constantes.$A$1];&quot;: &quot;;[constantes.$A$1];[ES.B6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75];[constantes.$A$1];&quot;: &quot;;[constantes.$A$1];[ES.B6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76];[constantes.$A$1];&quot;: &quot;;[constantes.$A$1];[ES.B6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77];[constantes.$A$1];&quot;: &quot;;[constantes.$A$1];[ES.B6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78];[constantes.$A$1];&quot;: &quot;;[constantes.$A$1];[ES.B678];[constantes.$A$1];&quot;,&quot;)" office:value-type="string" office:string-value="&quot;Dr. Watson:#Diggi wagga Doo...&quot;: &quot;&quot;," calcext:value-type="string">
            <text:p>"Dr. Watson:#Diggi wagga Doo...": "",</text:p>
          </table:table-cell>
        </table:table-row>
        <table:table-row table:style-name="ro10">
          <table:table-cell table:formula="of:=CONCATENATE([constantes.$A$1];[ES.A679];[constantes.$A$1];&quot;: &quot;;[constantes.$A$1];[ES.B6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0];[constantes.$A$1];&quot;: &quot;;[constantes.$A$1];[ES.B6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1];[constantes.$A$1];&quot;: &quot;;[constantes.$A$1];[ES.B6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2];[constantes.$A$1];&quot;: &quot;;[constantes.$A$1];[ES.B6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3];[constantes.$A$1];&quot;: &quot;;[constantes.$A$1];[ES.B6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4];[constantes.$A$1];&quot;: &quot;;[constantes.$A$1];[ES.B6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5];[constantes.$A$1];&quot;: &quot;;[constantes.$A$1];[ES.B6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6];[constantes.$A$1];&quot;: &quot;;[constantes.$A$1];[ES.B6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7];[constantes.$A$1];&quot;: &quot;;[constantes.$A$1];[ES.B6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8];[constantes.$A$1];&quot;: &quot;;[constantes.$A$1];[ES.B6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89];[constantes.$A$1];&quot;: &quot;;[constantes.$A$1];[ES.B6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0];[constantes.$A$1];&quot;: &quot;;[constantes.$A$1];[ES.B6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1];[constantes.$A$1];&quot;: &quot;;[constantes.$A$1];[ES.B6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2];[constantes.$A$1];&quot;: &quot;;[constantes.$A$1];[ES.B6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3];[constantes.$A$1];&quot;: &quot;;[constantes.$A$1];[ES.B6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4];[constantes.$A$1];&quot;: &quot;;[constantes.$A$1];[ES.B6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5];[constantes.$A$1];&quot;: &quot;;[constantes.$A$1];[ES.B6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6];[constantes.$A$1];&quot;: &quot;;[constantes.$A$1];[ES.B6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7];[constantes.$A$1];&quot;: &quot;;[constantes.$A$1];[ES.B6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8];[constantes.$A$1];&quot;: &quot;;[constantes.$A$1];[ES.B6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699];[constantes.$A$1];&quot;: &quot;;[constantes.$A$1];[ES.B6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0];[constantes.$A$1];&quot;: &quot;;[constantes.$A$1];[ES.B7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1];[constantes.$A$1];&quot;: &quot;;[constantes.$A$1];[ES.B7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2];[constantes.$A$1];&quot;: &quot;;[constantes.$A$1];[ES.B7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3];[constantes.$A$1];&quot;: &quot;;[constantes.$A$1];[ES.B7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4];[constantes.$A$1];&quot;: &quot;;[constantes.$A$1];[ES.B7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5];[constantes.$A$1];&quot;: &quot;;[constantes.$A$1];[ES.B7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6];[constantes.$A$1];&quot;: &quot;;[constantes.$A$1];[ES.B7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7];[constantes.$A$1];&quot;: &quot;;[constantes.$A$1];[ES.B7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8];[constantes.$A$1];&quot;: &quot;;[constantes.$A$1];[ES.B7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09];[constantes.$A$1];&quot;: &quot;;[constantes.$A$1];[ES.B7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0];[constantes.$A$1];&quot;: &quot;;[constantes.$A$1];[ES.B7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1];[constantes.$A$1];&quot;: &quot;;[constantes.$A$1];[ES.B7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2];[constantes.$A$1];&quot;: &quot;;[constantes.$A$1];[ES.B7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3];[constantes.$A$1];&quot;: &quot;;[constantes.$A$1];[ES.B7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4];[constantes.$A$1];&quot;: &quot;;[constantes.$A$1];[ES.B7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5];[constantes.$A$1];&quot;: &quot;;[constantes.$A$1];[ES.B7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6];[constantes.$A$1];&quot;: &quot;;[constantes.$A$1];[ES.B7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7];[constantes.$A$1];&quot;: &quot;;[constantes.$A$1];[ES.B7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8];[constantes.$A$1];&quot;: &quot;;[constantes.$A$1];[ES.B7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19];[constantes.$A$1];&quot;: &quot;;[constantes.$A$1];[ES.B7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0];[constantes.$A$1];&quot;: &quot;;[constantes.$A$1];[ES.B7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1];[constantes.$A$1];&quot;: &quot;;[constantes.$A$1];[ES.B7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2];[constantes.$A$1];&quot;: &quot;;[constantes.$A$1];[ES.B7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3];[constantes.$A$1];&quot;: &quot;;[constantes.$A$1];[ES.B7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4];[constantes.$A$1];&quot;: &quot;;[constantes.$A$1];[ES.B7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5];[constantes.$A$1];&quot;: &quot;;[constantes.$A$1];[ES.B7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6];[constantes.$A$1];&quot;: &quot;;[constantes.$A$1];[ES.B7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7];[constantes.$A$1];&quot;: &quot;;[constantes.$A$1];[ES.B7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8];[constantes.$A$1];&quot;: &quot;;[constantes.$A$1];[ES.B7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29];[constantes.$A$1];&quot;: &quot;;[constantes.$A$1];[ES.B7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0];[constantes.$A$1];&quot;: &quot;;[constantes.$A$1];[ES.B7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1];[constantes.$A$1];&quot;: &quot;;[constantes.$A$1];[ES.B7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2];[constantes.$A$1];&quot;: &quot;;[constantes.$A$1];[ES.B7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3];[constantes.$A$1];&quot;: &quot;;[constantes.$A$1];[ES.B7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4];[constantes.$A$1];&quot;: &quot;;[constantes.$A$1];[ES.B7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5];[constantes.$A$1];&quot;: &quot;;[constantes.$A$1];[ES.B7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6];[constantes.$A$1];&quot;: &quot;;[constantes.$A$1];[ES.B7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7];[constantes.$A$1];&quot;: &quot;;[constantes.$A$1];[ES.B7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8];[constantes.$A$1];&quot;: &quot;;[constantes.$A$1];[ES.B7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39];[constantes.$A$1];&quot;: &quot;;[constantes.$A$1];[ES.B7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0];[constantes.$A$1];&quot;: &quot;;[constantes.$A$1];[ES.B7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1];[constantes.$A$1];&quot;: &quot;;[constantes.$A$1];[ES.B7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2];[constantes.$A$1];&quot;: &quot;;[constantes.$A$1];[ES.B7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3];[constantes.$A$1];&quot;: &quot;;[constantes.$A$1];[ES.B7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4];[constantes.$A$1];&quot;: &quot;;[constantes.$A$1];[ES.B7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5];[constantes.$A$1];&quot;: &quot;;[constantes.$A$1];[ES.B7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6];[constantes.$A$1];&quot;: &quot;;[constantes.$A$1];[ES.B7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7];[constantes.$A$1];&quot;: &quot;;[constantes.$A$1];[ES.B7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8];[constantes.$A$1];&quot;: &quot;;[constantes.$A$1];[ES.B7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49];[constantes.$A$1];&quot;: &quot;;[constantes.$A$1];[ES.B7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0];[constantes.$A$1];&quot;: &quot;;[constantes.$A$1];[ES.B7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1];[constantes.$A$1];&quot;: &quot;;[constantes.$A$1];[ES.B7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2];[constantes.$A$1];&quot;: &quot;;[constantes.$A$1];[ES.B7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3];[constantes.$A$1];&quot;: &quot;;[constantes.$A$1];[ES.B7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4];[constantes.$A$1];&quot;: &quot;;[constantes.$A$1];[ES.B7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5];[constantes.$A$1];&quot;: &quot;;[constantes.$A$1];[ES.B7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6];[constantes.$A$1];&quot;: &quot;;[constantes.$A$1];[ES.B7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7];[constantes.$A$1];&quot;: &quot;;[constantes.$A$1];[ES.B7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8];[constantes.$A$1];&quot;: &quot;;[constantes.$A$1];[ES.B7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59];[constantes.$A$1];&quot;: &quot;;[constantes.$A$1];[ES.B7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0];[constantes.$A$1];&quot;: &quot;;[constantes.$A$1];[ES.B7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1];[constantes.$A$1];&quot;: &quot;;[constantes.$A$1];[ES.B7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2];[constantes.$A$1];&quot;: &quot;;[constantes.$A$1];[ES.B7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3];[constantes.$A$1];&quot;: &quot;;[constantes.$A$1];[ES.B7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4];[constantes.$A$1];&quot;: &quot;;[constantes.$A$1];[ES.B7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5];[constantes.$A$1];&quot;: &quot;;[constantes.$A$1];[ES.B7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6];[constantes.$A$1];&quot;: &quot;;[constantes.$A$1];[ES.B7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7];[constantes.$A$1];&quot;: &quot;;[constantes.$A$1];[ES.B7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8];[constantes.$A$1];&quot;: &quot;;[constantes.$A$1];[ES.B7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69];[constantes.$A$1];&quot;: &quot;;[constantes.$A$1];[ES.B7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0];[constantes.$A$1];&quot;: &quot;;[constantes.$A$1];[ES.B7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1];[constantes.$A$1];&quot;: &quot;;[constantes.$A$1];[ES.B7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2];[constantes.$A$1];&quot;: &quot;;[constantes.$A$1];[ES.B7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3];[constantes.$A$1];&quot;: &quot;;[constantes.$A$1];[ES.B7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4];[constantes.$A$1];&quot;: &quot;;[constantes.$A$1];[ES.B7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5];[constantes.$A$1];&quot;: &quot;;[constantes.$A$1];[ES.B7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6];[constantes.$A$1];&quot;: &quot;;[constantes.$A$1];[ES.B7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7];[constantes.$A$1];&quot;: &quot;;[constantes.$A$1];[ES.B7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8];[constantes.$A$1];&quot;: &quot;;[constantes.$A$1];[ES.B7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79];[constantes.$A$1];&quot;: &quot;;[constantes.$A$1];[ES.B7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0];[constantes.$A$1];&quot;: &quot;;[constantes.$A$1];[ES.B7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1];[constantes.$A$1];&quot;: &quot;;[constantes.$A$1];[ES.B7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2];[constantes.$A$1];&quot;: &quot;;[constantes.$A$1];[ES.B7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3];[constantes.$A$1];&quot;: &quot;;[constantes.$A$1];[ES.B7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4];[constantes.$A$1];&quot;: &quot;;[constantes.$A$1];[ES.B7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5];[constantes.$A$1];&quot;: &quot;;[constantes.$A$1];[ES.B7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6];[constantes.$A$1];&quot;: &quot;;[constantes.$A$1];[ES.B7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7];[constantes.$A$1];&quot;: &quot;;[constantes.$A$1];[ES.B7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8];[constantes.$A$1];&quot;: &quot;;[constantes.$A$1];[ES.B7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89];[constantes.$A$1];&quot;: &quot;;[constantes.$A$1];[ES.B7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0];[constantes.$A$1];&quot;: &quot;;[constantes.$A$1];[ES.B7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1];[constantes.$A$1];&quot;: &quot;;[constantes.$A$1];[ES.B7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2];[constantes.$A$1];&quot;: &quot;;[constantes.$A$1];[ES.B7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3];[constantes.$A$1];&quot;: &quot;;[constantes.$A$1];[ES.B7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4];[constantes.$A$1];&quot;: &quot;;[constantes.$A$1];[ES.B7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5];[constantes.$A$1];&quot;: &quot;;[constantes.$A$1];[ES.B7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6];[constantes.$A$1];&quot;: &quot;;[constantes.$A$1];[ES.B7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7];[constantes.$A$1];&quot;: &quot;;[constantes.$A$1];[ES.B7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8];[constantes.$A$1];&quot;: &quot;;[constantes.$A$1];[ES.B7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799];[constantes.$A$1];&quot;: &quot;;[constantes.$A$1];[ES.B7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0];[constantes.$A$1];&quot;: &quot;;[constantes.$A$1];[ES.B8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1];[constantes.$A$1];&quot;: &quot;;[constantes.$A$1];[ES.B8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2];[constantes.$A$1];&quot;: &quot;;[constantes.$A$1];[ES.B8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3];[constantes.$A$1];&quot;: &quot;;[constantes.$A$1];[ES.B8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4];[constantes.$A$1];&quot;: &quot;;[constantes.$A$1];[ES.B8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5];[constantes.$A$1];&quot;: &quot;;[constantes.$A$1];[ES.B8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6];[constantes.$A$1];&quot;: &quot;;[constantes.$A$1];[ES.B8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7];[constantes.$A$1];&quot;: &quot;;[constantes.$A$1];[ES.B8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8];[constantes.$A$1];&quot;: &quot;;[constantes.$A$1];[ES.B8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09];[constantes.$A$1];&quot;: &quot;;[constantes.$A$1];[ES.B8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0];[constantes.$A$1];&quot;: &quot;;[constantes.$A$1];[ES.B8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1];[constantes.$A$1];&quot;: &quot;;[constantes.$A$1];[ES.B8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2];[constantes.$A$1];&quot;: &quot;;[constantes.$A$1];[ES.B8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3];[constantes.$A$1];&quot;: &quot;;[constantes.$A$1];[ES.B8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4];[constantes.$A$1];&quot;: &quot;;[constantes.$A$1];[ES.B8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5];[constantes.$A$1];&quot;: &quot;;[constantes.$A$1];[ES.B8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6];[constantes.$A$1];&quot;: &quot;;[constantes.$A$1];[ES.B8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7];[constantes.$A$1];&quot;: &quot;;[constantes.$A$1];[ES.B8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8];[constantes.$A$1];&quot;: &quot;;[constantes.$A$1];[ES.B8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19];[constantes.$A$1];&quot;: &quot;;[constantes.$A$1];[ES.B8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0];[constantes.$A$1];&quot;: &quot;;[constantes.$A$1];[ES.B8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1];[constantes.$A$1];&quot;: &quot;;[constantes.$A$1];[ES.B8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2];[constantes.$A$1];&quot;: &quot;;[constantes.$A$1];[ES.B8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3];[constantes.$A$1];&quot;: &quot;;[constantes.$A$1];[ES.B8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4];[constantes.$A$1];&quot;: &quot;;[constantes.$A$1];[ES.B8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5];[constantes.$A$1];&quot;: &quot;;[constantes.$A$1];[ES.B8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6];[constantes.$A$1];&quot;: &quot;;[constantes.$A$1];[ES.B8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7];[constantes.$A$1];&quot;: &quot;;[constantes.$A$1];[ES.B8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8];[constantes.$A$1];&quot;: &quot;;[constantes.$A$1];[ES.B8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29];[constantes.$A$1];&quot;: &quot;;[constantes.$A$1];[ES.B8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30];[constantes.$A$1];&quot;: &quot;;[constantes.$A$1];[ES.B8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31];[constantes.$A$1];&quot;: &quot;;[constantes.$A$1];[ES.B8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32];[constantes.$A$1];&quot;: &quot;;[constantes.$A$1];[ES.B8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33];[constantes.$A$1];&quot;: &quot;;[constantes.$A$1];[ES.B8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34];[constantes.$A$1];&quot;: &quot;;[constantes.$A$1];[ES.B8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35];[constantes.$A$1];&quot;: &quot;;[constantes.$A$1];[ES.B8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36];[constantes.$A$1];&quot;: &quot;;[constantes.$A$1];[ES.B836];[constantes.$A$1];&quot;,&quot;)" office:value-type="string" office:string-value="&quot;Letter from Dr. Edward Johnson:#DEAR MR. HOLMES:#I AM DR. EDWARD JOHNSON, AND I AM CURRENTLY WORKING IN BETHLEM#ROYAL HOSPITAL. I WOULD LIKE TO HAVE AN APPOINTMENT WITH YOU...&quot;: &quot;&quot;," calcext:value-type="string">
            <text:p>"Letter from Dr. Edward Johnson:#DEAR MR. HOLMES:#I AM DR. EDWARD JOHNSON, AND I AM CURRENTLY WORKING IN BETHLEM#ROYAL HOSPITAL. I WOULD LIKE TO HAVE AN APPOINTMENT WITH YOU...": "",</text:p>
          </table:table-cell>
        </table:table-row>
        <table:table-row table:style-name="ro10">
          <table:table-cell table:formula="of:=CONCATENATE([constantes.$A$1];[ES.A837];[constantes.$A$1];&quot;: &quot;;[constantes.$A$1];[ES.B837];[constantes.$A$1];&quot;,&quot;)" office:value-type="string" office:string-value="&quot;Letter from Dr. Edward Johnson:#REGARDING A MYSTERY THAT I CAN ONLY TREAT IN PRIVATE.# I WOULD APPRECIATE YOUR DISCRETION AND#YOUR ANSWER WITH POSSIBLE DATES FOR OUR APPOINTMENT.&quot;: &quot;&quot;," calcext:value-type="string">
            <text:p>"Letter from Dr. Edward Johnson:#REGARDING A MYSTERY THAT I CAN ONLY TREAT IN PRIVATE.# I WOULD APPRECIATE YOUR DISCRETION AND#YOUR ANSWER WITH POSSIBLE DATES FOR OUR APPOINTMENT.": "",</text:p>
          </table:table-cell>
        </table:table-row>
        <table:table-row table:style-name="ro10">
          <table:table-cell table:formula="of:=CONCATENATE([constantes.$A$1];[ES.A838];[constantes.$A$1];&quot;: &quot;;[constantes.$A$1];[ES.B8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39];[constantes.$A$1];&quot;: &quot;;[constantes.$A$1];[ES.B8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0];[constantes.$A$1];&quot;: &quot;;[constantes.$A$1];[ES.B8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1];[constantes.$A$1];&quot;: &quot;;[constantes.$A$1];[ES.B8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2];[constantes.$A$1];&quot;: &quot;;[constantes.$A$1];[ES.B8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3];[constantes.$A$1];&quot;: &quot;;[constantes.$A$1];[ES.B8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4];[constantes.$A$1];&quot;: &quot;;[constantes.$A$1];[ES.B8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5];[constantes.$A$1];&quot;: &quot;;[constantes.$A$1];[ES.B8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6];[constantes.$A$1];&quot;: &quot;;[constantes.$A$1];[ES.B8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7];[constantes.$A$1];&quot;: &quot;;[constantes.$A$1];[ES.B8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8];[constantes.$A$1];&quot;: &quot;;[constantes.$A$1];[ES.B8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49];[constantes.$A$1];&quot;: &quot;;[constantes.$A$1];[ES.B8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0];[constantes.$A$1];&quot;: &quot;;[constantes.$A$1];[ES.B8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1];[constantes.$A$1];&quot;: &quot;;[constantes.$A$1];[ES.B8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2];[constantes.$A$1];&quot;: &quot;;[constantes.$A$1];[ES.B8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3];[constantes.$A$1];&quot;: &quot;;[constantes.$A$1];[ES.B8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4];[constantes.$A$1];&quot;: &quot;;[constantes.$A$1];[ES.B8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5];[constantes.$A$1];&quot;: &quot;;[constantes.$A$1];[ES.B8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6];[constantes.$A$1];&quot;: &quot;;[constantes.$A$1];[ES.B8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7];[constantes.$A$1];&quot;: &quot;;[constantes.$A$1];[ES.B8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8];[constantes.$A$1];&quot;: &quot;;[constantes.$A$1];[ES.B8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59];[constantes.$A$1];&quot;: &quot;;[constantes.$A$1];[ES.B8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0];[constantes.$A$1];&quot;: &quot;;[constantes.$A$1];[ES.B8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1];[constantes.$A$1];&quot;: &quot;;[constantes.$A$1];[ES.B8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2];[constantes.$A$1];&quot;: &quot;;[constantes.$A$1];[ES.B8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3];[constantes.$A$1];&quot;: &quot;;[constantes.$A$1];[ES.B8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4];[constantes.$A$1];&quot;: &quot;;[constantes.$A$1];[ES.B8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5];[constantes.$A$1];&quot;: &quot;;[constantes.$A$1];[ES.B8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6];[constantes.$A$1];&quot;: &quot;;[constantes.$A$1];[ES.B8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7];[constantes.$A$1];&quot;: &quot;;[constantes.$A$1];[ES.B8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8];[constantes.$A$1];&quot;: &quot;;[constantes.$A$1];[ES.B8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69];[constantes.$A$1];&quot;: &quot;;[constantes.$A$1];[ES.B8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0];[constantes.$A$1];&quot;: &quot;;[constantes.$A$1];[ES.B8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1];[constantes.$A$1];&quot;: &quot;;[constantes.$A$1];[ES.B8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2];[constantes.$A$1];&quot;: &quot;;[constantes.$A$1];[ES.B8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3];[constantes.$A$1];&quot;: &quot;;[constantes.$A$1];[ES.B8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4];[constantes.$A$1];&quot;: &quot;;[constantes.$A$1];[ES.B8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5];[constantes.$A$1];&quot;: &quot;;[constantes.$A$1];[ES.B8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6];[constantes.$A$1];&quot;: &quot;;[constantes.$A$1];[ES.B8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7];[constantes.$A$1];&quot;: &quot;;[constantes.$A$1];[ES.B8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8];[constantes.$A$1];&quot;: &quot;;[constantes.$A$1];[ES.B8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79];[constantes.$A$1];&quot;: &quot;;[constantes.$A$1];[ES.B8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0];[constantes.$A$1];&quot;: &quot;;[constantes.$A$1];[ES.B8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1];[constantes.$A$1];&quot;: &quot;;[constantes.$A$1];[ES.B8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2];[constantes.$A$1];&quot;: &quot;;[constantes.$A$1];[ES.B8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3];[constantes.$A$1];&quot;: &quot;;[constantes.$A$1];[ES.B8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4];[constantes.$A$1];&quot;: &quot;;[constantes.$A$1];[ES.B8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5];[constantes.$A$1];&quot;: &quot;;[constantes.$A$1];[ES.B8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6];[constantes.$A$1];&quot;: &quot;;[constantes.$A$1];[ES.B8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7];[constantes.$A$1];&quot;: &quot;;[constantes.$A$1];[ES.B8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8];[constantes.$A$1];&quot;: &quot;;[constantes.$A$1];[ES.B8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89];[constantes.$A$1];&quot;: &quot;;[constantes.$A$1];[ES.B8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0];[constantes.$A$1];&quot;: &quot;;[constantes.$A$1];[ES.B8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1];[constantes.$A$1];&quot;: &quot;;[constantes.$A$1];[ES.B8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2];[constantes.$A$1];&quot;: &quot;;[constantes.$A$1];[ES.B8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3];[constantes.$A$1];&quot;: &quot;;[constantes.$A$1];[ES.B8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4];[constantes.$A$1];&quot;: &quot;;[constantes.$A$1];[ES.B8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5];[constantes.$A$1];&quot;: &quot;;[constantes.$A$1];[ES.B8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6];[constantes.$A$1];&quot;: &quot;;[constantes.$A$1];[ES.B8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7];[constantes.$A$1];&quot;: &quot;;[constantes.$A$1];[ES.B8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8];[constantes.$A$1];&quot;: &quot;;[constantes.$A$1];[ES.B8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899];[constantes.$A$1];&quot;: &quot;;[constantes.$A$1];[ES.B8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0];[constantes.$A$1];&quot;: &quot;;[constantes.$A$1];[ES.B9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1];[constantes.$A$1];&quot;: &quot;;[constantes.$A$1];[ES.B9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2];[constantes.$A$1];&quot;: &quot;;[constantes.$A$1];[ES.B9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3];[constantes.$A$1];&quot;: &quot;;[constantes.$A$1];[ES.B9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4];[constantes.$A$1];&quot;: &quot;;[constantes.$A$1];[ES.B9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5];[constantes.$A$1];&quot;: &quot;;[constantes.$A$1];[ES.B9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6];[constantes.$A$1];&quot;: &quot;;[constantes.$A$1];[ES.B9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7];[constantes.$A$1];&quot;: &quot;;[constantes.$A$1];[ES.B9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8];[constantes.$A$1];&quot;: &quot;;[constantes.$A$1];[ES.B9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09];[constantes.$A$1];&quot;: &quot;;[constantes.$A$1];[ES.B9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0];[constantes.$A$1];&quot;: &quot;;[constantes.$A$1];[ES.B9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1];[constantes.$A$1];&quot;: &quot;;[constantes.$A$1];[ES.B9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2];[constantes.$A$1];&quot;: &quot;;[constantes.$A$1];[ES.B9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3];[constantes.$A$1];&quot;: &quot;;[constantes.$A$1];[ES.B9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4];[constantes.$A$1];&quot;: &quot;;[constantes.$A$1];[ES.B9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5];[constantes.$A$1];&quot;: &quot;;[constantes.$A$1];[ES.B9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6];[constantes.$A$1];&quot;: &quot;;[constantes.$A$1];[ES.B9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7];[constantes.$A$1];&quot;: &quot;;[constantes.$A$1];[ES.B9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8];[constantes.$A$1];&quot;: &quot;;[constantes.$A$1];[ES.B9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19];[constantes.$A$1];&quot;: &quot;;[constantes.$A$1];[ES.B9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0];[constantes.$A$1];&quot;: &quot;;[constantes.$A$1];[ES.B9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1];[constantes.$A$1];&quot;: &quot;;[constantes.$A$1];[ES.B9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2];[constantes.$A$1];&quot;: &quot;;[constantes.$A$1];[ES.B9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3];[constantes.$A$1];&quot;: &quot;;[constantes.$A$1];[ES.B9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4];[constantes.$A$1];&quot;: &quot;;[constantes.$A$1];[ES.B9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5];[constantes.$A$1];&quot;: &quot;;[constantes.$A$1];[ES.B9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6];[constantes.$A$1];&quot;: &quot;;[constantes.$A$1];[ES.B9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7];[constantes.$A$1];&quot;: &quot;;[constantes.$A$1];[ES.B9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8];[constantes.$A$1];&quot;: &quot;;[constantes.$A$1];[ES.B9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29];[constantes.$A$1];&quot;: &quot;;[constantes.$A$1];[ES.B9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0];[constantes.$A$1];&quot;: &quot;;[constantes.$A$1];[ES.B9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1];[constantes.$A$1];&quot;: &quot;;[constantes.$A$1];[ES.B9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2];[constantes.$A$1];&quot;: &quot;;[constantes.$A$1];[ES.B9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3];[constantes.$A$1];&quot;: &quot;;[constantes.$A$1];[ES.B9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4];[constantes.$A$1];&quot;: &quot;;[constantes.$A$1];[ES.B9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5];[constantes.$A$1];&quot;: &quot;;[constantes.$A$1];[ES.B9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6];[constantes.$A$1];&quot;: &quot;;[constantes.$A$1];[ES.B9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7];[constantes.$A$1];&quot;: &quot;;[constantes.$A$1];[ES.B9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8];[constantes.$A$1];&quot;: &quot;;[constantes.$A$1];[ES.B9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39];[constantes.$A$1];&quot;: &quot;;[constantes.$A$1];[ES.B9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0];[constantes.$A$1];&quot;: &quot;;[constantes.$A$1];[ES.B9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1];[constantes.$A$1];&quot;: &quot;;[constantes.$A$1];[ES.B9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2];[constantes.$A$1];&quot;: &quot;;[constantes.$A$1];[ES.B9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3];[constantes.$A$1];&quot;: &quot;;[constantes.$A$1];[ES.B9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4];[constantes.$A$1];&quot;: &quot;;[constantes.$A$1];[ES.B9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5];[constantes.$A$1];&quot;: &quot;;[constantes.$A$1];[ES.B9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6];[constantes.$A$1];&quot;: &quot;;[constantes.$A$1];[ES.B9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7];[constantes.$A$1];&quot;: &quot;;[constantes.$A$1];[ES.B9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8];[constantes.$A$1];&quot;: &quot;;[constantes.$A$1];[ES.B9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49];[constantes.$A$1];&quot;: &quot;;[constantes.$A$1];[ES.B9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0];[constantes.$A$1];&quot;: &quot;;[constantes.$A$1];[ES.B9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1];[constantes.$A$1];&quot;: &quot;;[constantes.$A$1];[ES.B9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2];[constantes.$A$1];&quot;: &quot;;[constantes.$A$1];[ES.B9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3];[constantes.$A$1];&quot;: &quot;;[constantes.$A$1];[ES.B9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4];[constantes.$A$1];&quot;: &quot;;[constantes.$A$1];[ES.B9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5];[constantes.$A$1];&quot;: &quot;;[constantes.$A$1];[ES.B9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6];[constantes.$A$1];&quot;: &quot;;[constantes.$A$1];[ES.B9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7];[constantes.$A$1];&quot;: &quot;;[constantes.$A$1];[ES.B9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8];[constantes.$A$1];&quot;: &quot;;[constantes.$A$1];[ES.B9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59];[constantes.$A$1];&quot;: &quot;;[constantes.$A$1];[ES.B9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0];[constantes.$A$1];&quot;: &quot;;[constantes.$A$1];[ES.B9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1];[constantes.$A$1];&quot;: &quot;;[constantes.$A$1];[ES.B9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2];[constantes.$A$1];&quot;: &quot;;[constantes.$A$1];[ES.B9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3];[constantes.$A$1];&quot;: &quot;;[constantes.$A$1];[ES.B9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4];[constantes.$A$1];&quot;: &quot;;[constantes.$A$1];[ES.B9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5];[constantes.$A$1];&quot;: &quot;;[constantes.$A$1];[ES.B9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6];[constantes.$A$1];&quot;: &quot;;[constantes.$A$1];[ES.B9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7];[constantes.$A$1];&quot;: &quot;;[constantes.$A$1];[ES.B9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8];[constantes.$A$1];&quot;: &quot;;[constantes.$A$1];[ES.B9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69];[constantes.$A$1];&quot;: &quot;;[constantes.$A$1];[ES.B9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0];[constantes.$A$1];&quot;: &quot;;[constantes.$A$1];[ES.B9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1];[constantes.$A$1];&quot;: &quot;;[constantes.$A$1];[ES.B9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2];[constantes.$A$1];&quot;: &quot;;[constantes.$A$1];[ES.B9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3];[constantes.$A$1];&quot;: &quot;;[constantes.$A$1];[ES.B9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4];[constantes.$A$1];&quot;: &quot;;[constantes.$A$1];[ES.B9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5];[constantes.$A$1];&quot;: &quot;;[constantes.$A$1];[ES.B9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6];[constantes.$A$1];&quot;: &quot;;[constantes.$A$1];[ES.B9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7];[constantes.$A$1];&quot;: &quot;;[constantes.$A$1];[ES.B9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8];[constantes.$A$1];&quot;: &quot;;[constantes.$A$1];[ES.B9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79];[constantes.$A$1];&quot;: &quot;;[constantes.$A$1];[ES.B9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0];[constantes.$A$1];&quot;: &quot;;[constantes.$A$1];[ES.B9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1];[constantes.$A$1];&quot;: &quot;;[constantes.$A$1];[ES.B9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2];[constantes.$A$1];&quot;: &quot;;[constantes.$A$1];[ES.B9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3];[constantes.$A$1];&quot;: &quot;;[constantes.$A$1];[ES.B9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4];[constantes.$A$1];&quot;: &quot;;[constantes.$A$1];[ES.B9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5];[constantes.$A$1];&quot;: &quot;;[constantes.$A$1];[ES.B9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6];[constantes.$A$1];&quot;: &quot;;[constantes.$A$1];[ES.B9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7];[constantes.$A$1];&quot;: &quot;;[constantes.$A$1];[ES.B9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8];[constantes.$A$1];&quot;: &quot;;[constantes.$A$1];[ES.B9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89];[constantes.$A$1];&quot;: &quot;;[constantes.$A$1];[ES.B9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0];[constantes.$A$1];&quot;: &quot;;[constantes.$A$1];[ES.B9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1];[constantes.$A$1];&quot;: &quot;;[constantes.$A$1];[ES.B9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2];[constantes.$A$1];&quot;: &quot;;[constantes.$A$1];[ES.B9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3];[constantes.$A$1];&quot;: &quot;;[constantes.$A$1];[ES.B9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4];[constantes.$A$1];&quot;: &quot;;[constantes.$A$1];[ES.B9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5];[constantes.$A$1];&quot;: &quot;;[constantes.$A$1];[ES.B9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6];[constantes.$A$1];&quot;: &quot;;[constantes.$A$1];[ES.B9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7];[constantes.$A$1];&quot;: &quot;;[constantes.$A$1];[ES.B9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8];[constantes.$A$1];&quot;: &quot;;[constantes.$A$1];[ES.B9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999];[constantes.$A$1];&quot;: &quot;;[constantes.$A$1];[ES.B9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0];[constantes.$A$1];&quot;: &quot;;[constantes.$A$1];[ES.B10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1];[constantes.$A$1];&quot;: &quot;;[constantes.$A$1];[ES.B10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2];[constantes.$A$1];&quot;: &quot;;[constantes.$A$1];[ES.B10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3];[constantes.$A$1];&quot;: &quot;;[constantes.$A$1];[ES.B10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4];[constantes.$A$1];&quot;: &quot;;[constantes.$A$1];[ES.B10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5];[constantes.$A$1];&quot;: &quot;;[constantes.$A$1];[ES.B10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6];[constantes.$A$1];&quot;: &quot;;[constantes.$A$1];[ES.B10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7];[constantes.$A$1];&quot;: &quot;;[constantes.$A$1];[ES.B10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8];[constantes.$A$1];&quot;: &quot;;[constantes.$A$1];[ES.B10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09];[constantes.$A$1];&quot;: &quot;;[constantes.$A$1];[ES.B10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0];[constantes.$A$1];&quot;: &quot;;[constantes.$A$1];[ES.B10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1];[constantes.$A$1];&quot;: &quot;;[constantes.$A$1];[ES.B10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2];[constantes.$A$1];&quot;: &quot;;[constantes.$A$1];[ES.B10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3];[constantes.$A$1];&quot;: &quot;;[constantes.$A$1];[ES.B10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4];[constantes.$A$1];&quot;: &quot;;[constantes.$A$1];[ES.B10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5];[constantes.$A$1];&quot;: &quot;;[constantes.$A$1];[ES.B10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6];[constantes.$A$1];&quot;: &quot;;[constantes.$A$1];[ES.B10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7];[constantes.$A$1];&quot;: &quot;;[constantes.$A$1];[ES.B10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8];[constantes.$A$1];&quot;: &quot;;[constantes.$A$1];[ES.B10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19];[constantes.$A$1];&quot;: &quot;;[constantes.$A$1];[ES.B10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0];[constantes.$A$1];&quot;: &quot;;[constantes.$A$1];[ES.B10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1];[constantes.$A$1];&quot;: &quot;;[constantes.$A$1];[ES.B10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2];[constantes.$A$1];&quot;: &quot;;[constantes.$A$1];[ES.B10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3];[constantes.$A$1];&quot;: &quot;;[constantes.$A$1];[ES.B10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4];[constantes.$A$1];&quot;: &quot;;[constantes.$A$1];[ES.B10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5];[constantes.$A$1];&quot;: &quot;;[constantes.$A$1];[ES.B10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6];[constantes.$A$1];&quot;: &quot;;[constantes.$A$1];[ES.B10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7];[constantes.$A$1];&quot;: &quot;;[constantes.$A$1];[ES.B10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8];[constantes.$A$1];&quot;: &quot;;[constantes.$A$1];[ES.B10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29];[constantes.$A$1];&quot;: &quot;;[constantes.$A$1];[ES.B10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0];[constantes.$A$1];&quot;: &quot;;[constantes.$A$1];[ES.B10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1];[constantes.$A$1];&quot;: &quot;;[constantes.$A$1];[ES.B10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2];[constantes.$A$1];&quot;: &quot;;[constantes.$A$1];[ES.B10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3];[constantes.$A$1];&quot;: &quot;;[constantes.$A$1];[ES.B10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4];[constantes.$A$1];&quot;: &quot;;[constantes.$A$1];[ES.B10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5];[constantes.$A$1];&quot;: &quot;;[constantes.$A$1];[ES.B10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6];[constantes.$A$1];&quot;: &quot;;[constantes.$A$1];[ES.B10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7];[constantes.$A$1];&quot;: &quot;;[constantes.$A$1];[ES.B10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8];[constantes.$A$1];&quot;: &quot;;[constantes.$A$1];[ES.B10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39];[constantes.$A$1];&quot;: &quot;;[constantes.$A$1];[ES.B10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0];[constantes.$A$1];&quot;: &quot;;[constantes.$A$1];[ES.B10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1];[constantes.$A$1];&quot;: &quot;;[constantes.$A$1];[ES.B10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2];[constantes.$A$1];&quot;: &quot;;[constantes.$A$1];[ES.B10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3];[constantes.$A$1];&quot;: &quot;;[constantes.$A$1];[ES.B10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4];[constantes.$A$1];&quot;: &quot;;[constantes.$A$1];[ES.B10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5];[constantes.$A$1];&quot;: &quot;;[constantes.$A$1];[ES.B10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6];[constantes.$A$1];&quot;: &quot;;[constantes.$A$1];[ES.B10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7];[constantes.$A$1];&quot;: &quot;;[constantes.$A$1];[ES.B10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8];[constantes.$A$1];&quot;: &quot;;[constantes.$A$1];[ES.B10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49];[constantes.$A$1];&quot;: &quot;;[constantes.$A$1];[ES.B10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0];[constantes.$A$1];&quot;: &quot;;[constantes.$A$1];[ES.B10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1];[constantes.$A$1];&quot;: &quot;;[constantes.$A$1];[ES.B10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2];[constantes.$A$1];&quot;: &quot;;[constantes.$A$1];[ES.B10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3];[constantes.$A$1];&quot;: &quot;;[constantes.$A$1];[ES.B10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4];[constantes.$A$1];&quot;: &quot;;[constantes.$A$1];[ES.B10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5];[constantes.$A$1];&quot;: &quot;;[constantes.$A$1];[ES.B10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6];[constantes.$A$1];&quot;: &quot;;[constantes.$A$1];[ES.B10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7];[constantes.$A$1];&quot;: &quot;;[constantes.$A$1];[ES.B10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8];[constantes.$A$1];&quot;: &quot;;[constantes.$A$1];[ES.B10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59];[constantes.$A$1];&quot;: &quot;;[constantes.$A$1];[ES.B10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0];[constantes.$A$1];&quot;: &quot;;[constantes.$A$1];[ES.B10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1];[constantes.$A$1];&quot;: &quot;;[constantes.$A$1];[ES.B10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2];[constantes.$A$1];&quot;: &quot;;[constantes.$A$1];[ES.B10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3];[constantes.$A$1];&quot;: &quot;;[constantes.$A$1];[ES.B10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4];[constantes.$A$1];&quot;: &quot;;[constantes.$A$1];[ES.B10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5];[constantes.$A$1];&quot;: &quot;;[constantes.$A$1];[ES.B10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6];[constantes.$A$1];&quot;: &quot;;[constantes.$A$1];[ES.B10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7];[constantes.$A$1];&quot;: &quot;;[constantes.$A$1];[ES.B10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8];[constantes.$A$1];&quot;: &quot;;[constantes.$A$1];[ES.B10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69];[constantes.$A$1];&quot;: &quot;;[constantes.$A$1];[ES.B10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0];[constantes.$A$1];&quot;: &quot;;[constantes.$A$1];[ES.B10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1];[constantes.$A$1];&quot;: &quot;;[constantes.$A$1];[ES.B10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2];[constantes.$A$1];&quot;: &quot;;[constantes.$A$1];[ES.B10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3];[constantes.$A$1];&quot;: &quot;;[constantes.$A$1];[ES.B10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4];[constantes.$A$1];&quot;: &quot;;[constantes.$A$1];[ES.B10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5];[constantes.$A$1];&quot;: &quot;;[constantes.$A$1];[ES.B10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6];[constantes.$A$1];&quot;: &quot;;[constantes.$A$1];[ES.B10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7];[constantes.$A$1];&quot;: &quot;;[constantes.$A$1];[ES.B10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8];[constantes.$A$1];&quot;: &quot;;[constantes.$A$1];[ES.B10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79];[constantes.$A$1];&quot;: &quot;;[constantes.$A$1];[ES.B10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0];[constantes.$A$1];&quot;: &quot;;[constantes.$A$1];[ES.B10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1];[constantes.$A$1];&quot;: &quot;;[constantes.$A$1];[ES.B10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2];[constantes.$A$1];&quot;: &quot;;[constantes.$A$1];[ES.B10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3];[constantes.$A$1];&quot;: &quot;;[constantes.$A$1];[ES.B10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4];[constantes.$A$1];&quot;: &quot;;[constantes.$A$1];[ES.B10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5];[constantes.$A$1];&quot;: &quot;;[constantes.$A$1];[ES.B10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6];[constantes.$A$1];&quot;: &quot;;[constantes.$A$1];[ES.B10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7];[constantes.$A$1];&quot;: &quot;;[constantes.$A$1];[ES.B10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8];[constantes.$A$1];&quot;: &quot;;[constantes.$A$1];[ES.B10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89];[constantes.$A$1];&quot;: &quot;;[constantes.$A$1];[ES.B10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0];[constantes.$A$1];&quot;: &quot;;[constantes.$A$1];[ES.B10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1];[constantes.$A$1];&quot;: &quot;;[constantes.$A$1];[ES.B10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2];[constantes.$A$1];&quot;: &quot;;[constantes.$A$1];[ES.B10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3];[constantes.$A$1];&quot;: &quot;;[constantes.$A$1];[ES.B10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4];[constantes.$A$1];&quot;: &quot;;[constantes.$A$1];[ES.B10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5];[constantes.$A$1];&quot;: &quot;;[constantes.$A$1];[ES.B10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6];[constantes.$A$1];&quot;: &quot;;[constantes.$A$1];[ES.B10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7];[constantes.$A$1];&quot;: &quot;;[constantes.$A$1];[ES.B10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8];[constantes.$A$1];&quot;: &quot;;[constantes.$A$1];[ES.B10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099];[constantes.$A$1];&quot;: &quot;;[constantes.$A$1];[ES.B10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0];[constantes.$A$1];&quot;: &quot;;[constantes.$A$1];[ES.B11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1];[constantes.$A$1];&quot;: &quot;;[constantes.$A$1];[ES.B11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2];[constantes.$A$1];&quot;: &quot;;[constantes.$A$1];[ES.B11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3];[constantes.$A$1];&quot;: &quot;;[constantes.$A$1];[ES.B11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4];[constantes.$A$1];&quot;: &quot;;[constantes.$A$1];[ES.B11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5];[constantes.$A$1];&quot;: &quot;;[constantes.$A$1];[ES.B11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6];[constantes.$A$1];&quot;: &quot;;[constantes.$A$1];[ES.B11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7];[constantes.$A$1];&quot;: &quot;;[constantes.$A$1];[ES.B11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8];[constantes.$A$1];&quot;: &quot;;[constantes.$A$1];[ES.B11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09];[constantes.$A$1];&quot;: &quot;;[constantes.$A$1];[ES.B11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0];[constantes.$A$1];&quot;: &quot;;[constantes.$A$1];[ES.B11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1];[constantes.$A$1];&quot;: &quot;;[constantes.$A$1];[ES.B11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2];[constantes.$A$1];&quot;: &quot;;[constantes.$A$1];[ES.B11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3];[constantes.$A$1];&quot;: &quot;;[constantes.$A$1];[ES.B11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4];[constantes.$A$1];&quot;: &quot;;[constantes.$A$1];[ES.B11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5];[constantes.$A$1];&quot;: &quot;;[constantes.$A$1];[ES.B11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6];[constantes.$A$1];&quot;: &quot;;[constantes.$A$1];[ES.B11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7];[constantes.$A$1];&quot;: &quot;;[constantes.$A$1];[ES.B11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8];[constantes.$A$1];&quot;: &quot;;[constantes.$A$1];[ES.B11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19];[constantes.$A$1];&quot;: &quot;;[constantes.$A$1];[ES.B11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0];[constantes.$A$1];&quot;: &quot;;[constantes.$A$1];[ES.B11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1];[constantes.$A$1];&quot;: &quot;;[constantes.$A$1];[ES.B11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2];[constantes.$A$1];&quot;: &quot;;[constantes.$A$1];[ES.B11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3];[constantes.$A$1];&quot;: &quot;;[constantes.$A$1];[ES.B11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4];[constantes.$A$1];&quot;: &quot;;[constantes.$A$1];[ES.B11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5];[constantes.$A$1];&quot;: &quot;;[constantes.$A$1];[ES.B11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6];[constantes.$A$1];&quot;: &quot;;[constantes.$A$1];[ES.B11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7];[constantes.$A$1];&quot;: &quot;;[constantes.$A$1];[ES.B11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8];[constantes.$A$1];&quot;: &quot;;[constantes.$A$1];[ES.B11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29];[constantes.$A$1];&quot;: &quot;;[constantes.$A$1];[ES.B11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0];[constantes.$A$1];&quot;: &quot;;[constantes.$A$1];[ES.B11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1];[constantes.$A$1];&quot;: &quot;;[constantes.$A$1];[ES.B11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2];[constantes.$A$1];&quot;: &quot;;[constantes.$A$1];[ES.B11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3];[constantes.$A$1];&quot;: &quot;;[constantes.$A$1];[ES.B11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4];[constantes.$A$1];&quot;: &quot;;[constantes.$A$1];[ES.B11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5];[constantes.$A$1];&quot;: &quot;;[constantes.$A$1];[ES.B11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6];[constantes.$A$1];&quot;: &quot;;[constantes.$A$1];[ES.B11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7];[constantes.$A$1];&quot;: &quot;;[constantes.$A$1];[ES.B11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8];[constantes.$A$1];&quot;: &quot;;[constantes.$A$1];[ES.B11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39];[constantes.$A$1];&quot;: &quot;;[constantes.$A$1];[ES.B11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0];[constantes.$A$1];&quot;: &quot;;[constantes.$A$1];[ES.B11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1];[constantes.$A$1];&quot;: &quot;;[constantes.$A$1];[ES.B11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2];[constantes.$A$1];&quot;: &quot;;[constantes.$A$1];[ES.B11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3];[constantes.$A$1];&quot;: &quot;;[constantes.$A$1];[ES.B11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4];[constantes.$A$1];&quot;: &quot;;[constantes.$A$1];[ES.B11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5];[constantes.$A$1];&quot;: &quot;;[constantes.$A$1];[ES.B11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6];[constantes.$A$1];&quot;: &quot;;[constantes.$A$1];[ES.B11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7];[constantes.$A$1];&quot;: &quot;;[constantes.$A$1];[ES.B11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8];[constantes.$A$1];&quot;: &quot;;[constantes.$A$1];[ES.B11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49];[constantes.$A$1];&quot;: &quot;;[constantes.$A$1];[ES.B11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0];[constantes.$A$1];&quot;: &quot;;[constantes.$A$1];[ES.B11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1];[constantes.$A$1];&quot;: &quot;;[constantes.$A$1];[ES.B11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2];[constantes.$A$1];&quot;: &quot;;[constantes.$A$1];[ES.B11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3];[constantes.$A$1];&quot;: &quot;;[constantes.$A$1];[ES.B11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4];[constantes.$A$1];&quot;: &quot;;[constantes.$A$1];[ES.B11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5];[constantes.$A$1];&quot;: &quot;;[constantes.$A$1];[ES.B11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6];[constantes.$A$1];&quot;: &quot;;[constantes.$A$1];[ES.B11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7];[constantes.$A$1];&quot;: &quot;;[constantes.$A$1];[ES.B11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8];[constantes.$A$1];&quot;: &quot;;[constantes.$A$1];[ES.B11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59];[constantes.$A$1];&quot;: &quot;;[constantes.$A$1];[ES.B11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0];[constantes.$A$1];&quot;: &quot;;[constantes.$A$1];[ES.B11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1];[constantes.$A$1];&quot;: &quot;;[constantes.$A$1];[ES.B11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2];[constantes.$A$1];&quot;: &quot;;[constantes.$A$1];[ES.B11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3];[constantes.$A$1];&quot;: &quot;;[constantes.$A$1];[ES.B11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4];[constantes.$A$1];&quot;: &quot;;[constantes.$A$1];[ES.B11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5];[constantes.$A$1];&quot;: &quot;;[constantes.$A$1];[ES.B11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6];[constantes.$A$1];&quot;: &quot;;[constantes.$A$1];[ES.B11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7];[constantes.$A$1];&quot;: &quot;;[constantes.$A$1];[ES.B11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8];[constantes.$A$1];&quot;: &quot;;[constantes.$A$1];[ES.B11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69];[constantes.$A$1];&quot;: &quot;;[constantes.$A$1];[ES.B11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0];[constantes.$A$1];&quot;: &quot;;[constantes.$A$1];[ES.B11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1];[constantes.$A$1];&quot;: &quot;;[constantes.$A$1];[ES.B11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2];[constantes.$A$1];&quot;: &quot;;[constantes.$A$1];[ES.B11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3];[constantes.$A$1];&quot;: &quot;;[constantes.$A$1];[ES.B11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4];[constantes.$A$1];&quot;: &quot;;[constantes.$A$1];[ES.B11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5];[constantes.$A$1];&quot;: &quot;;[constantes.$A$1];[ES.B11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6];[constantes.$A$1];&quot;: &quot;;[constantes.$A$1];[ES.B11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7];[constantes.$A$1];&quot;: &quot;;[constantes.$A$1];[ES.B11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8];[constantes.$A$1];&quot;: &quot;;[constantes.$A$1];[ES.B11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79];[constantes.$A$1];&quot;: &quot;;[constantes.$A$1];[ES.B11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0];[constantes.$A$1];&quot;: &quot;;[constantes.$A$1];[ES.B11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1];[constantes.$A$1];&quot;: &quot;;[constantes.$A$1];[ES.B11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2];[constantes.$A$1];&quot;: &quot;;[constantes.$A$1];[ES.B11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3];[constantes.$A$1];&quot;: &quot;;[constantes.$A$1];[ES.B11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4];[constantes.$A$1];&quot;: &quot;;[constantes.$A$1];[ES.B11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5];[constantes.$A$1];&quot;: &quot;;[constantes.$A$1];[ES.B11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6];[constantes.$A$1];&quot;: &quot;;[constantes.$A$1];[ES.B11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7];[constantes.$A$1];&quot;: &quot;;[constantes.$A$1];[ES.B11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8];[constantes.$A$1];&quot;: &quot;;[constantes.$A$1];[ES.B11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89];[constantes.$A$1];&quot;: &quot;;[constantes.$A$1];[ES.B11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0];[constantes.$A$1];&quot;: &quot;;[constantes.$A$1];[ES.B11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1];[constantes.$A$1];&quot;: &quot;;[constantes.$A$1];[ES.B11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2];[constantes.$A$1];&quot;: &quot;;[constantes.$A$1];[ES.B11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3];[constantes.$A$1];&quot;: &quot;;[constantes.$A$1];[ES.B11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4];[constantes.$A$1];&quot;: &quot;;[constantes.$A$1];[ES.B11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5];[constantes.$A$1];&quot;: &quot;;[constantes.$A$1];[ES.B11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6];[constantes.$A$1];&quot;: &quot;;[constantes.$A$1];[ES.B11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7];[constantes.$A$1];&quot;: &quot;;[constantes.$A$1];[ES.B11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8];[constantes.$A$1];&quot;: &quot;;[constantes.$A$1];[ES.B11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199];[constantes.$A$1];&quot;: &quot;;[constantes.$A$1];[ES.B11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0];[constantes.$A$1];&quot;: &quot;;[constantes.$A$1];[ES.B12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1];[constantes.$A$1];&quot;: &quot;;[constantes.$A$1];[ES.B12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2];[constantes.$A$1];&quot;: &quot;;[constantes.$A$1];[ES.B12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3];[constantes.$A$1];&quot;: &quot;;[constantes.$A$1];[ES.B12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4];[constantes.$A$1];&quot;: &quot;;[constantes.$A$1];[ES.B12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5];[constantes.$A$1];&quot;: &quot;;[constantes.$A$1];[ES.B12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6];[constantes.$A$1];&quot;: &quot;;[constantes.$A$1];[ES.B12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7];[constantes.$A$1];&quot;: &quot;;[constantes.$A$1];[ES.B12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8];[constantes.$A$1];&quot;: &quot;;[constantes.$A$1];[ES.B12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09];[constantes.$A$1];&quot;: &quot;;[constantes.$A$1];[ES.B12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0];[constantes.$A$1];&quot;: &quot;;[constantes.$A$1];[ES.B12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1];[constantes.$A$1];&quot;: &quot;;[constantes.$A$1];[ES.B12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2];[constantes.$A$1];&quot;: &quot;;[constantes.$A$1];[ES.B12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3];[constantes.$A$1];&quot;: &quot;;[constantes.$A$1];[ES.B12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4];[constantes.$A$1];&quot;: &quot;;[constantes.$A$1];[ES.B12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5];[constantes.$A$1];&quot;: &quot;;[constantes.$A$1];[ES.B12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6];[constantes.$A$1];&quot;: &quot;;[constantes.$A$1];[ES.B12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7];[constantes.$A$1];&quot;: &quot;;[constantes.$A$1];[ES.B12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8];[constantes.$A$1];&quot;: &quot;;[constantes.$A$1];[ES.B12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19];[constantes.$A$1];&quot;: &quot;;[constantes.$A$1];[ES.B12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0];[constantes.$A$1];&quot;: &quot;;[constantes.$A$1];[ES.B12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1];[constantes.$A$1];&quot;: &quot;;[constantes.$A$1];[ES.B12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2];[constantes.$A$1];&quot;: &quot;;[constantes.$A$1];[ES.B12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3];[constantes.$A$1];&quot;: &quot;;[constantes.$A$1];[ES.B12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4];[constantes.$A$1];&quot;: &quot;;[constantes.$A$1];[ES.B12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5];[constantes.$A$1];&quot;: &quot;;[constantes.$A$1];[ES.B12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6];[constantes.$A$1];&quot;: &quot;;[constantes.$A$1];[ES.B12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7];[constantes.$A$1];&quot;: &quot;;[constantes.$A$1];[ES.B12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8];[constantes.$A$1];&quot;: &quot;;[constantes.$A$1];[ES.B12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29];[constantes.$A$1];&quot;: &quot;;[constantes.$A$1];[ES.B12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0];[constantes.$A$1];&quot;: &quot;;[constantes.$A$1];[ES.B12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1];[constantes.$A$1];&quot;: &quot;;[constantes.$A$1];[ES.B12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2];[constantes.$A$1];&quot;: &quot;;[constantes.$A$1];[ES.B12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3];[constantes.$A$1];&quot;: &quot;;[constantes.$A$1];[ES.B12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4];[constantes.$A$1];&quot;: &quot;;[constantes.$A$1];[ES.B12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5];[constantes.$A$1];&quot;: &quot;;[constantes.$A$1];[ES.B12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6];[constantes.$A$1];&quot;: &quot;;[constantes.$A$1];[ES.B12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7];[constantes.$A$1];&quot;: &quot;;[constantes.$A$1];[ES.B12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8];[constantes.$A$1];&quot;: &quot;;[constantes.$A$1];[ES.B12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39];[constantes.$A$1];&quot;: &quot;;[constantes.$A$1];[ES.B12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0];[constantes.$A$1];&quot;: &quot;;[constantes.$A$1];[ES.B12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1];[constantes.$A$1];&quot;: &quot;;[constantes.$A$1];[ES.B12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2];[constantes.$A$1];&quot;: &quot;;[constantes.$A$1];[ES.B12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3];[constantes.$A$1];&quot;: &quot;;[constantes.$A$1];[ES.B12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4];[constantes.$A$1];&quot;: &quot;;[constantes.$A$1];[ES.B12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5];[constantes.$A$1];&quot;: &quot;;[constantes.$A$1];[ES.B12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6];[constantes.$A$1];&quot;: &quot;;[constantes.$A$1];[ES.B12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7];[constantes.$A$1];&quot;: &quot;;[constantes.$A$1];[ES.B12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8];[constantes.$A$1];&quot;: &quot;;[constantes.$A$1];[ES.B12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49];[constantes.$A$1];&quot;: &quot;;[constantes.$A$1];[ES.B12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0];[constantes.$A$1];&quot;: &quot;;[constantes.$A$1];[ES.B12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1];[constantes.$A$1];&quot;: &quot;;[constantes.$A$1];[ES.B12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2];[constantes.$A$1];&quot;: &quot;;[constantes.$A$1];[ES.B12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3];[constantes.$A$1];&quot;: &quot;;[constantes.$A$1];[ES.B12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4];[constantes.$A$1];&quot;: &quot;;[constantes.$A$1];[ES.B12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5];[constantes.$A$1];&quot;: &quot;;[constantes.$A$1];[ES.B12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6];[constantes.$A$1];&quot;: &quot;;[constantes.$A$1];[ES.B12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7];[constantes.$A$1];&quot;: &quot;;[constantes.$A$1];[ES.B12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8];[constantes.$A$1];&quot;: &quot;;[constantes.$A$1];[ES.B12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59];[constantes.$A$1];&quot;: &quot;;[constantes.$A$1];[ES.B12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0];[constantes.$A$1];&quot;: &quot;;[constantes.$A$1];[ES.B12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1];[constantes.$A$1];&quot;: &quot;;[constantes.$A$1];[ES.B12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2];[constantes.$A$1];&quot;: &quot;;[constantes.$A$1];[ES.B12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3];[constantes.$A$1];&quot;: &quot;;[constantes.$A$1];[ES.B12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4];[constantes.$A$1];&quot;: &quot;;[constantes.$A$1];[ES.B12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5];[constantes.$A$1];&quot;: &quot;;[constantes.$A$1];[ES.B12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6];[constantes.$A$1];&quot;: &quot;;[constantes.$A$1];[ES.B12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7];[constantes.$A$1];&quot;: &quot;;[constantes.$A$1];[ES.B12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8];[constantes.$A$1];&quot;: &quot;;[constantes.$A$1];[ES.B12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69];[constantes.$A$1];&quot;: &quot;;[constantes.$A$1];[ES.B12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0];[constantes.$A$1];&quot;: &quot;;[constantes.$A$1];[ES.B12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1];[constantes.$A$1];&quot;: &quot;;[constantes.$A$1];[ES.B12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2];[constantes.$A$1];&quot;: &quot;;[constantes.$A$1];[ES.B12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3];[constantes.$A$1];&quot;: &quot;;[constantes.$A$1];[ES.B12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4];[constantes.$A$1];&quot;: &quot;;[constantes.$A$1];[ES.B12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5];[constantes.$A$1];&quot;: &quot;;[constantes.$A$1];[ES.B12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6];[constantes.$A$1];&quot;: &quot;;[constantes.$A$1];[ES.B12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7];[constantes.$A$1];&quot;: &quot;;[constantes.$A$1];[ES.B12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8];[constantes.$A$1];&quot;: &quot;;[constantes.$A$1];[ES.B12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79];[constantes.$A$1];&quot;: &quot;;[constantes.$A$1];[ES.B12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0];[constantes.$A$1];&quot;: &quot;;[constantes.$A$1];[ES.B12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1];[constantes.$A$1];&quot;: &quot;;[constantes.$A$1];[ES.B12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2];[constantes.$A$1];&quot;: &quot;;[constantes.$A$1];[ES.B12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3];[constantes.$A$1];&quot;: &quot;;[constantes.$A$1];[ES.B12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4];[constantes.$A$1];&quot;: &quot;;[constantes.$A$1];[ES.B12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5];[constantes.$A$1];&quot;: &quot;;[constantes.$A$1];[ES.B12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6];[constantes.$A$1];&quot;: &quot;;[constantes.$A$1];[ES.B12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7];[constantes.$A$1];&quot;: &quot;;[constantes.$A$1];[ES.B12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8];[constantes.$A$1];&quot;: &quot;;[constantes.$A$1];[ES.B12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89];[constantes.$A$1];&quot;: &quot;;[constantes.$A$1];[ES.B12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0];[constantes.$A$1];&quot;: &quot;;[constantes.$A$1];[ES.B12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1];[constantes.$A$1];&quot;: &quot;;[constantes.$A$1];[ES.B12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2];[constantes.$A$1];&quot;: &quot;;[constantes.$A$1];[ES.B12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3];[constantes.$A$1];&quot;: &quot;;[constantes.$A$1];[ES.B12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4];[constantes.$A$1];&quot;: &quot;;[constantes.$A$1];[ES.B12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5];[constantes.$A$1];&quot;: &quot;;[constantes.$A$1];[ES.B12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6];[constantes.$A$1];&quot;: &quot;;[constantes.$A$1];[ES.B12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7];[constantes.$A$1];&quot;: &quot;;[constantes.$A$1];[ES.B12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8];[constantes.$A$1];&quot;: &quot;;[constantes.$A$1];[ES.B12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299];[constantes.$A$1];&quot;: &quot;;[constantes.$A$1];[ES.B12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0];[constantes.$A$1];&quot;: &quot;;[constantes.$A$1];[ES.B13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1];[constantes.$A$1];&quot;: &quot;;[constantes.$A$1];[ES.B13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2];[constantes.$A$1];&quot;: &quot;;[constantes.$A$1];[ES.B13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3];[constantes.$A$1];&quot;: &quot;;[constantes.$A$1];[ES.B13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4];[constantes.$A$1];&quot;: &quot;;[constantes.$A$1];[ES.B13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5];[constantes.$A$1];&quot;: &quot;;[constantes.$A$1];[ES.B13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6];[constantes.$A$1];&quot;: &quot;;[constantes.$A$1];[ES.B13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7];[constantes.$A$1];&quot;: &quot;;[constantes.$A$1];[ES.B13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8];[constantes.$A$1];&quot;: &quot;;[constantes.$A$1];[ES.B13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09];[constantes.$A$1];&quot;: &quot;;[constantes.$A$1];[ES.B13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0];[constantes.$A$1];&quot;: &quot;;[constantes.$A$1];[ES.B13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1];[constantes.$A$1];&quot;: &quot;;[constantes.$A$1];[ES.B13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2];[constantes.$A$1];&quot;: &quot;;[constantes.$A$1];[ES.B13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3];[constantes.$A$1];&quot;: &quot;;[constantes.$A$1];[ES.B13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4];[constantes.$A$1];&quot;: &quot;;[constantes.$A$1];[ES.B13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5];[constantes.$A$1];&quot;: &quot;;[constantes.$A$1];[ES.B13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6];[constantes.$A$1];&quot;: &quot;;[constantes.$A$1];[ES.B13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7];[constantes.$A$1];&quot;: &quot;;[constantes.$A$1];[ES.B13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8];[constantes.$A$1];&quot;: &quot;;[constantes.$A$1];[ES.B13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19];[constantes.$A$1];&quot;: &quot;;[constantes.$A$1];[ES.B13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0];[constantes.$A$1];&quot;: &quot;;[constantes.$A$1];[ES.B13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1];[constantes.$A$1];&quot;: &quot;;[constantes.$A$1];[ES.B13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2];[constantes.$A$1];&quot;: &quot;;[constantes.$A$1];[ES.B13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3];[constantes.$A$1];&quot;: &quot;;[constantes.$A$1];[ES.B13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4];[constantes.$A$1];&quot;: &quot;;[constantes.$A$1];[ES.B13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5];[constantes.$A$1];&quot;: &quot;;[constantes.$A$1];[ES.B13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6];[constantes.$A$1];&quot;: &quot;;[constantes.$A$1];[ES.B13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7];[constantes.$A$1];&quot;: &quot;;[constantes.$A$1];[ES.B13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8];[constantes.$A$1];&quot;: &quot;;[constantes.$A$1];[ES.B13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29];[constantes.$A$1];&quot;: &quot;;[constantes.$A$1];[ES.B13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0];[constantes.$A$1];&quot;: &quot;;[constantes.$A$1];[ES.B13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1];[constantes.$A$1];&quot;: &quot;;[constantes.$A$1];[ES.B13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2];[constantes.$A$1];&quot;: &quot;;[constantes.$A$1];[ES.B13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3];[constantes.$A$1];&quot;: &quot;;[constantes.$A$1];[ES.B13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4];[constantes.$A$1];&quot;: &quot;;[constantes.$A$1];[ES.B13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5];[constantes.$A$1];&quot;: &quot;;[constantes.$A$1];[ES.B13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6];[constantes.$A$1];&quot;: &quot;;[constantes.$A$1];[ES.B13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7];[constantes.$A$1];&quot;: &quot;;[constantes.$A$1];[ES.B13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8];[constantes.$A$1];&quot;: &quot;;[constantes.$A$1];[ES.B13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39];[constantes.$A$1];&quot;: &quot;;[constantes.$A$1];[ES.B13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0];[constantes.$A$1];&quot;: &quot;;[constantes.$A$1];[ES.B13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1];[constantes.$A$1];&quot;: &quot;;[constantes.$A$1];[ES.B13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2];[constantes.$A$1];&quot;: &quot;;[constantes.$A$1];[ES.B13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3];[constantes.$A$1];&quot;: &quot;;[constantes.$A$1];[ES.B13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4];[constantes.$A$1];&quot;: &quot;;[constantes.$A$1];[ES.B13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5];[constantes.$A$1];&quot;: &quot;;[constantes.$A$1];[ES.B13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6];[constantes.$A$1];&quot;: &quot;;[constantes.$A$1];[ES.B13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7];[constantes.$A$1];&quot;: &quot;;[constantes.$A$1];[ES.B13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8];[constantes.$A$1];&quot;: &quot;;[constantes.$A$1];[ES.B13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49];[constantes.$A$1];&quot;: &quot;;[constantes.$A$1];[ES.B13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0];[constantes.$A$1];&quot;: &quot;;[constantes.$A$1];[ES.B13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1];[constantes.$A$1];&quot;: &quot;;[constantes.$A$1];[ES.B13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2];[constantes.$A$1];&quot;: &quot;;[constantes.$A$1];[ES.B13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3];[constantes.$A$1];&quot;: &quot;;[constantes.$A$1];[ES.B13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4];[constantes.$A$1];&quot;: &quot;;[constantes.$A$1];[ES.B13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5];[constantes.$A$1];&quot;: &quot;;[constantes.$A$1];[ES.B13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6];[constantes.$A$1];&quot;: &quot;;[constantes.$A$1];[ES.B13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7];[constantes.$A$1];&quot;: &quot;;[constantes.$A$1];[ES.B13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8];[constantes.$A$1];&quot;: &quot;;[constantes.$A$1];[ES.B13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59];[constantes.$A$1];&quot;: &quot;;[constantes.$A$1];[ES.B13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0];[constantes.$A$1];&quot;: &quot;;[constantes.$A$1];[ES.B13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1];[constantes.$A$1];&quot;: &quot;;[constantes.$A$1];[ES.B13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2];[constantes.$A$1];&quot;: &quot;;[constantes.$A$1];[ES.B13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3];[constantes.$A$1];&quot;: &quot;;[constantes.$A$1];[ES.B13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4];[constantes.$A$1];&quot;: &quot;;[constantes.$A$1];[ES.B13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5];[constantes.$A$1];&quot;: &quot;;[constantes.$A$1];[ES.B13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6];[constantes.$A$1];&quot;: &quot;;[constantes.$A$1];[ES.B13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7];[constantes.$A$1];&quot;: &quot;;[constantes.$A$1];[ES.B13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8];[constantes.$A$1];&quot;: &quot;;[constantes.$A$1];[ES.B13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69];[constantes.$A$1];&quot;: &quot;;[constantes.$A$1];[ES.B13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0];[constantes.$A$1];&quot;: &quot;;[constantes.$A$1];[ES.B13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1];[constantes.$A$1];&quot;: &quot;;[constantes.$A$1];[ES.B13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2];[constantes.$A$1];&quot;: &quot;;[constantes.$A$1];[ES.B13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3];[constantes.$A$1];&quot;: &quot;;[constantes.$A$1];[ES.B13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4];[constantes.$A$1];&quot;: &quot;;[constantes.$A$1];[ES.B13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5];[constantes.$A$1];&quot;: &quot;;[constantes.$A$1];[ES.B13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6];[constantes.$A$1];&quot;: &quot;;[constantes.$A$1];[ES.B13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7];[constantes.$A$1];&quot;: &quot;;[constantes.$A$1];[ES.B13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8];[constantes.$A$1];&quot;: &quot;;[constantes.$A$1];[ES.B13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79];[constantes.$A$1];&quot;: &quot;;[constantes.$A$1];[ES.B13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0];[constantes.$A$1];&quot;: &quot;;[constantes.$A$1];[ES.B13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1];[constantes.$A$1];&quot;: &quot;;[constantes.$A$1];[ES.B13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2];[constantes.$A$1];&quot;: &quot;;[constantes.$A$1];[ES.B13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3];[constantes.$A$1];&quot;: &quot;;[constantes.$A$1];[ES.B13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4];[constantes.$A$1];&quot;: &quot;;[constantes.$A$1];[ES.B13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5];[constantes.$A$1];&quot;: &quot;;[constantes.$A$1];[ES.B13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6];[constantes.$A$1];&quot;: &quot;;[constantes.$A$1];[ES.B13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7];[constantes.$A$1];&quot;: &quot;;[constantes.$A$1];[ES.B13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8];[constantes.$A$1];&quot;: &quot;;[constantes.$A$1];[ES.B13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89];[constantes.$A$1];&quot;: &quot;;[constantes.$A$1];[ES.B13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0];[constantes.$A$1];&quot;: &quot;;[constantes.$A$1];[ES.B13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1];[constantes.$A$1];&quot;: &quot;;[constantes.$A$1];[ES.B13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2];[constantes.$A$1];&quot;: &quot;;[constantes.$A$1];[ES.B13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3];[constantes.$A$1];&quot;: &quot;;[constantes.$A$1];[ES.B13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4];[constantes.$A$1];&quot;: &quot;;[constantes.$A$1];[ES.B13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5];[constantes.$A$1];&quot;: &quot;;[constantes.$A$1];[ES.B13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6];[constantes.$A$1];&quot;: &quot;;[constantes.$A$1];[ES.B13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7];[constantes.$A$1];&quot;: &quot;;[constantes.$A$1];[ES.B13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8];[constantes.$A$1];&quot;: &quot;;[constantes.$A$1];[ES.B13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399];[constantes.$A$1];&quot;: &quot;;[constantes.$A$1];[ES.B13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0];[constantes.$A$1];&quot;: &quot;;[constantes.$A$1];[ES.B14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1];[constantes.$A$1];&quot;: &quot;;[constantes.$A$1];[ES.B14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2];[constantes.$A$1];&quot;: &quot;;[constantes.$A$1];[ES.B14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3];[constantes.$A$1];&quot;: &quot;;[constantes.$A$1];[ES.B14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4];[constantes.$A$1];&quot;: &quot;;[constantes.$A$1];[ES.B14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5];[constantes.$A$1];&quot;: &quot;;[constantes.$A$1];[ES.B14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6];[constantes.$A$1];&quot;: &quot;;[constantes.$A$1];[ES.B14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7];[constantes.$A$1];&quot;: &quot;;[constantes.$A$1];[ES.B14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8];[constantes.$A$1];&quot;: &quot;;[constantes.$A$1];[ES.B14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09];[constantes.$A$1];&quot;: &quot;;[constantes.$A$1];[ES.B14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0];[constantes.$A$1];&quot;: &quot;;[constantes.$A$1];[ES.B14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1];[constantes.$A$1];&quot;: &quot;;[constantes.$A$1];[ES.B14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2];[constantes.$A$1];&quot;: &quot;;[constantes.$A$1];[ES.B14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3];[constantes.$A$1];&quot;: &quot;;[constantes.$A$1];[ES.B14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4];[constantes.$A$1];&quot;: &quot;;[constantes.$A$1];[ES.B14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5];[constantes.$A$1];&quot;: &quot;;[constantes.$A$1];[ES.B14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6];[constantes.$A$1];&quot;: &quot;;[constantes.$A$1];[ES.B14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7];[constantes.$A$1];&quot;: &quot;;[constantes.$A$1];[ES.B14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8];[constantes.$A$1];&quot;: &quot;;[constantes.$A$1];[ES.B14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19];[constantes.$A$1];&quot;: &quot;;[constantes.$A$1];[ES.B14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0];[constantes.$A$1];&quot;: &quot;;[constantes.$A$1];[ES.B14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1];[constantes.$A$1];&quot;: &quot;;[constantes.$A$1];[ES.B14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2];[constantes.$A$1];&quot;: &quot;;[constantes.$A$1];[ES.B14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3];[constantes.$A$1];&quot;: &quot;;[constantes.$A$1];[ES.B14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4];[constantes.$A$1];&quot;: &quot;;[constantes.$A$1];[ES.B14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5];[constantes.$A$1];&quot;: &quot;;[constantes.$A$1];[ES.B14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6];[constantes.$A$1];&quot;: &quot;;[constantes.$A$1];[ES.B14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7];[constantes.$A$1];&quot;: &quot;;[constantes.$A$1];[ES.B14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8];[constantes.$A$1];&quot;: &quot;;[constantes.$A$1];[ES.B14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29];[constantes.$A$1];&quot;: &quot;;[constantes.$A$1];[ES.B14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0];[constantes.$A$1];&quot;: &quot;;[constantes.$A$1];[ES.B14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1];[constantes.$A$1];&quot;: &quot;;[constantes.$A$1];[ES.B14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2];[constantes.$A$1];&quot;: &quot;;[constantes.$A$1];[ES.B14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3];[constantes.$A$1];&quot;: &quot;;[constantes.$A$1];[ES.B14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4];[constantes.$A$1];&quot;: &quot;;[constantes.$A$1];[ES.B14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5];[constantes.$A$1];&quot;: &quot;;[constantes.$A$1];[ES.B14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6];[constantes.$A$1];&quot;: &quot;;[constantes.$A$1];[ES.B14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7];[constantes.$A$1];&quot;: &quot;;[constantes.$A$1];[ES.B14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8];[constantes.$A$1];&quot;: &quot;;[constantes.$A$1];[ES.B14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39];[constantes.$A$1];&quot;: &quot;;[constantes.$A$1];[ES.B14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0];[constantes.$A$1];&quot;: &quot;;[constantes.$A$1];[ES.B14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1];[constantes.$A$1];&quot;: &quot;;[constantes.$A$1];[ES.B14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2];[constantes.$A$1];&quot;: &quot;;[constantes.$A$1];[ES.B14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3];[constantes.$A$1];&quot;: &quot;;[constantes.$A$1];[ES.B14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4];[constantes.$A$1];&quot;: &quot;;[constantes.$A$1];[ES.B14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5];[constantes.$A$1];&quot;: &quot;;[constantes.$A$1];[ES.B14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6];[constantes.$A$1];&quot;: &quot;;[constantes.$A$1];[ES.B14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7];[constantes.$A$1];&quot;: &quot;;[constantes.$A$1];[ES.B14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8];[constantes.$A$1];&quot;: &quot;;[constantes.$A$1];[ES.B14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49];[constantes.$A$1];&quot;: &quot;;[constantes.$A$1];[ES.B14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0];[constantes.$A$1];&quot;: &quot;;[constantes.$A$1];[ES.B14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1];[constantes.$A$1];&quot;: &quot;;[constantes.$A$1];[ES.B14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2];[constantes.$A$1];&quot;: &quot;;[constantes.$A$1];[ES.B14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3];[constantes.$A$1];&quot;: &quot;;[constantes.$A$1];[ES.B14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4];[constantes.$A$1];&quot;: &quot;;[constantes.$A$1];[ES.B14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5];[constantes.$A$1];&quot;: &quot;;[constantes.$A$1];[ES.B14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6];[constantes.$A$1];&quot;: &quot;;[constantes.$A$1];[ES.B14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7];[constantes.$A$1];&quot;: &quot;;[constantes.$A$1];[ES.B14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8];[constantes.$A$1];&quot;: &quot;;[constantes.$A$1];[ES.B14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59];[constantes.$A$1];&quot;: &quot;;[constantes.$A$1];[ES.B14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0];[constantes.$A$1];&quot;: &quot;;[constantes.$A$1];[ES.B14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1];[constantes.$A$1];&quot;: &quot;;[constantes.$A$1];[ES.B14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2];[constantes.$A$1];&quot;: &quot;;[constantes.$A$1];[ES.B14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3];[constantes.$A$1];&quot;: &quot;;[constantes.$A$1];[ES.B14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4];[constantes.$A$1];&quot;: &quot;;[constantes.$A$1];[ES.B14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5];[constantes.$A$1];&quot;: &quot;;[constantes.$A$1];[ES.B14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6];[constantes.$A$1];&quot;: &quot;;[constantes.$A$1];[ES.B14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7];[constantes.$A$1];&quot;: &quot;;[constantes.$A$1];[ES.B14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8];[constantes.$A$1];&quot;: &quot;;[constantes.$A$1];[ES.B14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69];[constantes.$A$1];&quot;: &quot;;[constantes.$A$1];[ES.B14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0];[constantes.$A$1];&quot;: &quot;;[constantes.$A$1];[ES.B14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1];[constantes.$A$1];&quot;: &quot;;[constantes.$A$1];[ES.B14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2];[constantes.$A$1];&quot;: &quot;;[constantes.$A$1];[ES.B14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3];[constantes.$A$1];&quot;: &quot;;[constantes.$A$1];[ES.B14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4];[constantes.$A$1];&quot;: &quot;;[constantes.$A$1];[ES.B14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5];[constantes.$A$1];&quot;: &quot;;[constantes.$A$1];[ES.B14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6];[constantes.$A$1];&quot;: &quot;;[constantes.$A$1];[ES.B14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7];[constantes.$A$1];&quot;: &quot;;[constantes.$A$1];[ES.B14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8];[constantes.$A$1];&quot;: &quot;;[constantes.$A$1];[ES.B14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79];[constantes.$A$1];&quot;: &quot;;[constantes.$A$1];[ES.B14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0];[constantes.$A$1];&quot;: &quot;;[constantes.$A$1];[ES.B14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1];[constantes.$A$1];&quot;: &quot;;[constantes.$A$1];[ES.B14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2];[constantes.$A$1];&quot;: &quot;;[constantes.$A$1];[ES.B14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3];[constantes.$A$1];&quot;: &quot;;[constantes.$A$1];[ES.B14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4];[constantes.$A$1];&quot;: &quot;;[constantes.$A$1];[ES.B14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5];[constantes.$A$1];&quot;: &quot;;[constantes.$A$1];[ES.B14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6];[constantes.$A$1];&quot;: &quot;;[constantes.$A$1];[ES.B14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7];[constantes.$A$1];&quot;: &quot;;[constantes.$A$1];[ES.B14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8];[constantes.$A$1];&quot;: &quot;;[constantes.$A$1];[ES.B14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89];[constantes.$A$1];&quot;: &quot;;[constantes.$A$1];[ES.B14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0];[constantes.$A$1];&quot;: &quot;;[constantes.$A$1];[ES.B14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1];[constantes.$A$1];&quot;: &quot;;[constantes.$A$1];[ES.B14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2];[constantes.$A$1];&quot;: &quot;;[constantes.$A$1];[ES.B14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3];[constantes.$A$1];&quot;: &quot;;[constantes.$A$1];[ES.B14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4];[constantes.$A$1];&quot;: &quot;;[constantes.$A$1];[ES.B14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5];[constantes.$A$1];&quot;: &quot;;[constantes.$A$1];[ES.B14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6];[constantes.$A$1];&quot;: &quot;;[constantes.$A$1];[ES.B14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7];[constantes.$A$1];&quot;: &quot;;[constantes.$A$1];[ES.B14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8];[constantes.$A$1];&quot;: &quot;;[constantes.$A$1];[ES.B14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499];[constantes.$A$1];&quot;: &quot;;[constantes.$A$1];[ES.B14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0];[constantes.$A$1];&quot;: &quot;;[constantes.$A$1];[ES.B15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1];[constantes.$A$1];&quot;: &quot;;[constantes.$A$1];[ES.B15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2];[constantes.$A$1];&quot;: &quot;;[constantes.$A$1];[ES.B15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3];[constantes.$A$1];&quot;: &quot;;[constantes.$A$1];[ES.B15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4];[constantes.$A$1];&quot;: &quot;;[constantes.$A$1];[ES.B15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5];[constantes.$A$1];&quot;: &quot;;[constantes.$A$1];[ES.B15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6];[constantes.$A$1];&quot;: &quot;;[constantes.$A$1];[ES.B15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7];[constantes.$A$1];&quot;: &quot;;[constantes.$A$1];[ES.B15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8];[constantes.$A$1];&quot;: &quot;;[constantes.$A$1];[ES.B15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09];[constantes.$A$1];&quot;: &quot;;[constantes.$A$1];[ES.B15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0];[constantes.$A$1];&quot;: &quot;;[constantes.$A$1];[ES.B15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1];[constantes.$A$1];&quot;: &quot;;[constantes.$A$1];[ES.B15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2];[constantes.$A$1];&quot;: &quot;;[constantes.$A$1];[ES.B15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3];[constantes.$A$1];&quot;: &quot;;[constantes.$A$1];[ES.B15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4];[constantes.$A$1];&quot;: &quot;;[constantes.$A$1];[ES.B15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5];[constantes.$A$1];&quot;: &quot;;[constantes.$A$1];[ES.B15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6];[constantes.$A$1];&quot;: &quot;;[constantes.$A$1];[ES.B15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7];[constantes.$A$1];&quot;: &quot;;[constantes.$A$1];[ES.B15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8];[constantes.$A$1];&quot;: &quot;;[constantes.$A$1];[ES.B15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19];[constantes.$A$1];&quot;: &quot;;[constantes.$A$1];[ES.B15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0];[constantes.$A$1];&quot;: &quot;;[constantes.$A$1];[ES.B15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1];[constantes.$A$1];&quot;: &quot;;[constantes.$A$1];[ES.B15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2];[constantes.$A$1];&quot;: &quot;;[constantes.$A$1];[ES.B15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3];[constantes.$A$1];&quot;: &quot;;[constantes.$A$1];[ES.B15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4];[constantes.$A$1];&quot;: &quot;;[constantes.$A$1];[ES.B15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5];[constantes.$A$1];&quot;: &quot;;[constantes.$A$1];[ES.B15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6];[constantes.$A$1];&quot;: &quot;;[constantes.$A$1];[ES.B15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7];[constantes.$A$1];&quot;: &quot;;[constantes.$A$1];[ES.B152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8];[constantes.$A$1];&quot;: &quot;;[constantes.$A$1];[ES.B152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29];[constantes.$A$1];&quot;: &quot;;[constantes.$A$1];[ES.B152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0];[constantes.$A$1];&quot;: &quot;;[constantes.$A$1];[ES.B153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1];[constantes.$A$1];&quot;: &quot;;[constantes.$A$1];[ES.B153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2];[constantes.$A$1];&quot;: &quot;;[constantes.$A$1];[ES.B153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3];[constantes.$A$1];&quot;: &quot;;[constantes.$A$1];[ES.B153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4];[constantes.$A$1];&quot;: &quot;;[constantes.$A$1];[ES.B153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5];[constantes.$A$1];&quot;: &quot;;[constantes.$A$1];[ES.B153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6];[constantes.$A$1];&quot;: &quot;;[constantes.$A$1];[ES.B153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7];[constantes.$A$1];&quot;: &quot;;[constantes.$A$1];[ES.B153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8];[constantes.$A$1];&quot;: &quot;;[constantes.$A$1];[ES.B153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39];[constantes.$A$1];&quot;: &quot;;[constantes.$A$1];[ES.B153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0];[constantes.$A$1];&quot;: &quot;;[constantes.$A$1];[ES.B154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1];[constantes.$A$1];&quot;: &quot;;[constantes.$A$1];[ES.B154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2];[constantes.$A$1];&quot;: &quot;;[constantes.$A$1];[ES.B154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3];[constantes.$A$1];&quot;: &quot;;[constantes.$A$1];[ES.B154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4];[constantes.$A$1];&quot;: &quot;;[constantes.$A$1];[ES.B154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5];[constantes.$A$1];&quot;: &quot;;[constantes.$A$1];[ES.B154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6];[constantes.$A$1];&quot;: &quot;;[constantes.$A$1];[ES.B154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7];[constantes.$A$1];&quot;: &quot;;[constantes.$A$1];[ES.B154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8];[constantes.$A$1];&quot;: &quot;;[constantes.$A$1];[ES.B154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49];[constantes.$A$1];&quot;: &quot;;[constantes.$A$1];[ES.B154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0];[constantes.$A$1];&quot;: &quot;;[constantes.$A$1];[ES.B155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1];[constantes.$A$1];&quot;: &quot;;[constantes.$A$1];[ES.B155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2];[constantes.$A$1];&quot;: &quot;;[constantes.$A$1];[ES.B155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3];[constantes.$A$1];&quot;: &quot;;[constantes.$A$1];[ES.B155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4];[constantes.$A$1];&quot;: &quot;;[constantes.$A$1];[ES.B155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5];[constantes.$A$1];&quot;: &quot;;[constantes.$A$1];[ES.B155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6];[constantes.$A$1];&quot;: &quot;;[constantes.$A$1];[ES.B155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7];[constantes.$A$1];&quot;: &quot;;[constantes.$A$1];[ES.B155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8];[constantes.$A$1];&quot;: &quot;;[constantes.$A$1];[ES.B155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59];[constantes.$A$1];&quot;: &quot;;[constantes.$A$1];[ES.B155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0];[constantes.$A$1];&quot;: &quot;;[constantes.$A$1];[ES.B156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1];[constantes.$A$1];&quot;: &quot;;[constantes.$A$1];[ES.B156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2];[constantes.$A$1];&quot;: &quot;;[constantes.$A$1];[ES.B156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3];[constantes.$A$1];&quot;: &quot;;[constantes.$A$1];[ES.B156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4];[constantes.$A$1];&quot;: &quot;;[constantes.$A$1];[ES.B156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5];[constantes.$A$1];&quot;: &quot;;[constantes.$A$1];[ES.B156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6];[constantes.$A$1];&quot;: &quot;;[constantes.$A$1];[ES.B156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7];[constantes.$A$1];&quot;: &quot;;[constantes.$A$1];[ES.B156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8];[constantes.$A$1];&quot;: &quot;;[constantes.$A$1];[ES.B156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69];[constantes.$A$1];&quot;: &quot;;[constantes.$A$1];[ES.B156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0];[constantes.$A$1];&quot;: &quot;;[constantes.$A$1];[ES.B157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1];[constantes.$A$1];&quot;: &quot;;[constantes.$A$1];[ES.B157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2];[constantes.$A$1];&quot;: &quot;;[constantes.$A$1];[ES.B157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3];[constantes.$A$1];&quot;: &quot;;[constantes.$A$1];[ES.B157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4];[constantes.$A$1];&quot;: &quot;;[constantes.$A$1];[ES.B157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5];[constantes.$A$1];&quot;: &quot;;[constantes.$A$1];[ES.B157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6];[constantes.$A$1];&quot;: &quot;;[constantes.$A$1];[ES.B157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7];[constantes.$A$1];&quot;: &quot;;[constantes.$A$1];[ES.B157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8];[constantes.$A$1];&quot;: &quot;;[constantes.$A$1];[ES.B157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79];[constantes.$A$1];&quot;: &quot;;[constantes.$A$1];[ES.B157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0];[constantes.$A$1];&quot;: &quot;;[constantes.$A$1];[ES.B158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1];[constantes.$A$1];&quot;: &quot;;[constantes.$A$1];[ES.B158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2];[constantes.$A$1];&quot;: &quot;;[constantes.$A$1];[ES.B158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3];[constantes.$A$1];&quot;: &quot;;[constantes.$A$1];[ES.B158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4];[constantes.$A$1];&quot;: &quot;;[constantes.$A$1];[ES.B158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5];[constantes.$A$1];&quot;: &quot;;[constantes.$A$1];[ES.B158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6];[constantes.$A$1];&quot;: &quot;;[constantes.$A$1];[ES.B158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7];[constantes.$A$1];&quot;: &quot;;[constantes.$A$1];[ES.B158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8];[constantes.$A$1];&quot;: &quot;;[constantes.$A$1];[ES.B158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89];[constantes.$A$1];&quot;: &quot;;[constantes.$A$1];[ES.B158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0];[constantes.$A$1];&quot;: &quot;;[constantes.$A$1];[ES.B159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1];[constantes.$A$1];&quot;: &quot;;[constantes.$A$1];[ES.B159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2];[constantes.$A$1];&quot;: &quot;;[constantes.$A$1];[ES.B159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3];[constantes.$A$1];&quot;: &quot;;[constantes.$A$1];[ES.B159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4];[constantes.$A$1];&quot;: &quot;;[constantes.$A$1];[ES.B159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5];[constantes.$A$1];&quot;: &quot;;[constantes.$A$1];[ES.B159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6];[constantes.$A$1];&quot;: &quot;;[constantes.$A$1];[ES.B159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7];[constantes.$A$1];&quot;: &quot;;[constantes.$A$1];[ES.B159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8];[constantes.$A$1];&quot;: &quot;;[constantes.$A$1];[ES.B159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599];[constantes.$A$1];&quot;: &quot;;[constantes.$A$1];[ES.B159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0];[constantes.$A$1];&quot;: &quot;;[constantes.$A$1];[ES.B160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1];[constantes.$A$1];&quot;: &quot;;[constantes.$A$1];[ES.B160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2];[constantes.$A$1];&quot;: &quot;;[constantes.$A$1];[ES.B160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3];[constantes.$A$1];&quot;: &quot;;[constantes.$A$1];[ES.B160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4];[constantes.$A$1];&quot;: &quot;;[constantes.$A$1];[ES.B160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5];[constantes.$A$1];&quot;: &quot;;[constantes.$A$1];[ES.B160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6];[constantes.$A$1];&quot;: &quot;;[constantes.$A$1];[ES.B160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7];[constantes.$A$1];&quot;: &quot;;[constantes.$A$1];[ES.B160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8];[constantes.$A$1];&quot;: &quot;;[constantes.$A$1];[ES.B160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09];[constantes.$A$1];&quot;: &quot;;[constantes.$A$1];[ES.B160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0];[constantes.$A$1];&quot;: &quot;;[constantes.$A$1];[ES.B161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1];[constantes.$A$1];&quot;: &quot;;[constantes.$A$1];[ES.B161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2];[constantes.$A$1];&quot;: &quot;;[constantes.$A$1];[ES.B161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3];[constantes.$A$1];&quot;: &quot;;[constantes.$A$1];[ES.B161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4];[constantes.$A$1];&quot;: &quot;;[constantes.$A$1];[ES.B161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5];[constantes.$A$1];&quot;: &quot;;[constantes.$A$1];[ES.B161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6];[constantes.$A$1];&quot;: &quot;;[constantes.$A$1];[ES.B161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7];[constantes.$A$1];&quot;: &quot;;[constantes.$A$1];[ES.B1617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8];[constantes.$A$1];&quot;: &quot;;[constantes.$A$1];[ES.B1618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19];[constantes.$A$1];&quot;: &quot;;[constantes.$A$1];[ES.B1619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20];[constantes.$A$1];&quot;: &quot;;[constantes.$A$1];[ES.B1620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21];[constantes.$A$1];&quot;: &quot;;[constantes.$A$1];[ES.B1621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22];[constantes.$A$1];&quot;: &quot;;[constantes.$A$1];[ES.B1622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23];[constantes.$A$1];&quot;: &quot;;[constantes.$A$1];[ES.B1623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24];[constantes.$A$1];&quot;: &quot;;[constantes.$A$1];[ES.B1624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25];[constantes.$A$1];&quot;: &quot;;[constantes.$A$1];[ES.B1625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26];[constantes.$A$1];&quot;: &quot;;[constantes.$A$1];[ES.B1626];[constantes.$A$1];&quot;,&quot;)" office:value-type="string" office:string-value="&quot;0&quot;: &quot;&quot;," calcext:value-type="string">
            <text:p>"0": "",</text:p>
          </table:table-cell>
        </table:table-row>
        <table:table-row table:style-name="ro10">
          <table:table-cell table:formula="of:=CONCATENATE([constantes.$A$1];[ES.A1627];[constantes.$A$1];&quot;: &quot;;[constantes.$A$1];[ES.B162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28];[constantes.$A$1];&quot;: &quot;;[constantes.$A$1];[ES.B162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29];[constantes.$A$1];&quot;: &quot;;[constantes.$A$1];[ES.B162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0];[constantes.$A$1];&quot;: &quot;;[constantes.$A$1];[ES.B163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1];[constantes.$A$1];&quot;: &quot;;[constantes.$A$1];[ES.B163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2];[constantes.$A$1];&quot;: &quot;;[constantes.$A$1];[ES.B163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3];[constantes.$A$1];&quot;: &quot;;[constantes.$A$1];[ES.B163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4];[constantes.$A$1];&quot;: &quot;;[constantes.$A$1];[ES.B163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5];[constantes.$A$1];&quot;: &quot;;[constantes.$A$1];[ES.B163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6];[constantes.$A$1];&quot;: &quot;;[constantes.$A$1];[ES.B163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7];[constantes.$A$1];&quot;: &quot;;[constantes.$A$1];[ES.B163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8];[constantes.$A$1];&quot;: &quot;;[constantes.$A$1];[ES.B163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39];[constantes.$A$1];&quot;: &quot;;[constantes.$A$1];[ES.B163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0];[constantes.$A$1];&quot;: &quot;;[constantes.$A$1];[ES.B164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1];[constantes.$A$1];&quot;: &quot;;[constantes.$A$1];[ES.B164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2];[constantes.$A$1];&quot;: &quot;;[constantes.$A$1];[ES.B164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3];[constantes.$A$1];&quot;: &quot;;[constantes.$A$1];[ES.B164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4];[constantes.$A$1];&quot;: &quot;;[constantes.$A$1];[ES.B164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5];[constantes.$A$1];&quot;: &quot;;[constantes.$A$1];[ES.B164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6];[constantes.$A$1];&quot;: &quot;;[constantes.$A$1];[ES.B164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7];[constantes.$A$1];&quot;: &quot;;[constantes.$A$1];[ES.B164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8];[constantes.$A$1];&quot;: &quot;;[constantes.$A$1];[ES.B164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49];[constantes.$A$1];&quot;: &quot;;[constantes.$A$1];[ES.B164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0];[constantes.$A$1];&quot;: &quot;;[constantes.$A$1];[ES.B165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1];[constantes.$A$1];&quot;: &quot;;[constantes.$A$1];[ES.B165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2];[constantes.$A$1];&quot;: &quot;;[constantes.$A$1];[ES.B165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3];[constantes.$A$1];&quot;: &quot;;[constantes.$A$1];[ES.B165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4];[constantes.$A$1];&quot;: &quot;;[constantes.$A$1];[ES.B165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5];[constantes.$A$1];&quot;: &quot;;[constantes.$A$1];[ES.B165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6];[constantes.$A$1];&quot;: &quot;;[constantes.$A$1];[ES.B165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7];[constantes.$A$1];&quot;: &quot;;[constantes.$A$1];[ES.B165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8];[constantes.$A$1];&quot;: &quot;;[constantes.$A$1];[ES.B165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59];[constantes.$A$1];&quot;: &quot;;[constantes.$A$1];[ES.B165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0];[constantes.$A$1];&quot;: &quot;;[constantes.$A$1];[ES.B166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1];[constantes.$A$1];&quot;: &quot;;[constantes.$A$1];[ES.B166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2];[constantes.$A$1];&quot;: &quot;;[constantes.$A$1];[ES.B166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3];[constantes.$A$1];&quot;: &quot;;[constantes.$A$1];[ES.B166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4];[constantes.$A$1];&quot;: &quot;;[constantes.$A$1];[ES.B166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5];[constantes.$A$1];&quot;: &quot;;[constantes.$A$1];[ES.B166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6];[constantes.$A$1];&quot;: &quot;;[constantes.$A$1];[ES.B166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7];[constantes.$A$1];&quot;: &quot;;[constantes.$A$1];[ES.B166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8];[constantes.$A$1];&quot;: &quot;;[constantes.$A$1];[ES.B166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69];[constantes.$A$1];&quot;: &quot;;[constantes.$A$1];[ES.B166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0];[constantes.$A$1];&quot;: &quot;;[constantes.$A$1];[ES.B167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1];[constantes.$A$1];&quot;: &quot;;[constantes.$A$1];[ES.B167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2];[constantes.$A$1];&quot;: &quot;;[constantes.$A$1];[ES.B167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3];[constantes.$A$1];&quot;: &quot;;[constantes.$A$1];[ES.B167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4];[constantes.$A$1];&quot;: &quot;;[constantes.$A$1];[ES.B167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5];[constantes.$A$1];&quot;: &quot;;[constantes.$A$1];[ES.B167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6];[constantes.$A$1];&quot;: &quot;;[constantes.$A$1];[ES.B167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7];[constantes.$A$1];&quot;: &quot;;[constantes.$A$1];[ES.B167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8];[constantes.$A$1];&quot;: &quot;;[constantes.$A$1];[ES.B167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79];[constantes.$A$1];&quot;: &quot;;[constantes.$A$1];[ES.B167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0];[constantes.$A$1];&quot;: &quot;;[constantes.$A$1];[ES.B168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1];[constantes.$A$1];&quot;: &quot;;[constantes.$A$1];[ES.B168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2];[constantes.$A$1];&quot;: &quot;;[constantes.$A$1];[ES.B168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3];[constantes.$A$1];&quot;: &quot;;[constantes.$A$1];[ES.B168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4];[constantes.$A$1];&quot;: &quot;;[constantes.$A$1];[ES.B168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5];[constantes.$A$1];&quot;: &quot;;[constantes.$A$1];[ES.B168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6];[constantes.$A$1];&quot;: &quot;;[constantes.$A$1];[ES.B168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7];[constantes.$A$1];&quot;: &quot;;[constantes.$A$1];[ES.B168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8];[constantes.$A$1];&quot;: &quot;;[constantes.$A$1];[ES.B168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89];[constantes.$A$1];&quot;: &quot;;[constantes.$A$1];[ES.B168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0];[constantes.$A$1];&quot;: &quot;;[constantes.$A$1];[ES.B169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1];[constantes.$A$1];&quot;: &quot;;[constantes.$A$1];[ES.B169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2];[constantes.$A$1];&quot;: &quot;;[constantes.$A$1];[ES.B169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3];[constantes.$A$1];&quot;: &quot;;[constantes.$A$1];[ES.B169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4];[constantes.$A$1];&quot;: &quot;;[constantes.$A$1];[ES.B169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5];[constantes.$A$1];&quot;: &quot;;[constantes.$A$1];[ES.B169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6];[constantes.$A$1];&quot;: &quot;;[constantes.$A$1];[ES.B169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7];[constantes.$A$1];&quot;: &quot;;[constantes.$A$1];[ES.B169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8];[constantes.$A$1];&quot;: &quot;;[constantes.$A$1];[ES.B169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699];[constantes.$A$1];&quot;: &quot;;[constantes.$A$1];[ES.B169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0];[constantes.$A$1];&quot;: &quot;;[constantes.$A$1];[ES.B170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1];[constantes.$A$1];&quot;: &quot;;[constantes.$A$1];[ES.B170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2];[constantes.$A$1];&quot;: &quot;;[constantes.$A$1];[ES.B170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3];[constantes.$A$1];&quot;: &quot;;[constantes.$A$1];[ES.B170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4];[constantes.$A$1];&quot;: &quot;;[constantes.$A$1];[ES.B170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5];[constantes.$A$1];&quot;: &quot;;[constantes.$A$1];[ES.B170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6];[constantes.$A$1];&quot;: &quot;;[constantes.$A$1];[ES.B170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7];[constantes.$A$1];&quot;: &quot;;[constantes.$A$1];[ES.B170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8];[constantes.$A$1];&quot;: &quot;;[constantes.$A$1];[ES.B170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09];[constantes.$A$1];&quot;: &quot;;[constantes.$A$1];[ES.B170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0];[constantes.$A$1];&quot;: &quot;;[constantes.$A$1];[ES.B171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1];[constantes.$A$1];&quot;: &quot;;[constantes.$A$1];[ES.B171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2];[constantes.$A$1];&quot;: &quot;;[constantes.$A$1];[ES.B171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3];[constantes.$A$1];&quot;: &quot;;[constantes.$A$1];[ES.B171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4];[constantes.$A$1];&quot;: &quot;;[constantes.$A$1];[ES.B171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5];[constantes.$A$1];&quot;: &quot;;[constantes.$A$1];[ES.B171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6];[constantes.$A$1];&quot;: &quot;;[constantes.$A$1];[ES.B171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7];[constantes.$A$1];&quot;: &quot;;[constantes.$A$1];[ES.B171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8];[constantes.$A$1];&quot;: &quot;;[constantes.$A$1];[ES.B171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19];[constantes.$A$1];&quot;: &quot;;[constantes.$A$1];[ES.B171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0];[constantes.$A$1];&quot;: &quot;;[constantes.$A$1];[ES.B172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1];[constantes.$A$1];&quot;: &quot;;[constantes.$A$1];[ES.B172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2];[constantes.$A$1];&quot;: &quot;;[constantes.$A$1];[ES.B172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3];[constantes.$A$1];&quot;: &quot;;[constantes.$A$1];[ES.B172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4];[constantes.$A$1];&quot;: &quot;;[constantes.$A$1];[ES.B172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5];[constantes.$A$1];&quot;: &quot;;[constantes.$A$1];[ES.B172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6];[constantes.$A$1];&quot;: &quot;;[constantes.$A$1];[ES.B172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7];[constantes.$A$1];&quot;: &quot;;[constantes.$A$1];[ES.B172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8];[constantes.$A$1];&quot;: &quot;;[constantes.$A$1];[ES.B172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29];[constantes.$A$1];&quot;: &quot;;[constantes.$A$1];[ES.B172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0];[constantes.$A$1];&quot;: &quot;;[constantes.$A$1];[ES.B173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1];[constantes.$A$1];&quot;: &quot;;[constantes.$A$1];[ES.B173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2];[constantes.$A$1];&quot;: &quot;;[constantes.$A$1];[ES.B173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3];[constantes.$A$1];&quot;: &quot;;[constantes.$A$1];[ES.B173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4];[constantes.$A$1];&quot;: &quot;;[constantes.$A$1];[ES.B173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5];[constantes.$A$1];&quot;: &quot;;[constantes.$A$1];[ES.B173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6];[constantes.$A$1];&quot;: &quot;;[constantes.$A$1];[ES.B173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7];[constantes.$A$1];&quot;: &quot;;[constantes.$A$1];[ES.B173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8];[constantes.$A$1];&quot;: &quot;;[constantes.$A$1];[ES.B173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39];[constantes.$A$1];&quot;: &quot;;[constantes.$A$1];[ES.B173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0];[constantes.$A$1];&quot;: &quot;;[constantes.$A$1];[ES.B174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1];[constantes.$A$1];&quot;: &quot;;[constantes.$A$1];[ES.B174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2];[constantes.$A$1];&quot;: &quot;;[constantes.$A$1];[ES.B174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3];[constantes.$A$1];&quot;: &quot;;[constantes.$A$1];[ES.B174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4];[constantes.$A$1];&quot;: &quot;;[constantes.$A$1];[ES.B174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5];[constantes.$A$1];&quot;: &quot;;[constantes.$A$1];[ES.B174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6];[constantes.$A$1];&quot;: &quot;;[constantes.$A$1];[ES.B174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7];[constantes.$A$1];&quot;: &quot;;[constantes.$A$1];[ES.B174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8];[constantes.$A$1];&quot;: &quot;;[constantes.$A$1];[ES.B174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49];[constantes.$A$1];&quot;: &quot;;[constantes.$A$1];[ES.B174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0];[constantes.$A$1];&quot;: &quot;;[constantes.$A$1];[ES.B175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1];[constantes.$A$1];&quot;: &quot;;[constantes.$A$1];[ES.B175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2];[constantes.$A$1];&quot;: &quot;;[constantes.$A$1];[ES.B175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3];[constantes.$A$1];&quot;: &quot;;[constantes.$A$1];[ES.B175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4];[constantes.$A$1];&quot;: &quot;;[constantes.$A$1];[ES.B175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5];[constantes.$A$1];&quot;: &quot;;[constantes.$A$1];[ES.B175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6];[constantes.$A$1];&quot;: &quot;;[constantes.$A$1];[ES.B175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7];[constantes.$A$1];&quot;: &quot;;[constantes.$A$1];[ES.B175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8];[constantes.$A$1];&quot;: &quot;;[constantes.$A$1];[ES.B175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59];[constantes.$A$1];&quot;: &quot;;[constantes.$A$1];[ES.B175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0];[constantes.$A$1];&quot;: &quot;;[constantes.$A$1];[ES.B176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1];[constantes.$A$1];&quot;: &quot;;[constantes.$A$1];[ES.B176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2];[constantes.$A$1];&quot;: &quot;;[constantes.$A$1];[ES.B176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3];[constantes.$A$1];&quot;: &quot;;[constantes.$A$1];[ES.B176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4];[constantes.$A$1];&quot;: &quot;;[constantes.$A$1];[ES.B176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5];[constantes.$A$1];&quot;: &quot;;[constantes.$A$1];[ES.B176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6];[constantes.$A$1];&quot;: &quot;;[constantes.$A$1];[ES.B176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7];[constantes.$A$1];&quot;: &quot;;[constantes.$A$1];[ES.B176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8];[constantes.$A$1];&quot;: &quot;;[constantes.$A$1];[ES.B176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69];[constantes.$A$1];&quot;: &quot;;[constantes.$A$1];[ES.B176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0];[constantes.$A$1];&quot;: &quot;;[constantes.$A$1];[ES.B177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1];[constantes.$A$1];&quot;: &quot;;[constantes.$A$1];[ES.B177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2];[constantes.$A$1];&quot;: &quot;;[constantes.$A$1];[ES.B177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3];[constantes.$A$1];&quot;: &quot;;[constantes.$A$1];[ES.B177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4];[constantes.$A$1];&quot;: &quot;;[constantes.$A$1];[ES.B177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5];[constantes.$A$1];&quot;: &quot;;[constantes.$A$1];[ES.B177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6];[constantes.$A$1];&quot;: &quot;;[constantes.$A$1];[ES.B177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7];[constantes.$A$1];&quot;: &quot;;[constantes.$A$1];[ES.B177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8];[constantes.$A$1];&quot;: &quot;;[constantes.$A$1];[ES.B177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79];[constantes.$A$1];&quot;: &quot;;[constantes.$A$1];[ES.B177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0];[constantes.$A$1];&quot;: &quot;;[constantes.$A$1];[ES.B178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1];[constantes.$A$1];&quot;: &quot;;[constantes.$A$1];[ES.B178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2];[constantes.$A$1];&quot;: &quot;;[constantes.$A$1];[ES.B178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3];[constantes.$A$1];&quot;: &quot;;[constantes.$A$1];[ES.B178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4];[constantes.$A$1];&quot;: &quot;;[constantes.$A$1];[ES.B178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5];[constantes.$A$1];&quot;: &quot;;[constantes.$A$1];[ES.B178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6];[constantes.$A$1];&quot;: &quot;;[constantes.$A$1];[ES.B178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7];[constantes.$A$1];&quot;: &quot;;[constantes.$A$1];[ES.B178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8];[constantes.$A$1];&quot;: &quot;;[constantes.$A$1];[ES.B178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89];[constantes.$A$1];&quot;: &quot;;[constantes.$A$1];[ES.B178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0];[constantes.$A$1];&quot;: &quot;;[constantes.$A$1];[ES.B179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1];[constantes.$A$1];&quot;: &quot;;[constantes.$A$1];[ES.B179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2];[constantes.$A$1];&quot;: &quot;;[constantes.$A$1];[ES.B179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3];[constantes.$A$1];&quot;: &quot;;[constantes.$A$1];[ES.B179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4];[constantes.$A$1];&quot;: &quot;;[constantes.$A$1];[ES.B179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5];[constantes.$A$1];&quot;: &quot;;[constantes.$A$1];[ES.B179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6];[constantes.$A$1];&quot;: &quot;;[constantes.$A$1];[ES.B179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7];[constantes.$A$1];&quot;: &quot;;[constantes.$A$1];[ES.B179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8];[constantes.$A$1];&quot;: &quot;;[constantes.$A$1];[ES.B179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799];[constantes.$A$1];&quot;: &quot;;[constantes.$A$1];[ES.B179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0];[constantes.$A$1];&quot;: &quot;;[constantes.$A$1];[ES.B180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1];[constantes.$A$1];&quot;: &quot;;[constantes.$A$1];[ES.B180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2];[constantes.$A$1];&quot;: &quot;;[constantes.$A$1];[ES.B180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3];[constantes.$A$1];&quot;: &quot;;[constantes.$A$1];[ES.B180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4];[constantes.$A$1];&quot;: &quot;;[constantes.$A$1];[ES.B180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5];[constantes.$A$1];&quot;: &quot;;[constantes.$A$1];[ES.B180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6];[constantes.$A$1];&quot;: &quot;;[constantes.$A$1];[ES.B180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7];[constantes.$A$1];&quot;: &quot;;[constantes.$A$1];[ES.B180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8];[constantes.$A$1];&quot;: &quot;;[constantes.$A$1];[ES.B180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09];[constantes.$A$1];&quot;: &quot;;[constantes.$A$1];[ES.B180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0];[constantes.$A$1];&quot;: &quot;;[constantes.$A$1];[ES.B181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1];[constantes.$A$1];&quot;: &quot;;[constantes.$A$1];[ES.B181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2];[constantes.$A$1];&quot;: &quot;;[constantes.$A$1];[ES.B181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3];[constantes.$A$1];&quot;: &quot;;[constantes.$A$1];[ES.B181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4];[constantes.$A$1];&quot;: &quot;;[constantes.$A$1];[ES.B181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5];[constantes.$A$1];&quot;: &quot;;[constantes.$A$1];[ES.B181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6];[constantes.$A$1];&quot;: &quot;;[constantes.$A$1];[ES.B181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7];[constantes.$A$1];&quot;: &quot;;[constantes.$A$1];[ES.B181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8];[constantes.$A$1];&quot;: &quot;;[constantes.$A$1];[ES.B181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19];[constantes.$A$1];&quot;: &quot;;[constantes.$A$1];[ES.B181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0];[constantes.$A$1];&quot;: &quot;;[constantes.$A$1];[ES.B182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1];[constantes.$A$1];&quot;: &quot;;[constantes.$A$1];[ES.B182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2];[constantes.$A$1];&quot;: &quot;;[constantes.$A$1];[ES.B182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3];[constantes.$A$1];&quot;: &quot;;[constantes.$A$1];[ES.B182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4];[constantes.$A$1];&quot;: &quot;;[constantes.$A$1];[ES.B182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5];[constantes.$A$1];&quot;: &quot;;[constantes.$A$1];[ES.B182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6];[constantes.$A$1];&quot;: &quot;;[constantes.$A$1];[ES.B182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7];[constantes.$A$1];&quot;: &quot;;[constantes.$A$1];[ES.B182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8];[constantes.$A$1];&quot;: &quot;;[constantes.$A$1];[ES.B182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29];[constantes.$A$1];&quot;: &quot;;[constantes.$A$1];[ES.B182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0];[constantes.$A$1];&quot;: &quot;;[constantes.$A$1];[ES.B183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1];[constantes.$A$1];&quot;: &quot;;[constantes.$A$1];[ES.B183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2];[constantes.$A$1];&quot;: &quot;;[constantes.$A$1];[ES.B183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3];[constantes.$A$1];&quot;: &quot;;[constantes.$A$1];[ES.B183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4];[constantes.$A$1];&quot;: &quot;;[constantes.$A$1];[ES.B183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5];[constantes.$A$1];&quot;: &quot;;[constantes.$A$1];[ES.B183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6];[constantes.$A$1];&quot;: &quot;;[constantes.$A$1];[ES.B183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7];[constantes.$A$1];&quot;: &quot;;[constantes.$A$1];[ES.B183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8];[constantes.$A$1];&quot;: &quot;;[constantes.$A$1];[ES.B183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39];[constantes.$A$1];&quot;: &quot;;[constantes.$A$1];[ES.B183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0];[constantes.$A$1];&quot;: &quot;;[constantes.$A$1];[ES.B184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1];[constantes.$A$1];&quot;: &quot;;[constantes.$A$1];[ES.B184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2];[constantes.$A$1];&quot;: &quot;;[constantes.$A$1];[ES.B184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3];[constantes.$A$1];&quot;: &quot;;[constantes.$A$1];[ES.B184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4];[constantes.$A$1];&quot;: &quot;;[constantes.$A$1];[ES.B184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5];[constantes.$A$1];&quot;: &quot;;[constantes.$A$1];[ES.B184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6];[constantes.$A$1];&quot;: &quot;;[constantes.$A$1];[ES.B184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7];[constantes.$A$1];&quot;: &quot;;[constantes.$A$1];[ES.B184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8];[constantes.$A$1];&quot;: &quot;;[constantes.$A$1];[ES.B184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49];[constantes.$A$1];&quot;: &quot;;[constantes.$A$1];[ES.B184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0];[constantes.$A$1];&quot;: &quot;;[constantes.$A$1];[ES.B185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1];[constantes.$A$1];&quot;: &quot;;[constantes.$A$1];[ES.B185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2];[constantes.$A$1];&quot;: &quot;;[constantes.$A$1];[ES.B185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3];[constantes.$A$1];&quot;: &quot;;[constantes.$A$1];[ES.B185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4];[constantes.$A$1];&quot;: &quot;;[constantes.$A$1];[ES.B185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5];[constantes.$A$1];&quot;: &quot;;[constantes.$A$1];[ES.B185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6];[constantes.$A$1];&quot;: &quot;;[constantes.$A$1];[ES.B185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7];[constantes.$A$1];&quot;: &quot;;[constantes.$A$1];[ES.B185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8];[constantes.$A$1];&quot;: &quot;;[constantes.$A$1];[ES.B185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59];[constantes.$A$1];&quot;: &quot;;[constantes.$A$1];[ES.B185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0];[constantes.$A$1];&quot;: &quot;;[constantes.$A$1];[ES.B186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1];[constantes.$A$1];&quot;: &quot;;[constantes.$A$1];[ES.B186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2];[constantes.$A$1];&quot;: &quot;;[constantes.$A$1];[ES.B186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3];[constantes.$A$1];&quot;: &quot;;[constantes.$A$1];[ES.B186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4];[constantes.$A$1];&quot;: &quot;;[constantes.$A$1];[ES.B186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5];[constantes.$A$1];&quot;: &quot;;[constantes.$A$1];[ES.B186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6];[constantes.$A$1];&quot;: &quot;;[constantes.$A$1];[ES.B186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7];[constantes.$A$1];&quot;: &quot;;[constantes.$A$1];[ES.B186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8];[constantes.$A$1];&quot;: &quot;;[constantes.$A$1];[ES.B186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69];[constantes.$A$1];&quot;: &quot;;[constantes.$A$1];[ES.B186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0];[constantes.$A$1];&quot;: &quot;;[constantes.$A$1];[ES.B187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1];[constantes.$A$1];&quot;: &quot;;[constantes.$A$1];[ES.B187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2];[constantes.$A$1];&quot;: &quot;;[constantes.$A$1];[ES.B187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3];[constantes.$A$1];&quot;: &quot;;[constantes.$A$1];[ES.B187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4];[constantes.$A$1];&quot;: &quot;;[constantes.$A$1];[ES.B187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5];[constantes.$A$1];&quot;: &quot;;[constantes.$A$1];[ES.B187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6];[constantes.$A$1];&quot;: &quot;;[constantes.$A$1];[ES.B187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7];[constantes.$A$1];&quot;: &quot;;[constantes.$A$1];[ES.B187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8];[constantes.$A$1];&quot;: &quot;;[constantes.$A$1];[ES.B187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79];[constantes.$A$1];&quot;: &quot;;[constantes.$A$1];[ES.B187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0];[constantes.$A$1];&quot;: &quot;;[constantes.$A$1];[ES.B188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1];[constantes.$A$1];&quot;: &quot;;[constantes.$A$1];[ES.B188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2];[constantes.$A$1];&quot;: &quot;;[constantes.$A$1];[ES.B188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3];[constantes.$A$1];&quot;: &quot;;[constantes.$A$1];[ES.B188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4];[constantes.$A$1];&quot;: &quot;;[constantes.$A$1];[ES.B188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5];[constantes.$A$1];&quot;: &quot;;[constantes.$A$1];[ES.B188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6];[constantes.$A$1];&quot;: &quot;;[constantes.$A$1];[ES.B188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7];[constantes.$A$1];&quot;: &quot;;[constantes.$A$1];[ES.B188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8];[constantes.$A$1];&quot;: &quot;;[constantes.$A$1];[ES.B188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89];[constantes.$A$1];&quot;: &quot;;[constantes.$A$1];[ES.B188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0];[constantes.$A$1];&quot;: &quot;;[constantes.$A$1];[ES.B189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1];[constantes.$A$1];&quot;: &quot;;[constantes.$A$1];[ES.B189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2];[constantes.$A$1];&quot;: &quot;;[constantes.$A$1];[ES.B189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3];[constantes.$A$1];&quot;: &quot;;[constantes.$A$1];[ES.B189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4];[constantes.$A$1];&quot;: &quot;;[constantes.$A$1];[ES.B189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5];[constantes.$A$1];&quot;: &quot;;[constantes.$A$1];[ES.B189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6];[constantes.$A$1];&quot;: &quot;;[constantes.$A$1];[ES.B189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7];[constantes.$A$1];&quot;: &quot;;[constantes.$A$1];[ES.B189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8];[constantes.$A$1];&quot;: &quot;;[constantes.$A$1];[ES.B189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899];[constantes.$A$1];&quot;: &quot;;[constantes.$A$1];[ES.B189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0];[constantes.$A$1];&quot;: &quot;;[constantes.$A$1];[ES.B190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1];[constantes.$A$1];&quot;: &quot;;[constantes.$A$1];[ES.B190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2];[constantes.$A$1];&quot;: &quot;;[constantes.$A$1];[ES.B190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3];[constantes.$A$1];&quot;: &quot;;[constantes.$A$1];[ES.B190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4];[constantes.$A$1];&quot;: &quot;;[constantes.$A$1];[ES.B190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5];[constantes.$A$1];&quot;: &quot;;[constantes.$A$1];[ES.B190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6];[constantes.$A$1];&quot;: &quot;;[constantes.$A$1];[ES.B190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7];[constantes.$A$1];&quot;: &quot;;[constantes.$A$1];[ES.B190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8];[constantes.$A$1];&quot;: &quot;;[constantes.$A$1];[ES.B190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09];[constantes.$A$1];&quot;: &quot;;[constantes.$A$1];[ES.B190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0];[constantes.$A$1];&quot;: &quot;;[constantes.$A$1];[ES.B191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1];[constantes.$A$1];&quot;: &quot;;[constantes.$A$1];[ES.B191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2];[constantes.$A$1];&quot;: &quot;;[constantes.$A$1];[ES.B191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3];[constantes.$A$1];&quot;: &quot;;[constantes.$A$1];[ES.B191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4];[constantes.$A$1];&quot;: &quot;;[constantes.$A$1];[ES.B191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5];[constantes.$A$1];&quot;: &quot;;[constantes.$A$1];[ES.B191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6];[constantes.$A$1];&quot;: &quot;;[constantes.$A$1];[ES.B191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7];[constantes.$A$1];&quot;: &quot;;[constantes.$A$1];[ES.B191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8];[constantes.$A$1];&quot;: &quot;;[constantes.$A$1];[ES.B191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19];[constantes.$A$1];&quot;: &quot;;[constantes.$A$1];[ES.B191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0];[constantes.$A$1];&quot;: &quot;;[constantes.$A$1];[ES.B192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1];[constantes.$A$1];&quot;: &quot;;[constantes.$A$1];[ES.B192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2];[constantes.$A$1];&quot;: &quot;;[constantes.$A$1];[ES.B192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3];[constantes.$A$1];&quot;: &quot;;[constantes.$A$1];[ES.B192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4];[constantes.$A$1];&quot;: &quot;;[constantes.$A$1];[ES.B192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5];[constantes.$A$1];&quot;: &quot;;[constantes.$A$1];[ES.B192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6];[constantes.$A$1];&quot;: &quot;;[constantes.$A$1];[ES.B192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7];[constantes.$A$1];&quot;: &quot;;[constantes.$A$1];[ES.B192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8];[constantes.$A$1];&quot;: &quot;;[constantes.$A$1];[ES.B192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29];[constantes.$A$1];&quot;: &quot;;[constantes.$A$1];[ES.B192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0];[constantes.$A$1];&quot;: &quot;;[constantes.$A$1];[ES.B193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1];[constantes.$A$1];&quot;: &quot;;[constantes.$A$1];[ES.B193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2];[constantes.$A$1];&quot;: &quot;;[constantes.$A$1];[ES.B193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3];[constantes.$A$1];&quot;: &quot;;[constantes.$A$1];[ES.B193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4];[constantes.$A$1];&quot;: &quot;;[constantes.$A$1];[ES.B193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5];[constantes.$A$1];&quot;: &quot;;[constantes.$A$1];[ES.B193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6];[constantes.$A$1];&quot;: &quot;;[constantes.$A$1];[ES.B193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7];[constantes.$A$1];&quot;: &quot;;[constantes.$A$1];[ES.B193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8];[constantes.$A$1];&quot;: &quot;;[constantes.$A$1];[ES.B193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39];[constantes.$A$1];&quot;: &quot;;[constantes.$A$1];[ES.B193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0];[constantes.$A$1];&quot;: &quot;;[constantes.$A$1];[ES.B194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1];[constantes.$A$1];&quot;: &quot;;[constantes.$A$1];[ES.B194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2];[constantes.$A$1];&quot;: &quot;;[constantes.$A$1];[ES.B194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3];[constantes.$A$1];&quot;: &quot;;[constantes.$A$1];[ES.B194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4];[constantes.$A$1];&quot;: &quot;;[constantes.$A$1];[ES.B194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5];[constantes.$A$1];&quot;: &quot;;[constantes.$A$1];[ES.B1945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6];[constantes.$A$1];&quot;: &quot;;[constantes.$A$1];[ES.B1946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7];[constantes.$A$1];&quot;: &quot;;[constantes.$A$1];[ES.B1947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8];[constantes.$A$1];&quot;: &quot;;[constantes.$A$1];[ES.B1948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49];[constantes.$A$1];&quot;: &quot;;[constantes.$A$1];[ES.B1949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50];[constantes.$A$1];&quot;: &quot;;[constantes.$A$1];[ES.B1950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51];[constantes.$A$1];&quot;: &quot;;[constantes.$A$1];[ES.B1951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52];[constantes.$A$1];&quot;: &quot;;[constantes.$A$1];[ES.B1952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53];[constantes.$A$1];&quot;: &quot;;[constantes.$A$1];[ES.B1953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54];[constantes.$A$1];&quot;: &quot;;[constantes.$A$1];[ES.B1954];[constantes.$A$1];&quot;,&quot;)" office:value-type="string" office:string-value="&quot;&quot;: &quot;&quot;," calcext:value-type="string">
            <text:p>"": "",</text:p>
          </table:table-cell>
        </table:table-row>
        <table:table-row table:style-name="ro10">
          <table:table-cell table:formula="of:=CONCATENATE([constantes.$A$1];[ES.A1955];[constantes.$A$1];&quot;: &quot;;[constantes.$A$1];[ES.B1955];[constantes.$A$1];&quot;,&quot;)" office:value-type="string" office:string-value="&quot;&quot;: &quot;&quot;," calcext:value-type="string">
            <text:p>"": "",</text:p>
          </table:table-cell>
        </table:table-row>
      </table:table>
      <table:table table:name="constantes" table:style-name="ta1">
        <table:table-column table:style-name="co3" table:default-cell-style-name="Default"/>
        <table:table-row table:style-name="ro10">
          <table:table-cell office:value-type="string" calcext:value-type="string">
            <text:p>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10:41:46.1113721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3:44:20.790733153</meta:creation-date>
    <meta:generator>LibreOffice/6.0.7.3$Linux_X86_64 LibreOffice_project/00m0$Build-3</meta:generator>
    <dc:date>2020-01-04T11:57:08.845080817</dc:date>
    <meta:editing-duration>PT12H41M31S</meta:editing-duration>
    <meta:editing-cycles>99</meta:editing-cycles>
    <meta:document-statistic meta:table-count="4" meta:cell-count="4096" meta:object-count="0"/>
  </office:meta>
</office:document-meta>
</file>